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="4pt solid #6666ff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4pt solid #ff3333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4pt solid #99ff66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llAtten" table:style-name="ta1">
        <table:shapes>
          <draw:frame draw:z-index="0" draw:style-name="gr1" draw:text-style-name="P1" svg:width="4.4441in" svg:height="2.1224in" svg:x="10.6669in" svg:y="2.8449in">
            <draw:object draw:notify-on-update-of-ranges="allAtten.B18:allAtten.B28 allAtten.I18:allAtten.I28 allAtten.K18:allAtten.K2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4.0323in" svg:height="2.2681in" svg:x="10.6669in" svg:y="0.1783in">
            <draw:object draw:notify-on-update-of-ranges="allAtten.B3:allAtten.B14 allAtten.I3:allAtten.I14 allAtten.K3:allAtten.K1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6.3063in" svg:height="3.5437in" svg:x="10.6665in" svg:y="9.0673in">
            <draw:object draw:notify-on-update-of-ranges="allAtten.B53:allAtten.B74 allAtten.I53:allAtten.I74 allAtten.K53:allAtten.K7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3.1118in" svg:height="1.5996in" svg:x="10.6669in" svg:y="5.3335in">
            <draw:object draw:notify-on-update-of-ranges="allAtten.B32:allAtten.B39 allAtten.I32:allAtten.I39 allAtten.K32:allAtten.K3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draw:text-style-name="P1" svg:width="3.111in" svg:height="1.4008in" svg:x="10.6665in" svg:y="7.2886in">
            <draw:object draw:notify-on-update-of-ranges="allAtten.B43:allAtten.B49 allAtten.I43:allAtten.I49 allAtten.K43:allAtten.K4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5" draw:style-name="gr1" draw:text-style-name="P1" svg:width="4.3756in" svg:height="2.461in" svg:x="10.6673in" svg:y="23.4673in">
            <draw:object draw:notify-on-update-of-ranges="allAtten.B134:allAtten.B146 allAtten.I134:allAtten.I146 allAtten.K134:allAtten.K14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draw:text-style-name="P1" svg:width="4.7008in" svg:height="2.6441in" svg:x="10.6669in" svg:y="26.3114in">
            <draw:object draw:notify-on-update-of-ranges="allAtten.B150:allAtten.B163 allAtten.I150:allAtten.I163 allAtten.K150:allAtten.K16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draw:text-style-name="P1" svg:width="7.5425in" svg:height="4.1787in" svg:x="10.6669in" svg:y="13.5114in">
            <draw:object draw:notify-on-update-of-ranges="allAtten.B78:allAtten.B130 allAtten.I78:allAtten.I130 allAtten.K78:allAtten.K13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720285" calcext:value-type="float">
            <text:p>0.720285</text:p>
          </table:table-cell>
          <table:table-cell office:value-type="float" office:value="0.629481" calcext:value-type="float">
            <text:p>0.629481</text:p>
          </table:table-cell>
          <table:table-cell office:value-type="float" office:value="0.379126" calcext:value-type="float">
            <text:p>0.379126</text:p>
          </table:table-cell>
          <table:table-cell office:value-type="float" office:value="0.152602" calcext:value-type="float">
            <text:p>0.152602</text:p>
          </table:table-cell>
          <table:table-cell table:formula="of:=AVERAGE([.C3:.F3])" office:value-type="float" office:value="0.4703735" calcext:value-type="float">
            <text:p>0.4703735</text:p>
          </table:table-cell>
          <table:table-cell office:value-type="float" office:value="1.98104" calcext:value-type="float">
            <text:p>1.98104</text:p>
          </table:table-cell>
          <table:table-cell table:formula="of:=1/[.H3]" office:value-type="float" office:value="0.50478536526269" calcext:value-type="float">
            <text:p>0.5047853653</text:p>
          </table:table-cell>
          <table:table-cell office:value-type="float" office:value="2.19364" calcext:value-type="float">
            <text:p>2.19364</text:p>
          </table:table-cell>
          <table:table-cell table:formula="of:=1/[.J3]" office:value-type="float" office:value="0.455863313943947" calcext:value-type="float">
            <text:p>0.4558633139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723756" calcext:value-type="float">
            <text:p>0.723756</text:p>
          </table:table-cell>
          <table:table-cell office:value-type="float" office:value="0.617844" calcext:value-type="float">
            <text:p>0.617844</text:p>
          </table:table-cell>
          <table:table-cell office:value-type="float" office:value="0.369602" calcext:value-type="float">
            <text:p>0.369602</text:p>
          </table:table-cell>
          <table:table-cell office:value-type="float" office:value="0.156719" calcext:value-type="float">
            <text:p>0.156719</text:p>
          </table:table-cell>
          <table:table-cell table:formula="of:=AVERAGE([.C4:.F4])" office:value-type="float" office:value="0.46698025" calcext:value-type="float">
            <text:p>0.46698025</text:p>
          </table:table-cell>
          <table:table-cell office:value-type="float" office:value="1.96199" calcext:value-type="float">
            <text:p>1.96199</text:p>
          </table:table-cell>
          <table:table-cell table:formula="of:=1/[.H4]" office:value-type="float" office:value="0.509686593713526" calcext:value-type="float">
            <text:p>0.5096865937</text:p>
          </table:table-cell>
          <table:table-cell office:value-type="float" office:value="2.22665" calcext:value-type="float">
            <text:p>2.22665</text:p>
          </table:table-cell>
          <table:table-cell table:formula="of:=1/[.J4]" office:value-type="float" office:value="0.449105157972739" calcext:value-type="float">
            <text:p>0.449105158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734463" calcext:value-type="float">
            <text:p>0.734463</text:p>
          </table:table-cell>
          <table:table-cell office:value-type="float" office:value="0.633451" calcext:value-type="float">
            <text:p>0.633451</text:p>
          </table:table-cell>
          <table:table-cell office:value-type="float" office:value="0.391478" calcext:value-type="float">
            <text:p>0.391478</text:p>
          </table:table-cell>
          <table:table-cell office:value-type="float" office:value="0.164782" calcext:value-type="float">
            <text:p>0.164782</text:p>
          </table:table-cell>
          <table:table-cell table:formula="of:=AVERAGE([.C5:.F5])" office:value-type="float" office:value="0.4810435" calcext:value-type="float">
            <text:p>0.4810435</text:p>
          </table:table-cell>
          <table:table-cell office:value-type="float" office:value="1.57952" calcext:value-type="float">
            <text:p>1.57952</text:p>
          </table:table-cell>
          <table:table-cell table:formula="of:=1/[.H5]" office:value-type="float" office:value="0.633103727714749" calcext:value-type="float">
            <text:p>0.6331037277</text:p>
          </table:table-cell>
          <table:table-cell office:value-type="float" office:value="1.34968" calcext:value-type="float">
            <text:p>1.34968</text:p>
          </table:table-cell>
          <table:table-cell table:formula="of:=1/[.J5]" office:value-type="float" office:value="0.740916365360678" calcext:value-type="float">
            <text:p>0.7409163654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732159" calcext:value-type="float">
            <text:p>0.732159</text:p>
          </table:table-cell>
          <table:table-cell office:value-type="float" office:value="0.637441" calcext:value-type="float">
            <text:p>0.637441</text:p>
          </table:table-cell>
          <table:table-cell office:value-type="float" office:value="0.359108" calcext:value-type="float">
            <text:p>0.359108</text:p>
          </table:table-cell>
          <table:table-cell office:value-type="float" office:value="0.143141" calcext:value-type="float">
            <text:p>0.143141</text:p>
          </table:table-cell>
          <table:table-cell table:formula="of:=AVERAGE([.C6:.F6])" office:value-type="float" office:value="0.46796225" calcext:value-type="float">
            <text:p>0.46796225</text:p>
          </table:table-cell>
          <table:table-cell office:value-type="float" office:value="1.64012" calcext:value-type="float">
            <text:p>1.64012</text:p>
          </table:table-cell>
          <table:table-cell table:formula="of:=1/[.H6]" office:value-type="float" office:value="0.609711484525522" calcext:value-type="float">
            <text:p>0.6097114845</text:p>
          </table:table-cell>
          <table:table-cell office:value-type="float" office:value="1.51509" calcext:value-type="float">
            <text:p>1.51509</text:p>
          </table:table-cell>
          <table:table-cell table:formula="of:=1/[.J6]" office:value-type="float" office:value="0.660026797087962" calcext:value-type="float">
            <text:p>0.6600267971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734307" calcext:value-type="float">
            <text:p>0.734307</text:p>
          </table:table-cell>
          <table:table-cell office:value-type="float" office:value="0.600097" calcext:value-type="float">
            <text:p>0.600097</text:p>
          </table:table-cell>
          <table:table-cell office:value-type="float" office:value="0.343056" calcext:value-type="float">
            <text:p>0.343056</text:p>
          </table:table-cell>
          <table:table-cell office:value-type="float" office:value="0.159822" calcext:value-type="float">
            <text:p>0.159822</text:p>
          </table:table-cell>
          <table:table-cell table:formula="of:=AVERAGE([.C7:.F7])" office:value-type="float" office:value="0.4593205" calcext:value-type="float">
            <text:p>0.4593205</text:p>
          </table:table-cell>
          <table:table-cell office:value-type="float" office:value="1.92322" calcext:value-type="float">
            <text:p>1.92322</text:p>
          </table:table-cell>
          <table:table-cell table:formula="of:=1/[.H7]" office:value-type="float" office:value="0.519961314878173" calcext:value-type="float">
            <text:p>0.5199613149</text:p>
          </table:table-cell>
          <table:table-cell office:value-type="float" office:value="2.33377" calcext:value-type="float">
            <text:p>2.33377</text:p>
          </table:table-cell>
          <table:table-cell table:formula="of:=1/[.J7]" office:value-type="float" office:value="0.428491239496609" calcext:value-type="float">
            <text:p>0.4284912395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709452" calcext:value-type="float">
            <text:p>0.709452</text:p>
          </table:table-cell>
          <table:table-cell office:value-type="float" office:value="0.598704" calcext:value-type="float">
            <text:p>0.598704</text:p>
          </table:table-cell>
          <table:table-cell office:value-type="float" office:value="0.364036" calcext:value-type="float">
            <text:p>0.364036</text:p>
          </table:table-cell>
          <table:table-cell office:value-type="float" office:value="0.140444" calcext:value-type="float">
            <text:p>0.140444</text:p>
          </table:table-cell>
          <table:table-cell table:formula="of:=AVERAGE([.C8:.F8])" office:value-type="float" office:value="0.453159" calcext:value-type="float">
            <text:p>0.453159</text:p>
          </table:table-cell>
          <table:table-cell office:value-type="float" office:value="1.77526" calcext:value-type="float">
            <text:p>1.77526</text:p>
          </table:table-cell>
          <table:table-cell table:formula="of:=1/[.H8]" office:value-type="float" office:value="0.563297770467424" calcext:value-type="float">
            <text:p>0.5632977705</text:p>
          </table:table-cell>
          <table:table-cell office:value-type="float" office:value="2.19224" calcext:value-type="float">
            <text:p>2.19224</text:p>
          </table:table-cell>
          <table:table-cell table:formula="of:=1/[.J8]" office:value-type="float" office:value="0.456154435645732" calcext:value-type="float">
            <text:p>0.4561544356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723152" calcext:value-type="float">
            <text:p>0.723152</text:p>
          </table:table-cell>
          <table:table-cell office:value-type="float" office:value="0.599495" calcext:value-type="float">
            <text:p>0.599495</text:p>
          </table:table-cell>
          <table:table-cell office:value-type="float" office:value="0.341632" calcext:value-type="float">
            <text:p>0.341632</text:p>
          </table:table-cell>
          <table:table-cell office:value-type="float" office:value="0.149536" calcext:value-type="float">
            <text:p>0.149536</text:p>
          </table:table-cell>
          <table:table-cell table:formula="of:=AVERAGE([.C9:.F9])" office:value-type="float" office:value="0.45345375" calcext:value-type="float">
            <text:p>0.45345375</text:p>
          </table:table-cell>
          <table:table-cell office:value-type="float" office:value="1.87505" calcext:value-type="float">
            <text:p>1.87505</text:p>
          </table:table-cell>
          <table:table-cell table:formula="of:=1/[.H9]" office:value-type="float" office:value="0.53331911149036" calcext:value-type="float">
            <text:p>0.5333191115</text:p>
          </table:table-cell>
          <table:table-cell office:value-type="float" office:value="2.22786" calcext:value-type="float">
            <text:p>2.22786</text:p>
          </table:table-cell>
          <table:table-cell table:formula="of:=1/[.J9]" office:value-type="float" office:value="0.448861239036564" calcext:value-type="float">
            <text:p>0.448861239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750789" calcext:value-type="float">
            <text:p>0.750789</text:p>
          </table:table-cell>
          <table:table-cell office:value-type="float" office:value="0.63663" calcext:value-type="float">
            <text:p>0.63663</text:p>
          </table:table-cell>
          <table:table-cell office:value-type="float" office:value="0.384295" calcext:value-type="float">
            <text:p>0.384295</text:p>
          </table:table-cell>
          <table:table-cell office:value-type="float" office:value="0.167077" calcext:value-type="float">
            <text:p>0.167077</text:p>
          </table:table-cell>
          <table:table-cell table:formula="of:=AVERAGE([.C10:.F10])" office:value-type="float" office:value="0.48469775" calcext:value-type="float">
            <text:p>0.48469775</text:p>
          </table:table-cell>
          <table:table-cell office:value-type="float" office:value="1.94742" calcext:value-type="float">
            <text:p>1.94742</text:p>
          </table:table-cell>
          <table:table-cell table:formula="of:=1/[.H10]" office:value-type="float" office:value="0.513499912705015" calcext:value-type="float">
            <text:p>0.5134999127</text:p>
          </table:table-cell>
          <table:table-cell office:value-type="float" office:value="2.06939" calcext:value-type="float">
            <text:p>2.06939</text:p>
          </table:table-cell>
          <table:table-cell table:formula="of:=1/[.J10]" office:value-type="float" office:value="0.483234189785396" calcext:value-type="float">
            <text:p>0.4832341898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839259" calcext:value-type="float">
            <text:p>0.839259</text:p>
          </table:table-cell>
          <table:table-cell office:value-type="float" office:value="0.681062" calcext:value-type="float">
            <text:p>0.681062</text:p>
          </table:table-cell>
          <table:table-cell office:value-type="float" office:value="0.448972" calcext:value-type="float">
            <text:p>0.448972</text:p>
          </table:table-cell>
          <table:table-cell office:value-type="float" office:value="0.240769" calcext:value-type="float">
            <text:p>0.240769</text:p>
          </table:table-cell>
          <table:table-cell table:formula="of:=AVERAGE([.C11:.F11])" office:value-type="float" office:value="0.5525155" calcext:value-type="float">
            <text:p>0.5525155</text:p>
          </table:table-cell>
          <table:table-cell office:value-type="float" office:value="2.3587" calcext:value-type="float">
            <text:p>2.3587</text:p>
          </table:table-cell>
          <table:table-cell table:formula="of:=1/[.H11]" office:value-type="float" office:value="0.42396235214313" calcext:value-type="float">
            <text:p>0.4239623521</text:p>
          </table:table-cell>
          <table:table-cell office:value-type="float" office:value="3.43043" calcext:value-type="float">
            <text:p>3.43043</text:p>
          </table:table-cell>
          <table:table-cell table:formula="of:=1/[.J11]" office:value-type="float" office:value="0.291508644688858" calcext:value-type="float">
            <text:p>0.2915086447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826253" calcext:value-type="float">
            <text:p>0.826253</text:p>
          </table:table-cell>
          <table:table-cell office:value-type="float" office:value="0.673449" calcext:value-type="float">
            <text:p>0.673449</text:p>
          </table:table-cell>
          <table:table-cell office:value-type="float" office:value="0.418138" calcext:value-type="float">
            <text:p>0.418138</text:p>
          </table:table-cell>
          <table:table-cell office:value-type="float" office:value="0.246188" calcext:value-type="float">
            <text:p>0.246188</text:p>
          </table:table-cell>
          <table:table-cell table:formula="of:=AVERAGE([.C12:.F12])" office:value-type="float" office:value="0.541007" calcext:value-type="float">
            <text:p>0.541007</text:p>
          </table:table-cell>
          <table:table-cell office:value-type="float" office:value="1.99451" calcext:value-type="float">
            <text:p>1.99451</text:p>
          </table:table-cell>
          <table:table-cell table:formula="of:=1/[.H12]" office:value-type="float" office:value="0.501376277882788" calcext:value-type="float">
            <text:p>0.5013762779</text:p>
          </table:table-cell>
          <table:table-cell office:value-type="float" office:value="2.6326" calcext:value-type="float">
            <text:p>2.6326</text:p>
          </table:table-cell>
          <table:table-cell table:formula="of:=1/[.J12]" office:value-type="float" office:value="0.379852617184532" calcext:value-type="float">
            <text:p>0.3798526172</text:p>
          </table:table-cell>
          <table:table-cell table:number-columns-repeated="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756128" calcext:value-type="float">
            <text:p>0.756128</text:p>
          </table:table-cell>
          <table:table-cell office:value-type="float" office:value="0.639275" calcext:value-type="float">
            <text:p>0.639275</text:p>
          </table:table-cell>
          <table:table-cell office:value-type="float" office:value="0.398043" calcext:value-type="float">
            <text:p>0.398043</text:p>
          </table:table-cell>
          <table:table-cell office:value-type="float" office:value="0.165" calcext:value-type="float">
            <text:p>0.165</text:p>
          </table:table-cell>
          <table:table-cell table:formula="of:=AVERAGE([.C13:.F13])" office:value-type="float" office:value="0.4896115" calcext:value-type="float">
            <text:p>0.4896115</text:p>
          </table:table-cell>
          <table:table-cell office:value-type="float" office:value="1.728" calcext:value-type="float">
            <text:p>1.728</text:p>
          </table:table-cell>
          <table:table-cell table:formula="of:=1/[.H13]" office:value-type="float" office:value="0.578703703703704" calcext:value-type="float">
            <text:p>0.5787037037</text:p>
          </table:table-cell>
          <table:table-cell office:value-type="float" office:value="1.52452" calcext:value-type="float">
            <text:p>1.52452</text:p>
          </table:table-cell>
          <table:table-cell table:formula="of:=1/[.J13]" office:value-type="float" office:value="0.655944166032587" calcext:value-type="float">
            <text:p>0.655944166</text:p>
          </table:table-cell>
          <table:table-cell table:number-columns-repeated="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821521" calcext:value-type="float">
            <text:p>0.821521</text:p>
          </table:table-cell>
          <table:table-cell office:value-type="float" office:value="0.681385" calcext:value-type="float">
            <text:p>0.681385</text:p>
          </table:table-cell>
          <table:table-cell office:value-type="float" office:value="0.416637" calcext:value-type="float">
            <text:p>0.416637</text:p>
          </table:table-cell>
          <table:table-cell office:value-type="float" office:value="0.225897" calcext:value-type="float">
            <text:p>0.225897</text:p>
          </table:table-cell>
          <table:table-cell table:formula="of:=AVERAGE([.C14:.F14])" office:value-type="float" office:value="0.53636" calcext:value-type="float">
            <text:p>0.53636</text:p>
          </table:table-cell>
          <table:table-cell office:value-type="float" office:value="1.85217" calcext:value-type="float">
            <text:p>1.85217</text:p>
          </table:table-cell>
          <table:table-cell table:formula="of:=1/[.H14]" office:value-type="float" office:value="0.539907243935492" calcext:value-type="float">
            <text:p>0.5399072439</text:p>
          </table:table-cell>
          <table:table-cell office:value-type="float" office:value="2.18623" calcext:value-type="float">
            <text:p>2.18623</text:p>
          </table:table-cell>
          <table:table-cell table:formula="of:=1/[.J14]" office:value-type="float" office:value="0.457408415400027" calcext:value-type="float">
            <text:p>0.4574084154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:.B14];[.C3:.C14])" office:value-type="float" office:value="0.0171438010800817" calcext:value-type="float">
            <text:p>0.0171438011</text:p>
          </table:table-cell>
          <table:table-cell table:formula="of:=CORREL([.B3:.B14];[.D3:.D14])" office:value-type="float" office:value="0.198769425192944" calcext:value-type="float">
            <text:p>0.1987694252</text:p>
          </table:table-cell>
          <table:table-cell table:formula="of:=CORREL([.B3:.B14];[.E3:.E14])" office:value-type="float" office:value="-0.106413413378346" calcext:value-type="float">
            <text:p>-0.1064134134</text:p>
          </table:table-cell>
          <table:table-cell table:formula="of:=CORREL([.B3:.B14];[.F3:.F14])" office:value-type="float" office:value="-0.0568107619639756" calcext:value-type="float">
            <text:p>-0.056810762</text:p>
          </table:table-cell>
          <table:table-cell table:formula="of:=CORREL([.B3:.B14];[.G3:.G14])" office:value-type="float" office:value="0.00808254521189499" calcext:value-type="float">
            <text:p>0.0080825452</text:p>
          </table:table-cell>
          <table:table-cell table:formula="of:=CORREL([.B3:.B14];[.H3:.H14])" office:value-type="float" office:value="-0.17974738301685" calcext:value-type="float">
            <text:p>-0.179747383</text:p>
          </table:table-cell>
          <table:table-cell table:formula="of:=CORREL([.B3:.B14];[.I3:.I14])" office:value-type="float" office:value="0.15511725371338" calcext:value-type="float">
            <text:p>0.1551172537</text:p>
          </table:table-cell>
          <table:table-cell table:formula="of:=CORREL([.B3:.B14];[.J3:.J14])" office:value-type="float" office:value="-0.16317515442788" calcext:value-type="float">
            <text:p>-0.1631751544</text:p>
          </table:table-cell>
          <table:table-cell table:formula="of:=CORREL([.B3:.B14];[.K3:.K14])" office:value-type="float" office:value="0.0848129797757461" calcext:value-type="float">
            <text:p>0.084812979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590072" calcext:value-type="float">
            <text:p>0.590072</text:p>
          </table:table-cell>
          <table:table-cell office:value-type="float" office:value="0.504972" calcext:value-type="float">
            <text:p>0.504972</text:p>
          </table:table-cell>
          <table:table-cell office:value-type="float" office:value="0.296427" calcext:value-type="float">
            <text:p>0.296427</text:p>
          </table:table-cell>
          <table:table-cell office:value-type="float" office:value="0.127768" calcext:value-type="float">
            <text:p>0.127768</text:p>
          </table:table-cell>
          <table:table-cell table:formula="of:=AVERAGE([.C18:.F18])" office:value-type="float" office:value="0.37980975" calcext:value-type="float">
            <text:p>0.37980975</text:p>
          </table:table-cell>
          <table:table-cell office:value-type="float" office:value="1.37763" calcext:value-type="float">
            <text:p>1.37763</text:p>
          </table:table-cell>
          <table:table-cell table:formula="of:=1/[.H18]" office:value-type="float" office:value="0.725884308558902" calcext:value-type="float">
            <text:p>0.7258843086</text:p>
          </table:table-cell>
          <table:table-cell office:value-type="float" office:value="1.38751" calcext:value-type="float">
            <text:p>1.38751</text:p>
          </table:table-cell>
          <table:table-cell table:formula="of:=1/[.J18]" office:value-type="float" office:value="0.720715526374585" calcext:value-type="float">
            <text:p>0.7207155264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582715" calcext:value-type="float">
            <text:p>0.582715</text:p>
          </table:table-cell>
          <table:table-cell office:value-type="float" office:value="0.495375" calcext:value-type="float">
            <text:p>0.495375</text:p>
          </table:table-cell>
          <table:table-cell office:value-type="float" office:value="0.313873" calcext:value-type="float">
            <text:p>0.313873</text:p>
          </table:table-cell>
          <table:table-cell office:value-type="float" office:value="0.135934" calcext:value-type="float">
            <text:p>0.135934</text:p>
          </table:table-cell>
          <table:table-cell table:formula="of:=AVERAGE([.C19:.F19])" office:value-type="float" office:value="0.38197425" calcext:value-type="float">
            <text:p>0.38197425</text:p>
          </table:table-cell>
          <table:table-cell office:value-type="float" office:value="1.70841" calcext:value-type="float">
            <text:p>1.70841</text:p>
          </table:table-cell>
          <table:table-cell table:formula="of:=1/[.H19]" office:value-type="float" office:value="0.585339584760099" calcext:value-type="float">
            <text:p>0.5853395848</text:p>
          </table:table-cell>
          <table:table-cell office:value-type="float" office:value="1.49523" calcext:value-type="float">
            <text:p>1.49523</text:p>
          </table:table-cell>
          <table:table-cell table:formula="of:=1/[.J19]" office:value-type="float" office:value="0.668793429773346" calcext:value-type="float">
            <text:p>0.668793429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592826" calcext:value-type="float">
            <text:p>0.592826</text:p>
          </table:table-cell>
          <table:table-cell office:value-type="float" office:value="0.509177" calcext:value-type="float">
            <text:p>0.509177</text:p>
          </table:table-cell>
          <table:table-cell office:value-type="float" office:value="0.320023" calcext:value-type="float">
            <text:p>0.320023</text:p>
          </table:table-cell>
          <table:table-cell office:value-type="float" office:value="0.140476" calcext:value-type="float">
            <text:p>0.140476</text:p>
          </table:table-cell>
          <table:table-cell table:formula="of:=AVERAGE([.C20:.F20])" office:value-type="float" office:value="0.3906255" calcext:value-type="float">
            <text:p>0.3906255</text:p>
          </table:table-cell>
          <table:table-cell office:value-type="float" office:value="1.7179" calcext:value-type="float">
            <text:p>1.7179</text:p>
          </table:table-cell>
          <table:table-cell table:formula="of:=1/[.H20]" office:value-type="float" office:value="0.582106059724082" calcext:value-type="float">
            <text:p>0.5821060597</text:p>
          </table:table-cell>
          <table:table-cell office:value-type="float" office:value="1.69232" calcext:value-type="float">
            <text:p>1.69232</text:p>
          </table:table-cell>
          <table:table-cell table:formula="of:=1/[.J20]" office:value-type="float" office:value="0.590904793419684" calcext:value-type="float">
            <text:p>0.5909047934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722388" calcext:value-type="float">
            <text:p>0.722388</text:p>
          </table:table-cell>
          <table:table-cell office:value-type="float" office:value="0.598569" calcext:value-type="float">
            <text:p>0.598569</text:p>
          </table:table-cell>
          <table:table-cell office:value-type="float" office:value="0.397051" calcext:value-type="float">
            <text:p>0.397051</text:p>
          </table:table-cell>
          <table:table-cell office:value-type="float" office:value="0.217575" calcext:value-type="float">
            <text:p>0.217575</text:p>
          </table:table-cell>
          <table:table-cell table:formula="of:=AVERAGE([.C21:.F21])" office:value-type="float" office:value="0.48389575" calcext:value-type="float">
            <text:p>0.48389575</text:p>
          </table:table-cell>
          <table:table-cell office:value-type="float" office:value="1.63849" calcext:value-type="float">
            <text:p>1.63849</text:p>
          </table:table-cell>
          <table:table-cell table:formula="of:=1/[.H21]" office:value-type="float" office:value="0.610318036728939" calcext:value-type="float">
            <text:p>0.6103180367</text:p>
          </table:table-cell>
          <table:table-cell office:value-type="float" office:value="3.33961" calcext:value-type="float">
            <text:p>3.33961</text:p>
          </table:table-cell>
          <table:table-cell table:formula="of:=1/[.J21]" office:value-type="float" office:value="0.299436161707505" calcext:value-type="float">
            <text:p>0.299436161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787479" calcext:value-type="float">
            <text:p>0.787479</text:p>
          </table:table-cell>
          <table:table-cell office:value-type="float" office:value="0.664371" calcext:value-type="float">
            <text:p>0.664371</text:p>
          </table:table-cell>
          <table:table-cell office:value-type="float" office:value="0.426892" calcext:value-type="float">
            <text:p>0.426892</text:p>
          </table:table-cell>
          <table:table-cell office:value-type="float" office:value="0.233159" calcext:value-type="float">
            <text:p>0.233159</text:p>
          </table:table-cell>
          <table:table-cell table:formula="of:=AVERAGE([.C22:.F22])" office:value-type="float" office:value="0.52797525" calcext:value-type="float">
            <text:p>0.52797525</text:p>
          </table:table-cell>
          <table:table-cell office:value-type="float" office:value="2.7815" calcext:value-type="float">
            <text:p>2.7815</text:p>
          </table:table-cell>
          <table:table-cell table:formula="of:=1/[.H22]" office:value-type="float" office:value="0.359518245550962" calcext:value-type="float">
            <text:p>0.3595182456</text:p>
          </table:table-cell>
          <table:table-cell office:value-type="float" office:value="3.36603" calcext:value-type="float">
            <text:p>3.36603</text:p>
          </table:table-cell>
          <table:table-cell table:formula="of:=1/[.J22]" office:value-type="float" office:value="0.297085884558367" calcext:value-type="float">
            <text:p>0.2970858846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789598" calcext:value-type="float">
            <text:p>0.789598</text:p>
          </table:table-cell>
          <table:table-cell office:value-type="float" office:value="0.669385" calcext:value-type="float">
            <text:p>0.669385</text:p>
          </table:table-cell>
          <table:table-cell office:value-type="float" office:value="0.448877" calcext:value-type="float">
            <text:p>0.448877</text:p>
          </table:table-cell>
          <table:table-cell office:value-type="float" office:value="0.243101" calcext:value-type="float">
            <text:p>0.243101</text:p>
          </table:table-cell>
          <table:table-cell table:formula="of:=AVERAGE([.C23:.F23])" office:value-type="float" office:value="0.53774025" calcext:value-type="float">
            <text:p>0.53774025</text:p>
          </table:table-cell>
          <table:table-cell office:value-type="float" office:value="2.77512" calcext:value-type="float">
            <text:p>2.77512</text:p>
          </table:table-cell>
          <table:table-cell table:formula="of:=1/[.H23]" office:value-type="float" office:value="0.360344777883479" calcext:value-type="float">
            <text:p>0.3603447779</text:p>
          </table:table-cell>
          <table:table-cell office:value-type="float" office:value="3.00823" calcext:value-type="float">
            <text:p>3.00823</text:p>
          </table:table-cell>
          <table:table-cell table:formula="of:=1/[.J23]" office:value-type="float" office:value="0.332421390651646" calcext:value-type="float">
            <text:p>0.3324213907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776503" calcext:value-type="float">
            <text:p>0.776503</text:p>
          </table:table-cell>
          <table:table-cell office:value-type="float" office:value="0.651056" calcext:value-type="float">
            <text:p>0.651056</text:p>
          </table:table-cell>
          <table:table-cell office:value-type="float" office:value="0.437357" calcext:value-type="float">
            <text:p>0.437357</text:p>
          </table:table-cell>
          <table:table-cell office:value-type="float" office:value="0.245782" calcext:value-type="float">
            <text:p>0.245782</text:p>
          </table:table-cell>
          <table:table-cell table:formula="of:=AVERAGE([.C24:.F24])" office:value-type="float" office:value="0.5276745" calcext:value-type="float">
            <text:p>0.5276745</text:p>
          </table:table-cell>
          <table:table-cell office:value-type="float" office:value="2.85764" calcext:value-type="float">
            <text:p>2.85764</text:p>
          </table:table-cell>
          <table:table-cell table:formula="of:=1/[.H24]" office:value-type="float" office:value="0.349939110594756" calcext:value-type="float">
            <text:p>0.3499391106</text:p>
          </table:table-cell>
          <table:table-cell office:value-type="float" office:value="2.77303" calcext:value-type="float">
            <text:p>2.77303</text:p>
          </table:table-cell>
          <table:table-cell table:formula="of:=1/[.J24]" office:value-type="float" office:value="0.360616365491899" calcext:value-type="float">
            <text:p>0.3606163655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77085" calcext:value-type="float">
            <text:p>0.77085</text:p>
          </table:table-cell>
          <table:table-cell office:value-type="float" office:value="0.649404" calcext:value-type="float">
            <text:p>0.649404</text:p>
          </table:table-cell>
          <table:table-cell office:value-type="float" office:value="0.431129" calcext:value-type="float">
            <text:p>0.431129</text:p>
          </table:table-cell>
          <table:table-cell office:value-type="float" office:value="0.231669" calcext:value-type="float">
            <text:p>0.231669</text:p>
          </table:table-cell>
          <table:table-cell table:formula="of:=AVERAGE([.C25:.F25])" office:value-type="float" office:value="0.520763" calcext:value-type="float">
            <text:p>0.520763</text:p>
          </table:table-cell>
          <table:table-cell office:value-type="float" office:value="2.426" calcext:value-type="float">
            <text:p>2.426</text:p>
          </table:table-cell>
          <table:table-cell table:formula="of:=1/[.H25]" office:value-type="float" office:value="0.412201154163232" calcext:value-type="float">
            <text:p>0.4122011542</text:p>
          </table:table-cell>
          <table:table-cell office:value-type="float" office:value="2.7681" calcext:value-type="float">
            <text:p>2.7681</text:p>
          </table:table-cell>
          <table:table-cell table:formula="of:=1/[.J25]" office:value-type="float" office:value="0.361258625049673" calcext:value-type="float">
            <text:p>0.361258625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779068" calcext:value-type="float">
            <text:p>0.779068</text:p>
          </table:table-cell>
          <table:table-cell office:value-type="float" office:value="0.659337" calcext:value-type="float">
            <text:p>0.659337</text:p>
          </table:table-cell>
          <table:table-cell office:value-type="float" office:value="0.431489" calcext:value-type="float">
            <text:p>0.431489</text:p>
          </table:table-cell>
          <table:table-cell office:value-type="float" office:value="0.226962" calcext:value-type="float">
            <text:p>0.226962</text:p>
          </table:table-cell>
          <table:table-cell table:formula="of:=AVERAGE([.C26:.F26])" office:value-type="float" office:value="0.524214" calcext:value-type="float">
            <text:p>0.524214</text:p>
          </table:table-cell>
          <table:table-cell office:value-type="float" office:value="2.89045" calcext:value-type="float">
            <text:p>2.89045</text:p>
          </table:table-cell>
          <table:table-cell table:formula="of:=1/[.H26]" office:value-type="float" office:value="0.345966890968534" calcext:value-type="float">
            <text:p>0.345966891</text:p>
          </table:table-cell>
          <table:table-cell office:value-type="float" office:value="3.08281" calcext:value-type="float">
            <text:p>3.08281</text:p>
          </table:table-cell>
          <table:table-cell table:formula="of:=1/[.J26]" office:value-type="float" office:value="0.324379381149017" calcext:value-type="float">
            <text:p>0.3243793811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626849" calcext:value-type="float">
            <text:p>0.626849</text:p>
          </table:table-cell>
          <table:table-cell office:value-type="float" office:value="0.538613" calcext:value-type="float">
            <text:p>0.538613</text:p>
          </table:table-cell>
          <table:table-cell office:value-type="float" office:value="0.347134" calcext:value-type="float">
            <text:p>0.347134</text:p>
          </table:table-cell>
          <table:table-cell office:value-type="float" office:value="0.153548" calcext:value-type="float">
            <text:p>0.153548</text:p>
          </table:table-cell>
          <table:table-cell table:formula="of:=AVERAGE([.C27:.F27])" office:value-type="float" office:value="0.416536" calcext:value-type="float">
            <text:p>0.416536</text:p>
          </table:table-cell>
          <table:table-cell office:value-type="float" office:value="1.6229" calcext:value-type="float">
            <text:p>1.6229</text:p>
          </table:table-cell>
          <table:table-cell table:formula="of:=1/[.H27]" office:value-type="float" office:value="0.616180910715386" calcext:value-type="float">
            <text:p>0.6161809107</text:p>
          </table:table-cell>
          <table:table-cell office:value-type="float" office:value="1.53816" calcext:value-type="float">
            <text:p>1.53816</text:p>
          </table:table-cell>
          <table:table-cell table:formula="of:=1/[.J27]" office:value-type="float" office:value="0.650127424975295" calcext:value-type="float">
            <text:p>0.650127425</text:p>
          </table:table-cell>
          <table:table-cell table:number-columns-repeated="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634093" calcext:value-type="float">
            <text:p>0.634093</text:p>
          </table:table-cell>
          <table:table-cell office:value-type="float" office:value="0.528828" calcext:value-type="float">
            <text:p>0.528828</text:p>
          </table:table-cell>
          <table:table-cell office:value-type="float" office:value="0.332844" calcext:value-type="float">
            <text:p>0.332844</text:p>
          </table:table-cell>
          <table:table-cell office:value-type="float" office:value="0.168237" calcext:value-type="float">
            <text:p>0.168237</text:p>
          </table:table-cell>
          <table:table-cell table:formula="of:=AVERAGE([.C28:.F28])" office:value-type="float" office:value="0.4160005" calcext:value-type="float">
            <text:p>0.4160005</text:p>
          </table:table-cell>
          <table:table-cell office:value-type="float" office:value="1.8904" calcext:value-type="float">
            <text:p>1.8904</text:p>
          </table:table-cell>
          <table:table-cell table:formula="of:=1/[.H28]" office:value-type="float" office:value="0.528988573846805" calcext:value-type="float">
            <text:p>0.5289885738</text:p>
          </table:table-cell>
          <table:table-cell office:value-type="float" office:value="2.06243" calcext:value-type="float">
            <text:p>2.06243</text:p>
          </table:table-cell>
          <table:table-cell table:formula="of:=1/[.J28]" office:value-type="float" office:value="0.48486494087072" calcext:value-type="float">
            <text:p>0.4848649409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7:.B28];[.C17:.C28])" office:value-type="float" office:value="-0.681855255850891" calcext:value-type="float">
            <text:p>-0.6818552559</text:p>
          </table:table-cell>
          <table:table-cell table:formula="of:=CORREL([.B17:.B28];[.D17:.D28])" office:value-type="float" office:value="-0.64851958225464" calcext:value-type="float">
            <text:p>-0.6485195823</text:p>
          </table:table-cell>
          <table:table-cell table:formula="of:=CORREL([.B17:.B28];[.E17:.E28])" office:value-type="float" office:value="-0.642894573848686" calcext:value-type="float">
            <text:p>-0.6428945738</text:p>
          </table:table-cell>
          <table:table-cell table:formula="of:=CORREL([.B17:.B28];[.F17:.F28])" office:value-type="float" office:value="-0.727166824266965" calcext:value-type="float">
            <text:p>-0.7271668243</text:p>
          </table:table-cell>
          <table:table-cell table:formula="of:=CORREL([.B17:.B28];[.G17:.G28])" office:value-type="float" office:value="-0.675219808010888" calcext:value-type="float">
            <text:p>-0.675219808</text:p>
          </table:table-cell>
          <table:table-cell table:formula="of:=CORREL([.B17:.B28];[.H17:.H28])" office:value-type="float" office:value="-0.592134248539523" calcext:value-type="float">
            <text:p>-0.5921342485</text:p>
          </table:table-cell>
          <table:table-cell table:formula="of:=CORREL([.B17:.B28];[.I17:.I28])" office:value-type="float" office:value="0.622795488217096" calcext:value-type="float">
            <text:p>0.6227954882</text:p>
          </table:table-cell>
          <table:table-cell table:formula="of:=CORREL([.B17:.B28];[.J17:.J28])" office:value-type="float" office:value="-0.714047057162975" calcext:value-type="float">
            <text:p>-0.7140470572</text:p>
          </table:table-cell>
          <table:table-cell table:formula="of:=CORREL([.B17:.B28];[.K17:.K28])" office:value-type="float" office:value="0.778974946982179" calcext:value-type="float">
            <text:p>0.77897494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696367" calcext:value-type="float">
            <text:p>0.696367</text:p>
          </table:table-cell>
          <table:table-cell office:value-type="float" office:value="0.51" calcext:value-type="float">
            <text:p>0.51</text:p>
          </table:table-cell>
          <table:table-cell office:value-type="float" office:value="0.283673" calcext:value-type="float">
            <text:p>0.283673</text:p>
          </table:table-cell>
          <table:table-cell office:value-type="float" office:value="0.154217" calcext:value-type="float">
            <text:p>0.154217</text:p>
          </table:table-cell>
          <table:table-cell table:formula="of:=AVERAGE([.C32:.F32])" office:value-type="float" office:value="0.41106425" calcext:value-type="float">
            <text:p>0.41106425</text:p>
          </table:table-cell>
          <table:table-cell office:value-type="float" office:value="1.88158" calcext:value-type="float">
            <text:p>1.88158</text:p>
          </table:table-cell>
          <table:table-cell table:formula="of:=1/[.H32]" office:value-type="float" office:value="0.531468234143645" calcext:value-type="float">
            <text:p>0.5314682341</text:p>
          </table:table-cell>
          <table:table-cell office:value-type="float" office:value="2.78239" calcext:value-type="float">
            <text:p>2.78239</text:p>
          </table:table-cell>
          <table:table-cell table:formula="of:=1/[.J32]" office:value-type="float" office:value="0.359403246848932" calcext:value-type="float">
            <text:p>0.3594032468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824398" calcext:value-type="float">
            <text:p>0.824398</text:p>
          </table:table-cell>
          <table:table-cell office:value-type="float" office:value="0.65" calcext:value-type="float">
            <text:p>0.65</text:p>
          </table:table-cell>
          <table:table-cell office:value-type="float" office:value="0.373961" calcext:value-type="float">
            <text:p>0.373961</text:p>
          </table:table-cell>
          <table:table-cell office:value-type="float" office:value="0.18705" calcext:value-type="float">
            <text:p>0.18705</text:p>
          </table:table-cell>
          <table:table-cell table:formula="of:=AVERAGE([.C33:.F33])" office:value-type="float" office:value="0.50885225" calcext:value-type="float">
            <text:p>0.50885225</text:p>
          </table:table-cell>
          <table:table-cell office:value-type="float" office:value="2.12335" calcext:value-type="float">
            <text:p>2.12335</text:p>
          </table:table-cell>
          <table:table-cell table:formula="of:=1/[.H33]" office:value-type="float" office:value="0.470953917159206" calcext:value-type="float">
            <text:p>0.4709539172</text:p>
          </table:table-cell>
          <table:table-cell office:value-type="float" office:value="2.64362" calcext:value-type="float">
            <text:p>2.64362</text:p>
          </table:table-cell>
          <table:table-cell table:formula="of:=1/[.J33]" office:value-type="float" office:value="0.37826919148743" calcext:value-type="float">
            <text:p>0.3782691915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689715" calcext:value-type="float">
            <text:p>0.689715</text:p>
          </table:table-cell>
          <table:table-cell office:value-type="float" office:value="0.53" calcext:value-type="float">
            <text:p>0.53</text:p>
          </table:table-cell>
          <table:table-cell office:value-type="float" office:value="0.342491" calcext:value-type="float">
            <text:p>0.342491</text:p>
          </table:table-cell>
          <table:table-cell office:value-type="float" office:value="0.191441" calcext:value-type="float">
            <text:p>0.191441</text:p>
          </table:table-cell>
          <table:table-cell table:formula="of:=AVERAGE([.C34:.F34])" office:value-type="float" office:value="0.43841175" calcext:value-type="float">
            <text:p>0.43841175</text:p>
          </table:table-cell>
          <table:table-cell office:value-type="float" office:value="1.88201" calcext:value-type="float">
            <text:p>1.88201</text:p>
          </table:table-cell>
          <table:table-cell table:formula="of:=1/[.H34]" office:value-type="float" office:value="0.53134680474599" calcext:value-type="float">
            <text:p>0.5313468047</text:p>
          </table:table-cell>
          <table:table-cell office:value-type="float" office:value="2.87162" calcext:value-type="float">
            <text:p>2.87162</text:p>
          </table:table-cell>
          <table:table-cell table:formula="of:=1/[.J34]" office:value-type="float" office:value="0.348235490768277" calcext:value-type="float">
            <text:p>0.3482354908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832253" calcext:value-type="float">
            <text:p>0.832253</text:p>
          </table:table-cell>
          <table:table-cell office:value-type="float" office:value="0.67" calcext:value-type="float">
            <text:p>0.67</text:p>
          </table:table-cell>
          <table:table-cell office:value-type="float" office:value="0.416901" calcext:value-type="float">
            <text:p>0.416901</text:p>
          </table:table-cell>
          <table:table-cell office:value-type="float" office:value="0.212928" calcext:value-type="float">
            <text:p>0.212928</text:p>
          </table:table-cell>
          <table:table-cell table:formula="of:=AVERAGE([.C35:.F35])" office:value-type="float" office:value="0.5330205" calcext:value-type="float">
            <text:p>0.5330205</text:p>
          </table:table-cell>
          <table:table-cell office:value-type="float" office:value="2.0358" calcext:value-type="float">
            <text:p>2.0358</text:p>
          </table:table-cell>
          <table:table-cell table:formula="of:=1/[.H35]" office:value-type="float" office:value="0.491207387759112" calcext:value-type="float">
            <text:p>0.4912073878</text:p>
          </table:table-cell>
          <table:table-cell office:value-type="float" office:value="2.61221" calcext:value-type="float">
            <text:p>2.61221</text:p>
          </table:table-cell>
          <table:table-cell table:formula="of:=1/[.J35]" office:value-type="float" office:value="0.382817614204065" calcext:value-type="float">
            <text:p>0.3828176142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765165" calcext:value-type="float">
            <text:p>0.765165</text:p>
          </table:table-cell>
          <table:table-cell office:value-type="float" office:value="0.6" calcext:value-type="float">
            <text:p>0.6</text:p>
          </table:table-cell>
          <table:table-cell office:value-type="float" office:value="0.37123" calcext:value-type="float">
            <text:p>0.37123</text:p>
          </table:table-cell>
          <table:table-cell office:value-type="float" office:value="0.181269" calcext:value-type="float">
            <text:p>0.181269</text:p>
          </table:table-cell>
          <table:table-cell table:formula="of:=AVERAGE([.C36:.F36])" office:value-type="float" office:value="0.479416" calcext:value-type="float">
            <text:p>0.479416</text:p>
          </table:table-cell>
          <table:table-cell office:value-type="float" office:value="1.98659" calcext:value-type="float">
            <text:p>1.98659</text:p>
          </table:table-cell>
          <table:table-cell table:formula="of:=1/[.H36]" office:value-type="float" office:value="0.503375130248315" calcext:value-type="float">
            <text:p>0.5033751302</text:p>
          </table:table-cell>
          <table:table-cell office:value-type="float" office:value="2.52159" calcext:value-type="float">
            <text:p>2.52159</text:p>
          </table:table-cell>
          <table:table-cell table:formula="of:=1/[.J36]" office:value-type="float" office:value="0.396575176773385" calcext:value-type="float">
            <text:p>0.3965751768</text:p>
          </table:table-cell>
          <table:table-cell table:number-columns-repeated="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37753" calcext:value-type="float">
            <text:p>0.537753</text:p>
          </table:table-cell>
          <table:table-cell office:value-type="float" office:value="0.37" calcext:value-type="float">
            <text:p>0.37</text:p>
          </table:table-cell>
          <table:table-cell office:value-type="float" office:value="0.192926" calcext:value-type="float">
            <text:p>0.192926</text:p>
          </table:table-cell>
          <table:table-cell office:value-type="float" office:value="0.0987433" calcext:value-type="float">
            <text:p>0.0987433</text:p>
          </table:table-cell>
          <table:table-cell table:formula="of:=AVERAGE([.C37:.F37])" office:value-type="float" office:value="0.299855575" calcext:value-type="float">
            <text:p>0.299855575</text:p>
          </table:table-cell>
          <table:table-cell office:value-type="float" office:value="1.85726" calcext:value-type="float">
            <text:p>1.85726</text:p>
          </table:table-cell>
          <table:table-cell table:formula="of:=1/[.H37]" office:value-type="float" office:value="0.538427576106738" calcext:value-type="float">
            <text:p>0.5384275761</text:p>
          </table:table-cell>
          <table:table-cell office:value-type="float" office:value="2.70355" calcext:value-type="float">
            <text:p>2.70355</text:p>
          </table:table-cell>
          <table:table-cell table:formula="of:=1/[.J37]" office:value-type="float" office:value="0.369884041353036" calcext:value-type="float">
            <text:p>0.3698840414</text:p>
          </table:table-cell>
          <table:table-cell table:number-columns-repeated="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732394" calcext:value-type="float">
            <text:p>0.732394</text:p>
          </table:table-cell>
          <table:table-cell office:value-type="float" office:value="0.56" calcext:value-type="float">
            <text:p>0.56</text:p>
          </table:table-cell>
          <table:table-cell office:value-type="float" office:value="0.306867" calcext:value-type="float">
            <text:p>0.306867</text:p>
          </table:table-cell>
          <table:table-cell office:value-type="float" office:value="0.152231" calcext:value-type="float">
            <text:p>0.152231</text:p>
          </table:table-cell>
          <table:table-cell table:formula="of:=AVERAGE([.C38:.F38])" office:value-type="float" office:value="0.437873" calcext:value-type="float">
            <text:p>0.437873</text:p>
          </table:table-cell>
          <table:table-cell office:value-type="float" office:value="2.06668" calcext:value-type="float">
            <text:p>2.06668</text:p>
          </table:table-cell>
          <table:table-cell table:formula="of:=1/[.H38]" office:value-type="float" office:value="0.483867846013897" calcext:value-type="float">
            <text:p>0.483867846</text:p>
          </table:table-cell>
          <table:table-cell office:value-type="float" office:value="2.71446" calcext:value-type="float">
            <text:p>2.71446</text:p>
          </table:table-cell>
          <table:table-cell table:formula="of:=1/[.J38]" office:value-type="float" office:value="0.368397397640783" calcext:value-type="float">
            <text:p>0.3683973976</text:p>
          </table:table-cell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654657" calcext:value-type="float">
            <text:p>0.654657</text:p>
          </table:table-cell>
          <table:table-cell office:value-type="float" office:value="0.46" calcext:value-type="float">
            <text:p>0.46</text:p>
          </table:table-cell>
          <table:table-cell office:value-type="float" office:value="0.272222" calcext:value-type="float">
            <text:p>0.272222</text:p>
          </table:table-cell>
          <table:table-cell office:value-type="float" office:value="0.138158" calcext:value-type="float">
            <text:p>0.138158</text:p>
          </table:table-cell>
          <table:table-cell table:formula="of:=AVERAGE([.C39:.F39])" office:value-type="float" office:value="0.38125925" calcext:value-type="float">
            <text:p>0.38125925</text:p>
          </table:table-cell>
          <table:table-cell office:value-type="float" office:value="1.99636" calcext:value-type="float">
            <text:p>1.99636</text:p>
          </table:table-cell>
          <table:table-cell table:formula="of:=1/[.H39]" office:value-type="float" office:value="0.50091165921978" calcext:value-type="float">
            <text:p>0.5009116592</text:p>
          </table:table-cell>
          <table:table-cell office:value-type="float" office:value="2.70613" calcext:value-type="float">
            <text:p>2.70613</text:p>
          </table:table-cell>
          <table:table-cell table:formula="of:=1/[.J39]" office:value-type="float" office:value="0.369531397235166" calcext:value-type="float">
            <text:p>0.3695313972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2:.B39];[.C32:.C39])" office:value-type="float" office:value="0.310413702243032" calcext:value-type="float">
            <text:p>0.3104137022</text:p>
          </table:table-cell>
          <table:table-cell table:formula="of:=CORREL([.B32:.B39];[.D32:.D39])" office:value-type="float" office:value="0.31095139870816" calcext:value-type="float">
            <text:p>0.3109513987</text:p>
          </table:table-cell>
          <table:table-cell table:formula="of:=CORREL([.B32:.B39];[.E32:.E39])" office:value-type="float" office:value="0.155351688371977" calcext:value-type="float">
            <text:p>0.1553516884</text:p>
          </table:table-cell>
          <table:table-cell table:formula="of:=CORREL([.B32:.B39];[.F32:.F39])" office:value-type="float" office:value="0.00975389562206513" calcext:value-type="float">
            <text:p>0.0097538956</text:p>
          </table:table-cell>
          <table:table-cell table:formula="of:=CORREL([.B32:.B39];[.G32:.G39])" office:value-type="float" office:value="0.242267069086881" calcext:value-type="float">
            <text:p>0.2422670691</text:p>
          </table:table-cell>
          <table:table-cell table:formula="of:=CORREL([.B32:.B39];[.H32:.H39])" office:value-type="float" office:value="0.579130352678831" calcext:value-type="float">
            <text:p>0.5791303527</text:p>
          </table:table-cell>
          <table:table-cell table:formula="of:=CORREL([.B32:.B39];[.I32:.I39])" office:value-type="float" office:value="-0.559687570132807" calcext:value-type="float">
            <text:p>-0.5596875701</text:p>
          </table:table-cell>
          <table:table-cell table:formula="of:=CORREL([.B32:.B39];[.J32:.J39])" office:value-type="float" office:value="-0.616685299252438" calcext:value-type="float">
            <text:p>-0.6166852993</text:p>
          </table:table-cell>
          <table:table-cell table:formula="of:=CORREL([.B32:.B39];[.K32:.K39])" office:value-type="float" office:value="0.59625843885289" calcext:value-type="float">
            <text:p>0.596258438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783565" calcext:value-type="float">
            <text:p>0.783565</text:p>
          </table:table-cell>
          <table:table-cell office:value-type="float" office:value="0.683051" calcext:value-type="float">
            <text:p>0.683051</text:p>
          </table:table-cell>
          <table:table-cell office:value-type="float" office:value="0.445104" calcext:value-type="float">
            <text:p>0.445104</text:p>
          </table:table-cell>
          <table:table-cell office:value-type="float" office:value="0.204255" calcext:value-type="float">
            <text:p>0.204255</text:p>
          </table:table-cell>
          <table:table-cell table:formula="of:=AVERAGE([.C43:.F43])" office:value-type="float" office:value="0.52899375" calcext:value-type="float">
            <text:p>0.52899375</text:p>
          </table:table-cell>
          <table:table-cell office:value-type="float" office:value="1.59352" calcext:value-type="float">
            <text:p>1.59352</text:p>
          </table:table-cell>
          <table:table-cell table:formula="of:=1/[.H43]" office:value-type="float" office:value="0.627541543250163" calcext:value-type="float">
            <text:p>0.6275415433</text:p>
          </table:table-cell>
          <table:table-cell office:value-type="float" office:value="1.53733" calcext:value-type="float">
            <text:p>1.53733</text:p>
          </table:table-cell>
          <table:table-cell table:formula="of:=1/[.J43]" office:value-type="float" office:value="0.650478426882972" calcext:value-type="float">
            <text:p>0.6504784269</text:p>
          </table:table-cell>
          <table:table-cell table:number-columns-repeated="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739857" calcext:value-type="float">
            <text:p>0.739857</text:p>
          </table:table-cell>
          <table:table-cell office:value-type="float" office:value="0.62543" calcext:value-type="float">
            <text:p>0.62543</text:p>
          </table:table-cell>
          <table:table-cell office:value-type="float" office:value="0.405995" calcext:value-type="float">
            <text:p>0.405995</text:p>
          </table:table-cell>
          <table:table-cell office:value-type="float" office:value="0.215827" calcext:value-type="float">
            <text:p>0.215827</text:p>
          </table:table-cell>
          <table:table-cell table:formula="of:=AVERAGE([.C44:.F44])" office:value-type="float" office:value="0.49677725" calcext:value-type="float">
            <text:p>0.49677725</text:p>
          </table:table-cell>
          <table:table-cell office:value-type="float" office:value="1.59594" calcext:value-type="float">
            <text:p>1.59594</text:p>
          </table:table-cell>
          <table:table-cell table:formula="of:=1/[.H44]" office:value-type="float" office:value="0.626589972054087" calcext:value-type="float">
            <text:p>0.6265899721</text:p>
          </table:table-cell>
          <table:table-cell office:value-type="float" office:value="1.47213" calcext:value-type="float">
            <text:p>1.47213</text:p>
          </table:table-cell>
          <table:table-cell table:formula="of:=1/[.J44]" office:value-type="float" office:value="0.67928783463417" calcext:value-type="float">
            <text:p>0.6792878346</text:p>
          </table:table-cell>
          <table:table-cell table:number-columns-repeated="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722833" calcext:value-type="float">
            <text:p>0.722833</text:p>
          </table:table-cell>
          <table:table-cell office:value-type="float" office:value="0.613288" calcext:value-type="float">
            <text:p>0.613288</text:p>
          </table:table-cell>
          <table:table-cell office:value-type="float" office:value="0.386486" calcext:value-type="float">
            <text:p>0.386486</text:p>
          </table:table-cell>
          <table:table-cell office:value-type="float" office:value="0.217241" calcext:value-type="float">
            <text:p>0.217241</text:p>
          </table:table-cell>
          <table:table-cell table:formula="of:=AVERAGE([.C45:.F45])" office:value-type="float" office:value="0.484962" calcext:value-type="float">
            <text:p>0.484962</text:p>
          </table:table-cell>
          <table:table-cell office:value-type="float" office:value="1.57118" calcext:value-type="float">
            <text:p>1.57118</text:p>
          </table:table-cell>
          <table:table-cell table:formula="of:=1/[.H45]" office:value-type="float" office:value="0.636464313445945" calcext:value-type="float">
            <text:p>0.6364643134</text:p>
          </table:table-cell>
          <table:table-cell office:value-type="float" office:value="1.34519" calcext:value-type="float">
            <text:p>1.34519</text:p>
          </table:table-cell>
          <table:table-cell table:formula="of:=1/[.J45]" office:value-type="float" office:value="0.74338940967447" calcext:value-type="float">
            <text:p>0.7433894097</text:p>
          </table:table-cell>
          <table:table-cell table:number-columns-repeated="8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0.76822" calcext:value-type="float">
            <text:p>0.76822</text:p>
          </table:table-cell>
          <table:table-cell office:value-type="float" office:value="0.676667" calcext:value-type="float">
            <text:p>0.676667</text:p>
          </table:table-cell>
          <table:table-cell office:value-type="float" office:value="0.424332" calcext:value-type="float">
            <text:p>0.424332</text:p>
          </table:table-cell>
          <table:table-cell office:value-type="float" office:value="0.220884" calcext:value-type="float">
            <text:p>0.220884</text:p>
          </table:table-cell>
          <table:table-cell table:formula="of:=AVERAGE([.C46:.F46])" office:value-type="float" office:value="0.52252575" calcext:value-type="float">
            <text:p>0.52252575</text:p>
          </table:table-cell>
          <table:table-cell office:value-type="float" office:value="1.79928" calcext:value-type="float">
            <text:p>1.79928</text:p>
          </table:table-cell>
          <table:table-cell table:formula="of:=1/[.H46]" office:value-type="float" office:value="0.555777866702236" calcext:value-type="float">
            <text:p>0.5557778667</text:p>
          </table:table-cell>
          <table:table-cell office:value-type="float" office:value="1.41106" calcext:value-type="float">
            <text:p>1.41106</text:p>
          </table:table-cell>
          <table:table-cell table:formula="of:=1/[.J46]" office:value-type="float" office:value="0.708687086303913" calcext:value-type="float">
            <text:p>0.7086870863</text:p>
          </table:table-cell>
          <table:table-cell table:number-columns-repeated="8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748864" calcext:value-type="float">
            <text:p>0.748864</text:p>
          </table:table-cell>
          <table:table-cell office:value-type="float" office:value="0.646965" calcext:value-type="float">
            <text:p>0.646965</text:p>
          </table:table-cell>
          <table:table-cell office:value-type="float" office:value="0.409091" calcext:value-type="float">
            <text:p>0.409091</text:p>
          </table:table-cell>
          <table:table-cell office:value-type="float" office:value="0.199275" calcext:value-type="float">
            <text:p>0.199275</text:p>
          </table:table-cell>
          <table:table-cell table:formula="of:=AVERAGE([.C47:.F47])" office:value-type="float" office:value="0.50104875" calcext:value-type="float">
            <text:p>0.50104875</text:p>
          </table:table-cell>
          <table:table-cell office:value-type="float" office:value="1.49719" calcext:value-type="float">
            <text:p>1.49719</text:p>
          </table:table-cell>
          <table:table-cell table:formula="of:=1/[.H47]" office:value-type="float" office:value="0.66791789953179" calcext:value-type="float">
            <text:p>0.6679178995</text:p>
          </table:table-cell>
          <table:table-cell office:value-type="float" office:value="1.38018" calcext:value-type="float">
            <text:p>1.38018</text:p>
          </table:table-cell>
          <table:table-cell table:formula="of:=1/[.J47]" office:value-type="float" office:value="0.72454317552783" calcext:value-type="float">
            <text:p>0.7245431755</text:p>
          </table:table-cell>
          <table:table-cell table:number-columns-repeated="8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697867" calcext:value-type="float">
            <text:p>0.697867</text:p>
          </table:table-cell>
          <table:table-cell office:value-type="float" office:value="0.595238" calcext:value-type="float">
            <text:p>0.595238</text:p>
          </table:table-cell>
          <table:table-cell office:value-type="float" office:value="0.368812" calcext:value-type="float">
            <text:p>0.368812</text:p>
          </table:table-cell>
          <table:table-cell office:value-type="float" office:value="0.182692" calcext:value-type="float">
            <text:p>0.182692</text:p>
          </table:table-cell>
          <table:table-cell table:formula="of:=AVERAGE([.C48:.F48])" office:value-type="float" office:value="0.46115225" calcext:value-type="float">
            <text:p>0.46115225</text:p>
          </table:table-cell>
          <table:table-cell office:value-type="float" office:value="1.77828" calcext:value-type="float">
            <text:p>1.77828</text:p>
          </table:table-cell>
          <table:table-cell table:formula="of:=1/[.H48]" office:value-type="float" office:value="0.562341138628337" calcext:value-type="float">
            <text:p>0.5623411386</text:p>
          </table:table-cell>
          <table:table-cell office:value-type="float" office:value="1.745" calcext:value-type="float">
            <text:p>1.745</text:p>
          </table:table-cell>
          <table:table-cell table:formula="of:=1/[.J48]" office:value-type="float" office:value="0.573065902578797" calcext:value-type="float">
            <text:p>0.5730659026</text:p>
          </table:table-cell>
          <table:table-cell table:number-columns-repeated="8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0.803991" calcext:value-type="float">
            <text:p>0.803991</text:p>
          </table:table-cell>
          <table:table-cell office:value-type="float" office:value="0.699099" calcext:value-type="float">
            <text:p>0.699099</text:p>
          </table:table-cell>
          <table:table-cell office:value-type="float" office:value="0.443333" calcext:value-type="float">
            <text:p>0.443333</text:p>
          </table:table-cell>
          <table:table-cell office:value-type="float" office:value="0.247748" calcext:value-type="float">
            <text:p>0.247748</text:p>
          </table:table-cell>
          <table:table-cell table:formula="of:=AVERAGE([.C49:.F49])" office:value-type="float" office:value="0.54854275" calcext:value-type="float">
            <text:p>0.54854275</text:p>
          </table:table-cell>
          <table:table-cell office:value-type="float" office:value="1.44249" calcext:value-type="float">
            <text:p>1.44249</text:p>
          </table:table-cell>
          <table:table-cell table:formula="of:=1/[.H49]" office:value-type="float" office:value="0.693245707075959" calcext:value-type="float">
            <text:p>0.6932457071</text:p>
          </table:table-cell>
          <table:table-cell office:value-type="float" office:value="1.32346" calcext:value-type="float">
            <text:p>1.32346</text:p>
          </table:table-cell>
          <table:table-cell table:formula="of:=1/[.J49]" office:value-type="float" office:value="0.755595182325117" calcext:value-type="float">
            <text:p>0.7555951823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42:.B49];[.C42:.C49])" office:value-type="float" office:value="0.494619516505771" calcext:value-type="float">
            <text:p>0.4946195165</text:p>
          </table:table-cell>
          <table:table-cell table:formula="of:=CORREL([.B42:.B49];[.D42:.D49])" office:value-type="float" office:value="0.469716882245321" calcext:value-type="float">
            <text:p>0.4697168822</text:p>
          </table:table-cell>
          <table:table-cell table:formula="of:=CORREL([.B42:.B49];[.E42:.E49])" office:value-type="float" office:value="0.398938205603894" calcext:value-type="float">
            <text:p>0.3989382056</text:p>
          </table:table-cell>
          <table:table-cell table:formula="of:=CORREL([.B42:.B49];[.F42:.F49])" office:value-type="float" office:value="0.350435803390871" calcext:value-type="float">
            <text:p>0.3504358034</text:p>
          </table:table-cell>
          <table:table-cell table:formula="of:=CORREL([.B42:.B49];[.G42:.G49])" office:value-type="float" office:value="0.465600701404621" calcext:value-type="float">
            <text:p>0.4656007014</text:p>
          </table:table-cell>
          <table:table-cell table:formula="of:=CORREL([.B42:.B49];[.H42:.H49])" office:value-type="float" office:value="-0.787378654714651" calcext:value-type="float">
            <text:p>-0.7873786547</text:p>
          </table:table-cell>
          <table:table-cell table:formula="of:=CORREL([.B42:.B49];[.I42:.I49])" office:value-type="float" office:value="0.81631582831431" calcext:value-type="float">
            <text:p>0.8163158283</text:p>
          </table:table-cell>
          <table:table-cell table:formula="of:=CORREL([.B42:.B49];[.J42:.J49])" office:value-type="float" office:value="-0.556114205606492" calcext:value-type="float">
            <text:p>-0.5561142056</text:p>
          </table:table-cell>
          <table:table-cell table:formula="of:=CORREL([.B42:.B49];[.K42:.K49])" office:value-type="float" office:value="0.584872006117405" calcext:value-type="float">
            <text:p>0.584872006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417895" calcext:value-type="float">
            <text:p>0.417895</text:p>
          </table:table-cell>
          <table:table-cell office:value-type="float" office:value="0.213371" calcext:value-type="float">
            <text:p>0.213371</text:p>
          </table:table-cell>
          <table:table-cell office:value-type="float" office:value="0.181953" calcext:value-type="float">
            <text:p>0.181953</text:p>
          </table:table-cell>
          <table:table-cell office:value-type="float" office:value="0.0919541" calcext:value-type="float">
            <text:p>0.0919541</text:p>
          </table:table-cell>
          <table:table-cell table:formula="of:=AVERAGE([.C53:.F53])" office:value-type="float" office:value="0.226293275" calcext:value-type="float">
            <text:p>0.226293275</text:p>
          </table:table-cell>
          <table:table-cell office:value-type="float" office:value="1.24442" calcext:value-type="float">
            <text:p>1.24442</text:p>
          </table:table-cell>
          <table:table-cell table:formula="of:=1/[.H53]" office:value-type="float" office:value="0.803587213320262" calcext:value-type="float">
            <text:p>0.8035872133</text:p>
          </table:table-cell>
          <table:table-cell office:value-type="float" office:value="1.41604" calcext:value-type="float">
            <text:p>1.41604</text:p>
          </table:table-cell>
          <table:table-cell table:formula="of:=1/[.J53]" office:value-type="float" office:value="0.706194740261575" calcext:value-type="float">
            <text:p>0.7061947403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407179" calcext:value-type="float">
            <text:p>0.407179</text:p>
          </table:table-cell>
          <table:table-cell office:value-type="float" office:value="0.204952" calcext:value-type="float">
            <text:p>0.204952</text:p>
          </table:table-cell>
          <table:table-cell office:value-type="float" office:value="0.159884" calcext:value-type="float">
            <text:p>0.159884</text:p>
          </table:table-cell>
          <table:table-cell office:value-type="float" office:value="0.0926217" calcext:value-type="float">
            <text:p>0.0926217</text:p>
          </table:table-cell>
          <table:table-cell table:formula="of:=AVERAGE([.C54:.F54])" office:value-type="float" office:value="0.216159175" calcext:value-type="float">
            <text:p>0.216159175</text:p>
          </table:table-cell>
          <table:table-cell office:value-type="float" office:value="1.26132" calcext:value-type="float">
            <text:p>1.26132</text:p>
          </table:table-cell>
          <table:table-cell table:formula="of:=1/[.H54]" office:value-type="float" office:value="0.792820220086893" calcext:value-type="float">
            <text:p>0.7928202201</text:p>
          </table:table-cell>
          <table:table-cell office:value-type="float" office:value="2.04923" calcext:value-type="float">
            <text:p>2.04923</text:p>
          </table:table-cell>
          <table:table-cell table:formula="of:=1/[.J54]" office:value-type="float" office:value="0.487988171166731" calcext:value-type="float">
            <text:p>0.4879881712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0.39557" calcext:value-type="float">
            <text:p>0.39557</text:p>
          </table:table-cell>
          <table:table-cell office:value-type="float" office:value="0.20306" calcext:value-type="float">
            <text:p>0.20306</text:p>
          </table:table-cell>
          <table:table-cell office:value-type="float" office:value="0.164723" calcext:value-type="float">
            <text:p>0.164723</text:p>
          </table:table-cell>
          <table:table-cell office:value-type="float" office:value="0.0817308" calcext:value-type="float">
            <text:p>0.0817308</text:p>
          </table:table-cell>
          <table:table-cell table:formula="of:=AVERAGE([.C55:.F55])" office:value-type="float" office:value="0.21127095" calcext:value-type="float">
            <text:p>0.21127095</text:p>
          </table:table-cell>
          <table:table-cell office:value-type="float" office:value="1.45192" calcext:value-type="float">
            <text:p>1.45192</text:p>
          </table:table-cell>
          <table:table-cell table:formula="of:=1/[.H55]" office:value-type="float" office:value="0.688743181442504" calcext:value-type="float">
            <text:p>0.6887431814</text:p>
          </table:table-cell>
          <table:table-cell office:value-type="float" office:value="2.50379" calcext:value-type="float">
            <text:p>2.50379</text:p>
          </table:table-cell>
          <table:table-cell table:formula="of:=1/[.J55]" office:value-type="float" office:value="0.399394517910847" calcext:value-type="float">
            <text:p>0.3993945179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466196" calcext:value-type="float">
            <text:p>0.466196</text:p>
          </table:table-cell>
          <table:table-cell office:value-type="float" office:value="0.229985" calcext:value-type="float">
            <text:p>0.229985</text:p>
          </table:table-cell>
          <table:table-cell office:value-type="float" office:value="0.164297" calcext:value-type="float">
            <text:p>0.164297</text:p>
          </table:table-cell>
          <table:table-cell office:value-type="float" office:value="0.0863558" calcext:value-type="float">
            <text:p>0.0863558</text:p>
          </table:table-cell>
          <table:table-cell table:formula="of:=AVERAGE([.C56:.F56])" office:value-type="float" office:value="0.23670845" calcext:value-type="float">
            <text:p>0.23670845</text:p>
          </table:table-cell>
          <table:table-cell office:value-type="float" office:value="1.32655" calcext:value-type="float">
            <text:p>1.32655</text:p>
          </table:table-cell>
          <table:table-cell table:formula="of:=1/[.H56]" office:value-type="float" office:value="0.753835136255701" calcext:value-type="float">
            <text:p>0.7538351363</text:p>
          </table:table-cell>
          <table:table-cell office:value-type="float" office:value="2.95787" calcext:value-type="float">
            <text:p>2.95787</text:p>
          </table:table-cell>
          <table:table-cell table:formula="of:=1/[.J56]" office:value-type="float" office:value="0.338081119183737" calcext:value-type="float">
            <text:p>0.3380811192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434476" calcext:value-type="float">
            <text:p>0.434476</text:p>
          </table:table-cell>
          <table:table-cell office:value-type="float" office:value="0.209859" calcext:value-type="float">
            <text:p>0.209859</text:p>
          </table:table-cell>
          <table:table-cell office:value-type="float" office:value="0.158921" calcext:value-type="float">
            <text:p>0.158921</text:p>
          </table:table-cell>
          <table:table-cell office:value-type="float" office:value="0.0878049" calcext:value-type="float">
            <text:p>0.0878049</text:p>
          </table:table-cell>
          <table:table-cell table:formula="of:=AVERAGE([.C57:.F57])" office:value-type="float" office:value="0.222765225" calcext:value-type="float">
            <text:p>0.222765225</text:p>
          </table:table-cell>
          <table:table-cell office:value-type="float" office:value="1.26839" calcext:value-type="float">
            <text:p>1.26839</text:p>
          </table:table-cell>
          <table:table-cell table:formula="of:=1/[.H57]" office:value-type="float" office:value="0.788401043842982" calcext:value-type="float">
            <text:p>0.7884010438</text:p>
          </table:table-cell>
          <table:table-cell office:value-type="float" office:value="2.84589" calcext:value-type="float">
            <text:p>2.84589</text:p>
          </table:table-cell>
          <table:table-cell table:formula="of:=1/[.J57]" office:value-type="float" office:value="0.35138392559094" calcext:value-type="float">
            <text:p>0.3513839256</text:p>
          </table:table-cell>
          <table:table-cell table:number-columns-repeated="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388771" calcext:value-type="float">
            <text:p>0.388771</text:p>
          </table:table-cell>
          <table:table-cell office:value-type="float" office:value="0.199723" calcext:value-type="float">
            <text:p>0.199723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0693548" calcext:value-type="float">
            <text:p>0.0693548</text:p>
          </table:table-cell>
          <table:table-cell table:formula="of:=AVERAGE([.C58:.F58])" office:value-type="float" office:value="0.19948445" calcext:value-type="float">
            <text:p>0.19948445</text:p>
          </table:table-cell>
          <table:table-cell office:value-type="float" office:value="1.20877" calcext:value-type="float">
            <text:p>1.20877</text:p>
          </table:table-cell>
          <table:table-cell table:formula="of:=1/[.H58]" office:value-type="float" office:value="0.827287242403435" calcext:value-type="float">
            <text:p>0.8272872424</text:p>
          </table:table-cell>
          <table:table-cell office:value-type="float" office:value="2.15415" calcext:value-type="float">
            <text:p>2.15415</text:p>
          </table:table-cell>
          <table:table-cell table:formula="of:=1/[.J58]" office:value-type="float" office:value="0.46422022607525" calcext:value-type="float">
            <text:p>0.4642202261</text:p>
          </table:table-cell>
          <table:table-cell table:number-columns-repeated="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0.399788" calcext:value-type="float">
            <text:p>0.399788</text:p>
          </table:table-cell>
          <table:table-cell office:value-type="float" office:value="0.212796" calcext:value-type="float">
            <text:p>0.212796</text:p>
          </table:table-cell>
          <table:table-cell office:value-type="float" office:value="0.166421" calcext:value-type="float">
            <text:p>0.166421</text:p>
          </table:table-cell>
          <table:table-cell office:value-type="float" office:value="0.0987261" calcext:value-type="float">
            <text:p>0.0987261</text:p>
          </table:table-cell>
          <table:table-cell table:formula="of:=AVERAGE([.C59:.F59])" office:value-type="float" office:value="0.219432775" calcext:value-type="float">
            <text:p>0.219432775</text:p>
          </table:table-cell>
          <table:table-cell office:value-type="float" office:value="1.13249" calcext:value-type="float">
            <text:p>1.13249</text:p>
          </table:table-cell>
          <table:table-cell table:formula="of:=1/[.H59]" office:value-type="float" office:value="0.883010004503351" calcext:value-type="float">
            <text:p>0.8830100045</text:p>
          </table:table-cell>
          <table:table-cell office:value-type="float" office:value="1.88989" calcext:value-type="float">
            <text:p>1.88989</text:p>
          </table:table-cell>
          <table:table-cell table:formula="of:=1/[.J59]" office:value-type="float" office:value="0.529131325103577" calcext:value-type="float">
            <text:p>0.529131325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4341" calcext:value-type="float">
            <text:p>0.4341</text:p>
          </table:table-cell>
          <table:table-cell office:value-type="float" office:value="0.207906" calcext:value-type="float">
            <text:p>0.207906</text:p>
          </table:table-cell>
          <table:table-cell office:value-type="float" office:value="0.157321" calcext:value-type="float">
            <text:p>0.157321</text:p>
          </table:table-cell>
          <table:table-cell office:value-type="float" office:value="0.0907563" calcext:value-type="float">
            <text:p>0.0907563</text:p>
          </table:table-cell>
          <table:table-cell table:formula="of:=AVERAGE([.C60:.F60])" office:value-type="float" office:value="0.222520825" calcext:value-type="float">
            <text:p>0.222520825</text:p>
          </table:table-cell>
          <table:table-cell office:value-type="float" office:value="1.1959" calcext:value-type="float">
            <text:p>1.1959</text:p>
          </table:table-cell>
          <table:table-cell table:formula="of:=1/[.H60]" office:value-type="float" office:value="0.83619031691613" calcext:value-type="float">
            <text:p>0.8361903169</text:p>
          </table:table-cell>
          <table:table-cell office:value-type="float" office:value="2.27618" calcext:value-type="float">
            <text:p>2.27618</text:p>
          </table:table-cell>
          <table:table-cell table:formula="of:=1/[.J60]" office:value-type="float" office:value="0.439332565965785" calcext:value-type="float">
            <text:p>0.439332566</text:p>
          </table:table-cell>
          <table:table-cell table:number-columns-repeated="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428004" calcext:value-type="float">
            <text:p>0.428004</text:p>
          </table:table-cell>
          <table:table-cell office:value-type="float" office:value="0.220568" calcext:value-type="float">
            <text:p>0.220568</text:p>
          </table:table-cell>
          <table:table-cell office:value-type="float" office:value="0.171223" calcext:value-type="float">
            <text:p>0.171223</text:p>
          </table:table-cell>
          <table:table-cell office:value-type="float" office:value="0.0857143" calcext:value-type="float">
            <text:p>0.0857143</text:p>
          </table:table-cell>
          <table:table-cell table:formula="of:=AVERAGE([.C61:.F61])" office:value-type="float" office:value="0.226377325" calcext:value-type="float">
            <text:p>0.226377325</text:p>
          </table:table-cell>
          <table:table-cell office:value-type="float" office:value="1.28654" calcext:value-type="float">
            <text:p>1.28654</text:p>
          </table:table-cell>
          <table:table-cell table:formula="of:=1/[.H61]" office:value-type="float" office:value="0.777278592193014" calcext:value-type="float">
            <text:p>0.7772785922</text:p>
          </table:table-cell>
          <table:table-cell office:value-type="float" office:value="2.37801" calcext:value-type="float">
            <text:p>2.37801</text:p>
          </table:table-cell>
          <table:table-cell table:formula="of:=1/[.J61]" office:value-type="float" office:value="0.420519678218342" calcext:value-type="float">
            <text:p>0.4205196782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388947" calcext:value-type="float">
            <text:p>0.388947</text:p>
          </table:table-cell>
          <table:table-cell office:value-type="float" office:value="0.201635" calcext:value-type="float">
            <text:p>0.201635</text:p>
          </table:table-cell>
          <table:table-cell office:value-type="float" office:value="0.162857" calcext:value-type="float">
            <text:p>0.162857</text:p>
          </table:table-cell>
          <table:table-cell office:value-type="float" office:value="0.0886469" calcext:value-type="float">
            <text:p>0.0886469</text:p>
          </table:table-cell>
          <table:table-cell table:formula="of:=AVERAGE([.C62:.F62])" office:value-type="float" office:value="0.210521475" calcext:value-type="float">
            <text:p>0.210521475</text:p>
          </table:table-cell>
          <table:table-cell office:value-type="float" office:value="1.23242" calcext:value-type="float">
            <text:p>1.23242</text:p>
          </table:table-cell>
          <table:table-cell table:formula="of:=1/[.H62]" office:value-type="float" office:value="0.811411694065335" calcext:value-type="float">
            <text:p>0.8114116941</text:p>
          </table:table-cell>
          <table:table-cell office:value-type="float" office:value="2.35775" calcext:value-type="float">
            <text:p>2.35775</text:p>
          </table:table-cell>
          <table:table-cell table:formula="of:=1/[.J62]" office:value-type="float" office:value="0.424133177817835" calcext:value-type="float">
            <text:p>0.4241331778</text:p>
          </table:table-cell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0.439716" calcext:value-type="float">
            <text:p>0.439716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168421" calcext:value-type="float">
            <text:p>0.168421</text:p>
          </table:table-cell>
          <table:table-cell office:value-type="float" office:value="0.0767947" calcext:value-type="float">
            <text:p>0.0767947</text:p>
          </table:table-cell>
          <table:table-cell table:formula="of:=AVERAGE([.C63:.F63])" office:value-type="float" office:value="0.226788425" calcext:value-type="float">
            <text:p>0.226788425</text:p>
          </table:table-cell>
          <table:table-cell office:value-type="float" office:value="1.56936" calcext:value-type="float">
            <text:p>1.56936</text:p>
          </table:table-cell>
          <table:table-cell table:formula="of:=1/[.H63]" office:value-type="float" office:value="0.63720242646684" calcext:value-type="float">
            <text:p>0.6372024265</text:p>
          </table:table-cell>
          <table:table-cell office:value-type="float" office:value="3.48619" calcext:value-type="float">
            <text:p>3.48619</text:p>
          </table:table-cell>
          <table:table-cell table:formula="of:=1/[.J63]" office:value-type="float" office:value="0.286846098462792" calcext:value-type="float">
            <text:p>0.2868460985</text:p>
          </table:table-cell>
          <table:table-cell table:number-columns-repeated="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0.444554" calcext:value-type="float">
            <text:p>0.444554</text:p>
          </table:table-cell>
          <table:table-cell office:value-type="float" office:value="0.245968" calcext:value-type="float">
            <text:p>0.245968</text:p>
          </table:table-cell>
          <table:table-cell office:value-type="float" office:value="0.188133" calcext:value-type="float">
            <text:p>0.188133</text:p>
          </table:table-cell>
          <table:table-cell office:value-type="float" office:value="0.100962" calcext:value-type="float">
            <text:p>0.100962</text:p>
          </table:table-cell>
          <table:table-cell table:formula="of:=AVERAGE([.C64:.F64])" office:value-type="float" office:value="0.24490425" calcext:value-type="float">
            <text:p>0.24490425</text:p>
          </table:table-cell>
          <table:table-cell office:value-type="float" office:value="1.78727" calcext:value-type="float">
            <text:p>1.78727</text:p>
          </table:table-cell>
          <table:table-cell table:formula="of:=1/[.H64]" office:value-type="float" office:value="0.559512552664119" calcext:value-type="float">
            <text:p>0.5595125527</text:p>
          </table:table-cell>
          <table:table-cell office:value-type="float" office:value="4.27743" calcext:value-type="float">
            <text:p>4.27743</text:p>
          </table:table-cell>
          <table:table-cell table:formula="of:=1/[.J64]" office:value-type="float" office:value="0.233785240202645" calcext:value-type="float">
            <text:p>0.2337852402</text:p>
          </table:table-cell>
          <table:table-cell table:number-columns-repeated="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415418" calcext:value-type="float">
            <text:p>0.415418</text:p>
          </table:table-cell>
          <table:table-cell office:value-type="float" office:value="0.218884" calcext:value-type="float">
            <text:p>0.218884</text:p>
          </table:table-cell>
          <table:table-cell office:value-type="float" office:value="0.176471" calcext:value-type="float">
            <text:p>0.176471</text:p>
          </table:table-cell>
          <table:table-cell office:value-type="float" office:value="0.0915142" calcext:value-type="float">
            <text:p>0.0915142</text:p>
          </table:table-cell>
          <table:table-cell table:formula="of:=AVERAGE([.C65:.F65])" office:value-type="float" office:value="0.2255718" calcext:value-type="float">
            <text:p>0.2255718</text:p>
          </table:table-cell>
          <table:table-cell office:value-type="float" office:value="2.10265" calcext:value-type="float">
            <text:p>2.10265</text:p>
          </table:table-cell>
          <table:table-cell table:formula="of:=1/[.H65]" office:value-type="float" office:value="0.475590326492759" calcext:value-type="float">
            <text:p>0.4755903265</text:p>
          </table:table-cell>
          <table:table-cell office:value-type="float" office:value="4.14229" calcext:value-type="float">
            <text:p>4.14229</text:p>
          </table:table-cell>
          <table:table-cell table:formula="of:=1/[.J65]" office:value-type="float" office:value="0.2414123588643" calcext:value-type="float">
            <text:p>0.2414123589</text:p>
          </table:table-cell>
          <table:table-cell table:number-columns-repeated="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0.423913" calcext:value-type="float">
            <text:p>0.423913</text:p>
          </table:table-cell>
          <table:table-cell office:value-type="float" office:value="0.199396" calcext:value-type="float">
            <text:p>0.199396</text:p>
          </table:table-cell>
          <table:table-cell office:value-type="float" office:value="0.14791" calcext:value-type="float">
            <text:p>0.14791</text:p>
          </table:table-cell>
          <table:table-cell office:value-type="float" office:value="0.0877797" calcext:value-type="float">
            <text:p>0.0877797</text:p>
          </table:table-cell>
          <table:table-cell table:formula="of:=AVERAGE([.C66:.F66])" office:value-type="float" office:value="0.214749675" calcext:value-type="float">
            <text:p>0.214749675</text:p>
          </table:table-cell>
          <table:table-cell office:value-type="float" office:value="1.79461" calcext:value-type="float">
            <text:p>1.79461</text:p>
          </table:table-cell>
          <table:table-cell table:formula="of:=1/[.H66]" office:value-type="float" office:value="0.55722413226272" calcext:value-type="float">
            <text:p>0.5572241323</text:p>
          </table:table-cell>
          <table:table-cell office:value-type="float" office:value="3.64195" calcext:value-type="float">
            <text:p>3.64195</text:p>
          </table:table-cell>
          <table:table-cell table:formula="of:=1/[.J66]" office:value-type="float" office:value="0.274578179272093" calcext:value-type="float">
            <text:p>0.2745781793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388945" calcext:value-type="float">
            <text:p>0.388945</text:p>
          </table:table-cell>
          <table:table-cell office:value-type="float" office:value="0.209363" calcext:value-type="float">
            <text:p>0.209363</text:p>
          </table:table-cell>
          <table:table-cell office:value-type="float" office:value="0.14965" calcext:value-type="float">
            <text:p>0.14965</text:p>
          </table:table-cell>
          <table:table-cell office:value-type="float" office:value="0.07739" calcext:value-type="float">
            <text:p>0.07739</text:p>
          </table:table-cell>
          <table:table-cell table:formula="of:=AVERAGE([.C67:.F67])" office:value-type="float" office:value="0.206337" calcext:value-type="float">
            <text:p>0.206337</text:p>
          </table:table-cell>
          <table:table-cell office:value-type="float" office:value="1.74425" calcext:value-type="float">
            <text:p>1.74425</text:p>
          </table:table-cell>
          <table:table-cell table:formula="of:=1/[.H67]" office:value-type="float" office:value="0.573312311881898" calcext:value-type="float">
            <text:p>0.5733123119</text:p>
          </table:table-cell>
          <table:table-cell office:value-type="float" office:value="3.19982" calcext:value-type="float">
            <text:p>3.19982</text:p>
          </table:table-cell>
          <table:table-cell table:formula="of:=1/[.J67]" office:value-type="float" office:value="0.312517579113825" calcext:value-type="float">
            <text:p>0.3125175791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392821" calcext:value-type="float">
            <text:p>0.392821</text:p>
          </table:table-cell>
          <table:table-cell office:value-type="float" office:value="0.202156" calcext:value-type="float">
            <text:p>0.202156</text:p>
          </table:table-cell>
          <table:table-cell office:value-type="float" office:value="0.157895" calcext:value-type="float">
            <text:p>0.157895</text:p>
          </table:table-cell>
          <table:table-cell office:value-type="float" office:value="0.0735524" calcext:value-type="float">
            <text:p>0.0735524</text:p>
          </table:table-cell>
          <table:table-cell table:formula="of:=AVERAGE([.C68:.F68])" office:value-type="float" office:value="0.2066061" calcext:value-type="float">
            <text:p>0.2066061</text:p>
          </table:table-cell>
          <table:table-cell office:value-type="float" office:value="1.3154" calcext:value-type="float">
            <text:p>1.3154</text:p>
          </table:table-cell>
          <table:table-cell table:formula="of:=1/[.H68]" office:value-type="float" office:value="0.760225026607876" calcext:value-type="float">
            <text:p>0.7602250266</text:p>
          </table:table-cell>
          <table:table-cell office:value-type="float" office:value="2.60862" calcext:value-type="float">
            <text:p>2.60862</text:p>
          </table:table-cell>
          <table:table-cell table:formula="of:=1/[.J68]" office:value-type="float" office:value="0.383344450322393" calcext:value-type="float">
            <text:p>0.3833444503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85787" calcext:value-type="float">
            <text:p>0.385787</text:p>
          </table:table-cell>
          <table:table-cell office:value-type="float" office:value="0.181326" calcext:value-type="float">
            <text:p>0.181326</text:p>
          </table:table-cell>
          <table:table-cell office:value-type="float" office:value="0.143059" calcext:value-type="float">
            <text:p>0.143059</text:p>
          </table:table-cell>
          <table:table-cell office:value-type="float" office:value="0.0819423" calcext:value-type="float">
            <text:p>0.0819423</text:p>
          </table:table-cell>
          <table:table-cell table:formula="of:=AVERAGE([.C69:.F69])" office:value-type="float" office:value="0.198028575" calcext:value-type="float">
            <text:p>0.198028575</text:p>
          </table:table-cell>
          <table:table-cell office:value-type="float" office:value="1.25468" calcext:value-type="float">
            <text:p>1.25468</text:p>
          </table:table-cell>
          <table:table-cell table:formula="of:=1/[.H69]" office:value-type="float" office:value="0.797015972200083" calcext:value-type="float">
            <text:p>0.7970159722</text:p>
          </table:table-cell>
          <table:table-cell office:value-type="float" office:value="2.04294" calcext:value-type="float">
            <text:p>2.04294</text:p>
          </table:table-cell>
          <table:table-cell table:formula="of:=1/[.J69]" office:value-type="float" office:value="0.489490636044132" calcext:value-type="float">
            <text:p>0.489490636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410516" calcext:value-type="float">
            <text:p>0.410516</text:p>
          </table:table-cell>
          <table:table-cell office:value-type="float" office:value="0.190278" calcext:value-type="float">
            <text:p>0.190278</text:p>
          </table:table-cell>
          <table:table-cell office:value-type="float" office:value="0.151383" calcext:value-type="float">
            <text:p>0.151383</text:p>
          </table:table-cell>
          <table:table-cell office:value-type="float" office:value="0.0818897" calcext:value-type="float">
            <text:p>0.0818897</text:p>
          </table:table-cell>
          <table:table-cell table:formula="of:=AVERAGE([.C70:.F70])" office:value-type="float" office:value="0.208516675" calcext:value-type="float">
            <text:p>0.208516675</text:p>
          </table:table-cell>
          <table:table-cell office:value-type="float" office:value="1.19067" calcext:value-type="float">
            <text:p>1.19067</text:p>
          </table:table-cell>
          <table:table-cell table:formula="of:=1/[.H70]" office:value-type="float" office:value="0.839863270259602" calcext:value-type="float">
            <text:p>0.8398632703</text:p>
          </table:table-cell>
          <table:table-cell office:value-type="float" office:value="1.69941" calcext:value-type="float">
            <text:p>1.69941</text:p>
          </table:table-cell>
          <table:table-cell table:formula="of:=1/[.J70]" office:value-type="float" office:value="0.58843951724422" calcext:value-type="float">
            <text:p>0.5884395172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462564" calcext:value-type="float">
            <text:p>0.462564</text:p>
          </table:table-cell>
          <table:table-cell office:value-type="float" office:value="0.246043" calcext:value-type="float">
            <text:p>0.246043</text:p>
          </table:table-cell>
          <table:table-cell office:value-type="float" office:value="0.168254" calcext:value-type="float">
            <text:p>0.168254</text:p>
          </table:table-cell>
          <table:table-cell office:value-type="float" office:value="0.0965517" calcext:value-type="float">
            <text:p>0.0965517</text:p>
          </table:table-cell>
          <table:table-cell table:formula="of:=AVERAGE([.C71:.F71])" office:value-type="float" office:value="0.243353175" calcext:value-type="float">
            <text:p>0.243353175</text:p>
          </table:table-cell>
          <table:table-cell office:value-type="float" office:value="1.22491" calcext:value-type="float">
            <text:p>1.22491</text:p>
          </table:table-cell>
          <table:table-cell table:formula="of:=1/[.H71]" office:value-type="float" office:value="0.816386510029308" calcext:value-type="float">
            <text:p>0.81638651</text:p>
          </table:table-cell>
          <table:table-cell office:value-type="float" office:value="1.52467" calcext:value-type="float">
            <text:p>1.52467</text:p>
          </table:table-cell>
          <table:table-cell table:formula="of:=1/[.J71]" office:value-type="float" office:value="0.655879632969757" calcext:value-type="float">
            <text:p>0.655879633</text:p>
          </table:table-cell>
          <table:table-cell table:number-columns-repeated="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220651" calcext:value-type="float">
            <text:p>0.220651</text:p>
          </table:table-cell>
          <table:table-cell office:value-type="float" office:value="0.173913" calcext:value-type="float">
            <text:p>0.173913</text:p>
          </table:table-cell>
          <table:table-cell office:value-type="float" office:value="0.101142" calcext:value-type="float">
            <text:p>0.101142</text:p>
          </table:table-cell>
          <table:table-cell table:formula="of:=AVERAGE([.C72:.F72])" office:value-type="float" office:value="0.225489" calcext:value-type="float">
            <text:p>0.225489</text:p>
          </table:table-cell>
          <table:table-cell office:value-type="float" office:value="1.22562" calcext:value-type="float">
            <text:p>1.22562</text:p>
          </table:table-cell>
          <table:table-cell table:formula="of:=1/[.H72]" office:value-type="float" office:value="0.815913578433772" calcext:value-type="float">
            <text:p>0.8159135784</text:p>
          </table:table-cell>
          <table:table-cell office:value-type="float" office:value="1.65812" calcext:value-type="float">
            <text:p>1.65812</text:p>
          </table:table-cell>
          <table:table-cell table:formula="of:=1/[.J72]" office:value-type="float" office:value="0.603092659156153" calcext:value-type="float">
            <text:p>0.6030926592</text:p>
          </table:table-cell>
          <table:table-cell table:number-columns-repeated="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381594" calcext:value-type="float">
            <text:p>0.381594</text:p>
          </table:table-cell>
          <table:table-cell office:value-type="float" office:value="0.210602" calcext:value-type="float">
            <text:p>0.210602</text:p>
          </table:table-cell>
          <table:table-cell office:value-type="float" office:value="0.162614" calcext:value-type="float">
            <text:p>0.162614</text:p>
          </table:table-cell>
          <table:table-cell office:value-type="float" office:value="0.0831947" calcext:value-type="float">
            <text:p>0.0831947</text:p>
          </table:table-cell>
          <table:table-cell table:formula="of:=AVERAGE([.C73:.F73])" office:value-type="float" office:value="0.209501175" calcext:value-type="float">
            <text:p>0.209501175</text:p>
          </table:table-cell>
          <table:table-cell office:value-type="float" office:value="1.14812" calcext:value-type="float">
            <text:p>1.14812</text:p>
          </table:table-cell>
          <table:table-cell table:formula="of:=1/[.H73]" office:value-type="float" office:value="0.870989095216528" calcext:value-type="float">
            <text:p>0.8709890952</text:p>
          </table:table-cell>
          <table:table-cell office:value-type="float" office:value="1.47177" calcext:value-type="float">
            <text:p>1.47177</text:p>
          </table:table-cell>
          <table:table-cell table:formula="of:=1/[.J73]" office:value-type="float" office:value="0.679453990773015" calcext:value-type="float">
            <text:p>0.6794539908</text:p>
          </table:table-cell>
          <table:table-cell table:number-columns-repeated="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396842" calcext:value-type="float">
            <text:p>0.396842</text:p>
          </table:table-cell>
          <table:table-cell office:value-type="float" office:value="0.212912" calcext:value-type="float">
            <text:p>0.212912</text:p>
          </table:table-cell>
          <table:table-cell office:value-type="float" office:value="0.157353" calcext:value-type="float">
            <text:p>0.157353</text:p>
          </table:table-cell>
          <table:table-cell office:value-type="float" office:value="0.0904762" calcext:value-type="float">
            <text:p>0.0904762</text:p>
          </table:table-cell>
          <table:table-cell table:formula="of:=AVERAGE([.C74:.F74])" office:value-type="float" office:value="0.2143958" calcext:value-type="float">
            <text:p>0.2143958</text:p>
          </table:table-cell>
          <table:table-cell office:value-type="float" office:value="1.18854" calcext:value-type="float">
            <text:p>1.18854</text:p>
          </table:table-cell>
          <table:table-cell table:formula="of:=1/[.H74]" office:value-type="float" office:value="0.841368401568311" calcext:value-type="float">
            <text:p>0.8413684016</text:p>
          </table:table-cell>
          <table:table-cell office:value-type="float" office:value="1.61207" calcext:value-type="float">
            <text:p>1.61207</text:p>
          </table:table-cell>
          <table:table-cell table:formula="of:=1/[.J74]" office:value-type="float" office:value="0.620320457548369" calcext:value-type="float">
            <text:p>0.6203204575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53:.B74];[.C53:.C74])" office:value-type="float" office:value="-0.20423962777398" calcext:value-type="float">
            <text:p>-0.2042396278</text:p>
          </table:table-cell>
          <table:table-cell table:formula="of:=CORREL([.B53:.B74];[.D53:.D74])" office:value-type="float" office:value="-0.0695876573600181" calcext:value-type="float">
            <text:p>-0.0695876574</text:p>
          </table:table-cell>
          <table:table-cell table:formula="of:=CORREL([.B53:.B74];[.E53:.E74])" office:value-type="float" office:value="-0.175655905968165" calcext:value-type="float">
            <text:p>-0.175655906</text:p>
          </table:table-cell>
          <table:table-cell table:formula="of:=CORREL([.B53:.B74];[.F53:.F74])" office:value-type="float" office:value="-0.0788762328087983" calcext:value-type="float">
            <text:p>-0.0788762328</text:p>
          </table:table-cell>
          <table:table-cell table:formula="of:=CORREL([.B53:.B74];[.G53:.G74])" office:value-type="float" office:value="-0.175998226168736" calcext:value-type="float">
            <text:p>-0.1759982262</text:p>
          </table:table-cell>
          <table:table-cell table:formula="of:=CORREL([.B53:.B74];[.H53:.H74])" office:value-type="float" office:value="-0.61357777664053" calcext:value-type="float">
            <text:p>-0.6135777766</text:p>
          </table:table-cell>
          <table:table-cell table:formula="of:=CORREL([.B53:.B74];[.I53:.I74])" office:value-type="float" office:value="0.646402315070346" calcext:value-type="float">
            <text:p>0.6464023151</text:p>
          </table:table-cell>
          <table:table-cell table:formula="of:=CORREL([.B53:.B74];[.J53:.J74])" office:value-type="float" office:value="-0.552554632197239" calcext:value-type="float">
            <text:p>-0.5525546322</text:p>
          </table:table-cell>
          <table:table-cell table:formula="of:=CORREL([.B53:.B74];[.K53:.K74])" office:value-type="float" office:value="0.535829634826214" calcext:value-type="float">
            <text:p>0.535829634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0.712901" calcext:value-type="float">
            <text:p>0.712901</text:p>
          </table:table-cell>
          <table:table-cell office:value-type="float" office:value="0.612428" calcext:value-type="float">
            <text:p>0.612428</text:p>
          </table:table-cell>
          <table:table-cell office:value-type="float" office:value="0.490323" calcext:value-type="float">
            <text:p>0.490323</text:p>
          </table:table-cell>
          <table:table-cell office:value-type="float" office:value="0.299852" calcext:value-type="float">
            <text:p>0.299852</text:p>
          </table:table-cell>
          <table:table-cell table:formula="of:=AVERAGE([.C78:.F78])" office:value-type="float" office:value="0.528876" calcext:value-type="float">
            <text:p>0.528876</text:p>
          </table:table-cell>
          <table:table-cell office:value-type="float" office:value="1.34247" calcext:value-type="float">
            <text:p>1.34247</text:p>
          </table:table-cell>
          <table:table-cell table:formula="of:=1/[.H78]" office:value-type="float" office:value="0.744895602881256" calcext:value-type="float">
            <text:p>0.7448956029</text:p>
          </table:table-cell>
          <table:table-cell office:value-type="float" office:value="1.57918" calcext:value-type="float">
            <text:p>1.57918</text:p>
          </table:table-cell>
          <table:table-cell table:formula="of:=1/[.J78]" office:value-type="float" office:value="0.633240035968034" calcext:value-type="float">
            <text:p>0.633240036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695144" calcext:value-type="float">
            <text:p>0.695144</text:p>
          </table:table-cell>
          <table:table-cell office:value-type="float" office:value="0.597076" calcext:value-type="float">
            <text:p>0.597076</text:p>
          </table:table-cell>
          <table:table-cell office:value-type="float" office:value="0.462622" calcext:value-type="float">
            <text:p>0.462622</text:p>
          </table:table-cell>
          <table:table-cell office:value-type="float" office:value="0.271659" calcext:value-type="float">
            <text:p>0.271659</text:p>
          </table:table-cell>
          <table:table-cell table:formula="of:=AVERAGE([.C79:.F79])" office:value-type="float" office:value="0.50662525" calcext:value-type="float">
            <text:p>0.50662525</text:p>
          </table:table-cell>
          <table:table-cell office:value-type="float" office:value="1.57904" calcext:value-type="float">
            <text:p>1.57904</text:p>
          </table:table-cell>
          <table:table-cell table:formula="of:=1/[.H79]" office:value-type="float" office:value="0.633296179957442" calcext:value-type="float">
            <text:p>0.63329618</text:p>
          </table:table-cell>
          <table:table-cell office:value-type="float" office:value="1.41892" calcext:value-type="float">
            <text:p>1.41892</text:p>
          </table:table-cell>
          <table:table-cell table:formula="of:=1/[.J79]" office:value-type="float" office:value="0.704761367800863" calcext:value-type="float">
            <text:p>0.7047613678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0.688085" calcext:value-type="float">
            <text:p>0.688085</text:p>
          </table:table-cell>
          <table:table-cell office:value-type="float" office:value="0.592502" calcext:value-type="float">
            <text:p>0.592502</text:p>
          </table:table-cell>
          <table:table-cell office:value-type="float" office:value="0.456522" calcext:value-type="float">
            <text:p>0.456522</text:p>
          </table:table-cell>
          <table:table-cell office:value-type="float" office:value="0.279539" calcext:value-type="float">
            <text:p>0.279539</text:p>
          </table:table-cell>
          <table:table-cell table:formula="of:=AVERAGE([.C80:.F80])" office:value-type="float" office:value="0.504162" calcext:value-type="float">
            <text:p>0.504162</text:p>
          </table:table-cell>
          <table:table-cell office:value-type="float" office:value="1.54253" calcext:value-type="float">
            <text:p>1.54253</text:p>
          </table:table-cell>
          <table:table-cell table:formula="of:=1/[.H80]" office:value-type="float" office:value="0.648285608707772" calcext:value-type="float">
            <text:p>0.6482856087</text:p>
          </table:table-cell>
          <table:table-cell office:value-type="float" office:value="1.32521" calcext:value-type="float">
            <text:p>1.32521</text:p>
          </table:table-cell>
          <table:table-cell table:formula="of:=1/[.J80]" office:value-type="float" office:value="0.754597384565465" calcext:value-type="float">
            <text:p>0.7545973846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0.678227" calcext:value-type="float">
            <text:p>0.678227</text:p>
          </table:table-cell>
          <table:table-cell office:value-type="float" office:value="0.563589" calcext:value-type="float">
            <text:p>0.563589</text:p>
          </table:table-cell>
          <table:table-cell office:value-type="float" office:value="0.437079" calcext:value-type="float">
            <text:p>0.437079</text:p>
          </table:table-cell>
          <table:table-cell office:value-type="float" office:value="0.272859" calcext:value-type="float">
            <text:p>0.272859</text:p>
          </table:table-cell>
          <table:table-cell table:formula="of:=AVERAGE([.C81:.F81])" office:value-type="float" office:value="0.4879385" calcext:value-type="float">
            <text:p>0.4879385</text:p>
          </table:table-cell>
          <table:table-cell office:value-type="float" office:value="1.58812" calcext:value-type="float">
            <text:p>1.58812</text:p>
          </table:table-cell>
          <table:table-cell table:formula="of:=1/[.H81]" office:value-type="float" office:value="0.629675339395008" calcext:value-type="float">
            <text:p>0.6296753394</text:p>
          </table:table-cell>
          <table:table-cell office:value-type="float" office:value="1.36581" calcext:value-type="float">
            <text:p>1.36581</text:p>
          </table:table-cell>
          <table:table-cell table:formula="of:=1/[.J81]" office:value-type="float" office:value="0.732166260314392" calcext:value-type="float">
            <text:p>0.7321662603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68564" calcext:value-type="float">
            <text:p>0.68564</text:p>
          </table:table-cell>
          <table:table-cell office:value-type="float" office:value="0.581395" calcext:value-type="float">
            <text:p>0.581395</text:p>
          </table:table-cell>
          <table:table-cell office:value-type="float" office:value="0.455767" calcext:value-type="float">
            <text:p>0.455767</text:p>
          </table:table-cell>
          <table:table-cell office:value-type="float" office:value="0.283186" calcext:value-type="float">
            <text:p>0.283186</text:p>
          </table:table-cell>
          <table:table-cell table:formula="of:=AVERAGE([.C82:.F82])" office:value-type="float" office:value="0.501497" calcext:value-type="float">
            <text:p>0.501497</text:p>
          </table:table-cell>
          <table:table-cell office:value-type="float" office:value="1.67201" calcext:value-type="float">
            <text:p>1.67201</text:p>
          </table:table-cell>
          <table:table-cell table:formula="of:=1/[.H82]" office:value-type="float" office:value="0.598082547353186" calcext:value-type="float">
            <text:p>0.5980825474</text:p>
          </table:table-cell>
          <table:table-cell office:value-type="float" office:value="1.34849" calcext:value-type="float">
            <text:p>1.34849</text:p>
          </table:table-cell>
          <table:table-cell table:formula="of:=1/[.J82]" office:value-type="float" office:value="0.741570200743053" calcext:value-type="float">
            <text:p>0.7415702007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6586" calcext:value-type="float">
            <text:p>0.6586</text:p>
          </table:table-cell>
          <table:table-cell office:value-type="float" office:value="0.555366" calcext:value-type="float">
            <text:p>0.555366</text:p>
          </table:table-cell>
          <table:table-cell office:value-type="float" office:value="0.431991" calcext:value-type="float">
            <text:p>0.431991</text:p>
          </table:table-cell>
          <table:table-cell office:value-type="float" office:value="0.273992" calcext:value-type="float">
            <text:p>0.273992</text:p>
          </table:table-cell>
          <table:table-cell table:formula="of:=AVERAGE([.C83:.F83])" office:value-type="float" office:value="0.47998725" calcext:value-type="float">
            <text:p>0.47998725</text:p>
          </table:table-cell>
          <table:table-cell office:value-type="float" office:value="1.47184" calcext:value-type="float">
            <text:p>1.47184</text:p>
          </table:table-cell>
          <table:table-cell table:formula="of:=1/[.H83]" office:value-type="float" office:value="0.67942167626916" calcext:value-type="float">
            <text:p>0.6794216763</text:p>
          </table:table-cell>
          <table:table-cell office:value-type="float" office:value="1.27092" calcext:value-type="float">
            <text:p>1.27092</text:p>
          </table:table-cell>
          <table:table-cell table:formula="of:=1/[.J83]" office:value-type="float" office:value="0.786831586567211" calcext:value-type="float">
            <text:p>0.7868315866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680906" calcext:value-type="float">
            <text:p>0.680906</text:p>
          </table:table-cell>
          <table:table-cell office:value-type="float" office:value="0.566403" calcext:value-type="float">
            <text:p>0.566403</text:p>
          </table:table-cell>
          <table:table-cell office:value-type="float" office:value="0.436571" calcext:value-type="float">
            <text:p>0.436571</text:p>
          </table:table-cell>
          <table:table-cell office:value-type="float" office:value="0.265276" calcext:value-type="float">
            <text:p>0.265276</text:p>
          </table:table-cell>
          <table:table-cell table:formula="of:=AVERAGE([.C84:.F84])" office:value-type="float" office:value="0.487289" calcext:value-type="float">
            <text:p>0.487289</text:p>
          </table:table-cell>
          <table:table-cell office:value-type="float" office:value="1.41691" calcext:value-type="float">
            <text:p>1.41691</text:p>
          </table:table-cell>
          <table:table-cell table:formula="of:=1/[.H84]" office:value-type="float" office:value="0.705761128088587" calcext:value-type="float">
            <text:p>0.7057611281</text:p>
          </table:table-cell>
          <table:table-cell office:value-type="float" office:value="1.15425" calcext:value-type="float">
            <text:p>1.15425</text:p>
          </table:table-cell>
          <table:table-cell table:formula="of:=1/[.J84]" office:value-type="float" office:value="0.866363439462855" calcext:value-type="float">
            <text:p>0.8663634395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0.667901" calcext:value-type="float">
            <text:p>0.667901</text:p>
          </table:table-cell>
          <table:table-cell office:value-type="float" office:value="0.551293" calcext:value-type="float">
            <text:p>0.551293</text:p>
          </table:table-cell>
          <table:table-cell office:value-type="float" office:value="0.43428" calcext:value-type="float">
            <text:p>0.43428</text:p>
          </table:table-cell>
          <table:table-cell office:value-type="float" office:value="0.251739" calcext:value-type="float">
            <text:p>0.251739</text:p>
          </table:table-cell>
          <table:table-cell table:formula="of:=AVERAGE([.C85:.F85])" office:value-type="float" office:value="0.47630325" calcext:value-type="float">
            <text:p>0.47630325</text:p>
          </table:table-cell>
          <table:table-cell office:value-type="float" office:value="1.31716" calcext:value-type="float">
            <text:p>1.31716</text:p>
          </table:table-cell>
          <table:table-cell table:formula="of:=1/[.H85]" office:value-type="float" office:value="0.759209207689271" calcext:value-type="float">
            <text:p>0.7592092077</text:p>
          </table:table-cell>
          <table:table-cell office:value-type="float" office:value="1.04661" calcext:value-type="float">
            <text:p>1.04661</text:p>
          </table:table-cell>
          <table:table-cell table:formula="of:=1/[.J85]" office:value-type="float" office:value="0.955465741775829" calcext:value-type="float">
            <text:p>0.9554657418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660602" calcext:value-type="float">
            <text:p>0.660602</text:p>
          </table:table-cell>
          <table:table-cell office:value-type="float" office:value="0.536418" calcext:value-type="float">
            <text:p>0.536418</text:p>
          </table:table-cell>
          <table:table-cell office:value-type="float" office:value="0.404185" calcext:value-type="float">
            <text:p>0.404185</text:p>
          </table:table-cell>
          <table:table-cell office:value-type="float" office:value="0.248611" calcext:value-type="float">
            <text:p>0.248611</text:p>
          </table:table-cell>
          <table:table-cell table:formula="of:=AVERAGE([.C86:.F86])" office:value-type="float" office:value="0.462454" calcext:value-type="float">
            <text:p>0.462454</text:p>
          </table:table-cell>
          <table:table-cell office:value-type="float" office:value="1.43765" calcext:value-type="float">
            <text:p>1.43765</text:p>
          </table:table-cell>
          <table:table-cell table:formula="of:=1/[.H86]" office:value-type="float" office:value="0.69557959169478" calcext:value-type="float">
            <text:p>0.6955795917</text:p>
          </table:table-cell>
          <table:table-cell office:value-type="float" office:value="1.20868" calcext:value-type="float">
            <text:p>1.20868</text:p>
          </table:table-cell>
          <table:table-cell table:formula="of:=1/[.J86]" office:value-type="float" office:value="0.827348843366317" calcext:value-type="float">
            <text:p>0.8273488434</text:p>
          </table:table-cell>
          <table:table-cell table:number-columns-repeated="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672359" calcext:value-type="float">
            <text:p>0.672359</text:p>
          </table:table-cell>
          <table:table-cell office:value-type="float" office:value="0.55229" calcext:value-type="float">
            <text:p>0.55229</text:p>
          </table:table-cell>
          <table:table-cell office:value-type="float" office:value="0.425721" calcext:value-type="float">
            <text:p>0.425721</text:p>
          </table:table-cell>
          <table:table-cell office:value-type="float" office:value="0.262108" calcext:value-type="float">
            <text:p>0.262108</text:p>
          </table:table-cell>
          <table:table-cell table:formula="of:=AVERAGE([.C87:.F87])" office:value-type="float" office:value="0.4781195" calcext:value-type="float">
            <text:p>0.4781195</text:p>
          </table:table-cell>
          <table:table-cell office:value-type="float" office:value="1.53518" calcext:value-type="float">
            <text:p>1.53518</text:p>
          </table:table-cell>
          <table:table-cell table:formula="of:=1/[.H87]" office:value-type="float" office:value="0.65138941361925" calcext:value-type="float">
            <text:p>0.6513894136</text:p>
          </table:table-cell>
          <table:table-cell office:value-type="float" office:value="1.30017" calcext:value-type="float">
            <text:p>1.30017</text:p>
          </table:table-cell>
          <table:table-cell table:formula="of:=1/[.J87]" office:value-type="float" office:value="0.769130190667374" calcext:value-type="float">
            <text:p>0.7691301907</text:p>
          </table:table-cell>
          <table:table-cell table:number-columns-repeated="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0.666034" calcext:value-type="float">
            <text:p>0.666034</text:p>
          </table:table-cell>
          <table:table-cell office:value-type="float" office:value="0.54007" calcext:value-type="float">
            <text:p>0.54007</text:p>
          </table:table-cell>
          <table:table-cell office:value-type="float" office:value="0.412027" calcext:value-type="float">
            <text:p>0.412027</text:p>
          </table:table-cell>
          <table:table-cell office:value-type="float" office:value="0.223529" calcext:value-type="float">
            <text:p>0.223529</text:p>
          </table:table-cell>
          <table:table-cell table:formula="of:=AVERAGE([.C88:.F88])" office:value-type="float" office:value="0.460415" calcext:value-type="float">
            <text:p>0.460415</text:p>
          </table:table-cell>
          <table:table-cell office:value-type="float" office:value="1.68292" calcext:value-type="float">
            <text:p>1.68292</text:p>
          </table:table-cell>
          <table:table-cell table:formula="of:=1/[.H88]" office:value-type="float" office:value="0.594205309818648" calcext:value-type="float">
            <text:p>0.5942053098</text:p>
          </table:table-cell>
          <table:table-cell office:value-type="float" office:value="1.33107" calcext:value-type="float">
            <text:p>1.33107</text:p>
          </table:table-cell>
          <table:table-cell table:formula="of:=1/[.J88]" office:value-type="float" office:value="0.751275289804443" calcext:value-type="float">
            <text:p>0.7512752898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674564" calcext:value-type="float">
            <text:p>0.674564</text:p>
          </table:table-cell>
          <table:table-cell office:value-type="float" office:value="0.555366" calcext:value-type="float">
            <text:p>0.555366</text:p>
          </table:table-cell>
          <table:table-cell office:value-type="float" office:value="0.423204" calcext:value-type="float">
            <text:p>0.423204</text:p>
          </table:table-cell>
          <table:table-cell office:value-type="float" office:value="0.23348" calcext:value-type="float">
            <text:p>0.23348</text:p>
          </table:table-cell>
          <table:table-cell table:formula="of:=AVERAGE([.C89:.F89])" office:value-type="float" office:value="0.4716535" calcext:value-type="float">
            <text:p>0.4716535</text:p>
          </table:table-cell>
          <table:table-cell office:value-type="float" office:value="1.71381" calcext:value-type="float">
            <text:p>1.71381</text:p>
          </table:table-cell>
          <table:table-cell table:formula="of:=1/[.H89]" office:value-type="float" office:value="0.583495253266115" calcext:value-type="float">
            <text:p>0.5834952533</text:p>
          </table:table-cell>
          <table:table-cell office:value-type="float" office:value="1.61499" calcext:value-type="float">
            <text:p>1.61499</text:p>
          </table:table-cell>
          <table:table-cell table:formula="of:=1/[.J89]" office:value-type="float" office:value="0.619198880488424" calcext:value-type="float">
            <text:p>0.6191988805</text:p>
          </table:table-cell>
          <table:table-cell table:number-columns-repeated="8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89044" calcext:value-type="float">
            <text:p>0.689044</text:p>
          </table:table-cell>
          <table:table-cell office:value-type="float" office:value="0.575627" calcext:value-type="float">
            <text:p>0.575627</text:p>
          </table:table-cell>
          <table:table-cell office:value-type="float" office:value="0.438857" calcext:value-type="float">
            <text:p>0.438857</text:p>
          </table:table-cell>
          <table:table-cell office:value-type="float" office:value="0.271513" calcext:value-type="float">
            <text:p>0.271513</text:p>
          </table:table-cell>
          <table:table-cell table:formula="of:=AVERAGE([.C90:.F90])" office:value-type="float" office:value="0.49376025" calcext:value-type="float">
            <text:p>0.4937602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1.64118" calcext:value-type="float">
            <text:p>1.64118</text:p>
          </table:table-cell>
          <table:table-cell table:formula="of:=1/[.J90]" office:value-type="float" office:value="0.609317686055155" calcext:value-type="float">
            <text:p>0.6093176861</text:p>
          </table:table-cell>
          <table:table-cell table:number-columns-repeated="8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05276" calcext:value-type="float">
            <text:p>0.705276</text:p>
          </table:table-cell>
          <table:table-cell office:value-type="float" office:value="0.595337" calcext:value-type="float">
            <text:p>0.595337</text:p>
          </table:table-cell>
          <table:table-cell office:value-type="float" office:value="0.457589" calcext:value-type="float">
            <text:p>0.457589</text:p>
          </table:table-cell>
          <table:table-cell office:value-type="float" office:value="0.262519" calcext:value-type="float">
            <text:p>0.262519</text:p>
          </table:table-cell>
          <table:table-cell table:formula="of:=AVERAGE([.C91:.F91])" office:value-type="float" office:value="0.50518025" calcext:value-type="float">
            <text:p>0.5051802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1.39317" calcext:value-type="float">
            <text:p>1.39317</text:p>
          </table:table-cell>
          <table:table-cell table:formula="of:=1/[.J91]" office:value-type="float" office:value="0.717787491835167" calcext:value-type="float">
            <text:p>0.7177874918</text:p>
          </table:table-cell>
          <table:table-cell table:number-columns-repeated="8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99879" calcext:value-type="float">
            <text:p>0.699879</text:p>
          </table:table-cell>
          <table:table-cell office:value-type="float" office:value="0.585833" calcext:value-type="float">
            <text:p>0.585833</text:p>
          </table:table-cell>
          <table:table-cell office:value-type="float" office:value="0.444693" calcext:value-type="float">
            <text:p>0.444693</text:p>
          </table:table-cell>
          <table:table-cell office:value-type="float" office:value="0.248109" calcext:value-type="float">
            <text:p>0.248109</text:p>
          </table:table-cell>
          <table:table-cell table:formula="of:=AVERAGE([.C92:.F92])" office:value-type="float" office:value="0.4946285" calcext:value-type="float">
            <text:p>0.494628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1.14336" calcext:value-type="float">
            <text:p>1.14336</text:p>
          </table:table-cell>
          <table:table-cell table:formula="of:=1/[.J92]" office:value-type="float" office:value="0.874615169325497" calcext:value-type="float">
            <text:p>0.8746151693</text:p>
          </table:table-cell>
          <table:table-cell table:number-columns-repeated="8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04702" calcext:value-type="float">
            <text:p>0.704702</text:p>
          </table:table-cell>
          <table:table-cell office:value-type="float" office:value="0.593615" calcext:value-type="float">
            <text:p>0.593615</text:p>
          </table:table-cell>
          <table:table-cell office:value-type="float" office:value="0.467797" calcext:value-type="float">
            <text:p>0.467797</text:p>
          </table:table-cell>
          <table:table-cell office:value-type="float" office:value="0.287443" calcext:value-type="float">
            <text:p>0.287443</text:p>
          </table:table-cell>
          <table:table-cell table:formula="of:=AVERAGE([.C93:.F93])" office:value-type="float" office:value="0.51338925" calcext:value-type="float">
            <text:p>0.5133892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841103" calcext:value-type="float">
            <text:p>0.841103</text:p>
          </table:table-cell>
          <table:table-cell table:formula="of:=1/[.J93]" office:value-type="float" office:value="1.18891503180942" calcext:value-type="float">
            <text:p>1.1889150318</text:p>
          </table:table-cell>
          <table:table-cell table:number-columns-repeated="8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91554" calcext:value-type="float">
            <text:p>0.691554</text:p>
          </table:table-cell>
          <table:table-cell office:value-type="float" office:value="0.580699" calcext:value-type="float">
            <text:p>0.580699</text:p>
          </table:table-cell>
          <table:table-cell office:value-type="float" office:value="0.440622" calcext:value-type="float">
            <text:p>0.440622</text:p>
          </table:table-cell>
          <table:table-cell office:value-type="float" office:value="0.256637" calcext:value-type="float">
            <text:p>0.256637</text:p>
          </table:table-cell>
          <table:table-cell table:formula="of:=AVERAGE([.C94:.F94])" office:value-type="float" office:value="0.492378" calcext:value-type="float">
            <text:p>0.49237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815042" calcext:value-type="float">
            <text:p>0.815042</text:p>
          </table:table-cell>
          <table:table-cell table:formula="of:=1/[.J94]" office:value-type="float" office:value="1.22693063670338" calcext:value-type="float">
            <text:p>1.2269306367</text:p>
          </table:table-cell>
          <table:table-cell table:number-columns-repeated="8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97353" calcext:value-type="float">
            <text:p>0.697353</text:p>
          </table:table-cell>
          <table:table-cell office:value-type="float" office:value="0.588043" calcext:value-type="float">
            <text:p>0.588043</text:p>
          </table:table-cell>
          <table:table-cell office:value-type="float" office:value="0.450873" calcext:value-type="float">
            <text:p>0.450873</text:p>
          </table:table-cell>
          <table:table-cell office:value-type="float" office:value="0.26138" calcext:value-type="float">
            <text:p>0.26138</text:p>
          </table:table-cell>
          <table:table-cell table:formula="of:=AVERAGE([.C95:.F95])" office:value-type="float" office:value="0.49941225" calcext:value-type="float">
            <text:p>0.4994122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847808" calcext:value-type="float">
            <text:p>0.847808</text:p>
          </table:table-cell>
          <table:table-cell table:formula="of:=1/[.J95]" office:value-type="float" office:value="1.17951234241715" calcext:value-type="float">
            <text:p>1.1795123424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7884" calcext:value-type="float">
            <text:p>0.717884</text:p>
          </table:table-cell>
          <table:table-cell office:value-type="float" office:value="0.619371" calcext:value-type="float">
            <text:p>0.619371</text:p>
          </table:table-cell>
          <table:table-cell office:value-type="float" office:value="0.482081" calcext:value-type="float">
            <text:p>0.482081</text:p>
          </table:table-cell>
          <table:table-cell office:value-type="float" office:value="0.292259" calcext:value-type="float">
            <text:p>0.292259</text:p>
          </table:table-cell>
          <table:table-cell table:formula="of:=AVERAGE([.C96:.F96])" office:value-type="float" office:value="0.52789875" calcext:value-type="float">
            <text:p>0.5278987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812674" calcext:value-type="float">
            <text:p>0.812674</text:p>
          </table:table-cell>
          <table:table-cell table:formula="of:=1/[.J96]" office:value-type="float" office:value="1.23050571323803" calcext:value-type="float">
            <text:p>1.2305057132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1957" calcext:value-type="float">
            <text:p>0.711957</text:p>
          </table:table-cell>
          <table:table-cell office:value-type="float" office:value="0.601836" calcext:value-type="float">
            <text:p>0.601836</text:p>
          </table:table-cell>
          <table:table-cell office:value-type="float" office:value="0.46882" calcext:value-type="float">
            <text:p>0.46882</text:p>
          </table:table-cell>
          <table:table-cell office:value-type="float" office:value="0.280543" calcext:value-type="float">
            <text:p>0.280543</text:p>
          </table:table-cell>
          <table:table-cell table:formula="of:=AVERAGE([.C97:.F97])" office:value-type="float" office:value="0.515789" calcext:value-type="float">
            <text:p>0.51578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80252" calcext:value-type="float">
            <text:p>0.780252</text:p>
          </table:table-cell>
          <table:table-cell table:formula="of:=1/[.J97]" office:value-type="float" office:value="1.28163721464347" calcext:value-type="float">
            <text:p>1.2816372146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08507" calcext:value-type="float">
            <text:p>0.708507</text:p>
          </table:table-cell>
          <table:table-cell office:value-type="float" office:value="0.60388" calcext:value-type="float">
            <text:p>0.60388</text:p>
          </table:table-cell>
          <table:table-cell office:value-type="float" office:value="0.461538" calcext:value-type="float">
            <text:p>0.461538</text:p>
          </table:table-cell>
          <table:table-cell office:value-type="float" office:value="0.291907" calcext:value-type="float">
            <text:p>0.291907</text:p>
          </table:table-cell>
          <table:table-cell table:formula="of:=AVERAGE([.C98:.F98])" office:value-type="float" office:value="0.516458" calcext:value-type="float">
            <text:p>0.51645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55429" calcext:value-type="float">
            <text:p>0.755429</text:p>
          </table:table-cell>
          <table:table-cell table:formula="of:=1/[.J98]" office:value-type="float" office:value="1.32375114008067" calcext:value-type="float">
            <text:p>1.323751140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246" calcext:value-type="float">
            <text:p>0.71246</text:p>
          </table:table-cell>
          <table:table-cell office:value-type="float" office:value="0.602122" calcext:value-type="float">
            <text:p>0.602122</text:p>
          </table:table-cell>
          <table:table-cell office:value-type="float" office:value="0.463007" calcext:value-type="float">
            <text:p>0.463007</text:p>
          </table:table-cell>
          <table:table-cell office:value-type="float" office:value="0.244966" calcext:value-type="float">
            <text:p>0.244966</text:p>
          </table:table-cell>
          <table:table-cell table:formula="of:=AVERAGE([.C99:.F99])" office:value-type="float" office:value="0.50563875" calcext:value-type="float">
            <text:p>0.5056387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89047" calcext:value-type="float">
            <text:p>0.789047</text:p>
          </table:table-cell>
          <table:table-cell table:formula="of:=1/[.J99]" office:value-type="float" office:value="1.26735162797653" calcext:value-type="float">
            <text:p>1.267351628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028" calcext:value-type="float">
            <text:p>0.71028</text:p>
          </table:table-cell>
          <table:table-cell office:value-type="float" office:value="0.607264" calcext:value-type="float">
            <text:p>0.607264</text:p>
          </table:table-cell>
          <table:table-cell office:value-type="float" office:value="0.473982" calcext:value-type="float">
            <text:p>0.473982</text:p>
          </table:table-cell>
          <table:table-cell office:value-type="float" office:value="0.2723" calcext:value-type="float">
            <text:p>0.2723</text:p>
          </table:table-cell>
          <table:table-cell table:formula="of:=AVERAGE([.C100:.F100])" office:value-type="float" office:value="0.5159565" calcext:value-type="float">
            <text:p>0.515956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40067" calcext:value-type="float">
            <text:p>0.740067</text:p>
          </table:table-cell>
          <table:table-cell table:formula="of:=1/[.J100]" office:value-type="float" office:value="1.35122901034636" calcext:value-type="float">
            <text:p>1.3512290103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0.706928" calcext:value-type="float">
            <text:p>0.706928</text:p>
          </table:table-cell>
          <table:table-cell office:value-type="float" office:value="0.601002" calcext:value-type="float">
            <text:p>0.601002</text:p>
          </table:table-cell>
          <table:table-cell office:value-type="float" office:value="0.469478" calcext:value-type="float">
            <text:p>0.469478</text:p>
          </table:table-cell>
          <table:table-cell office:value-type="float" office:value="0.273556" calcext:value-type="float">
            <text:p>0.273556</text:p>
          </table:table-cell>
          <table:table-cell table:formula="of:=AVERAGE([.C101:.F101])" office:value-type="float" office:value="0.512741" calcext:value-type="float">
            <text:p>0.512741</text:p>
          </table:table-cell>
          <table:table-cell office:value-type="float" office:value="1.24353" calcext:value-type="float">
            <text:p>1.24353</text:p>
          </table:table-cell>
          <table:table-cell table:formula="of:=1/[.H101]" office:value-type="float" office:value="0.804162344294066" calcext:value-type="float">
            <text:p>0.8041623443</text:p>
          </table:table-cell>
          <table:table-cell office:value-type="float" office:value="1.09753" calcext:value-type="float">
            <text:p>1.09753</text:p>
          </table:table-cell>
          <table:table-cell table:formula="of:=1/[.J101]" office:value-type="float" office:value="0.911136825417073" calcext:value-type="float">
            <text:p>0.9111368254</text:p>
          </table:table-cell>
          <table:table-cell table:number-columns-repeated="8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716656" calcext:value-type="float">
            <text:p>0.716656</text:p>
          </table:table-cell>
          <table:table-cell office:value-type="float" office:value="0.605983" calcext:value-type="float">
            <text:p>0.605983</text:p>
          </table:table-cell>
          <table:table-cell office:value-type="float" office:value="0.476731" calcext:value-type="float">
            <text:p>0.476731</text:p>
          </table:table-cell>
          <table:table-cell office:value-type="float" office:value="0.291859" calcext:value-type="float">
            <text:p>0.291859</text:p>
          </table:table-cell>
          <table:table-cell table:formula="of:=AVERAGE([.C102:.F102])" office:value-type="float" office:value="0.52280725" calcext:value-type="float">
            <text:p>0.52280725</text:p>
          </table:table-cell>
          <table:table-cell office:value-type="float" office:value="1.21284" calcext:value-type="float">
            <text:p>1.21284</text:p>
          </table:table-cell>
          <table:table-cell table:formula="of:=1/[.H102]" office:value-type="float" office:value="0.824511064938492" calcext:value-type="float">
            <text:p>0.8245110649</text:p>
          </table:table-cell>
          <table:table-cell office:value-type="float" office:value="1.20272" calcext:value-type="float">
            <text:p>1.20272</text:p>
          </table:table-cell>
          <table:table-cell table:formula="of:=1/[.J102]" office:value-type="float" office:value="0.831448716243182" calcext:value-type="float">
            <text:p>0.8314487162</text:p>
          </table:table-cell>
          <table:table-cell table:number-columns-repeated="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701722" calcext:value-type="float">
            <text:p>0.701722</text:p>
          </table:table-cell>
          <table:table-cell office:value-type="float" office:value="0.609186" calcext:value-type="float">
            <text:p>0.609186</text:p>
          </table:table-cell>
          <table:table-cell office:value-type="float" office:value="0.461111" calcext:value-type="float">
            <text:p>0.461111</text:p>
          </table:table-cell>
          <table:table-cell office:value-type="float" office:value="0.285714" calcext:value-type="float">
            <text:p>0.285714</text:p>
          </table:table-cell>
          <table:table-cell table:formula="of:=AVERAGE([.C103:.F103])" office:value-type="float" office:value="0.51443325" calcext:value-type="float">
            <text:p>0.51443325</text:p>
          </table:table-cell>
          <table:table-cell office:value-type="float" office:value="1.23246" calcext:value-type="float">
            <text:p>1.23246</text:p>
          </table:table-cell>
          <table:table-cell table:formula="of:=1/[.H103]" office:value-type="float" office:value="0.811385359362576" calcext:value-type="float">
            <text:p>0.8113853594</text:p>
          </table:table-cell>
          <table:table-cell office:value-type="float" office:value="1.18654" calcext:value-type="float">
            <text:p>1.18654</text:p>
          </table:table-cell>
          <table:table-cell table:formula="of:=1/[.J103]" office:value-type="float" office:value="0.842786589579787" calcext:value-type="float">
            <text:p>0.8427865896</text:p>
          </table:table-cell>
          <table:table-cell table:number-columns-repeated="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690608" calcext:value-type="float">
            <text:p>0.690608</text:p>
          </table:table-cell>
          <table:table-cell office:value-type="float" office:value="0.583127" calcext:value-type="float">
            <text:p>0.583127</text:p>
          </table:table-cell>
          <table:table-cell office:value-type="float" office:value="0.460963" calcext:value-type="float">
            <text:p>0.460963</text:p>
          </table:table-cell>
          <table:table-cell office:value-type="float" office:value="0.254438" calcext:value-type="float">
            <text:p>0.254438</text:p>
          </table:table-cell>
          <table:table-cell table:formula="of:=AVERAGE([.C104:.F104])" office:value-type="float" office:value="0.497284" calcext:value-type="float">
            <text:p>0.497284</text:p>
          </table:table-cell>
          <table:table-cell office:value-type="float" office:value="1.22537" calcext:value-type="float">
            <text:p>1.22537</text:p>
          </table:table-cell>
          <table:table-cell table:formula="of:=1/[.H104]" office:value-type="float" office:value="0.816080041130434" calcext:value-type="float">
            <text:p>0.8160800411</text:p>
          </table:table-cell>
          <table:table-cell office:value-type="float" office:value="1.16325" calcext:value-type="float">
            <text:p>1.16325</text:p>
          </table:table-cell>
          <table:table-cell table:formula="of:=1/[.J104]" office:value-type="float" office:value="0.859660434128519" calcext:value-type="float">
            <text:p>0.8596604341</text:p>
          </table:table-cell>
          <table:table-cell table:number-columns-repeated="8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701668" calcext:value-type="float">
            <text:p>0.701668</text:p>
          </table:table-cell>
          <table:table-cell office:value-type="float" office:value="0.607317" calcext:value-type="float">
            <text:p>0.607317</text:p>
          </table:table-cell>
          <table:table-cell office:value-type="float" office:value="0.462736" calcext:value-type="float">
            <text:p>0.462736</text:p>
          </table:table-cell>
          <table:table-cell office:value-type="float" office:value="0.285503" calcext:value-type="float">
            <text:p>0.285503</text:p>
          </table:table-cell>
          <table:table-cell table:formula="of:=AVERAGE([.C105:.F105])" office:value-type="float" office:value="0.514306" calcext:value-type="float">
            <text:p>0.514306</text:p>
          </table:table-cell>
          <table:table-cell office:value-type="float" office:value="1.30367" calcext:value-type="float">
            <text:p>1.30367</text:p>
          </table:table-cell>
          <table:table-cell table:formula="of:=1/[.H105]" office:value-type="float" office:value="0.7670652849264" calcext:value-type="float">
            <text:p>0.7670652849</text:p>
          </table:table-cell>
          <table:table-cell office:value-type="float" office:value="1.22294" calcext:value-type="float">
            <text:p>1.22294</text:p>
          </table:table-cell>
          <table:table-cell table:formula="of:=1/[.J105]" office:value-type="float" office:value="0.817701604330548" calcext:value-type="float">
            <text:p>0.8177016043</text:p>
          </table:table-cell>
          <table:table-cell table:number-columns-repeated="8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713836" calcext:value-type="float">
            <text:p>0.713836</text:p>
          </table:table-cell>
          <table:table-cell office:value-type="float" office:value="0.60262" calcext:value-type="float">
            <text:p>0.60262</text:p>
          </table:table-cell>
          <table:table-cell office:value-type="float" office:value="0.482955" calcext:value-type="float">
            <text:p>0.482955</text:p>
          </table:table-cell>
          <table:table-cell office:value-type="float" office:value="0.295666" calcext:value-type="float">
            <text:p>0.295666</text:p>
          </table:table-cell>
          <table:table-cell table:formula="of:=AVERAGE([.C106:.F106])" office:value-type="float" office:value="0.52376925" calcext:value-type="float">
            <text:p>0.52376925</text:p>
          </table:table-cell>
          <table:table-cell office:value-type="float" office:value="1.19328" calcext:value-type="float">
            <text:p>1.19328</text:p>
          </table:table-cell>
          <table:table-cell table:formula="of:=1/[.H106]" office:value-type="float" office:value="0.838026280504156" calcext:value-type="float">
            <text:p>0.8380262805</text:p>
          </table:table-cell>
          <table:table-cell office:value-type="float" office:value="1.16891" calcext:value-type="float">
            <text:p>1.16891</text:p>
          </table:table-cell>
          <table:table-cell table:formula="of:=1/[.J106]" office:value-type="float" office:value="0.855497856977868" calcext:value-type="float">
            <text:p>0.855497857</text:p>
          </table:table-cell>
          <table:table-cell table:number-columns-repeated="8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701107" calcext:value-type="float">
            <text:p>0.701107</text:p>
          </table:table-cell>
          <table:table-cell office:value-type="float" office:value="0.597015" calcext:value-type="float">
            <text:p>0.597015</text:p>
          </table:table-cell>
          <table:table-cell office:value-type="float" office:value="0.471739" calcext:value-type="float">
            <text:p>0.471739</text:p>
          </table:table-cell>
          <table:table-cell office:value-type="float" office:value="0.286344" calcext:value-type="float">
            <text:p>0.286344</text:p>
          </table:table-cell>
          <table:table-cell table:formula="of:=AVERAGE([.C107:.F107])" office:value-type="float" office:value="0.51405125" calcext:value-type="float">
            <text:p>0.51405125</text:p>
          </table:table-cell>
          <table:table-cell office:value-type="float" office:value="1.28332" calcext:value-type="float">
            <text:p>1.28332</text:p>
          </table:table-cell>
          <table:table-cell table:formula="of:=1/[.H107]" office:value-type="float" office:value="0.779228875105196" calcext:value-type="float">
            <text:p>0.7792288751</text:p>
          </table:table-cell>
          <table:table-cell office:value-type="float" office:value="1.24674" calcext:value-type="float">
            <text:p>1.24674</text:p>
          </table:table-cell>
          <table:table-cell table:formula="of:=1/[.J107]" office:value-type="float" office:value="0.802091855559299" calcext:value-type="float">
            <text:p>0.8020918556</text:p>
          </table:table-cell>
          <table:table-cell table:number-columns-repeated="8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704261" calcext:value-type="float">
            <text:p>0.704261</text:p>
          </table:table-cell>
          <table:table-cell office:value-type="float" office:value="0.598639" calcext:value-type="float">
            <text:p>0.598639</text:p>
          </table:table-cell>
          <table:table-cell office:value-type="float" office:value="0.472036" calcext:value-type="float">
            <text:p>0.472036</text:p>
          </table:table-cell>
          <table:table-cell office:value-type="float" office:value="0.278287" calcext:value-type="float">
            <text:p>0.278287</text:p>
          </table:table-cell>
          <table:table-cell table:formula="of:=AVERAGE([.C108:.F108])" office:value-type="float" office:value="0.51330575" calcext:value-type="float">
            <text:p>0.51330575</text:p>
          </table:table-cell>
          <table:table-cell office:value-type="float" office:value="1.26933" calcext:value-type="float">
            <text:p>1.26933</text:p>
          </table:table-cell>
          <table:table-cell table:formula="of:=1/[.H108]" office:value-type="float" office:value="0.787817194898096" calcext:value-type="float">
            <text:p>0.7878171949</text:p>
          </table:table-cell>
          <table:table-cell office:value-type="float" office:value="1.35168" calcext:value-type="float">
            <text:p>1.35168</text:p>
          </table:table-cell>
          <table:table-cell table:formula="of:=1/[.J108]" office:value-type="float" office:value="0.739820075757576" calcext:value-type="float">
            <text:p>0.7398200758</text:p>
          </table:table-cell>
          <table:table-cell table:number-columns-repeated="8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0.682911" calcext:value-type="float">
            <text:p>0.682911</text:p>
          </table:table-cell>
          <table:table-cell office:value-type="float" office:value="0.573799" calcext:value-type="float">
            <text:p>0.573799</text:p>
          </table:table-cell>
          <table:table-cell office:value-type="float" office:value="0.445455" calcext:value-type="float">
            <text:p>0.445455</text:p>
          </table:table-cell>
          <table:table-cell office:value-type="float" office:value="0.267267" calcext:value-type="float">
            <text:p>0.267267</text:p>
          </table:table-cell>
          <table:table-cell table:formula="of:=AVERAGE([.C109:.F109])" office:value-type="float" office:value="0.492358" calcext:value-type="float">
            <text:p>0.492358</text:p>
          </table:table-cell>
          <table:table-cell office:value-type="float" office:value="1.13551" calcext:value-type="float">
            <text:p>1.13551</text:p>
          </table:table-cell>
          <table:table-cell table:formula="of:=1/[.H109]" office:value-type="float" office:value="0.880661552958583" calcext:value-type="float">
            <text:p>0.880661553</text:p>
          </table:table-cell>
          <table:table-cell office:value-type="float" office:value="1.34855" calcext:value-type="float">
            <text:p>1.34855</text:p>
          </table:table-cell>
          <table:table-cell table:formula="of:=1/[.J109]" office:value-type="float" office:value="0.741537206629343" calcext:value-type="float">
            <text:p>0.7415372066</text:p>
          </table:table-cell>
          <table:table-cell table:number-columns-repeated="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0.667674" calcext:value-type="float">
            <text:p>0.667674</text:p>
          </table:table-cell>
          <table:table-cell office:value-type="float" office:value="0.552117" calcext:value-type="float">
            <text:p>0.552117</text:p>
          </table:table-cell>
          <table:table-cell office:value-type="float" office:value="0.428868" calcext:value-type="float">
            <text:p>0.428868</text:p>
          </table:table-cell>
          <table:table-cell office:value-type="float" office:value="0.250681" calcext:value-type="float">
            <text:p>0.250681</text:p>
          </table:table-cell>
          <table:table-cell table:formula="of:=AVERAGE([.C110:.F110])" office:value-type="float" office:value="0.474835" calcext:value-type="float">
            <text:p>0.474835</text:p>
          </table:table-cell>
          <table:table-cell office:value-type="float" office:value="1.26157" calcext:value-type="float">
            <text:p>1.26157</text:p>
          </table:table-cell>
          <table:table-cell table:formula="of:=1/[.H110]" office:value-type="float" office:value="0.792663110251512" calcext:value-type="float">
            <text:p>0.7926631103</text:p>
          </table:table-cell>
          <table:table-cell office:value-type="float" office:value="1.39576" calcext:value-type="float">
            <text:p>1.39576</text:p>
          </table:table-cell>
          <table:table-cell table:formula="of:=1/[.J110]" office:value-type="float" office:value="0.71645555109761" calcext:value-type="float">
            <text:p>0.7164555511</text:p>
          </table:table-cell>
          <table:table-cell table:number-columns-repeated="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665217" calcext:value-type="float">
            <text:p>0.665217</text:p>
          </table:table-cell>
          <table:table-cell office:value-type="float" office:value="0.54322" calcext:value-type="float">
            <text:p>0.54322</text:p>
          </table:table-cell>
          <table:table-cell office:value-type="float" office:value="0.39574" calcext:value-type="float">
            <text:p>0.39574</text:p>
          </table:table-cell>
          <table:table-cell office:value-type="float" office:value="0.218841" calcext:value-type="float">
            <text:p>0.218841</text:p>
          </table:table-cell>
          <table:table-cell table:formula="of:=AVERAGE([.C111:.F111])" office:value-type="float" office:value="0.4557545" calcext:value-type="float">
            <text:p>0.4557545</text:p>
          </table:table-cell>
          <table:table-cell office:value-type="float" office:value="1.30424" calcext:value-type="float">
            <text:p>1.30424</text:p>
          </table:table-cell>
          <table:table-cell table:formula="of:=1/[.H111]" office:value-type="float" office:value="0.766730049684107" calcext:value-type="float">
            <text:p>0.7667300497</text:p>
          </table:table-cell>
          <table:table-cell office:value-type="float" office:value="1.4224" calcext:value-type="float">
            <text:p>1.4224</text:p>
          </table:table-cell>
          <table:table-cell table:formula="of:=1/[.J111]" office:value-type="float" office:value="0.703037120359955" calcext:value-type="float">
            <text:p>0.7030371204</text:p>
          </table:table-cell>
          <table:table-cell table:number-columns-repeated="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688464" calcext:value-type="float">
            <text:p>0.688464</text:p>
          </table:table-cell>
          <table:table-cell office:value-type="float" office:value="0.572396" calcext:value-type="float">
            <text:p>0.572396</text:p>
          </table:table-cell>
          <table:table-cell office:value-type="float" office:value="0.431306" calcext:value-type="float">
            <text:p>0.431306</text:p>
          </table:table-cell>
          <table:table-cell office:value-type="float" office:value="0.268116" calcext:value-type="float">
            <text:p>0.268116</text:p>
          </table:table-cell>
          <table:table-cell table:formula="of:=AVERAGE([.C112:.F112])" office:value-type="float" office:value="0.4900705" calcext:value-type="float">
            <text:p>0.4900705</text:p>
          </table:table-cell>
          <table:table-cell office:value-type="float" office:value="1.35681" calcext:value-type="float">
            <text:p>1.35681</text:p>
          </table:table-cell>
          <table:table-cell table:formula="of:=1/[.H112]" office:value-type="float" office:value="0.73702286981965" calcext:value-type="float">
            <text:p>0.7370228698</text:p>
          </table:table-cell>
          <table:table-cell office:value-type="float" office:value="1.38762" calcext:value-type="float">
            <text:p>1.38762</text:p>
          </table:table-cell>
          <table:table-cell table:formula="of:=1/[.J112]" office:value-type="float" office:value="0.720658393508309" calcext:value-type="float">
            <text:p>0.7206583935</text:p>
          </table:table-cell>
          <table:table-cell table:number-columns-repeated="8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0.659601" calcext:value-type="float">
            <text:p>0.659601</text:p>
          </table:table-cell>
          <table:table-cell office:value-type="float" office:value="0.558252" calcext:value-type="float">
            <text:p>0.558252</text:p>
          </table:table-cell>
          <table:table-cell office:value-type="float" office:value="0.426471" calcext:value-type="float">
            <text:p>0.426471</text:p>
          </table:table-cell>
          <table:table-cell office:value-type="float" office:value="0.252055" calcext:value-type="float">
            <text:p>0.252055</text:p>
          </table:table-cell>
          <table:table-cell table:formula="of:=AVERAGE([.C113:.F113])" office:value-type="float" office:value="0.47409475" calcext:value-type="float">
            <text:p>0.47409475</text:p>
          </table:table-cell>
          <table:table-cell office:value-type="float" office:value="1.30173" calcext:value-type="float">
            <text:p>1.30173</text:p>
          </table:table-cell>
          <table:table-cell table:formula="of:=1/[.H113]" office:value-type="float" office:value="0.76820846104799" calcext:value-type="float">
            <text:p>0.768208461</text:p>
          </table:table-cell>
          <table:table-cell office:value-type="float" office:value="1.39095" calcext:value-type="float">
            <text:p>1.39095</text:p>
          </table:table-cell>
          <table:table-cell table:formula="of:=1/[.J113]" office:value-type="float" office:value="0.71893310327474" calcext:value-type="float">
            <text:p>0.7189331033</text:p>
          </table:table-cell>
          <table:table-cell table:number-columns-repeated="8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0.680651" calcext:value-type="float">
            <text:p>0.680651</text:p>
          </table:table-cell>
          <table:table-cell office:value-type="float" office:value="0.572864" calcext:value-type="float">
            <text:p>0.572864</text:p>
          </table:table-cell>
          <table:table-cell office:value-type="float" office:value="0.451023" calcext:value-type="float">
            <text:p>0.451023</text:p>
          </table:table-cell>
          <table:table-cell office:value-type="float" office:value="0.285714" calcext:value-type="float">
            <text:p>0.285714</text:p>
          </table:table-cell>
          <table:table-cell table:formula="of:=AVERAGE([.C114:.F114])" office:value-type="float" office:value="0.497563" calcext:value-type="float">
            <text:p>0.497563</text:p>
          </table:table-cell>
          <table:table-cell office:value-type="float" office:value="1.30905" calcext:value-type="float">
            <text:p>1.30905</text:p>
          </table:table-cell>
          <table:table-cell table:formula="of:=1/[.H114]" office:value-type="float" office:value="0.763912761162675" calcext:value-type="float">
            <text:p>0.7639127612</text:p>
          </table:table-cell>
          <table:table-cell office:value-type="float" office:value="1.40827" calcext:value-type="float">
            <text:p>1.40827</text:p>
          </table:table-cell>
          <table:table-cell table:formula="of:=1/[.J114]" office:value-type="float" office:value="0.710091104688732" calcext:value-type="float">
            <text:p>0.7100911047</text:p>
          </table:table-cell>
          <table:table-cell table:number-columns-repeated="8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0.666875" calcext:value-type="float">
            <text:p>0.666875</text:p>
          </table:table-cell>
          <table:table-cell office:value-type="float" office:value="0.558775" calcext:value-type="float">
            <text:p>0.558775</text:p>
          </table:table-cell>
          <table:table-cell office:value-type="float" office:value="0.421281" calcext:value-type="float">
            <text:p>0.421281</text:p>
          </table:table-cell>
          <table:table-cell office:value-type="float" office:value="0.234195" calcext:value-type="float">
            <text:p>0.234195</text:p>
          </table:table-cell>
          <table:table-cell table:formula="of:=AVERAGE([.C115:.F115])" office:value-type="float" office:value="0.4702815" calcext:value-type="float">
            <text:p>0.4702815</text:p>
          </table:table-cell>
          <table:table-cell office:value-type="float" office:value="1.36553" calcext:value-type="float">
            <text:p>1.36553</text:p>
          </table:table-cell>
          <table:table-cell table:formula="of:=1/[.H115]" office:value-type="float" office:value="0.732316389973124" calcext:value-type="float">
            <text:p>0.73231639</text:p>
          </table:table-cell>
          <table:table-cell office:value-type="float" office:value="1.40316" calcext:value-type="float">
            <text:p>1.40316</text:p>
          </table:table-cell>
          <table:table-cell table:formula="of:=1/[.J115]" office:value-type="float" office:value="0.712677100259414" calcext:value-type="float">
            <text:p>0.7126771003</text:p>
          </table:table-cell>
          <table:table-cell table:number-columns-repeated="8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0.659722" calcext:value-type="float">
            <text:p>0.659722</text:p>
          </table:table-cell>
          <table:table-cell office:value-type="float" office:value="0.556379" calcext:value-type="float">
            <text:p>0.556379</text:p>
          </table:table-cell>
          <table:table-cell office:value-type="float" office:value="0.416035" calcext:value-type="float">
            <text:p>0.416035</text:p>
          </table:table-cell>
          <table:table-cell office:value-type="float" office:value="0.263661" calcext:value-type="float">
            <text:p>0.263661</text:p>
          </table:table-cell>
          <table:table-cell table:formula="of:=AVERAGE([.C116:.F116])" office:value-type="float" office:value="0.47394925" calcext:value-type="float">
            <text:p>0.47394925</text:p>
          </table:table-cell>
          <table:table-cell office:value-type="float" office:value="1.21928" calcext:value-type="float">
            <text:p>1.21928</text:p>
          </table:table-cell>
          <table:table-cell table:formula="of:=1/[.H116]" office:value-type="float" office:value="0.820156157732432" calcext:value-type="float">
            <text:p>0.8201561577</text:p>
          </table:table-cell>
          <table:table-cell office:value-type="float" office:value="1.53852" calcext:value-type="float">
            <text:p>1.53852</text:p>
          </table:table-cell>
          <table:table-cell table:formula="of:=1/[.J116]" office:value-type="float" office:value="0.649975300938564" calcext:value-type="float">
            <text:p>0.6499753009</text:p>
          </table:table-cell>
          <table:table-cell table:number-columns-repeated="8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78414" calcext:value-type="float">
            <text:p>0.678414</text:p>
          </table:table-cell>
          <table:table-cell office:value-type="float" office:value="0.563621" calcext:value-type="float">
            <text:p>0.563621</text:p>
          </table:table-cell>
          <table:table-cell office:value-type="float" office:value="0.428412" calcext:value-type="float">
            <text:p>0.428412</text:p>
          </table:table-cell>
          <table:table-cell office:value-type="float" office:value="0.25942" calcext:value-type="float">
            <text:p>0.25942</text:p>
          </table:table-cell>
          <table:table-cell table:formula="of:=AVERAGE([.C117:.F117])" office:value-type="float" office:value="0.48246675" calcext:value-type="float">
            <text:p>0.4824667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1/[.H117]" office:value-type="string" office:string-value="" calcext:value-type="error">
            <text:p>#N/A</text:p>
          </table:table-cell>
          <table:table-cell office:value-type="float" office:value="1.73873" calcext:value-type="float">
            <text:p>1.73873</text:p>
          </table:table-cell>
          <table:table-cell table:formula="of:=1/[.J117]" office:value-type="float" office:value="0.575132424240681" calcext:value-type="float">
            <text:p>0.5751324242</text:p>
          </table:table-cell>
          <table:table-cell table:number-columns-repeated="8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81214" calcext:value-type="float">
            <text:p>0.681214</text:p>
          </table:table-cell>
          <table:table-cell office:value-type="float" office:value="0.558282" calcext:value-type="float">
            <text:p>0.558282</text:p>
          </table:table-cell>
          <table:table-cell office:value-type="float" office:value="0.429219" calcext:value-type="float">
            <text:p>0.429219</text:p>
          </table:table-cell>
          <table:table-cell office:value-type="float" office:value="0.232877" calcext:value-type="float">
            <text:p>0.232877</text:p>
          </table:table-cell>
          <table:table-cell table:formula="of:=AVERAGE([.C118:.F118])" office:value-type="float" office:value="0.475398" calcext:value-type="float">
            <text:p>0.47539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1/[.H118]" office:value-type="string" office:string-value="" calcext:value-type="error">
            <text:p>#N/A</text:p>
          </table:table-cell>
          <table:table-cell office:value-type="float" office:value="1.84157" calcext:value-type="float">
            <text:p>1.84157</text:p>
          </table:table-cell>
          <table:table-cell table:formula="of:=1/[.J118]" office:value-type="float" office:value="0.543014927480356" calcext:value-type="float">
            <text:p>0.5430149275</text:p>
          </table:table-cell>
          <table:table-cell table:number-columns-repeated="8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96679" calcext:value-type="float">
            <text:p>0.696679</text:p>
          </table:table-cell>
          <table:table-cell office:value-type="float" office:value="0.596774" calcext:value-type="float">
            <text:p>0.596774</text:p>
          </table:table-cell>
          <table:table-cell office:value-type="float" office:value="0.469866" calcext:value-type="float">
            <text:p>0.469866</text:p>
          </table:table-cell>
          <table:table-cell office:value-type="float" office:value="0.289985" calcext:value-type="float">
            <text:p>0.289985</text:p>
          </table:table-cell>
          <table:table-cell table:formula="of:=AVERAGE([.C119:.F119])" office:value-type="float" office:value="0.513326" calcext:value-type="float">
            <text:p>0.51332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1/[.H119]" office:value-type="string" office:string-value="" calcext:value-type="error">
            <text:p>#N/A</text:p>
          </table:table-cell>
          <table:table-cell office:value-type="float" office:value="1.80467" calcext:value-type="float">
            <text:p>1.80467</text:p>
          </table:table-cell>
          <table:table-cell table:formula="of:=1/[.J119]" office:value-type="float" office:value="0.554117927377304" calcext:value-type="float">
            <text:p>0.5541179274</text:p>
          </table:table-cell>
          <table:table-cell table:number-columns-repeated="8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7405" calcext:value-type="float">
            <text:p>0.717405</text:p>
          </table:table-cell>
          <table:table-cell office:value-type="float" office:value="0.610825" calcext:value-type="float">
            <text:p>0.610825</text:p>
          </table:table-cell>
          <table:table-cell office:value-type="float" office:value="0.484055" calcext:value-type="float">
            <text:p>0.484055</text:p>
          </table:table-cell>
          <table:table-cell office:value-type="float" office:value="0.303077" calcext:value-type="float">
            <text:p>0.303077</text:p>
          </table:table-cell>
          <table:table-cell table:formula="of:=AVERAGE([.C120:.F120])" office:value-type="float" office:value="0.5288405" calcext:value-type="float">
            <text:p>0.528840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1/[.H120]" office:value-type="string" office:string-value="" calcext:value-type="error">
            <text:p>#N/A</text:p>
          </table:table-cell>
          <table:table-cell office:value-type="float" office:value="1.58686" calcext:value-type="float">
            <text:p>1.58686</text:p>
          </table:table-cell>
          <table:table-cell table:formula="of:=1/[.J120]" office:value-type="float" office:value="0.63017531477257" calcext:value-type="float">
            <text:p>0.6301753148</text:p>
          </table:table-cell>
          <table:table-cell table:number-columns-repeated="8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0.702804" calcext:value-type="float">
            <text:p>0.702804</text:p>
          </table:table-cell>
          <table:table-cell office:value-type="float" office:value="0.575245" calcext:value-type="float">
            <text:p>0.575245</text:p>
          </table:table-cell>
          <table:table-cell office:value-type="float" office:value="0.445349" calcext:value-type="float">
            <text:p>0.445349</text:p>
          </table:table-cell>
          <table:table-cell office:value-type="float" office:value="0.251177" calcext:value-type="float">
            <text:p>0.251177</text:p>
          </table:table-cell>
          <table:table-cell table:formula="of:=AVERAGE([.C121:.F121])" office:value-type="float" office:value="0.49364375" calcext:value-type="float">
            <text:p>0.49364375</text:p>
          </table:table-cell>
          <table:table-cell office:value-type="float" office:value="1.3159" calcext:value-type="float">
            <text:p>1.3159</text:p>
          </table:table-cell>
          <table:table-cell table:formula="of:=1/[.H121]" office:value-type="float" office:value="0.75993616536211" calcext:value-type="float">
            <text:p>0.7599361654</text:p>
          </table:table-cell>
          <table:table-cell office:value-type="float" office:value="1.40692" calcext:value-type="float">
            <text:p>1.40692</text:p>
          </table:table-cell>
          <table:table-cell table:formula="of:=1/[.J121]" office:value-type="float" office:value="0.710772467517698" calcext:value-type="float">
            <text:p>0.7107724675</text:p>
          </table:table-cell>
          <table:table-cell table:number-columns-repeated="8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0.711401" calcext:value-type="float">
            <text:p>0.711401</text:p>
          </table:table-cell>
          <table:table-cell office:value-type="float" office:value="0.592965" calcext:value-type="float">
            <text:p>0.592965</text:p>
          </table:table-cell>
          <table:table-cell office:value-type="float" office:value="0.474595" calcext:value-type="float">
            <text:p>0.474595</text:p>
          </table:table-cell>
          <table:table-cell office:value-type="float" office:value="0.266968" calcext:value-type="float">
            <text:p>0.266968</text:p>
          </table:table-cell>
          <table:table-cell table:formula="of:=AVERAGE([.C122:.F122])" office:value-type="float" office:value="0.51148225" calcext:value-type="float">
            <text:p>0.51148225</text:p>
          </table:table-cell>
          <table:table-cell office:value-type="float" office:value="1.28026" calcext:value-type="float">
            <text:p>1.28026</text:p>
          </table:table-cell>
          <table:table-cell table:formula="of:=1/[.H122]" office:value-type="float" office:value="0.781091340821396" calcext:value-type="float">
            <text:p>0.7810913408</text:p>
          </table:table-cell>
          <table:table-cell office:value-type="float" office:value="1.25629" calcext:value-type="float">
            <text:p>1.25629</text:p>
          </table:table-cell>
          <table:table-cell table:formula="of:=1/[.J122]" office:value-type="float" office:value="0.795994555397241" calcext:value-type="float">
            <text:p>0.7959945554</text:p>
          </table:table-cell>
          <table:table-cell table:number-columns-repeated="8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0.69226" calcext:value-type="float">
            <text:p>0.69226</text:p>
          </table:table-cell>
          <table:table-cell office:value-type="float" office:value="0.589256" calcext:value-type="float">
            <text:p>0.589256</text:p>
          </table:table-cell>
          <table:table-cell office:value-type="float" office:value="0.454446" calcext:value-type="float">
            <text:p>0.454446</text:p>
          </table:table-cell>
          <table:table-cell office:value-type="float" office:value="0.264793" calcext:value-type="float">
            <text:p>0.264793</text:p>
          </table:table-cell>
          <table:table-cell table:formula="of:=AVERAGE([.C123:.F123])" office:value-type="float" office:value="0.50018875" calcext:value-type="float">
            <text:p>0.50018875</text:p>
          </table:table-cell>
          <table:table-cell office:value-type="float" office:value="1.41872" calcext:value-type="float">
            <text:p>1.41872</text:p>
          </table:table-cell>
          <table:table-cell table:formula="of:=1/[.H123]" office:value-type="float" office:value="0.704860719521822" calcext:value-type="float">
            <text:p>0.7048607195</text:p>
          </table:table-cell>
          <table:table-cell office:value-type="float" office:value="1.23074" calcext:value-type="float">
            <text:p>1.23074</text:p>
          </table:table-cell>
          <table:table-cell table:formula="of:=1/[.J123]" office:value-type="float" office:value="0.812519297333312" calcext:value-type="float">
            <text:p>0.8125192973</text:p>
          </table:table-cell>
          <table:table-cell table:number-columns-repeated="8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718533" calcext:value-type="float">
            <text:p>0.718533</text:p>
          </table:table-cell>
          <table:table-cell office:value-type="float" office:value="0.613715" calcext:value-type="float">
            <text:p>0.613715</text:p>
          </table:table-cell>
          <table:table-cell office:value-type="float" office:value="0.489679" calcext:value-type="float">
            <text:p>0.489679</text:p>
          </table:table-cell>
          <table:table-cell office:value-type="float" office:value="0.300314" calcext:value-type="float">
            <text:p>0.300314</text:p>
          </table:table-cell>
          <table:table-cell table:formula="of:=AVERAGE([.C124:.F124])" office:value-type="float" office:value="0.53056025" calcext:value-type="float">
            <text:p>0.53056025</text:p>
          </table:table-cell>
          <table:table-cell office:value-type="float" office:value="1.43195" calcext:value-type="float">
            <text:p>1.43195</text:p>
          </table:table-cell>
          <table:table-cell table:formula="of:=1/[.H124]" office:value-type="float" office:value="0.698348406019763" calcext:value-type="float">
            <text:p>0.698348406</text:p>
          </table:table-cell>
          <table:table-cell office:value-type="float" office:value="1.22918" calcext:value-type="float">
            <text:p>1.22918</text:p>
          </table:table-cell>
          <table:table-cell table:formula="of:=1/[.J124]" office:value-type="float" office:value="0.813550497079354" calcext:value-type="float">
            <text:p>0.8135504971</text:p>
          </table:table-cell>
          <table:table-cell table:number-columns-repeated="8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709202" calcext:value-type="float">
            <text:p>0.709202</text:p>
          </table:table-cell>
          <table:table-cell office:value-type="float" office:value="0.596596" calcext:value-type="float">
            <text:p>0.596596</text:p>
          </table:table-cell>
          <table:table-cell office:value-type="float" office:value="0.479693" calcext:value-type="float">
            <text:p>0.479693</text:p>
          </table:table-cell>
          <table:table-cell office:value-type="float" office:value="0.290419" calcext:value-type="float">
            <text:p>0.290419</text:p>
          </table:table-cell>
          <table:table-cell table:formula="of:=AVERAGE([.C125:.F125])" office:value-type="float" office:value="0.5189775" calcext:value-type="float">
            <text:p>0.5189775</text:p>
          </table:table-cell>
          <table:table-cell office:value-type="float" office:value="1.23923" calcext:value-type="float">
            <text:p>1.23923</text:p>
          </table:table-cell>
          <table:table-cell table:formula="of:=1/[.H125]" office:value-type="float" office:value="0.806952704501989" calcext:value-type="float">
            <text:p>0.8069527045</text:p>
          </table:table-cell>
          <table:table-cell office:value-type="float" office:value="1.30281" calcext:value-type="float">
            <text:p>1.30281</text:p>
          </table:table-cell>
          <table:table-cell table:formula="of:=1/[.J125]" office:value-type="float" office:value="0.767571633622708" calcext:value-type="float">
            <text:p>0.7675716336</text:p>
          </table:table-cell>
          <table:table-cell table:number-columns-repeated="8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716042" calcext:value-type="float">
            <text:p>0.716042</text:p>
          </table:table-cell>
          <table:table-cell office:value-type="float" office:value="0.612741" calcext:value-type="float">
            <text:p>0.612741</text:p>
          </table:table-cell>
          <table:table-cell office:value-type="float" office:value="0.498915" calcext:value-type="float">
            <text:p>0.498915</text:p>
          </table:table-cell>
          <table:table-cell office:value-type="float" office:value="0.318584" calcext:value-type="float">
            <text:p>0.318584</text:p>
          </table:table-cell>
          <table:table-cell table:formula="of:=AVERAGE([.C126:.F126])" office:value-type="float" office:value="0.5365705" calcext:value-type="float">
            <text:p>0.5365705</text:p>
          </table:table-cell>
          <table:table-cell office:value-type="float" office:value="1.29434" calcext:value-type="float">
            <text:p>1.29434</text:p>
          </table:table-cell>
          <table:table-cell table:formula="of:=1/[.H126]" office:value-type="float" office:value="0.772594526940371" calcext:value-type="float">
            <text:p>0.7725945269</text:p>
          </table:table-cell>
          <table:table-cell office:value-type="float" office:value="1.35959" calcext:value-type="float">
            <text:p>1.35959</text:p>
          </table:table-cell>
          <table:table-cell table:formula="of:=1/[.J126]" office:value-type="float" office:value="0.735515854044234" calcext:value-type="float">
            <text:p>0.735515854</text:p>
          </table:table-cell>
          <table:table-cell table:number-columns-repeated="8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688697" calcext:value-type="float">
            <text:p>0.688697</text:p>
          </table:table-cell>
          <table:table-cell office:value-type="float" office:value="0.58209" calcext:value-type="float">
            <text:p>0.58209</text:p>
          </table:table-cell>
          <table:table-cell office:value-type="float" office:value="0.452769" calcext:value-type="float">
            <text:p>0.452769</text:p>
          </table:table-cell>
          <table:table-cell office:value-type="float" office:value="0.27897" calcext:value-type="float">
            <text:p>0.27897</text:p>
          </table:table-cell>
          <table:table-cell table:formula="of:=AVERAGE([.C127:.F127])" office:value-type="float" office:value="0.5006315" calcext:value-type="float">
            <text:p>0.5006315</text:p>
          </table:table-cell>
          <table:table-cell office:value-type="float" office:value="1.24176" calcext:value-type="float">
            <text:p>1.24176</text:p>
          </table:table-cell>
          <table:table-cell table:formula="of:=1/[.H127]" office:value-type="float" office:value="0.805308594253318" calcext:value-type="float">
            <text:p>0.8053085943</text:p>
          </table:table-cell>
          <table:table-cell office:value-type="float" office:value="1.32333" calcext:value-type="float">
            <text:p>1.32333</text:p>
          </table:table-cell>
          <table:table-cell table:formula="of:=1/[.J127]" office:value-type="float" office:value="0.755669409746624" calcext:value-type="float">
            <text:p>0.7556694097</text:p>
          </table:table-cell>
          <table:table-cell table:number-columns-repeated="8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704686" calcext:value-type="float">
            <text:p>0.704686</text:p>
          </table:table-cell>
          <table:table-cell office:value-type="float" office:value="0.596121" calcext:value-type="float">
            <text:p>0.596121</text:p>
          </table:table-cell>
          <table:table-cell office:value-type="float" office:value="0.477074" calcext:value-type="float">
            <text:p>0.477074</text:p>
          </table:table-cell>
          <table:table-cell office:value-type="float" office:value="0.296623" calcext:value-type="float">
            <text:p>0.296623</text:p>
          </table:table-cell>
          <table:table-cell table:formula="of:=AVERAGE([.C128:.F128])" office:value-type="float" office:value="0.518626" calcext:value-type="float">
            <text:p>0.518626</text:p>
          </table:table-cell>
          <table:table-cell office:value-type="float" office:value="1.30634" calcext:value-type="float">
            <text:p>1.30634</text:p>
          </table:table-cell>
          <table:table-cell table:formula="of:=1/[.H128]" office:value-type="float" office:value="0.765497496823185" calcext:value-type="float">
            <text:p>0.7654974968</text:p>
          </table:table-cell>
          <table:table-cell office:value-type="float" office:value="1.3303" calcext:value-type="float">
            <text:p>1.3303</text:p>
          </table:table-cell>
          <table:table-cell table:formula="of:=1/[.J128]" office:value-type="float" office:value="0.751710140569796" calcext:value-type="float">
            <text:p>0.7517101406</text:p>
          </table:table-cell>
          <table:table-cell table:number-columns-repeated="8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702516" calcext:value-type="float">
            <text:p>0.702516</text:p>
          </table:table-cell>
          <table:table-cell office:value-type="float" office:value="0.600844" calcext:value-type="float">
            <text:p>0.600844</text:p>
          </table:table-cell>
          <table:table-cell office:value-type="float" office:value="0.471508" calcext:value-type="float">
            <text:p>0.471508</text:p>
          </table:table-cell>
          <table:table-cell office:value-type="float" office:value="0.283333" calcext:value-type="float">
            <text:p>0.283333</text:p>
          </table:table-cell>
          <table:table-cell table:formula="of:=AVERAGE([.C129:.F129])" office:value-type="float" office:value="0.51455025" calcext:value-type="float">
            <text:p>0.51455025</text:p>
          </table:table-cell>
          <table:table-cell office:value-type="float" office:value="1.17527" calcext:value-type="float">
            <text:p>1.17527</text:p>
          </table:table-cell>
          <table:table-cell table:formula="of:=1/[.H129]" office:value-type="float" office:value="0.850868311111489" calcext:value-type="float">
            <text:p>0.8508683111</text:p>
          </table:table-cell>
          <table:table-cell office:value-type="float" office:value="1.32399" calcext:value-type="float">
            <text:p>1.32399</text:p>
          </table:table-cell>
          <table:table-cell table:formula="of:=1/[.J129]" office:value-type="float" office:value="0.755292713691191" calcext:value-type="float">
            <text:p>0.7552927137</text:p>
          </table:table-cell>
          <table:table-cell table:number-columns-repeated="8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710952" calcext:value-type="float">
            <text:p>0.710952</text:p>
          </table:table-cell>
          <table:table-cell office:value-type="float" office:value="0.601485" calcext:value-type="float">
            <text:p>0.601485</text:p>
          </table:table-cell>
          <table:table-cell office:value-type="float" office:value="0.473282" calcext:value-type="float">
            <text:p>0.473282</text:p>
          </table:table-cell>
          <table:table-cell office:value-type="float" office:value="0.278027" calcext:value-type="float">
            <text:p>0.278027</text:p>
          </table:table-cell>
          <table:table-cell table:formula="of:=AVERAGE([.C130:.F130])" office:value-type="float" office:value="0.5159365" calcext:value-type="float">
            <text:p>0.5159365</text:p>
          </table:table-cell>
          <table:table-cell office:value-type="float" office:value="1.17019" calcext:value-type="float">
            <text:p>1.17019</text:p>
          </table:table-cell>
          <table:table-cell table:formula="of:=1/[.H130]" office:value-type="float" office:value="0.854562079662277" calcext:value-type="float">
            <text:p>0.8545620797</text:p>
          </table:table-cell>
          <table:table-cell office:value-type="float" office:value="1.27986" calcext:value-type="float">
            <text:p>1.27986</text:p>
          </table:table-cell>
          <table:table-cell table:formula="of:=1/[.J130]" office:value-type="float" office:value="0.781335458565781" calcext:value-type="float">
            <text:p>0.7813354586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78:.B130];[.C78:.C130])" office:value-type="string" office:string-value="" calcext:value-type="error">
            <text:p>#N/A</text:p>
          </table:table-cell>
          <table:table-cell table:formula="of:=CORREL([.B109:.B130];[.D109:.D130])" office:value-type="string" office:string-value="" calcext:value-type="error">
            <text:p>#N/A</text:p>
          </table:table-cell>
          <table:table-cell table:formula="of:=CORREL([.B109:.B130];[.E109:.E130])" office:value-type="string" office:string-value="" calcext:value-type="error">
            <text:p>#N/A</text:p>
          </table:table-cell>
          <table:table-cell table:formula="of:=CORREL([.B109:.B130];[.F109:.F130])" office:value-type="string" office:string-value="" calcext:value-type="error">
            <text:p>#N/A</text:p>
          </table:table-cell>
          <table:table-cell table:formula="of:=CORREL([.B109:.B130];[.G109:.G130])" office:value-type="string" office:string-value="" calcext:value-type="error">
            <text:p>#N/A</text:p>
          </table:table-cell>
          <table:table-cell table:formula="of:=CORREL([.B109:.B130];[.H109:.H130])" office:value-type="string" office:string-value="" calcext:value-type="error">
            <text:p>#N/A</text:p>
          </table:table-cell>
          <table:table-cell table:formula="of:=CORREL([.B109:.B130];[.I109:.I130])" office:value-type="string" office:string-value="" calcext:value-type="error">
            <text:p>#N/A</text:p>
          </table:table-cell>
          <table:table-cell table:formula="of:=CORREL([.B109:.B130];[.J109:.J130])" office:value-type="string" office:string-value="" calcext:value-type="error">
            <text:p>#N/A</text:p>
          </table:table-cell>
          <table:table-cell table:formula="of:=CORREL([.B109:.B130];[.K109:.K130]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0.430037" calcext:value-type="float">
            <text:p>0.430037</text:p>
          </table:table-cell>
          <table:table-cell office:value-type="float" office:value="0.389" calcext:value-type="float">
            <text:p>0.389</text:p>
          </table:table-cell>
          <table:table-cell office:value-type="float" office:value="0.296083" calcext:value-type="float">
            <text:p>0.296083</text:p>
          </table:table-cell>
          <table:table-cell office:value-type="float" office:value="0.208549" calcext:value-type="float">
            <text:p>0.208549</text:p>
          </table:table-cell>
          <table:table-cell table:formula="of:=AVERAGE([.C134:.F134])" office:value-type="float" office:value="0.33091725" calcext:value-type="float">
            <text:p>0.33091725</text:p>
          </table:table-cell>
          <table:table-cell office:value-type="float" office:value="1.48242" calcext:value-type="float">
            <text:p>1.48242</text:p>
          </table:table-cell>
          <table:table-cell table:formula="of:=1/[.H134]" office:value-type="float" office:value="0.674572658221017" calcext:value-type="float">
            <text:p>0.6745726582</text:p>
          </table:table-cell>
          <table:table-cell office:value-type="float" office:value="1.54516" calcext:value-type="float">
            <text:p>1.54516</text:p>
          </table:table-cell>
          <table:table-cell table:formula="of:=1/[.J134]" office:value-type="float" office:value="0.647182168836884" calcext:value-type="float">
            <text:p>0.6471821688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0.411556" calcext:value-type="float">
            <text:p>0.411556</text:p>
          </table:table-cell>
          <table:table-cell office:value-type="float" office:value="0.364683" calcext:value-type="float">
            <text:p>0.364683</text:p>
          </table:table-cell>
          <table:table-cell office:value-type="float" office:value="0.270925" calcext:value-type="float">
            <text:p>0.270925</text:p>
          </table:table-cell>
          <table:table-cell office:value-type="float" office:value="0.195626" calcext:value-type="float">
            <text:p>0.195626</text:p>
          </table:table-cell>
          <table:table-cell table:formula="of:=AVERAGE([.C135:.F135])" office:value-type="float" office:value="0.3106975" calcext:value-type="float">
            <text:p>0.3106975</text:p>
          </table:table-cell>
          <table:table-cell office:value-type="float" office:value="1.27932" calcext:value-type="float">
            <text:p>1.27932</text:p>
          </table:table-cell>
          <table:table-cell table:formula="of:=1/[.H135]" office:value-type="float" office:value="0.781665259669199" calcext:value-type="float">
            <text:p>0.7816652597</text:p>
          </table:table-cell>
          <table:table-cell office:value-type="float" office:value="1.59064" calcext:value-type="float">
            <text:p>1.59064</text:p>
          </table:table-cell>
          <table:table-cell table:formula="of:=1/[.J135]" office:value-type="float" office:value="0.62867776492481" calcext:value-type="float">
            <text:p>0.6286777649</text:p>
          </table:table-cell>
          <table:table-cell table:number-columns-repeated="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0.403082" calcext:value-type="float">
            <text:p>0.403082</text:p>
          </table:table-cell>
          <table:table-cell office:value-type="float" office:value="0.362771" calcext:value-type="float">
            <text:p>0.362771</text:p>
          </table:table-cell>
          <table:table-cell office:value-type="float" office:value="0.274877" calcext:value-type="float">
            <text:p>0.274877</text:p>
          </table:table-cell>
          <table:table-cell office:value-type="float" office:value="0.184035" calcext:value-type="float">
            <text:p>0.184035</text:p>
          </table:table-cell>
          <table:table-cell table:formula="of:=AVERAGE([.C136:.F136])" office:value-type="float" office:value="0.30619125" calcext:value-type="float">
            <text:p>0.30619125</text:p>
          </table:table-cell>
          <table:table-cell office:value-type="float" office:value="1.17176" calcext:value-type="float">
            <text:p>1.17176</text:p>
          </table:table-cell>
          <table:table-cell table:formula="of:=1/[.H136]" office:value-type="float" office:value="0.853417081996313" calcext:value-type="float">
            <text:p>0.853417082</text:p>
          </table:table-cell>
          <table:table-cell office:value-type="float" office:value="1.43128" calcext:value-type="float">
            <text:p>1.43128</text:p>
          </table:table-cell>
          <table:table-cell table:formula="of:=1/[.J136]" office:value-type="float" office:value="0.698675311609189" calcext:value-type="float">
            <text:p>0.6986753116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0.449558" calcext:value-type="float">
            <text:p>0.449558</text:p>
          </table:table-cell>
          <table:table-cell office:value-type="float" office:value="0.413208" calcext:value-type="float">
            <text:p>0.413208</text:p>
          </table:table-cell>
          <table:table-cell office:value-type="float" office:value="0.318729" calcext:value-type="float">
            <text:p>0.318729</text:p>
          </table:table-cell>
          <table:table-cell office:value-type="float" office:value="0.215637" calcext:value-type="float">
            <text:p>0.215637</text:p>
          </table:table-cell>
          <table:table-cell table:formula="of:=AVERAGE([.C137:.F137])" office:value-type="float" office:value="0.349283" calcext:value-type="float">
            <text:p>0.349283</text:p>
          </table:table-cell>
          <table:table-cell office:value-type="float" office:value="1.50523" calcext:value-type="float">
            <text:p>1.50523</text:p>
          </table:table-cell>
          <table:table-cell table:formula="of:=1/[.H137]" office:value-type="float" office:value="0.664350298625459" calcext:value-type="float">
            <text:p>0.6643502986</text:p>
          </table:table-cell>
          <table:table-cell office:value-type="float" office:value="1.53434" calcext:value-type="float">
            <text:p>1.53434</text:p>
          </table:table-cell>
          <table:table-cell table:formula="of:=1/[.J137]" office:value-type="float" office:value="0.651746027607962" calcext:value-type="float">
            <text:p>0.6517460276</text:p>
          </table:table-cell>
          <table:table-cell table:number-columns-repeated="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0.408488" calcext:value-type="float">
            <text:p>0.408488</text:p>
          </table:table-cell>
          <table:table-cell office:value-type="float" office:value="0.37242" calcext:value-type="float">
            <text:p>0.37242</text:p>
          </table:table-cell>
          <table:table-cell office:value-type="float" office:value="0.288298" calcext:value-type="float">
            <text:p>0.288298</text:p>
          </table:table-cell>
          <table:table-cell office:value-type="float" office:value="0.213866" calcext:value-type="float">
            <text:p>0.213866</text:p>
          </table:table-cell>
          <table:table-cell table:formula="of:=AVERAGE([.C138:.F138])" office:value-type="float" office:value="0.320768" calcext:value-type="float">
            <text:p>0.320768</text:p>
          </table:table-cell>
          <table:table-cell office:value-type="float" office:value="1.1522" calcext:value-type="float">
            <text:p>1.1522</text:p>
          </table:table-cell>
          <table:table-cell table:formula="of:=1/[.H138]" office:value-type="float" office:value="0.867904877625412" calcext:value-type="float">
            <text:p>0.8679048776</text:p>
          </table:table-cell>
          <table:table-cell office:value-type="float" office:value="1.29531" calcext:value-type="float">
            <text:p>1.29531</text:p>
          </table:table-cell>
          <table:table-cell table:formula="of:=1/[.J138]" office:value-type="float" office:value="0.772015965290162" calcext:value-type="float">
            <text:p>0.7720159653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0.421389" calcext:value-type="float">
            <text:p>0.421389</text:p>
          </table:table-cell>
          <table:table-cell office:value-type="float" office:value="0.383041" calcext:value-type="float">
            <text:p>0.383041</text:p>
          </table:table-cell>
          <table:table-cell office:value-type="float" office:value="0.294314" calcext:value-type="float">
            <text:p>0.294314</text:p>
          </table:table-cell>
          <table:table-cell office:value-type="float" office:value="0.201765" calcext:value-type="float">
            <text:p>0.201765</text:p>
          </table:table-cell>
          <table:table-cell table:formula="of:=AVERAGE([.C139:.F139])" office:value-type="float" office:value="0.32512725" calcext:value-type="float">
            <text:p>0.32512725</text:p>
          </table:table-cell>
          <table:table-cell office:value-type="float" office:value="1.11312" calcext:value-type="float">
            <text:p>1.11312</text:p>
          </table:table-cell>
          <table:table-cell table:formula="of:=1/[.H139]" office:value-type="float" office:value="0.898375736668104" calcext:value-type="float">
            <text:p>0.8983757367</text:p>
          </table:table-cell>
          <table:table-cell office:value-type="float" office:value="1.13482" calcext:value-type="float">
            <text:p>1.13482</text:p>
          </table:table-cell>
          <table:table-cell table:formula="of:=1/[.J139]" office:value-type="float" office:value="0.881197018029291" calcext:value-type="float">
            <text:p>0.881197018</text:p>
          </table:table-cell>
          <table:table-cell table:number-columns-repeated="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0.416826" calcext:value-type="float">
            <text:p>0.416826</text:p>
          </table:table-cell>
          <table:table-cell office:value-type="float" office:value="0.380081" calcext:value-type="float">
            <text:p>0.380081</text:p>
          </table:table-cell>
          <table:table-cell office:value-type="float" office:value="0.292343" calcext:value-type="float">
            <text:p>0.292343</text:p>
          </table:table-cell>
          <table:table-cell office:value-type="float" office:value="0.210867" calcext:value-type="float">
            <text:p>0.210867</text:p>
          </table:table-cell>
          <table:table-cell table:formula="of:=AVERAGE([.C140:.F140])" office:value-type="float" office:value="0.32502925" calcext:value-type="float">
            <text:p>0.32502925</text:p>
          </table:table-cell>
          <table:table-cell office:value-type="float" office:value="1.29446" calcext:value-type="float">
            <text:p>1.29446</text:p>
          </table:table-cell>
          <table:table-cell table:formula="of:=1/[.H140]" office:value-type="float" office:value="0.772522905304142" calcext:value-type="float">
            <text:p>0.7725229053</text:p>
          </table:table-cell>
          <table:table-cell office:value-type="float" office:value="1.03442" calcext:value-type="float">
            <text:p>1.03442</text:p>
          </table:table-cell>
          <table:table-cell table:formula="of:=1/[.J140]" office:value-type="float" office:value="0.96672531466909" calcext:value-type="float">
            <text:p>0.9667253147</text:p>
          </table:table-cell>
          <table:table-cell table:number-columns-repeated="8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0.423564" calcext:value-type="float">
            <text:p>0.423564</text:p>
          </table:table-cell>
          <table:table-cell office:value-type="float" office:value="0.390947" calcext:value-type="float">
            <text:p>0.390947</text:p>
          </table:table-cell>
          <table:table-cell office:value-type="float" office:value="0.309218" calcext:value-type="float">
            <text:p>0.309218</text:p>
          </table:table-cell>
          <table:table-cell office:value-type="float" office:value="0.220026" calcext:value-type="float">
            <text:p>0.220026</text:p>
          </table:table-cell>
          <table:table-cell table:formula="of:=AVERAGE([.C141:.F141])" office:value-type="float" office:value="0.33593875" calcext:value-type="float">
            <text:p>0.33593875</text:p>
          </table:table-cell>
          <table:table-cell office:value-type="float" office:value="1.28128" calcext:value-type="float">
            <text:p>1.28128</text:p>
          </table:table-cell>
          <table:table-cell table:formula="of:=1/[.H141]" office:value-type="float" office:value="0.78046953046953" calcext:value-type="float">
            <text:p>0.7804695305</text:p>
          </table:table-cell>
          <table:table-cell office:value-type="float" office:value="1.42456" calcext:value-type="float">
            <text:p>1.42456</text:p>
          </table:table-cell>
          <table:table-cell table:formula="of:=1/[.J141]" office:value-type="float" office:value="0.701971134946931" calcext:value-type="float">
            <text:p>0.7019711349</text:p>
          </table:table-cell>
          <table:table-cell table:number-columns-repeated="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426752" calcext:value-type="float">
            <text:p>0.426752</text:p>
          </table:table-cell>
          <table:table-cell office:value-type="float" office:value="0.385965" calcext:value-type="float">
            <text:p>0.385965</text:p>
          </table:table-cell>
          <table:table-cell office:value-type="float" office:value="0.311475" calcext:value-type="float">
            <text:p>0.311475</text:p>
          </table:table-cell>
          <table:table-cell office:value-type="float" office:value="0.235437" calcext:value-type="float">
            <text:p>0.235437</text:p>
          </table:table-cell>
          <table:table-cell table:formula="of:=AVERAGE([.C142:.F142])" office:value-type="float" office:value="0.33990725" calcext:value-type="float">
            <text:p>0.33990725</text:p>
          </table:table-cell>
          <table:table-cell office:value-type="float" office:value="1.13083" calcext:value-type="float">
            <text:p>1.13083</text:p>
          </table:table-cell>
          <table:table-cell table:formula="of:=1/[.H142]" office:value-type="float" office:value="0.884306217557016" calcext:value-type="float">
            <text:p>0.8843062176</text:p>
          </table:table-cell>
          <table:table-cell office:value-type="float" office:value="1.38539" calcext:value-type="float">
            <text:p>1.38539</text:p>
          </table:table-cell>
          <table:table-cell table:formula="of:=1/[.J142]" office:value-type="float" office:value="0.721818404925689" calcext:value-type="float">
            <text:p>0.7218184049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0.448148" calcext:value-type="float">
            <text:p>0.448148</text:p>
          </table:table-cell>
          <table:table-cell office:value-type="float" office:value="0.413963" calcext:value-type="float">
            <text:p>0.413963</text:p>
          </table:table-cell>
          <table:table-cell office:value-type="float" office:value="0.32041" calcext:value-type="float">
            <text:p>0.32041</text:p>
          </table:table-cell>
          <table:table-cell office:value-type="float" office:value="0.215789" calcext:value-type="float">
            <text:p>0.215789</text:p>
          </table:table-cell>
          <table:table-cell table:formula="of:=AVERAGE([.C143:.F143])" office:value-type="float" office:value="0.3495775" calcext:value-type="float">
            <text:p>0.3495775</text:p>
          </table:table-cell>
          <table:table-cell office:value-type="float" office:value="1.64916" calcext:value-type="float">
            <text:p>1.64916</text:p>
          </table:table-cell>
          <table:table-cell table:formula="of:=1/[.H143]" office:value-type="float" office:value="0.606369303160397" calcext:value-type="float">
            <text:p>0.6063693032</text:p>
          </table:table-cell>
          <table:table-cell office:value-type="float" office:value="1.43557" calcext:value-type="float">
            <text:p>1.43557</text:p>
          </table:table-cell>
          <table:table-cell table:formula="of:=1/[.J143]" office:value-type="float" office:value="0.696587418238052" calcext:value-type="float">
            <text:p>0.6965874182</text:p>
          </table:table-cell>
          <table:table-cell table:number-columns-repeated="8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0.413124" calcext:value-type="float">
            <text:p>0.413124</text:p>
          </table:table-cell>
          <table:table-cell office:value-type="float" office:value="0.373149" calcext:value-type="float">
            <text:p>0.373149</text:p>
          </table:table-cell>
          <table:table-cell office:value-type="float" office:value="0.282486" calcext:value-type="float">
            <text:p>0.282486</text:p>
          </table:table-cell>
          <table:table-cell office:value-type="float" office:value="0.202261" calcext:value-type="float">
            <text:p>0.202261</text:p>
          </table:table-cell>
          <table:table-cell table:formula="of:=AVERAGE([.C144:.F144])" office:value-type="float" office:value="0.317755" calcext:value-type="float">
            <text:p>0.317755</text:p>
          </table:table-cell>
          <table:table-cell office:value-type="float" office:value="1.25129" calcext:value-type="float">
            <text:p>1.25129</text:p>
          </table:table-cell>
          <table:table-cell table:formula="of:=1/[.H144]" office:value-type="float" office:value="0.799175251140823" calcext:value-type="float">
            <text:p>0.7991752511</text:p>
          </table:table-cell>
          <table:table-cell office:value-type="float" office:value="1.38998" calcext:value-type="float">
            <text:p>1.38998</text:p>
          </table:table-cell>
          <table:table-cell table:formula="of:=1/[.J144]" office:value-type="float" office:value="0.719434812011684" calcext:value-type="float">
            <text:p>0.719434812</text:p>
          </table:table-cell>
          <table:table-cell table:number-columns-repeated="8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43272" calcext:value-type="float">
            <text:p>0.43272</text:p>
          </table:table-cell>
          <table:table-cell office:value-type="float" office:value="0.394628" calcext:value-type="float">
            <text:p>0.394628</text:p>
          </table:table-cell>
          <table:table-cell office:value-type="float" office:value="0.320973" calcext:value-type="float">
            <text:p>0.320973</text:p>
          </table:table-cell>
          <table:table-cell office:value-type="float" office:value="0.226913" calcext:value-type="float">
            <text:p>0.226913</text:p>
          </table:table-cell>
          <table:table-cell table:formula="of:=AVERAGE([.C145:.F145])" office:value-type="float" office:value="0.3438085" calcext:value-type="float">
            <text:p>0.3438085</text:p>
          </table:table-cell>
          <table:table-cell office:value-type="float" office:value="1.41219" calcext:value-type="float">
            <text:p>1.41219</text:p>
          </table:table-cell>
          <table:table-cell table:formula="of:=1/[.H145]" office:value-type="float" office:value="0.708120012179664" calcext:value-type="float">
            <text:p>0.7081200122</text:p>
          </table:table-cell>
          <table:table-cell office:value-type="float" office:value="1.71249" calcext:value-type="float">
            <text:p>1.71249</text:p>
          </table:table-cell>
          <table:table-cell table:formula="of:=1/[.J145]" office:value-type="float" office:value="0.583945015737318" calcext:value-type="float">
            <text:p>0.5839450157</text:p>
          </table:table-cell>
          <table:table-cell table:number-columns-repeated="8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0.427656" calcext:value-type="float">
            <text:p>0.427656</text:p>
          </table:table-cell>
          <table:table-cell office:value-type="float" office:value="0.389052" calcext:value-type="float">
            <text:p>0.389052</text:p>
          </table:table-cell>
          <table:table-cell office:value-type="float" office:value="0.312431" calcext:value-type="float">
            <text:p>0.312431</text:p>
          </table:table-cell>
          <table:table-cell office:value-type="float" office:value="0.216792" calcext:value-type="float">
            <text:p>0.216792</text:p>
          </table:table-cell>
          <table:table-cell table:formula="of:=AVERAGE([.C146:.F146])" office:value-type="float" office:value="0.33648275" calcext:value-type="float">
            <text:p>0.33648275</text:p>
          </table:table-cell>
          <table:table-cell office:value-type="float" office:value="1.20982" calcext:value-type="float">
            <text:p>1.20982</text:p>
          </table:table-cell>
          <table:table-cell table:formula="of:=1/[.H146]" office:value-type="float" office:value="0.826569241705378" calcext:value-type="float">
            <text:p>0.8265692417</text:p>
          </table:table-cell>
          <table:table-cell office:value-type="float" office:value="1.6397" calcext:value-type="float">
            <text:p>1.6397</text:p>
          </table:table-cell>
          <table:table-cell table:formula="of:=1/[.J146]" office:value-type="float" office:value="0.609867658718058" calcext:value-type="float">
            <text:p>0.6098676587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33:.B146];[.C133:.C146])" office:value-type="float" office:value="-0.683465715392398" calcext:value-type="float">
            <text:p>-0.6834657154</text:p>
          </table:table-cell>
          <table:table-cell table:formula="of:=CORREL([.B133:.B146];[.D133:.D146])" office:value-type="float" office:value="-0.64249667361561" calcext:value-type="float">
            <text:p>-0.6424966736</text:p>
          </table:table-cell>
          <table:table-cell table:formula="of:=CORREL([.B133:.B146];[.E133:.E146])" office:value-type="float" office:value="-0.393121322547567" calcext:value-type="float">
            <text:p>-0.3931213225</text:p>
          </table:table-cell>
          <table:table-cell table:formula="of:=CORREL([.B133:.B146];[.F133:.F146])" office:value-type="float" office:value="-0.200758941229314" calcext:value-type="float">
            <text:p>-0.2007589412</text:p>
          </table:table-cell>
          <table:table-cell table:formula="of:=CORREL([.B133:.B146];[.G133:.G146])" office:value-type="float" office:value="-0.524361391665082" calcext:value-type="float">
            <text:p>-0.5243613917</text:p>
          </table:table-cell>
          <table:table-cell table:formula="of:=CORREL([.B133:.B146];[.H133:.H146])" office:value-type="float" office:value="-0.757728069115412" calcext:value-type="float">
            <text:p>-0.7577280691</text:p>
          </table:table-cell>
          <table:table-cell table:formula="of:=CORREL([.B133:.B146];[.I133:.I146])" office:value-type="float" office:value="0.777300413739251" calcext:value-type="float">
            <text:p>0.7773004137</text:p>
          </table:table-cell>
          <table:table-cell table:formula="of:=CORREL([.B133:.B146];[.J133:.J146])" office:value-type="float" office:value="-0.403541623076653" calcext:value-type="float">
            <text:p>-0.4035416231</text:p>
          </table:table-cell>
          <table:table-cell table:formula="of:=CORREL([.B133:.B146];[.K133:.K146])" office:value-type="float" office:value="0.412409974967633" calcext:value-type="float">
            <text:p>0.41240997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0.657343" calcext:value-type="float">
            <text:p>0.657343</text:p>
          </table:table-cell>
          <table:table-cell office:value-type="float" office:value="0.407855" calcext:value-type="float">
            <text:p>0.407855</text:p>
          </table:table-cell>
          <table:table-cell office:value-type="float" office:value="0.212851" calcext:value-type="float">
            <text:p>0.212851</text:p>
          </table:table-cell>
          <table:table-cell office:value-type="float" office:value="0.0754717" calcext:value-type="float">
            <text:p>0.0754717</text:p>
          </table:table-cell>
          <table:table-cell table:formula="of:=AVERAGE([.C150:.F150])" office:value-type="float" office:value="0.338380175" calcext:value-type="float">
            <text:p>0.338380175</text:p>
          </table:table-cell>
          <table:table-cell office:value-type="float" office:value="1.15845" calcext:value-type="float">
            <text:p>1.15845</text:p>
          </table:table-cell>
          <table:table-cell table:formula="of:=1/[.H150]" office:value-type="float" office:value="0.863222409253744" calcext:value-type="float">
            <text:p>0.8632224093</text:p>
          </table:table-cell>
          <table:table-cell office:value-type="float" office:value="1.22862" calcext:value-type="float">
            <text:p>1.22862</text:p>
          </table:table-cell>
          <table:table-cell table:formula="of:=1/[.J150]" office:value-type="float" office:value="0.813921310087741" calcext:value-type="float">
            <text:p>0.8139213101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0.700176" calcext:value-type="float">
            <text:p>0.700176</text:p>
          </table:table-cell>
          <table:table-cell office:value-type="float" office:value="0.413793" calcext:value-type="float">
            <text:p>0.413793</text:p>
          </table:table-cell>
          <table:table-cell office:value-type="float" office:value="0.257642" calcext:value-type="float">
            <text:p>0.257642</text:p>
          </table:table-cell>
          <table:table-cell office:value-type="float" office:value="0.141414" calcext:value-type="float">
            <text:p>0.141414</text:p>
          </table:table-cell>
          <table:table-cell table:formula="of:=AVERAGE([.C151:.F151])" office:value-type="float" office:value="0.37825625" calcext:value-type="float">
            <text:p>0.37825625</text:p>
          </table:table-cell>
          <table:table-cell office:value-type="float" office:value="1.1317" calcext:value-type="float">
            <text:p>1.1317</text:p>
          </table:table-cell>
          <table:table-cell table:formula="of:=1/[.H151]" office:value-type="float" office:value="0.883626402756914" calcext:value-type="float">
            <text:p>0.8836264028</text:p>
          </table:table-cell>
          <table:table-cell office:value-type="float" office:value="1.27381" calcext:value-type="float">
            <text:p>1.27381</text:p>
          </table:table-cell>
          <table:table-cell table:formula="of:=1/[.J151]" office:value-type="float" office:value="0.78504643549666" calcext:value-type="float">
            <text:p>0.7850464355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639194" calcext:value-type="float">
            <text:p>0.639194</text:p>
          </table:table-cell>
          <table:table-cell office:value-type="float" office:value="0.351974" calcext:value-type="float">
            <text:p>0.351974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0837209" calcext:value-type="float">
            <text:p>0.0837209</text:p>
          </table:table-cell>
          <table:table-cell table:formula="of:=AVERAGE([.C152:.F152])" office:value-type="float" office:value="0.316047225" calcext:value-type="float">
            <text:p>0.316047225</text:p>
          </table:table-cell>
          <table:table-cell office:value-type="float" office:value="1.24312" calcext:value-type="float">
            <text:p>1.24312</text:p>
          </table:table-cell>
          <table:table-cell table:formula="of:=1/[.H152]" office:value-type="float" office:value="0.804427569341656" calcext:value-type="float">
            <text:p>0.8044275693</text:p>
          </table:table-cell>
          <table:table-cell office:value-type="float" office:value="1.63222" calcext:value-type="float">
            <text:p>1.63222</text:p>
          </table:table-cell>
          <table:table-cell table:formula="of:=1/[.J152]" office:value-type="float" office:value="0.612662508730441" calcext:value-type="float">
            <text:p>0.6126625087</text:p>
          </table:table-cell>
          <table:table-cell table:number-columns-repeated="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0.66041" calcext:value-type="float">
            <text:p>0.66041</text:p>
          </table:table-cell>
          <table:table-cell office:value-type="float" office:value="0.383901" calcext:value-type="float">
            <text:p>0.383901</text:p>
          </table:table-cell>
          <table:table-cell office:value-type="float" office:value="0.213439" calcext:value-type="float">
            <text:p>0.213439</text:p>
          </table:table-cell>
          <table:table-cell office:value-type="float" office:value="0.131004" calcext:value-type="float">
            <text:p>0.131004</text:p>
          </table:table-cell>
          <table:table-cell table:formula="of:=AVERAGE([.C153:.F153])" office:value-type="float" office:value="0.3471885" calcext:value-type="float">
            <text:p>0.3471885</text:p>
          </table:table-cell>
          <table:table-cell office:value-type="float" office:value="1.22646" calcext:value-type="float">
            <text:p>1.22646</text:p>
          </table:table-cell>
          <table:table-cell table:formula="of:=1/[.H153]" office:value-type="float" office:value="0.815354760856449" calcext:value-type="float">
            <text:p>0.8153547609</text:p>
          </table:table-cell>
          <table:table-cell office:value-type="float" office:value="1.67466" calcext:value-type="float">
            <text:p>1.67466</text:p>
          </table:table-cell>
          <table:table-cell table:formula="of:=1/[.J153]" office:value-type="float" office:value="0.597136135096079" calcext:value-type="float">
            <text:p>0.597136135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0.663793" calcext:value-type="float">
            <text:p>0.663793</text:p>
          </table:table-cell>
          <table:table-cell office:value-type="float" office:value="0.392523" calcext:value-type="float">
            <text:p>0.392523</text:p>
          </table:table-cell>
          <table:table-cell office:value-type="float" office:value="0.216867" calcext:value-type="float">
            <text:p>0.216867</text:p>
          </table:table-cell>
          <table:table-cell office:value-type="float" office:value="0.117647" calcext:value-type="float">
            <text:p>0.117647</text:p>
          </table:table-cell>
          <table:table-cell table:formula="of:=AVERAGE([.C154:.F154])" office:value-type="float" office:value="0.3477075" calcext:value-type="float">
            <text:p>0.3477075</text:p>
          </table:table-cell>
          <table:table-cell office:value-type="float" office:value="1.36399" calcext:value-type="float">
            <text:p>1.36399</text:p>
          </table:table-cell>
          <table:table-cell table:formula="of:=1/[.H154]" office:value-type="float" office:value="0.733143204862206" calcext:value-type="float">
            <text:p>0.7331432049</text:p>
          </table:table-cell>
          <table:table-cell office:value-type="float" office:value="1.20311" calcext:value-type="float">
            <text:p>1.20311</text:p>
          </table:table-cell>
          <table:table-cell table:formula="of:=1/[.J154]" office:value-type="float" office:value="0.831179193922418" calcext:value-type="float">
            <text:p>0.8311791939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0.653333" calcext:value-type="float">
            <text:p>0.653333</text:p>
          </table:table-cell>
          <table:table-cell office:value-type="float" office:value="0.35" calcext:value-type="float">
            <text:p>0.35</text:p>
          </table:table-cell>
          <table:table-cell office:value-type="float" office:value="0.153488" calcext:value-type="float">
            <text:p>0.153488</text:p>
          </table:table-cell>
          <table:table-cell office:value-type="float" office:value="0.0808081" calcext:value-type="float">
            <text:p>0.0808081</text:p>
          </table:table-cell>
          <table:table-cell table:formula="of:=AVERAGE([.C155:.F155])" office:value-type="float" office:value="0.309407275" calcext:value-type="float">
            <text:p>0.309407275</text:p>
          </table:table-cell>
          <table:table-cell office:value-type="float" office:value="1.13124" calcext:value-type="float">
            <text:p>1.13124</text:p>
          </table:table-cell>
          <table:table-cell table:formula="of:=1/[.H155]" office:value-type="float" office:value="0.883985714790849" calcext:value-type="float">
            <text:p>0.8839857148</text:p>
          </table:table-cell>
          <table:table-cell office:value-type="float" office:value="1.23963" calcext:value-type="float">
            <text:p>1.23963</text:p>
          </table:table-cell>
          <table:table-cell table:formula="of:=1/[.J155]" office:value-type="float" office:value="0.806692319482426" calcext:value-type="float">
            <text:p>0.8066923195</text:p>
          </table:table-cell>
          <table:table-cell table:number-columns-repeated="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0.699825" calcext:value-type="float">
            <text:p>0.699825</text:p>
          </table:table-cell>
          <table:table-cell office:value-type="float" office:value="0.396491" calcext:value-type="float">
            <text:p>0.396491</text:p>
          </table:table-cell>
          <table:table-cell office:value-type="float" office:value="0.196262" calcext:value-type="float">
            <text:p>0.196262</text:p>
          </table:table-cell>
          <table:table-cell office:value-type="float" office:value="0.0851064" calcext:value-type="float">
            <text:p>0.0851064</text:p>
          </table:table-cell>
          <table:table-cell table:formula="of:=AVERAGE([.C156:.F156])" office:value-type="float" office:value="0.3444211" calcext:value-type="float">
            <text:p>0.3444211</text:p>
          </table:table-cell>
          <table:table-cell office:value-type="float" office:value="1.18719" calcext:value-type="float">
            <text:p>1.18719</text:p>
          </table:table-cell>
          <table:table-cell table:formula="of:=1/[.H156]" office:value-type="float" office:value="0.842325154356085" calcext:value-type="float">
            <text:p>0.8423251544</text:p>
          </table:table-cell>
          <table:table-cell office:value-type="float" office:value="1.4596" calcext:value-type="float">
            <text:p>1.4596</text:p>
          </table:table-cell>
          <table:table-cell table:formula="of:=1/[.J156]" office:value-type="float" office:value="0.685119210742669" calcext:value-type="float">
            <text:p>0.6851192107</text:p>
          </table:table-cell>
          <table:table-cell table:number-columns-repeated="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63516" calcext:value-type="float">
            <text:p>0.663516</text:p>
          </table:table-cell>
          <table:table-cell office:value-type="float" office:value="0.377622" calcext:value-type="float">
            <text:p>0.377622</text:p>
          </table:table-cell>
          <table:table-cell office:value-type="float" office:value="0.261411" calcext:value-type="float">
            <text:p>0.261411</text:p>
          </table:table-cell>
          <table:table-cell office:value-type="float" office:value="0.183486" calcext:value-type="float">
            <text:p>0.183486</text:p>
          </table:table-cell>
          <table:table-cell table:formula="of:=AVERAGE([.C157:.F157])" office:value-type="float" office:value="0.37150875" calcext:value-type="float">
            <text:p>0.37150875</text:p>
          </table:table-cell>
          <table:table-cell office:value-type="float" office:value="1.20579" calcext:value-type="float">
            <text:p>1.20579</text:p>
          </table:table-cell>
          <table:table-cell table:formula="of:=1/[.H157]" office:value-type="float" office:value="0.829331807362808" calcext:value-type="float">
            <text:p>0.8293318074</text:p>
          </table:table-cell>
          <table:table-cell office:value-type="float" office:value="1.6453" calcext:value-type="float">
            <text:p>1.6453</text:p>
          </table:table-cell>
          <table:table-cell table:formula="of:=1/[.J157]" office:value-type="float" office:value="0.60779189205616" calcext:value-type="float">
            <text:p>0.6077918921</text:p>
          </table:table-cell>
          <table:table-cell table:number-columns-repeated="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0.637218" calcext:value-type="float">
            <text:p>0.637218</text:p>
          </table:table-cell>
          <table:table-cell office:value-type="float" office:value="0.367213" calcext:value-type="float">
            <text:p>0.367213</text:p>
          </table:table-cell>
          <table:table-cell office:value-type="float" office:value="0.218623" calcext:value-type="float">
            <text:p>0.218623</text:p>
          </table:table-cell>
          <table:table-cell office:value-type="float" office:value="0.106481" calcext:value-type="float">
            <text:p>0.106481</text:p>
          </table:table-cell>
          <table:table-cell table:formula="of:=AVERAGE([.C158:.F158])" office:value-type="float" office:value="0.33238375" calcext:value-type="float">
            <text:p>0.33238375</text:p>
          </table:table-cell>
          <table:table-cell office:value-type="float" office:value="1.16365" calcext:value-type="float">
            <text:p>1.16365</text:p>
          </table:table-cell>
          <table:table-cell table:formula="of:=1/[.H158]" office:value-type="float" office:value="0.859364929317234" calcext:value-type="float">
            <text:p>0.8593649293</text:p>
          </table:table-cell>
          <table:table-cell office:value-type="float" office:value="1.65414" calcext:value-type="float">
            <text:p>1.65414</text:p>
          </table:table-cell>
          <table:table-cell table:formula="of:=1/[.J158]" office:value-type="float" office:value="0.604543750831248" calcext:value-type="float">
            <text:p>0.6045437508</text:p>
          </table:table-cell>
          <table:table-cell table:number-columns-repeated="8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0.596091" calcext:value-type="float">
            <text:p>0.596091</text:p>
          </table:table-cell>
          <table:table-cell office:value-type="float" office:value="0.301408" calcext:value-type="float">
            <text:p>0.301408</text:p>
          </table:table-cell>
          <table:table-cell office:value-type="float" office:value="0.197411" calcext:value-type="float">
            <text:p>0.197411</text:p>
          </table:table-cell>
          <table:table-cell office:value-type="float" office:value="0.0981818" calcext:value-type="float">
            <text:p>0.0981818</text:p>
          </table:table-cell>
          <table:table-cell table:formula="of:=AVERAGE([.C159:.F159])" office:value-type="float" office:value="0.29827295" calcext:value-type="float">
            <text:p>0.29827295</text:p>
          </table:table-cell>
          <table:table-cell office:value-type="float" office:value="1.67279" calcext:value-type="float">
            <text:p>1.67279</text:p>
          </table:table-cell>
          <table:table-cell table:formula="of:=1/[.H159]" office:value-type="float" office:value="0.597803669318922" calcext:value-type="float">
            <text:p>0.5978036693</text:p>
          </table:table-cell>
          <table:table-cell office:value-type="float" office:value="2.21718" calcext:value-type="float">
            <text:p>2.21718</text:p>
          </table:table-cell>
          <table:table-cell table:formula="of:=1/[.J159]" office:value-type="float" office:value="0.451023372031139" calcext:value-type="float">
            <text:p>0.451023372</text:p>
          </table:table-cell>
          <table:table-cell table:number-columns-repeated="8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0.544096" calcext:value-type="float">
            <text:p>0.544096</text:p>
          </table:table-cell>
          <table:table-cell office:value-type="float" office:value="0.27896" calcext:value-type="float">
            <text:p>0.27896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0840841" calcext:value-type="float">
            <text:p>0.0840841</text:p>
          </table:table-cell>
          <table:table-cell table:formula="of:=AVERAGE([.C160:.F160])" office:value-type="float" office:value="0.268451775" calcext:value-type="float">
            <text:p>0.268451775</text:p>
          </table:table-cell>
          <table:table-cell office:value-type="float" office:value="1.16187" calcext:value-type="float">
            <text:p>1.16187</text:p>
          </table:table-cell>
          <table:table-cell table:formula="of:=1/[.H160]" office:value-type="float" office:value="0.860681487601883" calcext:value-type="float">
            <text:p>0.8606814876</text:p>
          </table:table-cell>
          <table:table-cell office:value-type="float" office:value="1.50574" calcext:value-type="float">
            <text:p>1.50574</text:p>
          </table:table-cell>
          <table:table-cell table:formula="of:=1/[.J160]" office:value-type="float" office:value="0.664125280592931" calcext:value-type="float">
            <text:p>0.6641252806</text:p>
          </table:table-cell>
          <table:table-cell table:number-columns-repeated="8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0.555385" calcext:value-type="float">
            <text:p>0.555385</text:p>
          </table:table-cell>
          <table:table-cell office:value-type="float" office:value="0.279302" calcext:value-type="float">
            <text:p>0.279302</text:p>
          </table:table-cell>
          <table:table-cell office:value-type="float" office:value="0.17192" calcext:value-type="float">
            <text:p>0.17192</text:p>
          </table:table-cell>
          <table:table-cell office:value-type="float" office:value="0.0883281" calcext:value-type="float">
            <text:p>0.0883281</text:p>
          </table:table-cell>
          <table:table-cell table:formula="of:=AVERAGE([.C161:.F161])" office:value-type="float" office:value="0.273733775" calcext:value-type="float">
            <text:p>0.273733775</text:p>
          </table:table-cell>
          <table:table-cell office:value-type="float" office:value="1.1678" calcext:value-type="float">
            <text:p>1.1678</text:p>
          </table:table-cell>
          <table:table-cell table:formula="of:=1/[.H161]" office:value-type="float" office:value="0.856311012159616" calcext:value-type="float">
            <text:p>0.8563110122</text:p>
          </table:table-cell>
          <table:table-cell office:value-type="float" office:value="1.43164" calcext:value-type="float">
            <text:p>1.43164</text:p>
          </table:table-cell>
          <table:table-cell table:formula="of:=1/[.J161]" office:value-type="float" office:value="0.698499622810204" calcext:value-type="float">
            <text:p>0.6984996228</text:p>
          </table:table-cell>
          <table:table-cell table:number-columns-repeated="8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0.581105" calcext:value-type="float">
            <text:p>0.581105</text:p>
          </table:table-cell>
          <table:table-cell office:value-type="float" office:value="0.31686" calcext:value-type="float">
            <text:p>0.31686</text:p>
          </table:table-cell>
          <table:table-cell office:value-type="float" office:value="0.211409" calcext:value-type="float">
            <text:p>0.211409</text:p>
          </table:table-cell>
          <table:table-cell office:value-type="float" office:value="0.123134" calcext:value-type="float">
            <text:p>0.123134</text:p>
          </table:table-cell>
          <table:table-cell table:formula="of:=AVERAGE([.C162:.F162])" office:value-type="float" office:value="0.308127" calcext:value-type="float">
            <text:p>0.308127</text:p>
          </table:table-cell>
          <table:table-cell office:value-type="float" office:value="1.31138" calcext:value-type="float">
            <text:p>1.31138</text:p>
          </table:table-cell>
          <table:table-cell table:formula="of:=1/[.H162]" office:value-type="float" office:value="0.762555475910872" calcext:value-type="float">
            <text:p>0.7625554759</text:p>
          </table:table-cell>
          <table:table-cell office:value-type="float" office:value="1.37166" calcext:value-type="float">
            <text:p>1.37166</text:p>
          </table:table-cell>
          <table:table-cell table:formula="of:=1/[.J162]" office:value-type="float" office:value="0.729043640552323" calcext:value-type="float">
            <text:p>0.7290436406</text:p>
          </table:table-cell>
          <table:table-cell table:number-columns-repeated="8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0.597381" calcext:value-type="float">
            <text:p>0.597381</text:p>
          </table:table-cell>
          <table:table-cell office:value-type="float" office:value="0.280702" calcext:value-type="float">
            <text:p>0.280702</text:p>
          </table:table-cell>
          <table:table-cell office:value-type="float" office:value="0.12766" calcext:value-type="float">
            <text:p>0.12766</text:p>
          </table:table-cell>
          <table:table-cell office:value-type="float" office:value="0.0646388" calcext:value-type="float">
            <text:p>0.0646388</text:p>
          </table:table-cell>
          <table:table-cell table:formula="of:=AVERAGE([.C163:.F163])" office:value-type="float" office:value="0.26759545" calcext:value-type="float">
            <text:p>0.26759545</text:p>
          </table:table-cell>
          <table:table-cell office:value-type="float" office:value="1.36105" calcext:value-type="float">
            <text:p>1.36105</text:p>
          </table:table-cell>
          <table:table-cell table:formula="of:=1/[.H163]" office:value-type="float" office:value="0.734726865287829" calcext:value-type="float">
            <text:p>0.7347268653</text:p>
          </table:table-cell>
          <table:table-cell office:value-type="float" office:value="2.58975" calcext:value-type="float">
            <text:p>2.58975</text:p>
          </table:table-cell>
          <table:table-cell table:formula="of:=1/[.J163]" office:value-type="float" office:value="0.386137658075104" calcext:value-type="float">
            <text:p>0.3861376581</text:p>
          </table:table-cell>
          <table:table-cell table:number-columns-repeated="7"/>
          <table:table-cell office:value-type="string" calcext:value-type="string">
            <text:p>Cd ,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50:.B163];[.C150:.C163])" office:value-type="float" office:value="0.366347518211254" calcext:value-type="float">
            <text:p>0.3663475182</text:p>
          </table:table-cell>
          <table:table-cell table:formula="of:=CORREL([.B150:.B163];[.D150:.D163])" office:value-type="float" office:value="0.463276672480384" calcext:value-type="float">
            <text:p>0.4632766725</text:p>
          </table:table-cell>
          <table:table-cell table:formula="of:=CORREL([.B150:.B163];[.E150:.E163])" office:value-type="float" office:value="0.259001259550257" calcext:value-type="float">
            <text:p>0.2590012596</text:p>
          </table:table-cell>
          <table:table-cell table:formula="of:=CORREL([.B150:.B163];[.F150:.F163])" office:value-type="float" office:value="0.0462034640422899" calcext:value-type="float">
            <text:p>0.046203464</text:p>
          </table:table-cell>
          <table:table-cell table:formula="of:=CORREL([.B150:.B163];[.G150:.G163])" office:value-type="float" office:value="0.361458514705945" calcext:value-type="float">
            <text:p>0.3614585147</text:p>
          </table:table-cell>
          <table:table-cell table:formula="of:=CORREL([.B150:.B163];[.H150:.H163])" office:value-type="float" office:value="-0.395221290151578" calcext:value-type="float">
            <text:p>-0.3952212902</text:p>
          </table:table-cell>
          <table:table-cell table:formula="of:=CORREL([.B150:.B163];[.I150:.I163])" office:value-type="float" office:value="0.406594615060076" calcext:value-type="float">
            <text:p>0.4065946151</text:p>
          </table:table-cell>
          <table:table-cell table:formula="of:=CORREL([.B150:.B163];[.J150:.J163])" office:value-type="float" office:value="-0.652311424375908" calcext:value-type="float">
            <text:p>-0.6523114244</text:p>
          </table:table-cell>
          <table:table-cell table:formula="of:=CORREL([.B150:.B163];[.K150:.K163])" office:value-type="float" office:value="0.768231504547503" calcext:value-type="float">
            <text:p>0.7682315045</text:p>
          </table:table-cell>
          <table:table-cell table:number-columns-repeated="8"/>
        </table:table-row>
      </table:table>
      <table:table table:name="aArS" table:style-name="ta1">
        <table:shapes>
          <draw:frame draw:z-index="0" draw:style-name="gr1" draw:text-style-name="P1" svg:width="2.7807in" svg:height="1.5642in" svg:x="13.6008in" svg:y="5.9307in">
            <draw:object draw:notify-on-update-of-ranges="aArS.B36:aArS.B43 aArS.M36:aArS.M43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13.3339in" svg:y="9.0669in">
            <draw:object draw:notify-on-update-of-ranges="aArS.B58:aArS.B79 aArS.M58:aArS.M79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3.7331in" svg:height="2.0996in" svg:x="14.7815in" svg:y="2.9976in">
            <draw:object draw:notify-on-update-of-ranges="aArS.B20:aArS.B30 aArS.M20:aArS.M30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draw:text-style-name="P1" svg:width="4.063in" svg:height="2.2854in" svg:x="14.9717in" svg:y="0.1783in">
            <draw:object draw:notify-on-update-of-ranges="aArS.B3:aArS.B14 aArS.M3:aArS.M14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4" draw:style-name="gr1" draw:text-style-name="P1" svg:width="6.3063in" svg:height="3.5437in" svg:x="20.4445in" svg:y="9.0669in">
            <draw:object draw:notify-on-update-of-ranges="allAtten.B53:allAtten.B74 allAtten.I53:allAtten.I74 allAtten.K53:allAtten.K74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3.1118in" svg:height="1.5996in" svg:x="17.1433in" svg:y="5.9303in">
            <draw:object draw:notify-on-update-of-ranges="allAtten.B32:allAtten.B39 allAtten.I32:allAtten.I39 allAtten.K32:allAtten.K39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4.4441in" svg:height="2.1224in" svg:x="17.778in" svg:y="2.8449in">
            <draw:object draw:notify-on-update-of-ranges="allAtten.B18:allAtten.B28 allAtten.I18:allAtten.I28 allAtten.K18:allAtten.K28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4.0323in" svg:height="2.2681in" svg:x="17.778in" svg:y="0.1783in">
            <draw:object draw:notify-on-update-of-ranges="allAtten.B3:allAtten.B14 allAtten.I3:allAtten.I14 allAtten.K3:allAtten.K14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8" draw:style-name="gr1" draw:text-style-name="P1" svg:width="2.5051in" svg:height="1.4091in" svg:x="13.3339in" svg:y="7.2894in">
            <draw:object draw:notify-on-update-of-ranges="aArS.B48:aArS.B54 aArS.M48:aArS.M54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9" draw:style-name="gr1" draw:text-style-name="P1" svg:width="3.111in" svg:height="1.4008in" svg:x="16.889in" svg:y="7.289in">
            <draw:object draw:notify-on-update-of-ranges="allAtten.B43:allAtten.B49 allAtten.I43:allAtten.I49 allAtten.K43:allAtten.K49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0" draw:style-name="gr1" draw:text-style-name="P1" svg:width="8.3685in" svg:height="4.5713in" svg:x="13.3079in" svg:y="13.5114in">
            <draw:object draw:notify-on-update-of-ranges="aArS.B83:aArS.B135 aArS.M83:aArS.M135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1" draw:style-name="gr1" draw:text-style-name="P1" svg:width="8.4063in" svg:height="4.4315in" svg:x="13.3335in" svg:y="18.3114in">
            <draw:object draw:notify-on-update-of-ranges="allAtten.B78:allAtten.B130 allAtten.I78:allAtten.I130 allAtten.K78:allAtten.K130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2" draw:style-name="gr1" draw:text-style-name="P1" svg:width="4.3807in" svg:height="2.4642in" svg:x="13.3339in" svg:y="23.4669in">
            <draw:object draw:notify-on-update-of-ranges="aArS.B139:aArS.B151 aArS.M139:aArS.M151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3" draw:style-name="gr1" draw:text-style-name="P1" svg:width="4.3756in" svg:height="2.461in" svg:x="18.6669in" svg:y="23.4669in">
            <draw:object draw:notify-on-update-of-ranges="allAtten.B134:allAtten.B146 allAtten.I134:allAtten.I146 allAtten.K134:allAtten.K146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4" draw:style-name="gr1" draw:text-style-name="P1" svg:width="4.698in" svg:height="2.6425in" svg:x="13.3339in" svg:y="26.3118in">
            <draw:object draw:notify-on-update-of-ranges="aArS.B155:aArS.B168 aArS.M155:aArS.M168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15" draw:style-name="gr1" draw:text-style-name="P1" svg:width="4.7008in" svg:height="2.6441in" svg:x="18.6669in" svg:y="26.3114in">
            <draw:object draw:notify-on-update-of-ranges="allAtten.B150:allAtten.B163 allAtten.I150:allAtten.I163 allAtten.K150:allAtten.K163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6" draw:style-name="gr1" draw:text-style-name="P1" svg:width="6.2988in" svg:height="3.5429in" svg:x="27.5563in" svg:y="9.0673in">
            <draw:object draw:notify-on-update-of-ranges="aArS.B58:aArS.B79 aArS.L58:aArS.L79 aArS.M58:aArS.M79" xlink:href="./Object 25" xlink:type="simple" xlink:show="embed" xlink:actuate="onLoad"/>
            <draw:image xlink:href="./ObjectReplacements/Object 25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rbgS</text:p>
          </table:table-cell>
          <table:table-cell table:style-name="ce1" office:value-type="string" calcext:value-type="string">
            <text:p>aA*rS</text:p>
          </table:table-cell>
          <table:table-cell table:style-name="ce1" office:value-type="string" calcext:value-type="string">
            <text:p>aA+rS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720285" calcext:value-type="float">
            <text:p>0.720285</text:p>
          </table:table-cell>
          <table:table-cell office:value-type="float" office:value="0.629481" calcext:value-type="float">
            <text:p>0.629481</text:p>
          </table:table-cell>
          <table:table-cell office:value-type="float" office:value="0.379126" calcext:value-type="float">
            <text:p>0.379126</text:p>
          </table:table-cell>
          <table:table-cell office:value-type="float" office:value="0.152602" calcext:value-type="float">
            <text:p>0.152602</text:p>
          </table:table-cell>
          <table:table-cell table:formula="of:=AVERAGE([.C3:.F3])" office:value-type="float" office:value="0.4703735" calcext:value-type="float">
            <text:p>0.4703735</text:p>
          </table:table-cell>
          <table:table-cell office:value-type="float" office:value="1.98104" calcext:value-type="float">
            <text:p>1.98104</text:p>
          </table:table-cell>
          <table:table-cell table:formula="of:=1/[.H3]" office:value-type="float" office:value="0.50478536526269" calcext:value-type="float">
            <text:p>0.5047853653</text:p>
          </table:table-cell>
          <table:table-cell office:value-type="float" office:value="2.19364" calcext:value-type="float">
            <text:p>2.19364</text:p>
          </table:table-cell>
          <table:table-cell table:formula="of:=1/[.J3]" office:value-type="float" office:value="0.455863313943947" calcext:value-type="float">
            <text:p>0.4558633139</text:p>
          </table:table-cell>
          <table:table-cell office:value-type="float" office:value="0.996043833720677" calcext:value-type="float">
            <text:p>0.9960438337</text:p>
          </table:table-cell>
          <table:table-cell table:formula="of:=[.K3]*[.L3]" office:value-type="float" office:value="0.454059842873342" calcext:value-type="float">
            <text:p>0.4540598429</text:p>
          </table:table-cell>
          <table:table-cell table:formula="of:=[.K3]+[.L3]" office:value-type="float" office:value="1.45190714766462" calcext:value-type="float">
            <text:p>1.4519071477</text:p>
          </table:table-cell>
          <table:table-cell office:value-type="float" office:value="16.069" calcext:value-type="float">
            <text:p>16.06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723756" calcext:value-type="float">
            <text:p>0.723756</text:p>
          </table:table-cell>
          <table:table-cell office:value-type="float" office:value="0.617844" calcext:value-type="float">
            <text:p>0.617844</text:p>
          </table:table-cell>
          <table:table-cell office:value-type="float" office:value="0.369602" calcext:value-type="float">
            <text:p>0.369602</text:p>
          </table:table-cell>
          <table:table-cell office:value-type="float" office:value="0.156719" calcext:value-type="float">
            <text:p>0.156719</text:p>
          </table:table-cell>
          <table:table-cell table:formula="of:=AVERAGE([.C4:.F4])" office:value-type="float" office:value="0.46698025" calcext:value-type="float">
            <text:p>0.46698025</text:p>
          </table:table-cell>
          <table:table-cell office:value-type="float" office:value="1.96199" calcext:value-type="float">
            <text:p>1.96199</text:p>
          </table:table-cell>
          <table:table-cell table:formula="of:=1/[.H4]" office:value-type="float" office:value="0.509686593713526" calcext:value-type="float">
            <text:p>0.5096865937</text:p>
          </table:table-cell>
          <table:table-cell office:value-type="float" office:value="2.22665" calcext:value-type="float">
            <text:p>2.22665</text:p>
          </table:table-cell>
          <table:table-cell table:formula="of:=1/[.J4]" office:value-type="float" office:value="0.449105157972739" calcext:value-type="float">
            <text:p>0.449105158</text:p>
          </table:table-cell>
          <table:table-cell office:value-type="float" office:value="0.98328820269321" calcext:value-type="float">
            <text:p>0.9832882027</text:p>
          </table:table-cell>
          <table:table-cell table:formula="of:=[.K4]*[.L4]" office:value-type="float" office:value="0.441599803603265" calcext:value-type="float">
            <text:p>0.4415998036</text:p>
          </table:table-cell>
          <table:table-cell table:formula="of:=[.K4]+[.L4]" office:value-type="float" office:value="1.43239336066595" calcext:value-type="float">
            <text:p>1.4323933607</text:p>
          </table:table-cell>
          <table:table-cell office:value-type="float" office:value="345.5" calcext:value-type="float">
            <text:p>345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734463" calcext:value-type="float">
            <text:p>0.734463</text:p>
          </table:table-cell>
          <table:table-cell office:value-type="float" office:value="0.633451" calcext:value-type="float">
            <text:p>0.633451</text:p>
          </table:table-cell>
          <table:table-cell office:value-type="float" office:value="0.391478" calcext:value-type="float">
            <text:p>0.391478</text:p>
          </table:table-cell>
          <table:table-cell office:value-type="float" office:value="0.164782" calcext:value-type="float">
            <text:p>0.164782</text:p>
          </table:table-cell>
          <table:table-cell table:formula="of:=AVERAGE([.C5:.F5])" office:value-type="float" office:value="0.4810435" calcext:value-type="float">
            <text:p>0.4810435</text:p>
          </table:table-cell>
          <table:table-cell office:value-type="float" office:value="1.57952" calcext:value-type="float">
            <text:p>1.57952</text:p>
          </table:table-cell>
          <table:table-cell table:formula="of:=1/[.H5]" office:value-type="float" office:value="0.633103727714749" calcext:value-type="float">
            <text:p>0.6331037277</text:p>
          </table:table-cell>
          <table:table-cell office:value-type="float" office:value="1.34968" calcext:value-type="float">
            <text:p>1.34968</text:p>
          </table:table-cell>
          <table:table-cell table:formula="of:=1/[.J5]" office:value-type="float" office:value="0.740916365360678" calcext:value-type="float">
            <text:p>0.7409163654</text:p>
          </table:table-cell>
          <table:table-cell office:value-type="float" office:value="1.00436823847689" calcext:value-type="float">
            <text:p>1.0043682385</text:p>
          </table:table-cell>
          <table:table-cell table:formula="of:=[.K5]*[.L5]" office:value-type="float" office:value="0.744152864736004" calcext:value-type="float">
            <text:p>0.7441528647</text:p>
          </table:table-cell>
          <table:table-cell table:formula="of:=[.K5]+[.L5]" office:value-type="float" office:value="1.74528460383757" calcext:value-type="float">
            <text:p>1.7452846038</text:p>
          </table:table-cell>
          <table:table-cell office:value-type="float" office:value="149.25" calcext:value-type="float">
            <text:p>149.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732159" calcext:value-type="float">
            <text:p>0.732159</text:p>
          </table:table-cell>
          <table:table-cell office:value-type="float" office:value="0.637441" calcext:value-type="float">
            <text:p>0.637441</text:p>
          </table:table-cell>
          <table:table-cell office:value-type="float" office:value="0.359108" calcext:value-type="float">
            <text:p>0.359108</text:p>
          </table:table-cell>
          <table:table-cell office:value-type="float" office:value="0.143141" calcext:value-type="float">
            <text:p>0.143141</text:p>
          </table:table-cell>
          <table:table-cell table:formula="of:=AVERAGE([.C6:.F6])" office:value-type="float" office:value="0.46796225" calcext:value-type="float">
            <text:p>0.46796225</text:p>
          </table:table-cell>
          <table:table-cell office:value-type="float" office:value="1.64012" calcext:value-type="float">
            <text:p>1.64012</text:p>
          </table:table-cell>
          <table:table-cell table:formula="of:=1/[.H6]" office:value-type="float" office:value="0.609711484525522" calcext:value-type="float">
            <text:p>0.6097114845</text:p>
          </table:table-cell>
          <table:table-cell office:value-type="float" office:value="1.51509" calcext:value-type="float">
            <text:p>1.51509</text:p>
          </table:table-cell>
          <table:table-cell table:formula="of:=1/[.J6]" office:value-type="float" office:value="0.660026797087962" calcext:value-type="float">
            <text:p>0.6600267971</text:p>
          </table:table-cell>
          <table:table-cell office:value-type="float" office:value="0.979221680068353" calcext:value-type="float">
            <text:p>0.9792216801</text:p>
          </table:table-cell>
          <table:table-cell table:formula="of:=[.K6]*[.L6]" office:value-type="float" office:value="0.646312549134608" calcext:value-type="float">
            <text:p>0.6463125491</text:p>
          </table:table-cell>
          <table:table-cell table:formula="of:=[.K6]+[.L6]" office:value-type="float" office:value="1.63924847715631" calcext:value-type="float">
            <text:p>1.6392484772</text:p>
          </table:table-cell>
          <table:table-cell office:value-type="float" office:value="87.8571" calcext:value-type="float">
            <text:p>87.85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734307" calcext:value-type="float">
            <text:p>0.734307</text:p>
          </table:table-cell>
          <table:table-cell office:value-type="float" office:value="0.600097" calcext:value-type="float">
            <text:p>0.600097</text:p>
          </table:table-cell>
          <table:table-cell office:value-type="float" office:value="0.343056" calcext:value-type="float">
            <text:p>0.343056</text:p>
          </table:table-cell>
          <table:table-cell office:value-type="float" office:value="0.159822" calcext:value-type="float">
            <text:p>0.159822</text:p>
          </table:table-cell>
          <table:table-cell table:formula="of:=AVERAGE([.C7:.F7])" office:value-type="float" office:value="0.4593205" calcext:value-type="float">
            <text:p>0.4593205</text:p>
          </table:table-cell>
          <table:table-cell office:value-type="float" office:value="1.92322" calcext:value-type="float">
            <text:p>1.92322</text:p>
          </table:table-cell>
          <table:table-cell table:formula="of:=1/[.H7]" office:value-type="float" office:value="0.519961314878173" calcext:value-type="float">
            <text:p>0.5199613149</text:p>
          </table:table-cell>
          <table:table-cell office:value-type="float" office:value="2.33377" calcext:value-type="float">
            <text:p>2.33377</text:p>
          </table:table-cell>
          <table:table-cell table:formula="of:=1/[.J7]" office:value-type="float" office:value="0.428491239496609" calcext:value-type="float">
            <text:p>0.4284912395</text:p>
          </table:table-cell>
          <table:table-cell office:value-type="float" office:value="0.931816663934476" calcext:value-type="float">
            <text:p>0.9318166639</text:p>
          </table:table-cell>
          <table:table-cell table:formula="of:=[.K7]*[.L7]" office:value-type="float" office:value="0.399275277312878" calcext:value-type="float">
            <text:p>0.3992752773</text:p>
          </table:table-cell>
          <table:table-cell table:formula="of:=[.K7]+[.L7]" office:value-type="float" office:value="1.36030790343108" calcext:value-type="float">
            <text:p>1.3603079034</text:p>
          </table:table-cell>
          <table:table-cell office:value-type="float" office:value="211.5" calcext:value-type="float">
            <text:p>211.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709452" calcext:value-type="float">
            <text:p>0.709452</text:p>
          </table:table-cell>
          <table:table-cell office:value-type="float" office:value="0.598704" calcext:value-type="float">
            <text:p>0.598704</text:p>
          </table:table-cell>
          <table:table-cell office:value-type="float" office:value="0.364036" calcext:value-type="float">
            <text:p>0.364036</text:p>
          </table:table-cell>
          <table:table-cell office:value-type="float" office:value="0.140444" calcext:value-type="float">
            <text:p>0.140444</text:p>
          </table:table-cell>
          <table:table-cell table:formula="of:=AVERAGE([.C8:.F8])" office:value-type="float" office:value="0.453159" calcext:value-type="float">
            <text:p>0.453159</text:p>
          </table:table-cell>
          <table:table-cell office:value-type="float" office:value="1.77526" calcext:value-type="float">
            <text:p>1.77526</text:p>
          </table:table-cell>
          <table:table-cell table:formula="of:=1/[.H8]" office:value-type="float" office:value="0.563297770467424" calcext:value-type="float">
            <text:p>0.5632977705</text:p>
          </table:table-cell>
          <table:table-cell office:value-type="float" office:value="2.19224" calcext:value-type="float">
            <text:p>2.19224</text:p>
          </table:table-cell>
          <table:table-cell table:formula="of:=1/[.J8]" office:value-type="float" office:value="0.456154435645732" calcext:value-type="float">
            <text:p>0.4561544356</text:p>
          </table:table-cell>
          <table:table-cell office:value-type="float" office:value="0.948342278229441" calcext:value-type="float">
            <text:p>0.9483422782</text:p>
          </table:table-cell>
          <table:table-cell table:formula="of:=[.K8]*[.L8]" office:value-type="float" office:value="0.432590536724739" calcext:value-type="float">
            <text:p>0.4325905367</text:p>
          </table:table-cell>
          <table:table-cell table:formula="of:=[.K8]+[.L8]" office:value-type="float" office:value="1.40449671387517" calcext:value-type="float">
            <text:p>1.4044967139</text:p>
          </table:table-cell>
          <table:table-cell office:value-type="float" office:value="274.375" calcext:value-type="float">
            <text:p>274.3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723152" calcext:value-type="float">
            <text:p>0.723152</text:p>
          </table:table-cell>
          <table:table-cell office:value-type="float" office:value="0.599495" calcext:value-type="float">
            <text:p>0.599495</text:p>
          </table:table-cell>
          <table:table-cell office:value-type="float" office:value="0.341632" calcext:value-type="float">
            <text:p>0.341632</text:p>
          </table:table-cell>
          <table:table-cell office:value-type="float" office:value="0.149536" calcext:value-type="float">
            <text:p>0.149536</text:p>
          </table:table-cell>
          <table:table-cell table:formula="of:=AVERAGE([.C9:.F9])" office:value-type="float" office:value="0.45345375" calcext:value-type="float">
            <text:p>0.45345375</text:p>
          </table:table-cell>
          <table:table-cell office:value-type="float" office:value="1.87505" calcext:value-type="float">
            <text:p>1.87505</text:p>
          </table:table-cell>
          <table:table-cell table:formula="of:=1/[.H9]" office:value-type="float" office:value="0.53331911149036" calcext:value-type="float">
            <text:p>0.5333191115</text:p>
          </table:table-cell>
          <table:table-cell office:value-type="float" office:value="2.22786" calcext:value-type="float">
            <text:p>2.22786</text:p>
          </table:table-cell>
          <table:table-cell table:formula="of:=1/[.J9]" office:value-type="float" office:value="0.448861239036564" calcext:value-type="float">
            <text:p>0.448861239</text:p>
          </table:table-cell>
          <table:table-cell office:value-type="float" office:value="0.939374270343492" calcext:value-type="float">
            <text:p>0.9393742703</text:p>
          </table:table-cell>
          <table:table-cell table:formula="of:=[.K9]*[.L9]" office:value-type="float" office:value="0.421648698905448" calcext:value-type="float">
            <text:p>0.4216486989</text:p>
          </table:table-cell>
          <table:table-cell table:formula="of:=[.K9]+[.L9]" office:value-type="float" office:value="1.38823550938006" calcext:value-type="float">
            <text:p>1.3882355094</text:p>
          </table:table-cell>
          <table:table-cell office:value-type="float" office:value="238.444" calcext:value-type="float">
            <text:p>238.4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750789" calcext:value-type="float">
            <text:p>0.750789</text:p>
          </table:table-cell>
          <table:table-cell office:value-type="float" office:value="0.63663" calcext:value-type="float">
            <text:p>0.63663</text:p>
          </table:table-cell>
          <table:table-cell office:value-type="float" office:value="0.384295" calcext:value-type="float">
            <text:p>0.384295</text:p>
          </table:table-cell>
          <table:table-cell office:value-type="float" office:value="0.167077" calcext:value-type="float">
            <text:p>0.167077</text:p>
          </table:table-cell>
          <table:table-cell table:formula="of:=AVERAGE([.C10:.F10])" office:value-type="float" office:value="0.48469775" calcext:value-type="float">
            <text:p>0.48469775</text:p>
          </table:table-cell>
          <table:table-cell office:value-type="float" office:value="1.94742" calcext:value-type="float">
            <text:p>1.94742</text:p>
          </table:table-cell>
          <table:table-cell table:formula="of:=1/[.H10]" office:value-type="float" office:value="0.513499912705015" calcext:value-type="float">
            <text:p>0.5134999127</text:p>
          </table:table-cell>
          <table:table-cell office:value-type="float" office:value="2.06939" calcext:value-type="float">
            <text:p>2.06939</text:p>
          </table:table-cell>
          <table:table-cell table:formula="of:=1/[.J10]" office:value-type="float" office:value="0.483234189785396" calcext:value-type="float">
            <text:p>0.4832341898</text:p>
          </table:table-cell>
          <table:table-cell office:value-type="float" office:value="0.950517777891139" calcext:value-type="float">
            <text:p>0.9505177779</text:p>
          </table:table-cell>
          <table:table-cell table:formula="of:=[.K10]*[.L10]" office:value-type="float" office:value="0.459322688275839" calcext:value-type="float">
            <text:p>0.4593226883</text:p>
          </table:table-cell>
          <table:table-cell table:formula="of:=[.K10]+[.L10]" office:value-type="float" office:value="1.43375196767653" calcext:value-type="float">
            <text:p>1.4337519677</text:p>
          </table:table-cell>
          <table:table-cell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839259" calcext:value-type="float">
            <text:p>0.839259</text:p>
          </table:table-cell>
          <table:table-cell office:value-type="float" office:value="0.681062" calcext:value-type="float">
            <text:p>0.681062</text:p>
          </table:table-cell>
          <table:table-cell office:value-type="float" office:value="0.448972" calcext:value-type="float">
            <text:p>0.448972</text:p>
          </table:table-cell>
          <table:table-cell office:value-type="float" office:value="0.240769" calcext:value-type="float">
            <text:p>0.240769</text:p>
          </table:table-cell>
          <table:table-cell table:formula="of:=AVERAGE([.C11:.F11])" office:value-type="float" office:value="0.5525155" calcext:value-type="float">
            <text:p>0.5525155</text:p>
          </table:table-cell>
          <table:table-cell office:value-type="float" office:value="2.3587" calcext:value-type="float">
            <text:p>2.3587</text:p>
          </table:table-cell>
          <table:table-cell table:formula="of:=1/[.H11]" office:value-type="float" office:value="0.42396235214313" calcext:value-type="float">
            <text:p>0.4239623521</text:p>
          </table:table-cell>
          <table:table-cell office:value-type="float" office:value="3.43043" calcext:value-type="float">
            <text:p>3.43043</text:p>
          </table:table-cell>
          <table:table-cell table:formula="of:=1/[.J11]" office:value-type="float" office:value="0.291508644688858" calcext:value-type="float">
            <text:p>0.2915086447</text:p>
          </table:table-cell>
          <table:table-cell office:value-type="float" office:value="0.978134827867167" calcext:value-type="float">
            <text:p>0.9781348279</text:p>
          </table:table-cell>
          <table:table-cell table:formula="of:=[.K11]*[.L11]" office:value-type="float" office:value="0.285134757994527" calcext:value-type="float">
            <text:p>0.285134758</text:p>
          </table:table-cell>
          <table:table-cell table:formula="of:=[.K11]+[.L11]" office:value-type="float" office:value="1.26964347255603" calcext:value-type="float">
            <text:p>1.2696434726</text:p>
          </table:table-cell>
          <table:table-cell office:value-type="float" office:value="172.5" calcext:value-type="float">
            <text:p>172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826253" calcext:value-type="float">
            <text:p>0.826253</text:p>
          </table:table-cell>
          <table:table-cell office:value-type="float" office:value="0.673449" calcext:value-type="float">
            <text:p>0.673449</text:p>
          </table:table-cell>
          <table:table-cell office:value-type="float" office:value="0.418138" calcext:value-type="float">
            <text:p>0.418138</text:p>
          </table:table-cell>
          <table:table-cell office:value-type="float" office:value="0.246188" calcext:value-type="float">
            <text:p>0.246188</text:p>
          </table:table-cell>
          <table:table-cell table:formula="of:=AVERAGE([.C12:.F12])" office:value-type="float" office:value="0.541007" calcext:value-type="float">
            <text:p>0.541007</text:p>
          </table:table-cell>
          <table:table-cell office:value-type="float" office:value="1.99451" calcext:value-type="float">
            <text:p>1.99451</text:p>
          </table:table-cell>
          <table:table-cell table:formula="of:=1/[.H12]" office:value-type="float" office:value="0.501376277882788" calcext:value-type="float">
            <text:p>0.5013762779</text:p>
          </table:table-cell>
          <table:table-cell office:value-type="float" office:value="2.6326" calcext:value-type="float">
            <text:p>2.6326</text:p>
          </table:table-cell>
          <table:table-cell table:formula="of:=1/[.J12]" office:value-type="float" office:value="0.379852617184532" calcext:value-type="float">
            <text:p>0.3798526172</text:p>
          </table:table-cell>
          <table:table-cell office:value-type="float" office:value="0.945111145701748" calcext:value-type="float">
            <text:p>0.9451111457</text:p>
          </table:table-cell>
          <table:table-cell table:formula="of:=[.K12]*[.L12]" office:value-type="float" office:value="0.359002942225081" calcext:value-type="float">
            <text:p>0.3590029422</text:p>
          </table:table-cell>
          <table:table-cell table:formula="of:=[.K12]+[.L12]" office:value-type="float" office:value="1.32496376288628" calcext:value-type="float">
            <text:p>1.3249637629</text:p>
          </table:table-cell>
          <table:table-cell office:value-type="float" office:value="134.5" calcext:value-type="float">
            <text:p>134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756128" calcext:value-type="float">
            <text:p>0.756128</text:p>
          </table:table-cell>
          <table:table-cell office:value-type="float" office:value="0.639275" calcext:value-type="float">
            <text:p>0.639275</text:p>
          </table:table-cell>
          <table:table-cell office:value-type="float" office:value="0.398043" calcext:value-type="float">
            <text:p>0.398043</text:p>
          </table:table-cell>
          <table:table-cell office:value-type="float" office:value="0.165" calcext:value-type="float">
            <text:p>0.165</text:p>
          </table:table-cell>
          <table:table-cell table:formula="of:=AVERAGE([.C13:.F13])" office:value-type="float" office:value="0.4896115" calcext:value-type="float">
            <text:p>0.4896115</text:p>
          </table:table-cell>
          <table:table-cell office:value-type="float" office:value="1.728" calcext:value-type="float">
            <text:p>1.728</text:p>
          </table:table-cell>
          <table:table-cell table:formula="of:=1/[.H13]" office:value-type="float" office:value="0.578703703703704" calcext:value-type="float">
            <text:p>0.5787037037</text:p>
          </table:table-cell>
          <table:table-cell office:value-type="float" office:value="1.52452" calcext:value-type="float">
            <text:p>1.52452</text:p>
          </table:table-cell>
          <table:table-cell table:formula="of:=1/[.J13]" office:value-type="float" office:value="0.655944166032587" calcext:value-type="float">
            <text:p>0.655944166</text:p>
          </table:table-cell>
          <table:table-cell office:value-type="float" office:value="0.981176389887175" calcext:value-type="float">
            <text:p>0.9811763899</text:p>
          </table:table-cell>
          <table:table-cell table:formula="of:=[.K13]*[.L13]" office:value-type="float" office:value="0.643596928795408" calcext:value-type="float">
            <text:p>0.6435969288</text:p>
          </table:table-cell>
          <table:table-cell table:formula="of:=[.K13]+[.L13]" office:value-type="float" office:value="1.63712055591976" calcext:value-type="float">
            <text:p>1.6371205559</text:p>
          </table:table-cell>
          <table:table-cell office:value-type="float" office:value="132.667" calcext:value-type="float">
            <text:p>132.6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821521" calcext:value-type="float">
            <text:p>0.821521</text:p>
          </table:table-cell>
          <table:table-cell office:value-type="float" office:value="0.681385" calcext:value-type="float">
            <text:p>0.681385</text:p>
          </table:table-cell>
          <table:table-cell office:value-type="float" office:value="0.416637" calcext:value-type="float">
            <text:p>0.416637</text:p>
          </table:table-cell>
          <table:table-cell office:value-type="float" office:value="0.225897" calcext:value-type="float">
            <text:p>0.225897</text:p>
          </table:table-cell>
          <table:table-cell table:formula="of:=AVERAGE([.C14:.F14])" office:value-type="float" office:value="0.53636" calcext:value-type="float">
            <text:p>0.53636</text:p>
          </table:table-cell>
          <table:table-cell office:value-type="float" office:value="1.85217" calcext:value-type="float">
            <text:p>1.85217</text:p>
          </table:table-cell>
          <table:table-cell table:formula="of:=1/[.H14]" office:value-type="float" office:value="0.539907243935492" calcext:value-type="float">
            <text:p>0.5399072439</text:p>
          </table:table-cell>
          <table:table-cell office:value-type="float" office:value="2.18623" calcext:value-type="float">
            <text:p>2.18623</text:p>
          </table:table-cell>
          <table:table-cell table:formula="of:=1/[.J14]" office:value-type="float" office:value="0.457408415400027" calcext:value-type="float">
            <text:p>0.4574084154</text:p>
          </table:table-cell>
          <table:table-cell office:value-type="float" office:value="0.937262688440924" calcext:value-type="float">
            <text:p>0.9372626884</text:p>
          </table:table-cell>
          <table:table-cell table:formula="of:=[.K14]*[.L14]" office:value-type="float" office:value="0.428711841133332" calcext:value-type="float">
            <text:p>0.4287118411</text:p>
          </table:table-cell>
          <table:table-cell table:formula="of:=[.K14]+[.L14]" office:value-type="float" office:value="1.39467110384095" calcext:value-type="float">
            <text:p>1.3946711038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:.B14];[.C3:.C14])" office:value-type="float" office:value="0.0171438010800817" calcext:value-type="float">
            <text:p>0.0171438011</text:p>
          </table:table-cell>
          <table:table-cell table:style-name="ce4" table:formula="of:=CORREL([.B3:.B14];[.D3:.D14])" office:value-type="float" office:value="0.198769425192944" calcext:value-type="float">
            <text:p>0.1987694252</text:p>
          </table:table-cell>
          <table:table-cell table:formula="of:=CORREL([.B3:.B14];[.E3:.E14])" office:value-type="float" office:value="-0.106413413378346" calcext:value-type="float">
            <text:p>-0.1064134134</text:p>
          </table:table-cell>
          <table:table-cell table:formula="of:=CORREL([.B3:.B14];[.F3:.F14])" office:value-type="float" office:value="-0.0568107619639756" calcext:value-type="float">
            <text:p>-0.056810762</text:p>
          </table:table-cell>
          <table:table-cell table:formula="of:=CORREL([.B3:.B14];[.G3:.G14])" office:value-type="float" office:value="0.00808254521189499" calcext:value-type="float">
            <text:p>0.0080825452</text:p>
          </table:table-cell>
          <table:table-cell table:formula="of:=CORREL([.B3:.B14];[.H3:.H14])" office:value-type="float" office:value="-0.17974738301685" calcext:value-type="float">
            <text:p>-0.179747383</text:p>
          </table:table-cell>
          <table:table-cell table:formula="of:=CORREL([.B3:.B14];[.I3:.I14])" office:value-type="float" office:value="0.15511725371338" calcext:value-type="float">
            <text:p>0.1551172537</text:p>
          </table:table-cell>
          <table:table-cell table:formula="of:=CORREL([.B3:.B14];[.J3:.J14])" office:value-type="float" office:value="-0.16317515442788" calcext:value-type="float">
            <text:p>-0.1631751544</text:p>
          </table:table-cell>
          <table:table-cell table:style-name="ce6" table:formula="of:=CORREL([.B3:.B14];[.K3:.K14])" office:value-type="float" office:value="0.0848129797757461" calcext:value-type="float">
            <text:p>0.0848129798</text:p>
          </table:table-cell>
          <table:table-cell table:formula="of:=CORREL([.B3:.B14];[.L3:.L14])" office:value-type="float" office:value="-0.0496092853625459" calcext:value-type="float">
            <text:p>-0.0496092854</text:p>
          </table:table-cell>
          <table:table-cell table:style-name="ce6" table:formula="of:=CORREL([.B3:.B14];[.M3:.M14])" office:value-type="float" office:value="0.068804508567018" calcext:value-type="float">
            <text:p>0.0688045086</text:p>
          </table:table-cell>
          <table:table-cell table:formula="of:=CORREL([.B3:.B14];[.N3:.N14])" office:value-type="float" office:value="0.067752246636245" calcext:value-type="float">
            <text:p>0.067752246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OVAR →</text:p>
          </table:table-cell>
          <table:table-cell table:number-columns-repeated="7"/>
          <table:table-cell table:formula="of:=AVERAGE([.J3:.J15])" office:value-type="float" office:value="1.97837883427478" calcext:value-type="float">
            <text:p>1.9783788343</text:p>
          </table:table-cell>
          <table:table-cell table:formula="of:=COVAR([.B3:.B14];[.K3:.K14])" office:value-type="float" office:value="0.000275741540882129" calcext:value-type="float">
            <text:p>0.0002757415</text:p>
          </table:table-cell>
          <table:table-cell/>
          <table:table-cell table:formula="of:=COVAR([.B3:.B14];[.M3:.M14])" office:value-type="float" office:value="0.000231320544636597" calcext:value-type="float">
            <text:p>0.0002313205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rbgS</text:p>
          </table:table-cell>
          <table:table-cell table:style-name="ce1" office:value-type="string" calcext:value-type="string">
            <text:p>aA*rS</text:p>
          </table:table-cell>
          <table:table-cell table:style-name="ce1" office:value-type="string" calcext:value-type="string">
            <text:p>aA+r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590072" calcext:value-type="float">
            <text:p>0.590072</text:p>
          </table:table-cell>
          <table:table-cell office:value-type="float" office:value="0.504972" calcext:value-type="float">
            <text:p>0.504972</text:p>
          </table:table-cell>
          <table:table-cell office:value-type="float" office:value="0.296427" calcext:value-type="float">
            <text:p>0.296427</text:p>
          </table:table-cell>
          <table:table-cell office:value-type="float" office:value="0.127768" calcext:value-type="float">
            <text:p>0.127768</text:p>
          </table:table-cell>
          <table:table-cell table:formula="of:=AVERAGE([.C20:.F20])" office:value-type="float" office:value="0.37980975" calcext:value-type="float">
            <text:p>0.37980975</text:p>
          </table:table-cell>
          <table:table-cell office:value-type="float" office:value="1.37763" calcext:value-type="float">
            <text:p>1.37763</text:p>
          </table:table-cell>
          <table:table-cell table:formula="of:=1/[.H20]" office:value-type="float" office:value="0.725884308558902" calcext:value-type="float">
            <text:p>0.7258843086</text:p>
          </table:table-cell>
          <table:table-cell office:value-type="float" office:value="1.38751" calcext:value-type="float">
            <text:p>1.38751</text:p>
          </table:table-cell>
          <table:table-cell table:formula="of:=1/[.J20]" office:value-type="float" office:value="0.720715526374585" calcext:value-type="float">
            <text:p>0.7207155264</text:p>
          </table:table-cell>
          <table:table-cell office:value-type="float" office:value="0.955584" calcext:value-type="float">
            <text:p>0.955584</text:p>
          </table:table-cell>
          <table:table-cell table:formula="of:=[.K20]*[.L20]" office:value-type="float" office:value="0.688704225555131" calcext:value-type="float">
            <text:p>0.6887042256</text:p>
          </table:table-cell>
          <table:table-cell table:formula="of:=[.K20]+[.L20]" office:value-type="float" office:value="1.67629952637458" calcext:value-type="float">
            <text:p>1.6762995264</text:p>
          </table:table-cell>
          <table:table-cell office:value-type="float" office:value="471.5" calcext:value-type="float">
            <text:p>471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582715" calcext:value-type="float">
            <text:p>0.582715</text:p>
          </table:table-cell>
          <table:table-cell office:value-type="float" office:value="0.495375" calcext:value-type="float">
            <text:p>0.495375</text:p>
          </table:table-cell>
          <table:table-cell office:value-type="float" office:value="0.313873" calcext:value-type="float">
            <text:p>0.313873</text:p>
          </table:table-cell>
          <table:table-cell office:value-type="float" office:value="0.135934" calcext:value-type="float">
            <text:p>0.135934</text:p>
          </table:table-cell>
          <table:table-cell table:formula="of:=AVERAGE([.C21:.F21])" office:value-type="float" office:value="0.38197425" calcext:value-type="float">
            <text:p>0.38197425</text:p>
          </table:table-cell>
          <table:table-cell office:value-type="float" office:value="1.70841" calcext:value-type="float">
            <text:p>1.70841</text:p>
          </table:table-cell>
          <table:table-cell table:formula="of:=1/[.H21]" office:value-type="float" office:value="0.585339584760099" calcext:value-type="float">
            <text:p>0.5853395848</text:p>
          </table:table-cell>
          <table:table-cell office:value-type="float" office:value="1.49523" calcext:value-type="float">
            <text:p>1.49523</text:p>
          </table:table-cell>
          <table:table-cell table:formula="of:=1/[.J21]" office:value-type="float" office:value="0.668793429773346" calcext:value-type="float">
            <text:p>0.6687934298</text:p>
          </table:table-cell>
          <table:table-cell office:value-type="float" office:value="0.955105" calcext:value-type="float">
            <text:p>0.955105</text:p>
          </table:table-cell>
          <table:table-cell table:formula="of:=[.K21]*[.L21]" office:value-type="float" office:value="0.638767948743671" calcext:value-type="float">
            <text:p>0.6387679487</text:p>
          </table:table-cell>
          <table:table-cell table:formula="of:=[.K21]+[.L21]" office:value-type="float" office:value="1.62389842977335" calcext:value-type="float">
            <text:p>1.6238984298</text:p>
          </table:table-cell>
          <table:table-cell office:value-type="float" office:value="252.667" calcext:value-type="float">
            <text:p>252.6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592826" calcext:value-type="float">
            <text:p>0.592826</text:p>
          </table:table-cell>
          <table:table-cell office:value-type="float" office:value="0.509177" calcext:value-type="float">
            <text:p>0.509177</text:p>
          </table:table-cell>
          <table:table-cell office:value-type="float" office:value="0.320023" calcext:value-type="float">
            <text:p>0.320023</text:p>
          </table:table-cell>
          <table:table-cell office:value-type="float" office:value="0.140476" calcext:value-type="float">
            <text:p>0.140476</text:p>
          </table:table-cell>
          <table:table-cell table:formula="of:=AVERAGE([.C22:.F22])" office:value-type="float" office:value="0.3906255" calcext:value-type="float">
            <text:p>0.3906255</text:p>
          </table:table-cell>
          <table:table-cell office:value-type="float" office:value="1.7179" calcext:value-type="float">
            <text:p>1.7179</text:p>
          </table:table-cell>
          <table:table-cell table:formula="of:=1/[.H22]" office:value-type="float" office:value="0.582106059724082" calcext:value-type="float">
            <text:p>0.5821060597</text:p>
          </table:table-cell>
          <table:table-cell office:value-type="float" office:value="1.69232" calcext:value-type="float">
            <text:p>1.69232</text:p>
          </table:table-cell>
          <table:table-cell table:formula="of:=1/[.J22]" office:value-type="float" office:value="0.590904793419684" calcext:value-type="float">
            <text:p>0.5909047934</text:p>
          </table:table-cell>
          <table:table-cell office:value-type="float" office:value="0.970387" calcext:value-type="float">
            <text:p>0.970387</text:p>
          </table:table-cell>
          <table:table-cell table:formula="of:=[.K22]*[.L22]" office:value-type="float" office:value="0.573406329772147" calcext:value-type="float">
            <text:p>0.5734063298</text:p>
          </table:table-cell>
          <table:table-cell table:formula="of:=[.K22]+[.L22]" office:value-type="float" office:value="1.56129179341968" calcext:value-type="float">
            <text:p>1.5612917934</text:p>
          </table:table-cell>
          <table:table-cell office:value-type="float" office:value="214.667" calcext:value-type="float">
            <text:p>214.6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722388" calcext:value-type="float">
            <text:p>0.722388</text:p>
          </table:table-cell>
          <table:table-cell office:value-type="float" office:value="0.598569" calcext:value-type="float">
            <text:p>0.598569</text:p>
          </table:table-cell>
          <table:table-cell office:value-type="float" office:value="0.397051" calcext:value-type="float">
            <text:p>0.397051</text:p>
          </table:table-cell>
          <table:table-cell office:value-type="float" office:value="0.217575" calcext:value-type="float">
            <text:p>0.217575</text:p>
          </table:table-cell>
          <table:table-cell table:formula="of:=AVERAGE([.C23:.F23])" office:value-type="float" office:value="0.48389575" calcext:value-type="float">
            <text:p>0.48389575</text:p>
          </table:table-cell>
          <table:table-cell office:value-type="float" office:value="1.63849" calcext:value-type="float">
            <text:p>1.63849</text:p>
          </table:table-cell>
          <table:table-cell table:formula="of:=1/[.H23]" office:value-type="float" office:value="0.610318036728939" calcext:value-type="float">
            <text:p>0.6103180367</text:p>
          </table:table-cell>
          <table:table-cell office:value-type="float" office:value="3.33961" calcext:value-type="float">
            <text:p>3.33961</text:p>
          </table:table-cell>
          <table:table-cell table:formula="of:=1/[.J23]" office:value-type="float" office:value="0.299436161707505" calcext:value-type="float">
            <text:p>0.2994361617</text:p>
          </table:table-cell>
          <table:table-cell office:value-type="float" office:value="0.992568" calcext:value-type="float">
            <text:p>0.992568</text:p>
          </table:table-cell>
          <table:table-cell table:formula="of:=[.K23]*[.L23]" office:value-type="float" office:value="0.297210752153695" calcext:value-type="float">
            <text:p>0.2972107522</text:p>
          </table:table-cell>
          <table:table-cell table:formula="of:=[.K23]+[.L23]" office:value-type="float" office:value="1.2920041617075" calcext:value-type="float">
            <text:p>1.2920041617</text:p>
          </table:table-cell>
          <table:table-cell office:value-type="float" office:value="119.5" calcext:value-type="float">
            <text:p>119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787479" calcext:value-type="float">
            <text:p>0.787479</text:p>
          </table:table-cell>
          <table:table-cell office:value-type="float" office:value="0.664371" calcext:value-type="float">
            <text:p>0.664371</text:p>
          </table:table-cell>
          <table:table-cell office:value-type="float" office:value="0.426892" calcext:value-type="float">
            <text:p>0.426892</text:p>
          </table:table-cell>
          <table:table-cell office:value-type="float" office:value="0.233159" calcext:value-type="float">
            <text:p>0.233159</text:p>
          </table:table-cell>
          <table:table-cell table:formula="of:=AVERAGE([.C24:.F24])" office:value-type="float" office:value="0.52797525" calcext:value-type="float">
            <text:p>0.52797525</text:p>
          </table:table-cell>
          <table:table-cell office:value-type="float" office:value="2.7815" calcext:value-type="float">
            <text:p>2.7815</text:p>
          </table:table-cell>
          <table:table-cell table:formula="of:=1/[.H24]" office:value-type="float" office:value="0.359518245550962" calcext:value-type="float">
            <text:p>0.3595182456</text:p>
          </table:table-cell>
          <table:table-cell office:value-type="float" office:value="3.36603" calcext:value-type="float">
            <text:p>3.36603</text:p>
          </table:table-cell>
          <table:table-cell table:formula="of:=1/[.J24]" office:value-type="float" office:value="0.297085884558367" calcext:value-type="float">
            <text:p>0.2970858846</text:p>
          </table:table-cell>
          <table:table-cell office:value-type="float" office:value="1.0082" calcext:value-type="float">
            <text:p>1.0082</text:p>
          </table:table-cell>
          <table:table-cell table:formula="of:=[.K24]*[.L24]" office:value-type="float" office:value="0.299521988811746" calcext:value-type="float">
            <text:p>0.2995219888</text:p>
          </table:table-cell>
          <table:table-cell table:formula="of:=[.K24]+[.L24]" office:value-type="float" office:value="1.30528588455837" calcext:value-type="float">
            <text:p>1.3052858846</text:p>
          </table:table-cell>
          <table:table-cell office:value-type="float" office:value="187.5" calcext:value-type="float">
            <text:p>187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789598" calcext:value-type="float">
            <text:p>0.789598</text:p>
          </table:table-cell>
          <table:table-cell office:value-type="float" office:value="0.669385" calcext:value-type="float">
            <text:p>0.669385</text:p>
          </table:table-cell>
          <table:table-cell office:value-type="float" office:value="0.448877" calcext:value-type="float">
            <text:p>0.448877</text:p>
          </table:table-cell>
          <table:table-cell office:value-type="float" office:value="0.243101" calcext:value-type="float">
            <text:p>0.243101</text:p>
          </table:table-cell>
          <table:table-cell table:formula="of:=AVERAGE([.C25:.F25])" office:value-type="float" office:value="0.53774025" calcext:value-type="float">
            <text:p>0.53774025</text:p>
          </table:table-cell>
          <table:table-cell office:value-type="float" office:value="2.77512" calcext:value-type="float">
            <text:p>2.77512</text:p>
          </table:table-cell>
          <table:table-cell table:formula="of:=1/[.H25]" office:value-type="float" office:value="0.360344777883479" calcext:value-type="float">
            <text:p>0.3603447779</text:p>
          </table:table-cell>
          <table:table-cell office:value-type="float" office:value="3.00823" calcext:value-type="float">
            <text:p>3.00823</text:p>
          </table:table-cell>
          <table:table-cell table:formula="of:=1/[.J25]" office:value-type="float" office:value="0.332421390651646" calcext:value-type="float">
            <text:p>0.3324213907</text:p>
          </table:table-cell>
          <table:table-cell office:value-type="float" office:value="0.995073" calcext:value-type="float">
            <text:p>0.995073</text:p>
          </table:table-cell>
          <table:table-cell table:formula="of:=[.K25]*[.L25]" office:value-type="float" office:value="0.330783550459905" calcext:value-type="float">
            <text:p>0.3307835505</text:p>
          </table:table-cell>
          <table:table-cell table:formula="of:=[.K25]+[.L25]" office:value-type="float" office:value="1.32749439065165" calcext:value-type="float">
            <text:p>1.3274943907</text:p>
          </table:table-cell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776503" calcext:value-type="float">
            <text:p>0.776503</text:p>
          </table:table-cell>
          <table:table-cell office:value-type="float" office:value="0.651056" calcext:value-type="float">
            <text:p>0.651056</text:p>
          </table:table-cell>
          <table:table-cell office:value-type="float" office:value="0.437357" calcext:value-type="float">
            <text:p>0.437357</text:p>
          </table:table-cell>
          <table:table-cell office:value-type="float" office:value="0.245782" calcext:value-type="float">
            <text:p>0.245782</text:p>
          </table:table-cell>
          <table:table-cell table:formula="of:=AVERAGE([.C26:.F26])" office:value-type="float" office:value="0.5276745" calcext:value-type="float">
            <text:p>0.5276745</text:p>
          </table:table-cell>
          <table:table-cell office:value-type="float" office:value="2.85764" calcext:value-type="float">
            <text:p>2.85764</text:p>
          </table:table-cell>
          <table:table-cell table:formula="of:=1/[.H26]" office:value-type="float" office:value="0.349939110594756" calcext:value-type="float">
            <text:p>0.3499391106</text:p>
          </table:table-cell>
          <table:table-cell office:value-type="float" office:value="2.77303" calcext:value-type="float">
            <text:p>2.77303</text:p>
          </table:table-cell>
          <table:table-cell table:formula="of:=1/[.J26]" office:value-type="float" office:value="0.360616365491899" calcext:value-type="float">
            <text:p>0.3606163655</text:p>
          </table:table-cell>
          <table:table-cell office:value-type="float" office:value="0.979762" calcext:value-type="float">
            <text:p>0.979762</text:p>
          </table:table-cell>
          <table:table-cell table:formula="of:=[.K26]*[.L26]" office:value-type="float" office:value="0.353318211487074" calcext:value-type="float">
            <text:p>0.3533182115</text:p>
          </table:table-cell>
          <table:table-cell table:formula="of:=[.K26]+[.L26]" office:value-type="float" office:value="1.3403783654919" calcext:value-type="float">
            <text:p>1.3403783655</text:p>
          </table:table-cell>
          <table:table-cell office:value-type="float" office:value="206.6" calcext:value-type="float">
            <text:p>206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77085" calcext:value-type="float">
            <text:p>0.77085</text:p>
          </table:table-cell>
          <table:table-cell office:value-type="float" office:value="0.649404" calcext:value-type="float">
            <text:p>0.649404</text:p>
          </table:table-cell>
          <table:table-cell office:value-type="float" office:value="0.431129" calcext:value-type="float">
            <text:p>0.431129</text:p>
          </table:table-cell>
          <table:table-cell office:value-type="float" office:value="0.231669" calcext:value-type="float">
            <text:p>0.231669</text:p>
          </table:table-cell>
          <table:table-cell table:formula="of:=AVERAGE([.C27:.F27])" office:value-type="float" office:value="0.520763" calcext:value-type="float">
            <text:p>0.520763</text:p>
          </table:table-cell>
          <table:table-cell office:value-type="float" office:value="2.426" calcext:value-type="float">
            <text:p>2.426</text:p>
          </table:table-cell>
          <table:table-cell table:formula="of:=1/[.H27]" office:value-type="float" office:value="0.412201154163232" calcext:value-type="float">
            <text:p>0.4122011542</text:p>
          </table:table-cell>
          <table:table-cell office:value-type="float" office:value="2.7681" calcext:value-type="float">
            <text:p>2.7681</text:p>
          </table:table-cell>
          <table:table-cell table:formula="of:=1/[.J27]" office:value-type="float" office:value="0.361258625049673" calcext:value-type="float">
            <text:p>0.361258625</text:p>
          </table:table-cell>
          <table:table-cell office:value-type="float" office:value="0.98663" calcext:value-type="float">
            <text:p>0.98663</text:p>
          </table:table-cell>
          <table:table-cell table:formula="of:=[.K27]*[.L27]" office:value-type="float" office:value="0.356428597232759" calcext:value-type="float">
            <text:p>0.3564285972</text:p>
          </table:table-cell>
          <table:table-cell table:formula="of:=[.K27]+[.L27]" office:value-type="float" office:value="1.34788862504967" calcext:value-type="float">
            <text:p>1.347888625</text:p>
          </table:table-cell>
          <table:table-cell office:value-type="float" office:value="244.5" calcext:value-type="float">
            <text:p>244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779068" calcext:value-type="float">
            <text:p>0.779068</text:p>
          </table:table-cell>
          <table:table-cell office:value-type="float" office:value="0.659337" calcext:value-type="float">
            <text:p>0.659337</text:p>
          </table:table-cell>
          <table:table-cell office:value-type="float" office:value="0.431489" calcext:value-type="float">
            <text:p>0.431489</text:p>
          </table:table-cell>
          <table:table-cell office:value-type="float" office:value="0.226962" calcext:value-type="float">
            <text:p>0.226962</text:p>
          </table:table-cell>
          <table:table-cell table:formula="of:=AVERAGE([.C28:.F28])" office:value-type="float" office:value="0.524214" calcext:value-type="float">
            <text:p>0.524214</text:p>
          </table:table-cell>
          <table:table-cell office:value-type="float" office:value="2.89045" calcext:value-type="float">
            <text:p>2.89045</text:p>
          </table:table-cell>
          <table:table-cell table:formula="of:=1/[.H28]" office:value-type="float" office:value="0.345966890968534" calcext:value-type="float">
            <text:p>0.345966891</text:p>
          </table:table-cell>
          <table:table-cell office:value-type="float" office:value="3.08281" calcext:value-type="float">
            <text:p>3.08281</text:p>
          </table:table-cell>
          <table:table-cell table:formula="of:=1/[.J28]" office:value-type="float" office:value="0.324379381149017" calcext:value-type="float">
            <text:p>0.3243793811</text:p>
          </table:table-cell>
          <table:table-cell office:value-type="float" office:value="0.988252" calcext:value-type="float">
            <text:p>0.988252</text:p>
          </table:table-cell>
          <table:table-cell table:formula="of:=[.K28]*[.L28]" office:value-type="float" office:value="0.320568572179278" calcext:value-type="float">
            <text:p>0.3205685722</text:p>
          </table:table-cell>
          <table:table-cell table:formula="of:=[.K28]+[.L28]" office:value-type="float" office:value="1.31263138114902" calcext:value-type="float">
            <text:p>1.3126313811</text:p>
          </table:table-cell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626849" calcext:value-type="float">
            <text:p>0.626849</text:p>
          </table:table-cell>
          <table:table-cell office:value-type="float" office:value="0.538613" calcext:value-type="float">
            <text:p>0.538613</text:p>
          </table:table-cell>
          <table:table-cell office:value-type="float" office:value="0.347134" calcext:value-type="float">
            <text:p>0.347134</text:p>
          </table:table-cell>
          <table:table-cell office:value-type="float" office:value="0.153548" calcext:value-type="float">
            <text:p>0.153548</text:p>
          </table:table-cell>
          <table:table-cell table:formula="of:=AVERAGE([.C29:.F29])" office:value-type="float" office:value="0.416536" calcext:value-type="float">
            <text:p>0.416536</text:p>
          </table:table-cell>
          <table:table-cell office:value-type="float" office:value="1.6229" calcext:value-type="float">
            <text:p>1.6229</text:p>
          </table:table-cell>
          <table:table-cell table:formula="of:=1/[.H29]" office:value-type="float" office:value="0.616180910715386" calcext:value-type="float">
            <text:p>0.6161809107</text:p>
          </table:table-cell>
          <table:table-cell office:value-type="float" office:value="1.53816" calcext:value-type="float">
            <text:p>1.53816</text:p>
          </table:table-cell>
          <table:table-cell table:formula="of:=1/[.J29]" office:value-type="float" office:value="0.650127424975295" calcext:value-type="float">
            <text:p>0.650127425</text:p>
          </table:table-cell>
          <table:table-cell office:value-type="float" office:value="0.900376" calcext:value-type="float">
            <text:p>0.900376</text:p>
          </table:table-cell>
          <table:table-cell table:formula="of:=[.K29]*[.L29]" office:value-type="float" office:value="0.585359130389556" calcext:value-type="float">
            <text:p>0.5853591304</text:p>
          </table:table-cell>
          <table:table-cell table:formula="of:=[.K29]+[.L29]" office:value-type="float" office:value="1.5505034249753" calcext:value-type="float">
            <text:p>1.550503425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634093" calcext:value-type="float">
            <text:p>0.634093</text:p>
          </table:table-cell>
          <table:table-cell office:value-type="float" office:value="0.528828" calcext:value-type="float">
            <text:p>0.528828</text:p>
          </table:table-cell>
          <table:table-cell office:value-type="float" office:value="0.332844" calcext:value-type="float">
            <text:p>0.332844</text:p>
          </table:table-cell>
          <table:table-cell office:value-type="float" office:value="0.168237" calcext:value-type="float">
            <text:p>0.168237</text:p>
          </table:table-cell>
          <table:table-cell table:formula="of:=AVERAGE([.C30:.F30])" office:value-type="float" office:value="0.4160005" calcext:value-type="float">
            <text:p>0.4160005</text:p>
          </table:table-cell>
          <table:table-cell office:value-type="float" office:value="1.8904" calcext:value-type="float">
            <text:p>1.8904</text:p>
          </table:table-cell>
          <table:table-cell table:formula="of:=1/[.H30]" office:value-type="float" office:value="0.528988573846805" calcext:value-type="float">
            <text:p>0.5289885738</text:p>
          </table:table-cell>
          <table:table-cell office:value-type="float" office:value="2.06243" calcext:value-type="float">
            <text:p>2.06243</text:p>
          </table:table-cell>
          <table:table-cell table:formula="of:=1/[.J30]" office:value-type="float" office:value="0.48486494087072" calcext:value-type="float">
            <text:p>0.4848649409</text:p>
          </table:table-cell>
          <table:table-cell office:value-type="float" office:value="0.885842" calcext:value-type="float">
            <text:p>0.885842</text:p>
          </table:table-cell>
          <table:table-cell table:formula="of:=[.K30]*[.L30]" office:value-type="float" office:value="0.429513728950801" calcext:value-type="float">
            <text:p>0.429513729</text:p>
          </table:table-cell>
          <table:table-cell table:formula="of:=[.K30]+[.L30]" office:value-type="float" office:value="1.37070694087072" calcext:value-type="float">
            <text:p>1.3707069409</text:p>
          </table:table-cell>
          <table:table-cell office:value-type="float" office:value="323.667" calcext:value-type="float">
            <text:p>323.6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4" table:formula="of:=CORREL([.B19:.B30];[.C19:.C30])" office:value-type="float" office:value="-0.681855255850891" calcext:value-type="float">
            <text:p>-0.6818552559</text:p>
          </table:table-cell>
          <table:table-cell table:formula="of:=CORREL([.B19:.B30];[.D19:.D30])" office:value-type="float" office:value="-0.64851958225464" calcext:value-type="float">
            <text:p>-0.6485195823</text:p>
          </table:table-cell>
          <table:table-cell table:formula="of:=CORREL([.B19:.B30];[.E19:.E30])" office:value-type="float" office:value="-0.642894573848686" calcext:value-type="float">
            <text:p>-0.6428945738</text:p>
          </table:table-cell>
          <table:table-cell table:formula="of:=CORREL([.B19:.B30];[.F19:.F30])" office:value-type="float" office:value="-0.727166824266965" calcext:value-type="float">
            <text:p>-0.7271668243</text:p>
          </table:table-cell>
          <table:table-cell table:formula="of:=CORREL([.B19:.B30];[.G19:.G30])" office:value-type="float" office:value="-0.675219808010888" calcext:value-type="float">
            <text:p>-0.675219808</text:p>
          </table:table-cell>
          <table:table-cell table:formula="of:=CORREL([.B19:.B30];[.H19:.H30])" office:value-type="float" office:value="-0.592134248539523" calcext:value-type="float">
            <text:p>-0.5921342485</text:p>
          </table:table-cell>
          <table:table-cell table:formula="of:=CORREL([.B19:.B30];[.I19:.I30])" office:value-type="float" office:value="0.622795488217096" calcext:value-type="float">
            <text:p>0.6227954882</text:p>
          </table:table-cell>
          <table:table-cell table:formula="of:=CORREL([.B19:.B30];[.J19:.J30])" office:value-type="float" office:value="-0.714047057162975" calcext:value-type="float">
            <text:p>-0.7140470572</text:p>
          </table:table-cell>
          <table:table-cell table:style-name="ce5" table:formula="of:=CORREL([.B19:.B30];[.K19:.K30])" office:value-type="float" office:value="0.778974946982179" calcext:value-type="float">
            <text:p>0.778974947</text:p>
          </table:table-cell>
          <table:table-cell table:formula="of:=CORREL([.B19:.B30];[.L19:.L30])" office:value-type="float" office:value="-0.531193849470628" calcext:value-type="float">
            <text:p>-0.5311938495</text:p>
          </table:table-cell>
          <table:table-cell table:style-name="ce5" table:formula="of:=CORREL([.B19:.B30];[.M19:.M30])" office:value-type="float" office:value="0.757339196458884" calcext:value-type="float">
            <text:p>0.7573391965</text:p>
          </table:table-cell>
          <table:table-cell table:formula="of:=CORREL([.B19:.B30];[.N19:.N30])" office:value-type="float" office:value="0.747729799445442" calcext:value-type="float">
            <text:p>0.7477297994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7"/>
          <table:table-cell table:formula="of:=AVERAGE([.J20:.J30])" office:value-type="float" office:value="2.41031454545455" calcext:value-type="float">
            <text:p>2.4103145455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1"/>
          <table:table-cell table:number-columns-repeated="14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rbgS</text:p>
          </table:table-cell>
          <table:table-cell table:style-name="ce1" office:value-type="string" calcext:value-type="string">
            <text:p>aA*rS</text:p>
          </table:table-cell>
          <table:table-cell table:style-name="ce1" office:value-type="string" calcext:value-type="string">
            <text:p>aA+rS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696367" calcext:value-type="float">
            <text:p>0.696367</text:p>
          </table:table-cell>
          <table:table-cell office:value-type="float" office:value="0.51" calcext:value-type="float">
            <text:p>0.51</text:p>
          </table:table-cell>
          <table:table-cell office:value-type="float" office:value="0.283673" calcext:value-type="float">
            <text:p>0.283673</text:p>
          </table:table-cell>
          <table:table-cell office:value-type="float" office:value="0.154217" calcext:value-type="float">
            <text:p>0.154217</text:p>
          </table:table-cell>
          <table:table-cell table:formula="of:=AVERAGE([.C36:.F36])" office:value-type="float" office:value="0.41106425" calcext:value-type="float">
            <text:p>0.41106425</text:p>
          </table:table-cell>
          <table:table-cell office:value-type="float" office:value="1.88158" calcext:value-type="float">
            <text:p>1.88158</text:p>
          </table:table-cell>
          <table:table-cell table:formula="of:=1/[.H36]" office:value-type="float" office:value="0.531468234143645" calcext:value-type="float">
            <text:p>0.5314682341</text:p>
          </table:table-cell>
          <table:table-cell office:value-type="float" office:value="2.78239" calcext:value-type="float">
            <text:p>2.78239</text:p>
          </table:table-cell>
          <table:table-cell table:formula="of:=1/[.J36]" office:value-type="float" office:value="0.359403246848932" calcext:value-type="float">
            <text:p>0.3594032468</text:p>
          </table:table-cell>
          <table:table-cell office:value-type="float" office:value="0.891203285333105" calcext:value-type="float">
            <text:p>0.8912032853</text:p>
          </table:table-cell>
          <table:table-cell office:value-type="float" office:value="0.320301354351153" calcext:value-type="float">
            <text:p>0.3203013544</text:p>
          </table:table-cell>
          <table:table-cell office:value-type="float" office:value="1.25060653218204" calcext:value-type="float">
            <text:p>1.250606532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824398" calcext:value-type="float">
            <text:p>0.824398</text:p>
          </table:table-cell>
          <table:table-cell office:value-type="float" office:value="0.65" calcext:value-type="float">
            <text:p>0.65</text:p>
          </table:table-cell>
          <table:table-cell office:value-type="float" office:value="0.373961" calcext:value-type="float">
            <text:p>0.373961</text:p>
          </table:table-cell>
          <table:table-cell office:value-type="float" office:value="0.18705" calcext:value-type="float">
            <text:p>0.18705</text:p>
          </table:table-cell>
          <table:table-cell table:formula="of:=AVERAGE([.C37:.F37])" office:value-type="float" office:value="0.50885225" calcext:value-type="float">
            <text:p>0.50885225</text:p>
          </table:table-cell>
          <table:table-cell office:value-type="float" office:value="2.12335" calcext:value-type="float">
            <text:p>2.12335</text:p>
          </table:table-cell>
          <table:table-cell table:formula="of:=1/[.H37]" office:value-type="float" office:value="0.470953917159206" calcext:value-type="float">
            <text:p>0.4709539172</text:p>
          </table:table-cell>
          <table:table-cell office:value-type="float" office:value="2.64362" calcext:value-type="float">
            <text:p>2.64362</text:p>
          </table:table-cell>
          <table:table-cell table:formula="of:=1/[.J37]" office:value-type="float" office:value="0.37826919148743" calcext:value-type="float">
            <text:p>0.3782691915</text:p>
          </table:table-cell>
          <table:table-cell office:value-type="float" office:value="0.978746330255712" calcext:value-type="float">
            <text:p>0.9787463303</text:p>
          </table:table-cell>
          <table:table-cell office:value-type="float" office:value="0.370229583017117" calcext:value-type="float">
            <text:p>0.370229583</text:p>
          </table:table-cell>
          <table:table-cell office:value-type="float" office:value="1.35701552174314" calcext:value-type="float">
            <text:p>1.3570155217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689715" calcext:value-type="float">
            <text:p>0.689715</text:p>
          </table:table-cell>
          <table:table-cell office:value-type="float" office:value="0.53" calcext:value-type="float">
            <text:p>0.53</text:p>
          </table:table-cell>
          <table:table-cell office:value-type="float" office:value="0.342491" calcext:value-type="float">
            <text:p>0.342491</text:p>
          </table:table-cell>
          <table:table-cell office:value-type="float" office:value="0.191441" calcext:value-type="float">
            <text:p>0.191441</text:p>
          </table:table-cell>
          <table:table-cell table:formula="of:=AVERAGE([.C38:.F38])" office:value-type="float" office:value="0.43841175" calcext:value-type="float">
            <text:p>0.43841175</text:p>
          </table:table-cell>
          <table:table-cell office:value-type="float" office:value="1.88201" calcext:value-type="float">
            <text:p>1.88201</text:p>
          </table:table-cell>
          <table:table-cell table:formula="of:=1/[.H38]" office:value-type="float" office:value="0.53134680474599" calcext:value-type="float">
            <text:p>0.5313468047</text:p>
          </table:table-cell>
          <table:table-cell office:value-type="float" office:value="2.87162" calcext:value-type="float">
            <text:p>2.87162</text:p>
          </table:table-cell>
          <table:table-cell table:formula="of:=1/[.J38]" office:value-type="float" office:value="0.348235490768277" calcext:value-type="float">
            <text:p>0.3482354908</text:p>
          </table:table-cell>
          <table:table-cell office:value-type="float" office:value="0.855345031070613" calcext:value-type="float">
            <text:p>0.8553450311</text:p>
          </table:table-cell>
          <table:table-cell office:value-type="float" office:value="0.297861496671082" calcext:value-type="float">
            <text:p>0.2978614967</text:p>
          </table:table-cell>
          <table:table-cell office:value-type="float" office:value="1.20358052183889" calcext:value-type="float">
            <text:p>1.2035805218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832253" calcext:value-type="float">
            <text:p>0.832253</text:p>
          </table:table-cell>
          <table:table-cell office:value-type="float" office:value="0.67" calcext:value-type="float">
            <text:p>0.67</text:p>
          </table:table-cell>
          <table:table-cell office:value-type="float" office:value="0.416901" calcext:value-type="float">
            <text:p>0.416901</text:p>
          </table:table-cell>
          <table:table-cell office:value-type="float" office:value="0.212928" calcext:value-type="float">
            <text:p>0.212928</text:p>
          </table:table-cell>
          <table:table-cell table:formula="of:=AVERAGE([.C39:.F39])" office:value-type="float" office:value="0.5330205" calcext:value-type="float">
            <text:p>0.5330205</text:p>
          </table:table-cell>
          <table:table-cell office:value-type="float" office:value="2.0358" calcext:value-type="float">
            <text:p>2.0358</text:p>
          </table:table-cell>
          <table:table-cell table:formula="of:=1/[.H39]" office:value-type="float" office:value="0.491207387759112" calcext:value-type="float">
            <text:p>0.4912073878</text:p>
          </table:table-cell>
          <table:table-cell office:value-type="float" office:value="2.61221" calcext:value-type="float">
            <text:p>2.61221</text:p>
          </table:table-cell>
          <table:table-cell table:formula="of:=1/[.J39]" office:value-type="float" office:value="0.382817614204065" calcext:value-type="float">
            <text:p>0.3828176142</text:p>
          </table:table-cell>
          <table:table-cell office:value-type="float" office:value="1.00067362533681" calcext:value-type="float">
            <text:p>1.0006736253</text:p>
          </table:table-cell>
          <table:table-cell office:value-type="float" office:value="0.383075489848371" calcext:value-type="float">
            <text:p>0.3830754898</text:p>
          </table:table-cell>
          <table:table-cell office:value-type="float" office:value="1.38349123954088" calcext:value-type="float">
            <text:p>1.3834912395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765165" calcext:value-type="float">
            <text:p>0.765165</text:p>
          </table:table-cell>
          <table:table-cell office:value-type="float" office:value="0.6" calcext:value-type="float">
            <text:p>0.6</text:p>
          </table:table-cell>
          <table:table-cell office:value-type="float" office:value="0.37123" calcext:value-type="float">
            <text:p>0.37123</text:p>
          </table:table-cell>
          <table:table-cell office:value-type="float" office:value="0.181269" calcext:value-type="float">
            <text:p>0.181269</text:p>
          </table:table-cell>
          <table:table-cell table:formula="of:=AVERAGE([.C40:.F40])" office:value-type="float" office:value="0.479416" calcext:value-type="float">
            <text:p>0.479416</text:p>
          </table:table-cell>
          <table:table-cell office:value-type="float" office:value="1.98659" calcext:value-type="float">
            <text:p>1.98659</text:p>
          </table:table-cell>
          <table:table-cell table:formula="of:=1/[.H40]" office:value-type="float" office:value="0.503375130248315" calcext:value-type="float">
            <text:p>0.5033751302</text:p>
          </table:table-cell>
          <table:table-cell office:value-type="float" office:value="2.52159" calcext:value-type="float">
            <text:p>2.52159</text:p>
          </table:table-cell>
          <table:table-cell table:formula="of:=1/[.J40]" office:value-type="float" office:value="0.396575176773385" calcext:value-type="float">
            <text:p>0.3965751768</text:p>
          </table:table-cell>
          <table:table-cell office:value-type="float" office:value="0.904875249353058" calcext:value-type="float">
            <text:p>0.9048752494</text:p>
          </table:table-cell>
          <table:table-cell office:value-type="float" office:value="0.35885106197005" calcext:value-type="float">
            <text:p>0.358851062</text:p>
          </table:table-cell>
          <table:table-cell office:value-type="float" office:value="1.30145042612644" calcext:value-type="float">
            <text:p>1.301450426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37753" calcext:value-type="float">
            <text:p>0.537753</text:p>
          </table:table-cell>
          <table:table-cell office:value-type="float" office:value="0.37" calcext:value-type="float">
            <text:p>0.37</text:p>
          </table:table-cell>
          <table:table-cell office:value-type="float" office:value="0.192926" calcext:value-type="float">
            <text:p>0.192926</text:p>
          </table:table-cell>
          <table:table-cell office:value-type="float" office:value="0.0987433" calcext:value-type="float">
            <text:p>0.0987433</text:p>
          </table:table-cell>
          <table:table-cell table:formula="of:=AVERAGE([.C41:.F41])" office:value-type="float" office:value="0.299855575" calcext:value-type="float">
            <text:p>0.299855575</text:p>
          </table:table-cell>
          <table:table-cell office:value-type="float" office:value="1.85726" calcext:value-type="float">
            <text:p>1.85726</text:p>
          </table:table-cell>
          <table:table-cell table:formula="of:=1/[.H41]" office:value-type="float" office:value="0.538427576106738" calcext:value-type="float">
            <text:p>0.5384275761</text:p>
          </table:table-cell>
          <table:table-cell office:value-type="float" office:value="2.70355" calcext:value-type="float">
            <text:p>2.70355</text:p>
          </table:table-cell>
          <table:table-cell table:formula="of:=1/[.J41]" office:value-type="float" office:value="0.369884041353036" calcext:value-type="float">
            <text:p>0.3698840414</text:p>
          </table:table-cell>
          <table:table-cell office:value-type="float" office:value="0.849936787408516" calcext:value-type="float">
            <text:p>0.8499367874</text:p>
          </table:table-cell>
          <table:table-cell office:value-type="float" office:value="0.314378053821278" calcext:value-type="float">
            <text:p>0.3143780538</text:p>
          </table:table-cell>
          <table:table-cell office:value-type="float" office:value="1.21982082876155" calcext:value-type="float">
            <text:p>1.2198208288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732394" calcext:value-type="float">
            <text:p>0.732394</text:p>
          </table:table-cell>
          <table:table-cell office:value-type="float" office:value="0.56" calcext:value-type="float">
            <text:p>0.56</text:p>
          </table:table-cell>
          <table:table-cell office:value-type="float" office:value="0.306867" calcext:value-type="float">
            <text:p>0.306867</text:p>
          </table:table-cell>
          <table:table-cell office:value-type="float" office:value="0.152231" calcext:value-type="float">
            <text:p>0.152231</text:p>
          </table:table-cell>
          <table:table-cell table:formula="of:=AVERAGE([.C42:.F42])" office:value-type="float" office:value="0.437873" calcext:value-type="float">
            <text:p>0.437873</text:p>
          </table:table-cell>
          <table:table-cell office:value-type="float" office:value="2.06668" calcext:value-type="float">
            <text:p>2.06668</text:p>
          </table:table-cell>
          <table:table-cell table:formula="of:=1/[.H42]" office:value-type="float" office:value="0.483867846013897" calcext:value-type="float">
            <text:p>0.483867846</text:p>
          </table:table-cell>
          <table:table-cell office:value-type="float" office:value="2.71446" calcext:value-type="float">
            <text:p>2.71446</text:p>
          </table:table-cell>
          <table:table-cell table:formula="of:=1/[.J42]" office:value-type="float" office:value="0.368397397640783" calcext:value-type="float">
            <text:p>0.3683973976</text:p>
          </table:table-cell>
          <table:table-cell office:value-type="float" office:value="0.911045127131168" calcext:value-type="float">
            <text:p>0.9110451271</text:p>
          </table:table-cell>
          <table:table-cell office:value-type="float" office:value="0.335626653968439" calcext:value-type="float">
            <text:p>0.335626654</text:p>
          </table:table-cell>
          <table:table-cell office:value-type="float" office:value="1.27944252477195" calcext:value-type="float">
            <text:p>1.2794425248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654657" calcext:value-type="float">
            <text:p>0.654657</text:p>
          </table:table-cell>
          <table:table-cell office:value-type="float" office:value="0.46" calcext:value-type="float">
            <text:p>0.46</text:p>
          </table:table-cell>
          <table:table-cell office:value-type="float" office:value="0.272222" calcext:value-type="float">
            <text:p>0.272222</text:p>
          </table:table-cell>
          <table:table-cell office:value-type="float" office:value="0.138158" calcext:value-type="float">
            <text:p>0.138158</text:p>
          </table:table-cell>
          <table:table-cell table:formula="of:=AVERAGE([.C43:.F43])" office:value-type="float" office:value="0.38125925" calcext:value-type="float">
            <text:p>0.38125925</text:p>
          </table:table-cell>
          <table:table-cell office:value-type="float" office:value="1.99636" calcext:value-type="float">
            <text:p>1.99636</text:p>
          </table:table-cell>
          <table:table-cell table:formula="of:=1/[.H43]" office:value-type="float" office:value="0.50091165921978" calcext:value-type="float">
            <text:p>0.5009116592</text:p>
          </table:table-cell>
          <table:table-cell office:value-type="float" office:value="2.70613" calcext:value-type="float">
            <text:p>2.70613</text:p>
          </table:table-cell>
          <table:table-cell table:formula="of:=1/[.J43]" office:value-type="float" office:value="0.369531397235166" calcext:value-type="float">
            <text:p>0.3695313972</text:p>
          </table:table-cell>
          <table:table-cell office:value-type="float" office:value="0.861454567182454" calcext:value-type="float">
            <text:p>0.8614545672</text:p>
          </table:table-cell>
          <table:table-cell office:value-type="float" office:value="0.318334509865547" calcext:value-type="float">
            <text:p>0.3183345099</text:p>
          </table:table-cell>
          <table:table-cell office:value-type="float" office:value="1.23098596441762" calcext:value-type="float">
            <text:p>1.230985964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6:.B43];[.C36:.C43])" office:value-type="float" office:value="0.310413702243032" calcext:value-type="float">
            <text:p>0.3104137022</text:p>
          </table:table-cell>
          <table:table-cell table:style-name="ce4" table:formula="of:=CORREL([.B36:.B43];[.D36:.D43])" office:value-type="float" office:value="0.31095139870816" calcext:value-type="float">
            <text:p>0.3109513987</text:p>
          </table:table-cell>
          <table:table-cell table:formula="of:=CORREL([.B36:.B43];[.E36:.E43])" office:value-type="float" office:value="0.155351688371977" calcext:value-type="float">
            <text:p>0.1553516884</text:p>
          </table:table-cell>
          <table:table-cell table:formula="of:=CORREL([.B36:.B43];[.F36:.F43])" office:value-type="float" office:value="0.00975389562206513" calcext:value-type="float">
            <text:p>0.0097538956</text:p>
          </table:table-cell>
          <table:table-cell table:formula="of:=CORREL([.B36:.B43];[.G36:.G43])" office:value-type="float" office:value="0.242267069086881" calcext:value-type="float">
            <text:p>0.2422670691</text:p>
          </table:table-cell>
          <table:table-cell table:formula="of:=CORREL([.B36:.B43];[.H36:.H43])" office:value-type="float" office:value="0.579130352678831" calcext:value-type="float">
            <text:p>0.5791303527</text:p>
          </table:table-cell>
          <table:table-cell table:style-name="ce4" table:formula="of:=CORREL([.B36:.B43];[.I36:.I43])" office:value-type="float" office:value="-0.559687570132807" calcext:value-type="float">
            <text:p>-0.5596875701</text:p>
          </table:table-cell>
          <table:table-cell table:formula="of:=CORREL([.B36:.B43];[.J36:.J43])" office:value-type="float" office:value="-0.616685299252438" calcext:value-type="float">
            <text:p>-0.6166852993</text:p>
          </table:table-cell>
          <table:table-cell table:style-name="ce6" table:formula="of:=CORREL([.B36:.B43];[.K36:.K43])" office:value-type="float" office:value="0.59625843885289" calcext:value-type="float">
            <text:p>0.5962584389</text:p>
          </table:table-cell>
          <table:table-cell table:style-name="ce2" table:formula="of:=CORREL([.B36:.B43];[.L36:.L43])" office:value-type="float" office:value="0.597463076534838" calcext:value-type="float">
            <text:p>0.5974630765</text:p>
          </table:table-cell>
          <table:table-cell table:style-name="ce6" table:formula="of:=CORREL([.B36:.B43];[.M36:.M43])" office:value-type="float" office:value="0.674142818231666" calcext:value-type="float">
            <text:p>0.6741428182</text:p>
          </table:table-cell>
          <table:table-cell table:style-name="ce2" table:formula="of:=CORREL([.B36:.B43];[.N36:.N43])" office:value-type="float" office:value="0.64954459505506" calcext:value-type="float">
            <text:p>0.649544595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OVAR →</text:p>
          </table:table-cell>
          <table:table-cell/>
          <table:table-cell table:style-name="ce4" table:formula="of:=COVAR([.B36:.B43];[.D36:.D43])" office:value-type="float" office:value="0.00079640625" calcext:value-type="float">
            <text:p>0.0007964063</text:p>
          </table:table-cell>
          <table:table-cell table:number-columns-repeated="4"/>
          <table:table-cell table:style-name="ce4"/>
          <table:table-cell table:formula="of:=AVERAGE([.J36:.J43])" office:value-type="float" office:value="2.69444625" calcext:value-type="float">
            <text:p>2.69444625</text:p>
          </table:table-cell>
          <table:table-cell table:style-name="ce6" table:formula="of:=COVAR([.B36:.B43];[.K36:.K43])" office:value-type="float" office:value="0.00022532241918439" calcext:value-type="float">
            <text:p>0.0002253224</text:p>
          </table:table-cell>
          <table:table-cell table:style-name="ce2"/>
          <table:table-cell table:style-name="ce6" table:formula="of:=COVAR([.B36:.B43];[.M36:.M43])" office:value-type="float" office:value="0.000524166962693595" calcext:value-type="float">
            <text:p>0.000524167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rbgS</text:p>
          </table:table-cell>
          <table:table-cell table:style-name="ce1" office:value-type="string" calcext:value-type="string">
            <text:p>aA*rS</text:p>
          </table:table-cell>
          <table:table-cell table:style-name="ce1" office:value-type="string" calcext:value-type="string">
            <text:p>aA+rS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783565" calcext:value-type="float">
            <text:p>0.783565</text:p>
          </table:table-cell>
          <table:table-cell office:value-type="float" office:value="0.683051" calcext:value-type="float">
            <text:p>0.683051</text:p>
          </table:table-cell>
          <table:table-cell office:value-type="float" office:value="0.445104" calcext:value-type="float">
            <text:p>0.445104</text:p>
          </table:table-cell>
          <table:table-cell office:value-type="float" office:value="0.204255" calcext:value-type="float">
            <text:p>0.204255</text:p>
          </table:table-cell>
          <table:table-cell table:formula="of:=AVERAGE([.C48:.F48])" office:value-type="float" office:value="0.52899375" calcext:value-type="float">
            <text:p>0.52899375</text:p>
          </table:table-cell>
          <table:table-cell office:value-type="float" office:value="1.59352" calcext:value-type="float">
            <text:p>1.59352</text:p>
          </table:table-cell>
          <table:table-cell table:formula="of:=1/[.H48]" office:value-type="float" office:value="0.627541543250163" calcext:value-type="float">
            <text:p>0.6275415433</text:p>
          </table:table-cell>
          <table:table-cell office:value-type="float" office:value="1.53733" calcext:value-type="float">
            <text:p>1.53733</text:p>
          </table:table-cell>
          <table:table-cell table:formula="of:=1/[.J48]" office:value-type="float" office:value="0.650478426882972" calcext:value-type="float">
            <text:p>0.6504784269</text:p>
          </table:table-cell>
          <table:table-cell office:value-type="float" office:value="0.967807" calcext:value-type="float">
            <text:p>0.967807</text:p>
          </table:table-cell>
          <table:table-cell table:formula="of:=[.K48]*[.L48]" office:value-type="float" office:value="0.629537574886329" calcext:value-type="float">
            <text:p>0.6295375749</text:p>
          </table:table-cell>
          <table:table-cell table:formula="of:=[.K48]+[.L48]" office:value-type="float" office:value="1.61828542688297" calcext:value-type="float">
            <text:p>1.6182854269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739857" calcext:value-type="float">
            <text:p>0.739857</text:p>
          </table:table-cell>
          <table:table-cell office:value-type="float" office:value="0.62543" calcext:value-type="float">
            <text:p>0.62543</text:p>
          </table:table-cell>
          <table:table-cell office:value-type="float" office:value="0.405995" calcext:value-type="float">
            <text:p>0.405995</text:p>
          </table:table-cell>
          <table:table-cell office:value-type="float" office:value="0.215827" calcext:value-type="float">
            <text:p>0.215827</text:p>
          </table:table-cell>
          <table:table-cell table:formula="of:=AVERAGE([.C49:.F49])" office:value-type="float" office:value="0.49677725" calcext:value-type="float">
            <text:p>0.49677725</text:p>
          </table:table-cell>
          <table:table-cell office:value-type="float" office:value="1.59594" calcext:value-type="float">
            <text:p>1.59594</text:p>
          </table:table-cell>
          <table:table-cell table:formula="of:=1/[.H49]" office:value-type="float" office:value="0.626589972054087" calcext:value-type="float">
            <text:p>0.6265899721</text:p>
          </table:table-cell>
          <table:table-cell office:value-type="float" office:value="1.47213" calcext:value-type="float">
            <text:p>1.47213</text:p>
          </table:table-cell>
          <table:table-cell table:formula="of:=1/[.J49]" office:value-type="float" office:value="0.67928783463417" calcext:value-type="float">
            <text:p>0.6792878346</text:p>
          </table:table-cell>
          <table:table-cell office:value-type="float" office:value="0.961796" calcext:value-type="float">
            <text:p>0.961796</text:p>
          </table:table-cell>
          <table:table-cell table:formula="of:=[.K49]*[.L49]" office:value-type="float" office:value="0.653336322199806" calcext:value-type="float">
            <text:p>0.6533363222</text:p>
          </table:table-cell>
          <table:table-cell table:formula="of:=[.K49]+[.L49]" office:value-type="float" office:value="1.64108383463417" calcext:value-type="float">
            <text:p>1.6410838346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722833" calcext:value-type="float">
            <text:p>0.722833</text:p>
          </table:table-cell>
          <table:table-cell office:value-type="float" office:value="0.613288" calcext:value-type="float">
            <text:p>0.613288</text:p>
          </table:table-cell>
          <table:table-cell office:value-type="float" office:value="0.386486" calcext:value-type="float">
            <text:p>0.386486</text:p>
          </table:table-cell>
          <table:table-cell office:value-type="float" office:value="0.217241" calcext:value-type="float">
            <text:p>0.217241</text:p>
          </table:table-cell>
          <table:table-cell table:formula="of:=AVERAGE([.C50:.F50])" office:value-type="float" office:value="0.484962" calcext:value-type="float">
            <text:p>0.484962</text:p>
          </table:table-cell>
          <table:table-cell office:value-type="float" office:value="1.57118" calcext:value-type="float">
            <text:p>1.57118</text:p>
          </table:table-cell>
          <table:table-cell table:formula="of:=1/[.H50]" office:value-type="float" office:value="0.636464313445945" calcext:value-type="float">
            <text:p>0.6364643134</text:p>
          </table:table-cell>
          <table:table-cell office:value-type="float" office:value="1.34519" calcext:value-type="float">
            <text:p>1.34519</text:p>
          </table:table-cell>
          <table:table-cell table:formula="of:=1/[.J50]" office:value-type="float" office:value="0.74338940967447" calcext:value-type="float">
            <text:p>0.7433894097</text:p>
          </table:table-cell>
          <table:table-cell office:value-type="float" office:value="0.946632" calcext:value-type="float">
            <text:p>0.946632</text:p>
          </table:table-cell>
          <table:table-cell table:formula="of:=[.K50]*[.L50]" office:value-type="float" office:value="0.703716203658963" calcext:value-type="float">
            <text:p>0.7037162037</text:p>
          </table:table-cell>
          <table:table-cell table:formula="of:=[.K50]+[.L50]" office:value-type="float" office:value="1.69002140967447" calcext:value-type="float">
            <text:p>1.6900214097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0.76822" calcext:value-type="float">
            <text:p>0.76822</text:p>
          </table:table-cell>
          <table:table-cell office:value-type="float" office:value="0.676667" calcext:value-type="float">
            <text:p>0.676667</text:p>
          </table:table-cell>
          <table:table-cell office:value-type="float" office:value="0.424332" calcext:value-type="float">
            <text:p>0.424332</text:p>
          </table:table-cell>
          <table:table-cell office:value-type="float" office:value="0.220884" calcext:value-type="float">
            <text:p>0.220884</text:p>
          </table:table-cell>
          <table:table-cell table:formula="of:=AVERAGE([.C51:.F51])" office:value-type="float" office:value="0.52252575" calcext:value-type="float">
            <text:p>0.52252575</text:p>
          </table:table-cell>
          <table:table-cell office:value-type="float" office:value="1.79928" calcext:value-type="float">
            <text:p>1.79928</text:p>
          </table:table-cell>
          <table:table-cell table:formula="of:=1/[.H51]" office:value-type="float" office:value="0.555777866702236" calcext:value-type="float">
            <text:p>0.5557778667</text:p>
          </table:table-cell>
          <table:table-cell office:value-type="float" office:value="1.41106" calcext:value-type="float">
            <text:p>1.41106</text:p>
          </table:table-cell>
          <table:table-cell table:formula="of:=1/[.J51]" office:value-type="float" office:value="0.708687086303913" calcext:value-type="float">
            <text:p>0.7086870863</text:p>
          </table:table-cell>
          <table:table-cell office:value-type="float" office:value="0.963394" calcext:value-type="float">
            <text:p>0.963394</text:p>
          </table:table-cell>
          <table:table-cell table:formula="of:=[.K51]*[.L51]" office:value-type="float" office:value="0.682744886822672" calcext:value-type="float">
            <text:p>0.6827448868</text:p>
          </table:table-cell>
          <table:table-cell table:formula="of:=[.K51]+[.L51]" office:value-type="float" office:value="1.67208108630391" calcext:value-type="float">
            <text:p>1.6720810863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748864" calcext:value-type="float">
            <text:p>0.748864</text:p>
          </table:table-cell>
          <table:table-cell office:value-type="float" office:value="0.646965" calcext:value-type="float">
            <text:p>0.646965</text:p>
          </table:table-cell>
          <table:table-cell office:value-type="float" office:value="0.409091" calcext:value-type="float">
            <text:p>0.409091</text:p>
          </table:table-cell>
          <table:table-cell office:value-type="float" office:value="0.199275" calcext:value-type="float">
            <text:p>0.199275</text:p>
          </table:table-cell>
          <table:table-cell table:formula="of:=AVERAGE([.C52:.F52])" office:value-type="float" office:value="0.50104875" calcext:value-type="float">
            <text:p>0.50104875</text:p>
          </table:table-cell>
          <table:table-cell office:value-type="float" office:value="1.49719" calcext:value-type="float">
            <text:p>1.49719</text:p>
          </table:table-cell>
          <table:table-cell table:formula="of:=1/[.H52]" office:value-type="float" office:value="0.66791789953179" calcext:value-type="float">
            <text:p>0.6679178995</text:p>
          </table:table-cell>
          <table:table-cell office:value-type="float" office:value="1.38018" calcext:value-type="float">
            <text:p>1.38018</text:p>
          </table:table-cell>
          <table:table-cell table:formula="of:=1/[.J52]" office:value-type="float" office:value="0.72454317552783" calcext:value-type="float">
            <text:p>0.7245431755</text:p>
          </table:table-cell>
          <table:table-cell office:value-type="float" office:value="0.921219" calcext:value-type="float">
            <text:p>0.921219</text:p>
          </table:table-cell>
          <table:table-cell table:formula="of:=[.K52]*[.L52]" office:value-type="float" office:value="0.667462939616572" calcext:value-type="float">
            <text:p>0.6674629396</text:p>
          </table:table-cell>
          <table:table-cell table:formula="of:=[.K52]+[.L52]" office:value-type="float" office:value="1.64576217552783" calcext:value-type="float">
            <text:p>1.6457621755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697867" calcext:value-type="float">
            <text:p>0.697867</text:p>
          </table:table-cell>
          <table:table-cell office:value-type="float" office:value="0.595238" calcext:value-type="float">
            <text:p>0.595238</text:p>
          </table:table-cell>
          <table:table-cell office:value-type="float" office:value="0.368812" calcext:value-type="float">
            <text:p>0.368812</text:p>
          </table:table-cell>
          <table:table-cell office:value-type="float" office:value="0.182692" calcext:value-type="float">
            <text:p>0.182692</text:p>
          </table:table-cell>
          <table:table-cell table:formula="of:=AVERAGE([.C53:.F53])" office:value-type="float" office:value="0.46115225" calcext:value-type="float">
            <text:p>0.46115225</text:p>
          </table:table-cell>
          <table:table-cell office:value-type="float" office:value="1.77828" calcext:value-type="float">
            <text:p>1.77828</text:p>
          </table:table-cell>
          <table:table-cell table:formula="of:=1/[.H53]" office:value-type="float" office:value="0.562341138628337" calcext:value-type="float">
            <text:p>0.5623411386</text:p>
          </table:table-cell>
          <table:table-cell office:value-type="float" office:value="1.745" calcext:value-type="float">
            <text:p>1.745</text:p>
          </table:table-cell>
          <table:table-cell table:formula="of:=1/[.J53]" office:value-type="float" office:value="0.573065902578797" calcext:value-type="float">
            <text:p>0.5730659026</text:p>
          </table:table-cell>
          <table:table-cell office:value-type="float" office:value="0.911977" calcext:value-type="float">
            <text:p>0.911977</text:p>
          </table:table-cell>
          <table:table-cell table:formula="of:=[.K53]*[.L53]" office:value-type="float" office:value="0.522622922636103" calcext:value-type="float">
            <text:p>0.5226229226</text:p>
          </table:table-cell>
          <table:table-cell table:formula="of:=[.K53]+[.L53]" office:value-type="float" office:value="1.4850429025788" calcext:value-type="float">
            <text:p>1.4850429026</text:p>
          </table:table-cell>
          <table:table-cell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0.803991" calcext:value-type="float">
            <text:p>0.803991</text:p>
          </table:table-cell>
          <table:table-cell office:value-type="float" office:value="0.699099" calcext:value-type="float">
            <text:p>0.699099</text:p>
          </table:table-cell>
          <table:table-cell office:value-type="float" office:value="0.443333" calcext:value-type="float">
            <text:p>0.443333</text:p>
          </table:table-cell>
          <table:table-cell office:value-type="float" office:value="0.247748" calcext:value-type="float">
            <text:p>0.247748</text:p>
          </table:table-cell>
          <table:table-cell table:formula="of:=AVERAGE([.C54:.F54])" office:value-type="float" office:value="0.54854275" calcext:value-type="float">
            <text:p>0.54854275</text:p>
          </table:table-cell>
          <table:table-cell office:value-type="float" office:value="1.44249" calcext:value-type="float">
            <text:p>1.44249</text:p>
          </table:table-cell>
          <table:table-cell table:formula="of:=1/[.H54]" office:value-type="float" office:value="0.693245707075959" calcext:value-type="float">
            <text:p>0.6932457071</text:p>
          </table:table-cell>
          <table:table-cell office:value-type="float" office:value="1.32346" calcext:value-type="float">
            <text:p>1.32346</text:p>
          </table:table-cell>
          <table:table-cell table:formula="of:=1/[.J54]" office:value-type="float" office:value="0.755595182325117" calcext:value-type="float">
            <text:p>0.7555951823</text:p>
          </table:table-cell>
          <table:table-cell office:value-type="float" office:value="1.02044" calcext:value-type="float">
            <text:p>1.02044</text:p>
          </table:table-cell>
          <table:table-cell table:formula="of:=[.K54]*[.L54]" office:value-type="float" office:value="0.771039547851843" calcext:value-type="float">
            <text:p>0.7710395479</text:p>
          </table:table-cell>
          <table:table-cell table:formula="of:=[.K54]+[.L54]" office:value-type="float" office:value="1.77603518232512" calcext:value-type="float">
            <text:p>1.776035182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4" table:formula="of:=CORREL([.B47:.B54];[.C47:.C54])" office:value-type="float" office:value="0.494619516505771" calcext:value-type="float">
            <text:p>0.4946195165</text:p>
          </table:table-cell>
          <table:table-cell table:formula="of:=CORREL([.B47:.B54];[.D47:.D54])" office:value-type="float" office:value="0.469716882245321" calcext:value-type="float">
            <text:p>0.4697168822</text:p>
          </table:table-cell>
          <table:table-cell table:formula="of:=CORREL([.B47:.B54];[.E47:.E54])" office:value-type="float" office:value="0.398938205603894" calcext:value-type="float">
            <text:p>0.3989382056</text:p>
          </table:table-cell>
          <table:table-cell table:formula="of:=CORREL([.B47:.B54];[.F47:.F54])" office:value-type="float" office:value="0.350435803390871" calcext:value-type="float">
            <text:p>0.3504358034</text:p>
          </table:table-cell>
          <table:table-cell table:formula="of:=CORREL([.B47:.B54];[.G47:.G54])" office:value-type="float" office:value="0.465600701404621" calcext:value-type="float">
            <text:p>0.4656007014</text:p>
          </table:table-cell>
          <table:table-cell table:formula="of:=CORREL([.B47:.B54];[.H47:.H54])" office:value-type="float" office:value="-0.787378654714651" calcext:value-type="float">
            <text:p>-0.7873786547</text:p>
          </table:table-cell>
          <table:table-cell table:formula="of:=CORREL([.B47:.B54];[.I47:.I54])" office:value-type="float" office:value="0.81631582831431" calcext:value-type="float">
            <text:p>0.8163158283</text:p>
          </table:table-cell>
          <table:table-cell table:formula="of:=CORREL([.B47:.B54];[.J47:.J54])" office:value-type="float" office:value="-0.556114205606492" calcext:value-type="float">
            <text:p>-0.5561142056</text:p>
          </table:table-cell>
          <table:table-cell table:style-name="ce5" table:formula="of:=CORREL([.B47:.B54];[.K47:.K54])" office:value-type="float" office:value="0.584872006117405" calcext:value-type="float">
            <text:p>0.5848720061</text:p>
          </table:table-cell>
          <table:table-cell table:formula="of:=CORREL([.B47:.B54];[.L47:.L54])" office:value-type="float" office:value="0.27947997607431" calcext:value-type="float">
            <text:p>0.2794799761</text:p>
          </table:table-cell>
          <table:table-cell table:style-name="ce5" table:formula="of:=CORREL([.B47:.B54];[.M47:.M54])" office:value-type="float" office:value="0.556529173346031" calcext:value-type="float">
            <text:p>0.5565291733</text:p>
          </table:table-cell>
          <table:table-cell table:formula="of:=CORREL([.B47:.B54];[.N47:.N54])" office:value-type="float" office:value="0.5352643725319" calcext:value-type="float">
            <text:p>0.53526437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8"/>
          <table:table-cell table:formula="of:=AVERAGE([.J48:.J54])" office:value-type="float" office:value="1.45919285714286" calcext:value-type="float">
            <text:p>1.459192857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bgrS</text:p>
          </table:table-cell>
          <table:table-cell table:style-name="ce1" office:value-type="string" calcext:value-type="string">
            <text:p>1/aA*rSbgS</text:p>
          </table:table-cell>
          <table:table-cell table:style-name="ce1" office:value-type="string" calcext:value-type="string">
            <text:p>1/aA+rS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417895" calcext:value-type="float">
            <text:p>0.417895</text:p>
          </table:table-cell>
          <table:table-cell office:value-type="float" office:value="0.213371" calcext:value-type="float">
            <text:p>0.213371</text:p>
          </table:table-cell>
          <table:table-cell office:value-type="float" office:value="0.181953" calcext:value-type="float">
            <text:p>0.181953</text:p>
          </table:table-cell>
          <table:table-cell office:value-type="float" office:value="0.0919541" calcext:value-type="float">
            <text:p>0.0919541</text:p>
          </table:table-cell>
          <table:table-cell table:formula="of:=AVERAGE([.C58:.F58])" office:value-type="float" office:value="0.226293275" calcext:value-type="float">
            <text:p>0.226293275</text:p>
          </table:table-cell>
          <table:table-cell office:value-type="float" office:value="1.24442" calcext:value-type="float">
            <text:p>1.24442</text:p>
          </table:table-cell>
          <table:table-cell table:formula="of:=1/[.H58]" office:value-type="float" office:value="0.803587213320262" calcext:value-type="float">
            <text:p>0.8035872133</text:p>
          </table:table-cell>
          <table:table-cell office:value-type="float" office:value="1.41604" calcext:value-type="float">
            <text:p>1.41604</text:p>
          </table:table-cell>
          <table:table-cell table:formula="of:=1/[.J58]" office:value-type="float" office:value="0.706194740261575" calcext:value-type="float">
            <text:p>0.7061947403</text:p>
          </table:table-cell>
          <table:table-cell office:value-type="float" office:value="0.957744003051334" calcext:value-type="float">
            <text:p>0.9577440031</text:p>
          </table:table-cell>
          <table:table-cell table:formula="of:=[.K58]*[.L58]" office:value-type="float" office:value="0.676353777471918" calcext:value-type="float">
            <text:p>0.6763537775</text:p>
          </table:table-cell>
          <table:table-cell table:formula="of:=[.K58]+[.L58]" office:value-type="float" office:value="1.66393874331291" calcext:value-type="float">
            <text:p>1.6639387433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407179" calcext:value-type="float">
            <text:p>0.407179</text:p>
          </table:table-cell>
          <table:table-cell office:value-type="float" office:value="0.204952" calcext:value-type="float">
            <text:p>0.204952</text:p>
          </table:table-cell>
          <table:table-cell office:value-type="float" office:value="0.159884" calcext:value-type="float">
            <text:p>0.159884</text:p>
          </table:table-cell>
          <table:table-cell office:value-type="float" office:value="0.0926217" calcext:value-type="float">
            <text:p>0.0926217</text:p>
          </table:table-cell>
          <table:table-cell table:formula="of:=AVERAGE([.C59:.F59])" office:value-type="float" office:value="0.216159175" calcext:value-type="float">
            <text:p>0.216159175</text:p>
          </table:table-cell>
          <table:table-cell office:value-type="float" office:value="1.26132" calcext:value-type="float">
            <text:p>1.26132</text:p>
          </table:table-cell>
          <table:table-cell table:formula="of:=1/[.H59]" office:value-type="float" office:value="0.792820220086893" calcext:value-type="float">
            <text:p>0.7928202201</text:p>
          </table:table-cell>
          <table:table-cell office:value-type="float" office:value="2.04923" calcext:value-type="float">
            <text:p>2.04923</text:p>
          </table:table-cell>
          <table:table-cell table:formula="of:=1/[.J59]" office:value-type="float" office:value="0.487988171166731" calcext:value-type="float">
            <text:p>0.4879881712</text:p>
          </table:table-cell>
          <table:table-cell office:value-type="float" office:value="1.02971965888064" calcext:value-type="float">
            <text:p>1.0297196589</text:p>
          </table:table-cell>
          <table:table-cell table:formula="of:=[.K59]*[.L59]" office:value-type="float" office:value="0.502491013151593" calcext:value-type="float">
            <text:p>0.5024910132</text:p>
          </table:table-cell>
          <table:table-cell table:formula="of:=[.K59]+[.L59]" office:value-type="float" office:value="1.51770783004737" calcext:value-type="float">
            <text:p>1.51770783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0.39557" calcext:value-type="float">
            <text:p>0.39557</text:p>
          </table:table-cell>
          <table:table-cell office:value-type="float" office:value="0.20306" calcext:value-type="float">
            <text:p>0.20306</text:p>
          </table:table-cell>
          <table:table-cell office:value-type="float" office:value="0.164723" calcext:value-type="float">
            <text:p>0.164723</text:p>
          </table:table-cell>
          <table:table-cell office:value-type="float" office:value="0.0817308" calcext:value-type="float">
            <text:p>0.0817308</text:p>
          </table:table-cell>
          <table:table-cell table:formula="of:=AVERAGE([.C60:.F60])" office:value-type="float" office:value="0.21127095" calcext:value-type="float">
            <text:p>0.21127095</text:p>
          </table:table-cell>
          <table:table-cell office:value-type="float" office:value="1.45192" calcext:value-type="float">
            <text:p>1.45192</text:p>
          </table:table-cell>
          <table:table-cell table:formula="of:=1/[.H60]" office:value-type="float" office:value="0.688743181442504" calcext:value-type="float">
            <text:p>0.6887431814</text:p>
          </table:table-cell>
          <table:table-cell office:value-type="float" office:value="2.50379" calcext:value-type="float">
            <text:p>2.50379</text:p>
          </table:table-cell>
          <table:table-cell table:formula="of:=1/[.J60]" office:value-type="float" office:value="0.399394517910847" calcext:value-type="float">
            <text:p>0.3993945179</text:p>
          </table:table-cell>
          <table:table-cell office:value-type="float" office:value="1.0371766768961" calcext:value-type="float">
            <text:p>1.0371766769</text:p>
          </table:table-cell>
          <table:table-cell table:formula="of:=[.K60]*[.L60]" office:value-type="float" office:value="0.414242678857292" calcext:value-type="float">
            <text:p>0.4142426789</text:p>
          </table:table-cell>
          <table:table-cell table:formula="of:=[.K60]+[.L60]" office:value-type="float" office:value="1.43657119480695" calcext:value-type="float">
            <text:p>1.4365711948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466196" calcext:value-type="float">
            <text:p>0.466196</text:p>
          </table:table-cell>
          <table:table-cell office:value-type="float" office:value="0.229985" calcext:value-type="float">
            <text:p>0.229985</text:p>
          </table:table-cell>
          <table:table-cell office:value-type="float" office:value="0.164297" calcext:value-type="float">
            <text:p>0.164297</text:p>
          </table:table-cell>
          <table:table-cell office:value-type="float" office:value="0.0863558" calcext:value-type="float">
            <text:p>0.0863558</text:p>
          </table:table-cell>
          <table:table-cell table:formula="of:=AVERAGE([.C61:.F61])" office:value-type="float" office:value="0.23670845" calcext:value-type="float">
            <text:p>0.23670845</text:p>
          </table:table-cell>
          <table:table-cell office:value-type="float" office:value="1.32655" calcext:value-type="float">
            <text:p>1.32655</text:p>
          </table:table-cell>
          <table:table-cell table:formula="of:=1/[.H61]" office:value-type="float" office:value="0.753835136255701" calcext:value-type="float">
            <text:p>0.7538351363</text:p>
          </table:table-cell>
          <table:table-cell office:value-type="float" office:value="2.95787" calcext:value-type="float">
            <text:p>2.95787</text:p>
          </table:table-cell>
          <table:table-cell table:formula="of:=1/[.J61]" office:value-type="float" office:value="0.338081119183737" calcext:value-type="float">
            <text:p>0.3380811192</text:p>
          </table:table-cell>
          <table:table-cell office:value-type="float" office:value="0.979565879591318" calcext:value-type="float">
            <text:p>0.9795658796</text:p>
          </table:table-cell>
          <table:table-cell table:formula="of:=[.K61]*[.L61]" office:value-type="float" office:value="0.331172728886434" calcext:value-type="float">
            <text:p>0.3311727289</text:p>
          </table:table-cell>
          <table:table-cell table:formula="of:=[.K61]+[.L61]" office:value-type="float" office:value="1.31764699877506" calcext:value-type="float">
            <text:p>1.3176469988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434476" calcext:value-type="float">
            <text:p>0.434476</text:p>
          </table:table-cell>
          <table:table-cell office:value-type="float" office:value="0.209859" calcext:value-type="float">
            <text:p>0.209859</text:p>
          </table:table-cell>
          <table:table-cell office:value-type="float" office:value="0.158921" calcext:value-type="float">
            <text:p>0.158921</text:p>
          </table:table-cell>
          <table:table-cell office:value-type="float" office:value="0.0878049" calcext:value-type="float">
            <text:p>0.0878049</text:p>
          </table:table-cell>
          <table:table-cell table:formula="of:=AVERAGE([.C62:.F62])" office:value-type="float" office:value="0.222765225" calcext:value-type="float">
            <text:p>0.222765225</text:p>
          </table:table-cell>
          <table:table-cell office:value-type="float" office:value="1.26839" calcext:value-type="float">
            <text:p>1.26839</text:p>
          </table:table-cell>
          <table:table-cell table:formula="of:=1/[.H62]" office:value-type="float" office:value="0.788401043842982" calcext:value-type="float">
            <text:p>0.7884010438</text:p>
          </table:table-cell>
          <table:table-cell office:value-type="float" office:value="2.84589" calcext:value-type="float">
            <text:p>2.84589</text:p>
          </table:table-cell>
          <table:table-cell table:formula="of:=1/[.J62]" office:value-type="float" office:value="0.35138392559094" calcext:value-type="float">
            <text:p>0.3513839256</text:p>
          </table:table-cell>
          <table:table-cell office:value-type="float" office:value="0.998110770795413" calcext:value-type="float">
            <text:p>0.9981107708</text:p>
          </table:table-cell>
          <table:table-cell table:formula="of:=[.K62]*[.L62]" office:value-type="float" office:value="0.350720080816691" calcext:value-type="float">
            <text:p>0.3507200808</text:p>
          </table:table-cell>
          <table:table-cell table:formula="of:=[.K62]+[.L62]" office:value-type="float" office:value="1.34949469638635" calcext:value-type="float">
            <text:p>1.3494946964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388771" calcext:value-type="float">
            <text:p>0.388771</text:p>
          </table:table-cell>
          <table:table-cell office:value-type="float" office:value="0.199723" calcext:value-type="float">
            <text:p>0.199723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0693548" calcext:value-type="float">
            <text:p>0.0693548</text:p>
          </table:table-cell>
          <table:table-cell table:formula="of:=AVERAGE([.C63:.F63])" office:value-type="float" office:value="0.19948445" calcext:value-type="float">
            <text:p>0.19948445</text:p>
          </table:table-cell>
          <table:table-cell office:value-type="float" office:value="1.20877" calcext:value-type="float">
            <text:p>1.20877</text:p>
          </table:table-cell>
          <table:table-cell table:formula="of:=1/[.H63]" office:value-type="float" office:value="0.827287242403435" calcext:value-type="float">
            <text:p>0.8272872424</text:p>
          </table:table-cell>
          <table:table-cell office:value-type="float" office:value="2.15415" calcext:value-type="float">
            <text:p>2.15415</text:p>
          </table:table-cell>
          <table:table-cell table:formula="of:=1/[.J63]" office:value-type="float" office:value="0.46422022607525" calcext:value-type="float">
            <text:p>0.4642202261</text:p>
          </table:table-cell>
          <table:table-cell office:value-type="float" office:value="1.03054327325523" calcext:value-type="float">
            <text:p>1.0305432733</text:p>
          </table:table-cell>
          <table:table-cell table:formula="of:=[.K63]*[.L63]" office:value-type="float" office:value="0.478399031290871" calcext:value-type="float">
            <text:p>0.4783990313</text:p>
          </table:table-cell>
          <table:table-cell table:formula="of:=[.K63]+[.L63]" office:value-type="float" office:value="1.49476349933048" calcext:value-type="float">
            <text:p>1.4947634993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0.399788" calcext:value-type="float">
            <text:p>0.399788</text:p>
          </table:table-cell>
          <table:table-cell office:value-type="float" office:value="0.212796" calcext:value-type="float">
            <text:p>0.212796</text:p>
          </table:table-cell>
          <table:table-cell office:value-type="float" office:value="0.166421" calcext:value-type="float">
            <text:p>0.166421</text:p>
          </table:table-cell>
          <table:table-cell office:value-type="float" office:value="0.0987261" calcext:value-type="float">
            <text:p>0.0987261</text:p>
          </table:table-cell>
          <table:table-cell table:formula="of:=AVERAGE([.C64:.F64])" office:value-type="float" office:value="0.219432775" calcext:value-type="float">
            <text:p>0.219432775</text:p>
          </table:table-cell>
          <table:table-cell office:value-type="float" office:value="1.13249" calcext:value-type="float">
            <text:p>1.13249</text:p>
          </table:table-cell>
          <table:table-cell table:formula="of:=1/[.H64]" office:value-type="float" office:value="0.883010004503351" calcext:value-type="float">
            <text:p>0.8830100045</text:p>
          </table:table-cell>
          <table:table-cell office:value-type="float" office:value="1.88989" calcext:value-type="float">
            <text:p>1.88989</text:p>
          </table:table-cell>
          <table:table-cell table:formula="of:=1/[.J64]" office:value-type="float" office:value="0.529131325103577" calcext:value-type="float">
            <text:p>0.5291313251</text:p>
          </table:table-cell>
          <table:table-cell office:value-type="float" office:value="1.02437998945529" calcext:value-type="float">
            <text:p>1.0243799895</text:p>
          </table:table-cell>
          <table:table-cell table:formula="of:=[.K64]*[.L64]" office:value-type="float" office:value="0.542031541230066" calcext:value-type="float">
            <text:p>0.5420315412</text:p>
          </table:table-cell>
          <table:table-cell table:formula="of:=[.K64]+[.L64]" office:value-type="float" office:value="1.55351131455887" calcext:value-type="float">
            <text:p>1.5535113146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4341" calcext:value-type="float">
            <text:p>0.4341</text:p>
          </table:table-cell>
          <table:table-cell office:value-type="float" office:value="0.207906" calcext:value-type="float">
            <text:p>0.207906</text:p>
          </table:table-cell>
          <table:table-cell office:value-type="float" office:value="0.157321" calcext:value-type="float">
            <text:p>0.157321</text:p>
          </table:table-cell>
          <table:table-cell office:value-type="float" office:value="0.0907563" calcext:value-type="float">
            <text:p>0.0907563</text:p>
          </table:table-cell>
          <table:table-cell table:formula="of:=AVERAGE([.C65:.F65])" office:value-type="float" office:value="0.222520825" calcext:value-type="float">
            <text:p>0.222520825</text:p>
          </table:table-cell>
          <table:table-cell office:value-type="float" office:value="1.1959" calcext:value-type="float">
            <text:p>1.1959</text:p>
          </table:table-cell>
          <table:table-cell table:formula="of:=1/[.H65]" office:value-type="float" office:value="0.83619031691613" calcext:value-type="float">
            <text:p>0.8361903169</text:p>
          </table:table-cell>
          <table:table-cell office:value-type="float" office:value="2.27618" calcext:value-type="float">
            <text:p>2.27618</text:p>
          </table:table-cell>
          <table:table-cell table:formula="of:=1/[.J65]" office:value-type="float" office:value="0.439332565965785" calcext:value-type="float">
            <text:p>0.439332566</text:p>
          </table:table-cell>
          <table:table-cell office:value-type="float" office:value="0.964495572019439" calcext:value-type="float">
            <text:p>0.964495572</text:p>
          </table:table-cell>
          <table:table-cell table:formula="of:=[.K65]*[.L65]" office:value-type="float" office:value="0.423734314517937" calcext:value-type="float">
            <text:p>0.4237343145</text:p>
          </table:table-cell>
          <table:table-cell table:formula="of:=[.K65]+[.L65]" office:value-type="float" office:value="1.40382813798522" calcext:value-type="float">
            <text:p>1.403828138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428004" calcext:value-type="float">
            <text:p>0.428004</text:p>
          </table:table-cell>
          <table:table-cell office:value-type="float" office:value="0.220568" calcext:value-type="float">
            <text:p>0.220568</text:p>
          </table:table-cell>
          <table:table-cell office:value-type="float" office:value="0.171223" calcext:value-type="float">
            <text:p>0.171223</text:p>
          </table:table-cell>
          <table:table-cell office:value-type="float" office:value="0.0857143" calcext:value-type="float">
            <text:p>0.0857143</text:p>
          </table:table-cell>
          <table:table-cell table:formula="of:=AVERAGE([.C66:.F66])" office:value-type="float" office:value="0.226377325" calcext:value-type="float">
            <text:p>0.226377325</text:p>
          </table:table-cell>
          <table:table-cell office:value-type="float" office:value="1.28654" calcext:value-type="float">
            <text:p>1.28654</text:p>
          </table:table-cell>
          <table:table-cell table:formula="of:=1/[.H66]" office:value-type="float" office:value="0.777278592193014" calcext:value-type="float">
            <text:p>0.7772785922</text:p>
          </table:table-cell>
          <table:table-cell office:value-type="float" office:value="2.37801" calcext:value-type="float">
            <text:p>2.37801</text:p>
          </table:table-cell>
          <table:table-cell table:formula="of:=1/[.J66]" office:value-type="float" office:value="0.420519678218342" calcext:value-type="float">
            <text:p>0.4205196782</text:p>
          </table:table-cell>
          <table:table-cell office:value-type="float" office:value="0.950677471318882" calcext:value-type="float">
            <text:p>0.9506774713</text:p>
          </table:table-cell>
          <table:table-cell table:formula="of:=[.K66]*[.L66]" office:value-type="float" office:value="0.399778584328443" calcext:value-type="float">
            <text:p>0.3997785843</text:p>
          </table:table-cell>
          <table:table-cell table:formula="of:=[.K66]+[.L66]" office:value-type="float" office:value="1.37119714953722" calcext:value-type="float">
            <text:p>1.3711971495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388947" calcext:value-type="float">
            <text:p>0.388947</text:p>
          </table:table-cell>
          <table:table-cell office:value-type="float" office:value="0.201635" calcext:value-type="float">
            <text:p>0.201635</text:p>
          </table:table-cell>
          <table:table-cell office:value-type="float" office:value="0.162857" calcext:value-type="float">
            <text:p>0.162857</text:p>
          </table:table-cell>
          <table:table-cell office:value-type="float" office:value="0.0886469" calcext:value-type="float">
            <text:p>0.0886469</text:p>
          </table:table-cell>
          <table:table-cell table:formula="of:=AVERAGE([.C67:.F67])" office:value-type="float" office:value="0.210521475" calcext:value-type="float">
            <text:p>0.210521475</text:p>
          </table:table-cell>
          <table:table-cell office:value-type="float" office:value="1.23242" calcext:value-type="float">
            <text:p>1.23242</text:p>
          </table:table-cell>
          <table:table-cell table:formula="of:=1/[.H67]" office:value-type="float" office:value="0.811411694065335" calcext:value-type="float">
            <text:p>0.8114116941</text:p>
          </table:table-cell>
          <table:table-cell office:value-type="float" office:value="2.35775" calcext:value-type="float">
            <text:p>2.35775</text:p>
          </table:table-cell>
          <table:table-cell table:formula="of:=1/[.J67]" office:value-type="float" office:value="0.424133177817835" calcext:value-type="float">
            <text:p>0.4241331778</text:p>
          </table:table-cell>
          <table:table-cell office:value-type="float" office:value="1.02073641197339" calcext:value-type="float">
            <text:p>1.020736412</text:p>
          </table:table-cell>
          <table:table-cell table:formula="of:=[.K67]*[.L67]" office:value-type="float" office:value="0.432928178124648" calcext:value-type="float">
            <text:p>0.4329281781</text:p>
          </table:table-cell>
          <table:table-cell table:formula="of:=[.K67]+[.L67]" office:value-type="float" office:value="1.44486958979122" calcext:value-type="float">
            <text:p>1.4448695898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0.439716" calcext:value-type="float">
            <text:p>0.439716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168421" calcext:value-type="float">
            <text:p>0.168421</text:p>
          </table:table-cell>
          <table:table-cell office:value-type="float" office:value="0.0767947" calcext:value-type="float">
            <text:p>0.0767947</text:p>
          </table:table-cell>
          <table:table-cell table:formula="of:=AVERAGE([.C68:.F68])" office:value-type="float" office:value="0.226788425" calcext:value-type="float">
            <text:p>0.226788425</text:p>
          </table:table-cell>
          <table:table-cell office:value-type="float" office:value="1.56936" calcext:value-type="float">
            <text:p>1.56936</text:p>
          </table:table-cell>
          <table:table-cell table:formula="of:=1/[.H68]" office:value-type="float" office:value="0.63720242646684" calcext:value-type="float">
            <text:p>0.6372024265</text:p>
          </table:table-cell>
          <table:table-cell office:value-type="float" office:value="3.48619" calcext:value-type="float">
            <text:p>3.48619</text:p>
          </table:table-cell>
          <table:table-cell table:formula="of:=1/[.J68]" office:value-type="float" office:value="0.286846098462792" calcext:value-type="float">
            <text:p>0.2868460985</text:p>
          </table:table-cell>
          <table:table-cell office:value-type="float" office:value="1.06468273319715" calcext:value-type="float">
            <text:p>1.0646827332</text:p>
          </table:table-cell>
          <table:table-cell table:formula="of:=[.K68]*[.L68]" office:value-type="float" office:value="0.305400088118304" calcext:value-type="float">
            <text:p>0.3054000881</text:p>
          </table:table-cell>
          <table:table-cell table:formula="of:=[.K68]+[.L68]" office:value-type="float" office:value="1.35152883165994" calcext:value-type="float">
            <text:p>1.3515288317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0.444554" calcext:value-type="float">
            <text:p>0.444554</text:p>
          </table:table-cell>
          <table:table-cell office:value-type="float" office:value="0.245968" calcext:value-type="float">
            <text:p>0.245968</text:p>
          </table:table-cell>
          <table:table-cell office:value-type="float" office:value="0.188133" calcext:value-type="float">
            <text:p>0.188133</text:p>
          </table:table-cell>
          <table:table-cell office:value-type="float" office:value="0.100962" calcext:value-type="float">
            <text:p>0.100962</text:p>
          </table:table-cell>
          <table:table-cell table:formula="of:=AVERAGE([.C69:.F69])" office:value-type="float" office:value="0.24490425" calcext:value-type="float">
            <text:p>0.24490425</text:p>
          </table:table-cell>
          <table:table-cell office:value-type="float" office:value="1.78727" calcext:value-type="float">
            <text:p>1.78727</text:p>
          </table:table-cell>
          <table:table-cell table:formula="of:=1/[.H69]" office:value-type="float" office:value="0.559512552664119" calcext:value-type="float">
            <text:p>0.5595125527</text:p>
          </table:table-cell>
          <table:table-cell office:value-type="float" office:value="4.27743" calcext:value-type="float">
            <text:p>4.27743</text:p>
          </table:table-cell>
          <table:table-cell table:formula="of:=1/[.J69]" office:value-type="float" office:value="0.233785240202645" calcext:value-type="float">
            <text:p>0.2337852402</text:p>
          </table:table-cell>
          <table:table-cell office:value-type="float" office:value="1.04930350460157" calcext:value-type="float">
            <text:p>1.0493035046</text:p>
          </table:table-cell>
          <table:table-cell table:formula="of:=[.K69]*[.L69]" office:value-type="float" office:value="0.245311671868755" calcext:value-type="float">
            <text:p>0.2453116719</text:p>
          </table:table-cell>
          <table:table-cell table:formula="of:=[.K69]+[.L69]" office:value-type="float" office:value="1.28308874480422" calcext:value-type="float">
            <text:p>1.2830887448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415418" calcext:value-type="float">
            <text:p>0.415418</text:p>
          </table:table-cell>
          <table:table-cell office:value-type="float" office:value="0.218884" calcext:value-type="float">
            <text:p>0.218884</text:p>
          </table:table-cell>
          <table:table-cell office:value-type="float" office:value="0.176471" calcext:value-type="float">
            <text:p>0.176471</text:p>
          </table:table-cell>
          <table:table-cell office:value-type="float" office:value="0.0915142" calcext:value-type="float">
            <text:p>0.0915142</text:p>
          </table:table-cell>
          <table:table-cell table:formula="of:=AVERAGE([.C70:.F70])" office:value-type="float" office:value="0.2255718" calcext:value-type="float">
            <text:p>0.2255718</text:p>
          </table:table-cell>
          <table:table-cell office:value-type="float" office:value="2.10265" calcext:value-type="float">
            <text:p>2.10265</text:p>
          </table:table-cell>
          <table:table-cell table:formula="of:=1/[.H70]" office:value-type="float" office:value="0.475590326492759" calcext:value-type="float">
            <text:p>0.4755903265</text:p>
          </table:table-cell>
          <table:table-cell office:value-type="float" office:value="4.14229" calcext:value-type="float">
            <text:p>4.14229</text:p>
          </table:table-cell>
          <table:table-cell table:formula="of:=1/[.J70]" office:value-type="float" office:value="0.2414123588643" calcext:value-type="float">
            <text:p>0.2414123589</text:p>
          </table:table-cell>
          <table:table-cell office:value-type="float" office:value="1.04843635840989" calcext:value-type="float">
            <text:p>1.0484363584</text:p>
          </table:table-cell>
          <table:table-cell table:formula="of:=[.K70]*[.L70]" office:value-type="float" office:value="0.253105494402828" calcext:value-type="float">
            <text:p>0.2531054944</text:p>
          </table:table-cell>
          <table:table-cell table:formula="of:=[.K70]+[.L70]" office:value-type="float" office:value="1.28984871727419" calcext:value-type="float">
            <text:p>1.2898487173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0.423913" calcext:value-type="float">
            <text:p>0.423913</text:p>
          </table:table-cell>
          <table:table-cell office:value-type="float" office:value="0.199396" calcext:value-type="float">
            <text:p>0.199396</text:p>
          </table:table-cell>
          <table:table-cell office:value-type="float" office:value="0.14791" calcext:value-type="float">
            <text:p>0.14791</text:p>
          </table:table-cell>
          <table:table-cell office:value-type="float" office:value="0.0877797" calcext:value-type="float">
            <text:p>0.0877797</text:p>
          </table:table-cell>
          <table:table-cell table:formula="of:=AVERAGE([.C71:.F71])" office:value-type="float" office:value="0.214749675" calcext:value-type="float">
            <text:p>0.214749675</text:p>
          </table:table-cell>
          <table:table-cell office:value-type="float" office:value="1.79461" calcext:value-type="float">
            <text:p>1.79461</text:p>
          </table:table-cell>
          <table:table-cell table:formula="of:=1/[.H71]" office:value-type="float" office:value="0.55722413226272" calcext:value-type="float">
            <text:p>0.5572241323</text:p>
          </table:table-cell>
          <table:table-cell office:value-type="float" office:value="3.64195" calcext:value-type="float">
            <text:p>3.64195</text:p>
          </table:table-cell>
          <table:table-cell table:formula="of:=1/[.J71]" office:value-type="float" office:value="0.274578179272093" calcext:value-type="float">
            <text:p>0.2745781793</text:p>
          </table:table-cell>
          <table:table-cell office:value-type="float" office:value="0.980199764982373" calcext:value-type="float">
            <text:p>0.980199765</text:p>
          </table:table-cell>
          <table:table-cell table:formula="of:=[.K71]*[.L71]" office:value-type="float" office:value="0.269141466791794" calcext:value-type="float">
            <text:p>0.2691414668</text:p>
          </table:table-cell>
          <table:table-cell table:formula="of:=[.K71]+[.L71]" office:value-type="float" office:value="1.25477794425447" calcext:value-type="float">
            <text:p>1.2547779443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388945" calcext:value-type="float">
            <text:p>0.388945</text:p>
          </table:table-cell>
          <table:table-cell office:value-type="float" office:value="0.209363" calcext:value-type="float">
            <text:p>0.209363</text:p>
          </table:table-cell>
          <table:table-cell office:value-type="float" office:value="0.14965" calcext:value-type="float">
            <text:p>0.14965</text:p>
          </table:table-cell>
          <table:table-cell office:value-type="float" office:value="0.07739" calcext:value-type="float">
            <text:p>0.07739</text:p>
          </table:table-cell>
          <table:table-cell table:formula="of:=AVERAGE([.C72:.F72])" office:value-type="float" office:value="0.206337" calcext:value-type="float">
            <text:p>0.206337</text:p>
          </table:table-cell>
          <table:table-cell office:value-type="float" office:value="1.74425" calcext:value-type="float">
            <text:p>1.74425</text:p>
          </table:table-cell>
          <table:table-cell table:formula="of:=1/[.H72]" office:value-type="float" office:value="0.573312311881898" calcext:value-type="float">
            <text:p>0.5733123119</text:p>
          </table:table-cell>
          <table:table-cell office:value-type="float" office:value="3.19982" calcext:value-type="float">
            <text:p>3.19982</text:p>
          </table:table-cell>
          <table:table-cell table:formula="of:=1/[.J72]" office:value-type="float" office:value="0.312517579113825" calcext:value-type="float">
            <text:p>0.3125175791</text:p>
          </table:table-cell>
          <table:table-cell office:value-type="float" office:value="0.993359276585024" calcext:value-type="float">
            <text:p>0.9933592766</text:p>
          </table:table-cell>
          <table:table-cell table:formula="of:=[.K72]*[.L72]" office:value-type="float" office:value="0.310442236308612" calcext:value-type="float">
            <text:p>0.3104422363</text:p>
          </table:table-cell>
          <table:table-cell table:formula="of:=[.K72]+[.L72]" office:value-type="float" office:value="1.30587685569885" calcext:value-type="float">
            <text:p>1.3058768557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392821" calcext:value-type="float">
            <text:p>0.392821</text:p>
          </table:table-cell>
          <table:table-cell office:value-type="float" office:value="0.202156" calcext:value-type="float">
            <text:p>0.202156</text:p>
          </table:table-cell>
          <table:table-cell office:value-type="float" office:value="0.157895" calcext:value-type="float">
            <text:p>0.157895</text:p>
          </table:table-cell>
          <table:table-cell office:value-type="float" office:value="0.0735524" calcext:value-type="float">
            <text:p>0.0735524</text:p>
          </table:table-cell>
          <table:table-cell table:formula="of:=AVERAGE([.C73:.F73])" office:value-type="float" office:value="0.2066061" calcext:value-type="float">
            <text:p>0.2066061</text:p>
          </table:table-cell>
          <table:table-cell office:value-type="float" office:value="1.3154" calcext:value-type="float">
            <text:p>1.3154</text:p>
          </table:table-cell>
          <table:table-cell table:formula="of:=1/[.H73]" office:value-type="float" office:value="0.760225026607876" calcext:value-type="float">
            <text:p>0.7602250266</text:p>
          </table:table-cell>
          <table:table-cell office:value-type="float" office:value="2.60862" calcext:value-type="float">
            <text:p>2.60862</text:p>
          </table:table-cell>
          <table:table-cell table:formula="of:=1/[.J73]" office:value-type="float" office:value="0.383344450322393" calcext:value-type="float">
            <text:p>0.3833444503</text:p>
          </table:table-cell>
          <table:table-cell office:value-type="float" office:value="1.05313062015235" calcext:value-type="float">
            <text:p>1.0531306202</text:p>
          </table:table-cell>
          <table:table-cell table:formula="of:=[.K73]*[.L73]" office:value-type="float" office:value="0.403711778699983" calcext:value-type="float">
            <text:p>0.4037117787</text:p>
          </table:table-cell>
          <table:table-cell table:formula="of:=[.K73]+[.L73]" office:value-type="float" office:value="1.43647507047474" calcext:value-type="float">
            <text:p>1.4364750705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85787" calcext:value-type="float">
            <text:p>0.385787</text:p>
          </table:table-cell>
          <table:table-cell office:value-type="float" office:value="0.181326" calcext:value-type="float">
            <text:p>0.181326</text:p>
          </table:table-cell>
          <table:table-cell office:value-type="float" office:value="0.143059" calcext:value-type="float">
            <text:p>0.143059</text:p>
          </table:table-cell>
          <table:table-cell office:value-type="float" office:value="0.0819423" calcext:value-type="float">
            <text:p>0.0819423</text:p>
          </table:table-cell>
          <table:table-cell table:formula="of:=AVERAGE([.C74:.F74])" office:value-type="float" office:value="0.198028575" calcext:value-type="float">
            <text:p>0.198028575</text:p>
          </table:table-cell>
          <table:table-cell office:value-type="float" office:value="1.25468" calcext:value-type="float">
            <text:p>1.25468</text:p>
          </table:table-cell>
          <table:table-cell table:formula="of:=1/[.H74]" office:value-type="float" office:value="0.797015972200083" calcext:value-type="float">
            <text:p>0.7970159722</text:p>
          </table:table-cell>
          <table:table-cell office:value-type="float" office:value="2.04294" calcext:value-type="float">
            <text:p>2.04294</text:p>
          </table:table-cell>
          <table:table-cell table:formula="of:=1/[.J74]" office:value-type="float" office:value="0.489490636044132" calcext:value-type="float">
            <text:p>0.489490636</text:p>
          </table:table-cell>
          <table:table-cell office:value-type="float" office:value="0.994880471507001" calcext:value-type="float">
            <text:p>0.9948804715</text:p>
          </table:table-cell>
          <table:table-cell table:formula="of:=[.K74]*[.L74]" office:value-type="float" office:value="0.486984674785848" calcext:value-type="float">
            <text:p>0.4869846748</text:p>
          </table:table-cell>
          <table:table-cell table:formula="of:=[.K74]+[.L74]" office:value-type="float" office:value="1.48437110755113" calcext:value-type="float">
            <text:p>1.4843711076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410516" calcext:value-type="float">
            <text:p>0.410516</text:p>
          </table:table-cell>
          <table:table-cell office:value-type="float" office:value="0.190278" calcext:value-type="float">
            <text:p>0.190278</text:p>
          </table:table-cell>
          <table:table-cell office:value-type="float" office:value="0.151383" calcext:value-type="float">
            <text:p>0.151383</text:p>
          </table:table-cell>
          <table:table-cell office:value-type="float" office:value="0.0818897" calcext:value-type="float">
            <text:p>0.0818897</text:p>
          </table:table-cell>
          <table:table-cell table:formula="of:=AVERAGE([.C75:.F75])" office:value-type="float" office:value="0.208516675" calcext:value-type="float">
            <text:p>0.208516675</text:p>
          </table:table-cell>
          <table:table-cell office:value-type="float" office:value="1.19067" calcext:value-type="float">
            <text:p>1.19067</text:p>
          </table:table-cell>
          <table:table-cell table:formula="of:=1/[.H75]" office:value-type="float" office:value="0.839863270259602" calcext:value-type="float">
            <text:p>0.8398632703</text:p>
          </table:table-cell>
          <table:table-cell office:value-type="float" office:value="1.69941" calcext:value-type="float">
            <text:p>1.69941</text:p>
          </table:table-cell>
          <table:table-cell table:formula="of:=1/[.J75]" office:value-type="float" office:value="0.58843951724422" calcext:value-type="float">
            <text:p>0.5884395172</text:p>
          </table:table-cell>
          <table:table-cell office:value-type="float" office:value="1.07002053239112" calcext:value-type="float">
            <text:p>1.0700205324</text:p>
          </table:table-cell>
          <table:table-cell table:formula="of:=[.K75]*[.L75]" office:value-type="float" office:value="0.629642365521634" calcext:value-type="float">
            <text:p>0.6296423655</text:p>
          </table:table-cell>
          <table:table-cell table:formula="of:=[.K75]+[.L75]" office:value-type="float" office:value="1.65846004963534" calcext:value-type="float">
            <text:p>1.6584600496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462564" calcext:value-type="float">
            <text:p>0.462564</text:p>
          </table:table-cell>
          <table:table-cell office:value-type="float" office:value="0.246043" calcext:value-type="float">
            <text:p>0.246043</text:p>
          </table:table-cell>
          <table:table-cell office:value-type="float" office:value="0.168254" calcext:value-type="float">
            <text:p>0.168254</text:p>
          </table:table-cell>
          <table:table-cell office:value-type="float" office:value="0.0965517" calcext:value-type="float">
            <text:p>0.0965517</text:p>
          </table:table-cell>
          <table:table-cell table:formula="of:=AVERAGE([.C76:.F76])" office:value-type="float" office:value="0.243353175" calcext:value-type="float">
            <text:p>0.243353175</text:p>
          </table:table-cell>
          <table:table-cell office:value-type="float" office:value="1.22491" calcext:value-type="float">
            <text:p>1.22491</text:p>
          </table:table-cell>
          <table:table-cell table:formula="of:=1/[.H76]" office:value-type="float" office:value="0.816386510029308" calcext:value-type="float">
            <text:p>0.81638651</text:p>
          </table:table-cell>
          <table:table-cell office:value-type="float" office:value="1.52467" calcext:value-type="float">
            <text:p>1.52467</text:p>
          </table:table-cell>
          <table:table-cell table:formula="of:=1/[.J76]" office:value-type="float" office:value="0.655879632969757" calcext:value-type="float">
            <text:p>0.655879633</text:p>
          </table:table-cell>
          <table:table-cell office:value-type="float" office:value="1.03263843895177" calcext:value-type="float">
            <text:p>1.032638439</text:p>
          </table:table-cell>
          <table:table-cell table:formula="of:=[.K76]*[.L76]" office:value-type="float" office:value="0.67728652033015" calcext:value-type="float">
            <text:p>0.6772865203</text:p>
          </table:table-cell>
          <table:table-cell table:formula="of:=[.K76]+[.L76]" office:value-type="float" office:value="1.68851807192153" calcext:value-type="float">
            <text:p>1.6885180719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220651" calcext:value-type="float">
            <text:p>0.220651</text:p>
          </table:table-cell>
          <table:table-cell office:value-type="float" office:value="0.173913" calcext:value-type="float">
            <text:p>0.173913</text:p>
          </table:table-cell>
          <table:table-cell office:value-type="float" office:value="0.101142" calcext:value-type="float">
            <text:p>0.101142</text:p>
          </table:table-cell>
          <table:table-cell table:formula="of:=AVERAGE([.C77:.F77])" office:value-type="float" office:value="0.225489" calcext:value-type="float">
            <text:p>0.225489</text:p>
          </table:table-cell>
          <table:table-cell office:value-type="float" office:value="1.22562" calcext:value-type="float">
            <text:p>1.22562</text:p>
          </table:table-cell>
          <table:table-cell table:formula="of:=1/[.H77]" office:value-type="float" office:value="0.815913578433772" calcext:value-type="float">
            <text:p>0.8159135784</text:p>
          </table:table-cell>
          <table:table-cell office:value-type="float" office:value="1.65812" calcext:value-type="float">
            <text:p>1.65812</text:p>
          </table:table-cell>
          <table:table-cell table:formula="of:=1/[.J77]" office:value-type="float" office:value="0.603092659156153" calcext:value-type="float">
            <text:p>0.6030926592</text:p>
          </table:table-cell>
          <table:table-cell office:value-type="float" office:value="0.987780279293137" calcext:value-type="float">
            <text:p>0.9877802793</text:p>
          </table:table-cell>
          <table:table-cell table:formula="of:=[.K77]*[.L77]" office:value-type="float" office:value="0.595723035300905" calcext:value-type="float">
            <text:p>0.5957230353</text:p>
          </table:table-cell>
          <table:table-cell table:formula="of:=[.K77]+[.L77]" office:value-type="float" office:value="1.59087293844929" calcext:value-type="float">
            <text:p>1.5908729384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381594" calcext:value-type="float">
            <text:p>0.381594</text:p>
          </table:table-cell>
          <table:table-cell office:value-type="float" office:value="0.210602" calcext:value-type="float">
            <text:p>0.210602</text:p>
          </table:table-cell>
          <table:table-cell office:value-type="float" office:value="0.162614" calcext:value-type="float">
            <text:p>0.162614</text:p>
          </table:table-cell>
          <table:table-cell office:value-type="float" office:value="0.0831947" calcext:value-type="float">
            <text:p>0.0831947</text:p>
          </table:table-cell>
          <table:table-cell table:formula="of:=AVERAGE([.C78:.F78])" office:value-type="float" office:value="0.209501175" calcext:value-type="float">
            <text:p>0.209501175</text:p>
          </table:table-cell>
          <table:table-cell office:value-type="float" office:value="1.14812" calcext:value-type="float">
            <text:p>1.14812</text:p>
          </table:table-cell>
          <table:table-cell table:formula="of:=1/[.H78]" office:value-type="float" office:value="0.870989095216528" calcext:value-type="float">
            <text:p>0.8709890952</text:p>
          </table:table-cell>
          <table:table-cell office:value-type="float" office:value="1.47177" calcext:value-type="float">
            <text:p>1.47177</text:p>
          </table:table-cell>
          <table:table-cell table:formula="of:=1/[.J78]" office:value-type="float" office:value="0.679453990773015" calcext:value-type="float">
            <text:p>0.6794539908</text:p>
          </table:table-cell>
          <table:table-cell office:value-type="float" office:value="1.02511421279284" calcext:value-type="float">
            <text:p>1.0251142128</text:p>
          </table:table-cell>
          <table:table-cell table:formula="of:=[.K78]*[.L78]" office:value-type="float" office:value="0.696517942880233" calcext:value-type="float">
            <text:p>0.6965179429</text:p>
          </table:table-cell>
          <table:table-cell table:formula="of:=[.K78]+[.L78]" office:value-type="float" office:value="1.70456820356586" calcext:value-type="float">
            <text:p>1.7045682036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396842" calcext:value-type="float">
            <text:p>0.396842</text:p>
          </table:table-cell>
          <table:table-cell office:value-type="float" office:value="0.212912" calcext:value-type="float">
            <text:p>0.212912</text:p>
          </table:table-cell>
          <table:table-cell office:value-type="float" office:value="0.157353" calcext:value-type="float">
            <text:p>0.157353</text:p>
          </table:table-cell>
          <table:table-cell office:value-type="float" office:value="0.0904762" calcext:value-type="float">
            <text:p>0.0904762</text:p>
          </table:table-cell>
          <table:table-cell table:formula="of:=AVERAGE([.C79:.F79])" office:value-type="float" office:value="0.2143958" calcext:value-type="float">
            <text:p>0.2143958</text:p>
          </table:table-cell>
          <table:table-cell office:value-type="float" office:value="1.18854" calcext:value-type="float">
            <text:p>1.18854</text:p>
          </table:table-cell>
          <table:table-cell table:formula="of:=1/[.H79]" office:value-type="float" office:value="0.841368401568311" calcext:value-type="float">
            <text:p>0.8413684016</text:p>
          </table:table-cell>
          <table:table-cell office:value-type="float" office:value="1.61207" calcext:value-type="float">
            <text:p>1.61207</text:p>
          </table:table-cell>
          <table:table-cell table:formula="of:=1/[.J79]" office:value-type="float" office:value="0.620320457548369" calcext:value-type="float">
            <text:p>0.6203204575</text:p>
          </table:table-cell>
          <table:table-cell office:value-type="float" office:value="0.998554238565644" calcext:value-type="float">
            <text:p>0.9985542386</text:p>
          </table:table-cell>
          <table:table-cell table:formula="of:=[.K79]*[.L79]" office:value-type="float" office:value="0.619423622153904" calcext:value-type="float">
            <text:p>0.6194236222</text:p>
          </table:table-cell>
          <table:table-cell table:formula="of:=[.K79]+[.L79]" office:value-type="float" office:value="1.61887469611401" calcext:value-type="float">
            <text:p>1.618874696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58:.B79];[.C58:.C79])" office:value-type="float" office:value="-0.20423962777398" calcext:value-type="float">
            <text:p>-0.2042396278</text:p>
          </table:table-cell>
          <table:table-cell table:formula="of:=CORREL([.B58:.B79];[.D58:.D79])" office:value-type="float" office:value="-0.0695876573600181" calcext:value-type="float">
            <text:p>-0.0695876574</text:p>
          </table:table-cell>
          <table:table-cell table:formula="of:=CORREL([.B58:.B79];[.E58:.E79])" office:value-type="float" office:value="-0.175655905968165" calcext:value-type="float">
            <text:p>-0.175655906</text:p>
          </table:table-cell>
          <table:table-cell table:formula="of:=CORREL([.B58:.B79];[.F58:.F79])" office:value-type="float" office:value="-0.0788762328087983" calcext:value-type="float">
            <text:p>-0.0788762328</text:p>
          </table:table-cell>
          <table:table-cell table:formula="of:=CORREL([.B58:.B79];[.G58:.G79])" office:value-type="float" office:value="-0.175998226168736" calcext:value-type="float">
            <text:p>-0.1759982262</text:p>
          </table:table-cell>
          <table:table-cell table:formula="of:=CORREL([.B58:.B79];[.H58:.H79])" office:value-type="float" office:value="-0.61357777664053" calcext:value-type="float">
            <text:p>-0.6135777766</text:p>
          </table:table-cell>
          <table:table-cell table:formula="of:=CORREL([.B58:.B79];[.I58:.I79])" office:value-type="float" office:value="0.646402315070346" calcext:value-type="float">
            <text:p>0.6464023151</text:p>
          </table:table-cell>
          <table:table-cell table:formula="of:=CORREL([.B58:.B79];[.J58:.J79])" office:value-type="float" office:value="-0.552554632197239" calcext:value-type="float">
            <text:p>-0.5525546322</text:p>
          </table:table-cell>
          <table:table-cell table:style-name="ce6" table:formula="of:=CORREL([.B58:.B79];[.K58:.K79])" office:value-type="float" office:value="0.535829634826214" calcext:value-type="float">
            <text:p>0.5358296348</text:p>
          </table:table-cell>
          <table:table-cell table:formula="of:=CORREL([.B58:.B79];[.L58:.L79])" office:value-type="float" office:value="0.167759367902158" calcext:value-type="float">
            <text:p>0.1677593679</text:p>
          </table:table-cell>
          <table:table-cell table:style-name="ce6" table:formula="of:=CORREL([.B58:.B79];[.M58:.M79])" office:value-type="float" office:value="0.556257523861927" calcext:value-type="float">
            <text:p>0.5562575239</text:p>
          </table:table-cell>
          <table:table-cell table:style-name="ce4" table:formula="of:=CORREL([.B58:.B79];[.N58:.N79])" office:value-type="float" office:value="0.581142079805891" calcext:value-type="float">
            <text:p>0.58114207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8"/>
          <table:table-cell table:formula="of:=AVERAGE([.J58:.J78])" office:value-type="float" office:value="2.50390523809524" calcext:value-type="float">
            <text:p>2.503905238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bgrS</text:p>
          </table:table-cell>
          <table:table-cell table:style-name="ce1" office:value-type="string" calcext:value-type="string">
            <text:p>1/aA*rSbgS</text:p>
          </table:table-cell>
          <table:table-cell table:style-name="ce1" office:value-type="string" calcext:value-type="string">
            <text:p>1/aA+rS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0.712901" calcext:value-type="float">
            <text:p>0.712901</text:p>
          </table:table-cell>
          <table:table-cell office:value-type="float" office:value="0.612428" calcext:value-type="float">
            <text:p>0.612428</text:p>
          </table:table-cell>
          <table:table-cell office:value-type="float" office:value="0.490323" calcext:value-type="float">
            <text:p>0.490323</text:p>
          </table:table-cell>
          <table:table-cell office:value-type="float" office:value="0.299852" calcext:value-type="float">
            <text:p>0.299852</text:p>
          </table:table-cell>
          <table:table-cell table:formula="of:=AVERAGE([.C83:.F83])" office:value-type="float" office:value="0.528876" calcext:value-type="float">
            <text:p>0.528876</text:p>
          </table:table-cell>
          <table:table-cell office:value-type="float" office:value="1.34247" calcext:value-type="float">
            <text:p>1.34247</text:p>
          </table:table-cell>
          <table:table-cell table:formula="of:=1/[.H83]" office:value-type="float" office:value="0.744895602881256" calcext:value-type="float">
            <text:p>0.7448956029</text:p>
          </table:table-cell>
          <table:table-cell office:value-type="float" office:value="1.57918" calcext:value-type="float">
            <text:p>1.57918</text:p>
          </table:table-cell>
          <table:table-cell table:formula="of:=1/[.J83]" office:value-type="float" office:value="0.633240035968034" calcext:value-type="float">
            <text:p>0.633240036</text:p>
          </table:table-cell>
          <table:table-cell office:value-type="float" office:value="1.02181" calcext:value-type="float">
            <text:p>1.02181</text:p>
          </table:table-cell>
          <table:table-cell table:formula="of:=[.K83]*[.L83]" office:value-type="float" office:value="0.647051001152497" calcext:value-type="float">
            <text:p>0.6470510012</text:p>
          </table:table-cell>
          <table:table-cell table:formula="of:=[.K83]+[.L83]" office:value-type="float" office:value="1.65505003596803" calcext:value-type="float">
            <text:p>1.655050036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695144" calcext:value-type="float">
            <text:p>0.695144</text:p>
          </table:table-cell>
          <table:table-cell office:value-type="float" office:value="0.597076" calcext:value-type="float">
            <text:p>0.597076</text:p>
          </table:table-cell>
          <table:table-cell office:value-type="float" office:value="0.462622" calcext:value-type="float">
            <text:p>0.462622</text:p>
          </table:table-cell>
          <table:table-cell office:value-type="float" office:value="0.271659" calcext:value-type="float">
            <text:p>0.271659</text:p>
          </table:table-cell>
          <table:table-cell table:formula="of:=AVERAGE([.C84:.F84])" office:value-type="float" office:value="0.50662525" calcext:value-type="float">
            <text:p>0.50662525</text:p>
          </table:table-cell>
          <table:table-cell office:value-type="float" office:value="1.57904" calcext:value-type="float">
            <text:p>1.57904</text:p>
          </table:table-cell>
          <table:table-cell table:formula="of:=1/[.H84]" office:value-type="float" office:value="0.633296179957442" calcext:value-type="float">
            <text:p>0.63329618</text:p>
          </table:table-cell>
          <table:table-cell office:value-type="float" office:value="1.41892" calcext:value-type="float">
            <text:p>1.41892</text:p>
          </table:table-cell>
          <table:table-cell table:formula="of:=1/[.J84]" office:value-type="float" office:value="0.704761367800863" calcext:value-type="float">
            <text:p>0.7047613678</text:p>
          </table:table-cell>
          <table:table-cell office:value-type="float" office:value="1.01681" calcext:value-type="float">
            <text:p>1.01681</text:p>
          </table:table-cell>
          <table:table-cell table:formula="of:=[.K84]*[.L84]" office:value-type="float" office:value="0.716608406393595" calcext:value-type="float">
            <text:p>0.7166084064</text:p>
          </table:table-cell>
          <table:table-cell table:formula="of:=[.K84]+[.L84]" office:value-type="float" office:value="1.72157136780086" calcext:value-type="float">
            <text:p>1.7215713678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0.688085" calcext:value-type="float">
            <text:p>0.688085</text:p>
          </table:table-cell>
          <table:table-cell office:value-type="float" office:value="0.592502" calcext:value-type="float">
            <text:p>0.592502</text:p>
          </table:table-cell>
          <table:table-cell office:value-type="float" office:value="0.456522" calcext:value-type="float">
            <text:p>0.456522</text:p>
          </table:table-cell>
          <table:table-cell office:value-type="float" office:value="0.279539" calcext:value-type="float">
            <text:p>0.279539</text:p>
          </table:table-cell>
          <table:table-cell table:formula="of:=AVERAGE([.C85:.F85])" office:value-type="float" office:value="0.504162" calcext:value-type="float">
            <text:p>0.504162</text:p>
          </table:table-cell>
          <table:table-cell office:value-type="float" office:value="1.54253" calcext:value-type="float">
            <text:p>1.54253</text:p>
          </table:table-cell>
          <table:table-cell table:formula="of:=1/[.H85]" office:value-type="float" office:value="0.648285608707772" calcext:value-type="float">
            <text:p>0.6482856087</text:p>
          </table:table-cell>
          <table:table-cell office:value-type="float" office:value="1.32521" calcext:value-type="float">
            <text:p>1.32521</text:p>
          </table:table-cell>
          <table:table-cell table:formula="of:=1/[.J85]" office:value-type="float" office:value="0.754597384565465" calcext:value-type="float">
            <text:p>0.7545973846</text:p>
          </table:table-cell>
          <table:table-cell office:value-type="float" office:value="0.993007" calcext:value-type="float">
            <text:p>0.993007</text:p>
          </table:table-cell>
          <table:table-cell table:formula="of:=[.K85]*[.L85]" office:value-type="float" office:value="0.749320485055199" calcext:value-type="float">
            <text:p>0.7493204851</text:p>
          </table:table-cell>
          <table:table-cell table:formula="of:=[.K85]+[.L85]" office:value-type="float" office:value="1.74760438456547" calcext:value-type="float">
            <text:p>1.7476043846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0.678227" calcext:value-type="float">
            <text:p>0.678227</text:p>
          </table:table-cell>
          <table:table-cell office:value-type="float" office:value="0.563589" calcext:value-type="float">
            <text:p>0.563589</text:p>
          </table:table-cell>
          <table:table-cell office:value-type="float" office:value="0.437079" calcext:value-type="float">
            <text:p>0.437079</text:p>
          </table:table-cell>
          <table:table-cell office:value-type="float" office:value="0.272859" calcext:value-type="float">
            <text:p>0.272859</text:p>
          </table:table-cell>
          <table:table-cell table:formula="of:=AVERAGE([.C86:.F86])" office:value-type="float" office:value="0.4879385" calcext:value-type="float">
            <text:p>0.4879385</text:p>
          </table:table-cell>
          <table:table-cell office:value-type="float" office:value="1.58812" calcext:value-type="float">
            <text:p>1.58812</text:p>
          </table:table-cell>
          <table:table-cell table:formula="of:=1/[.H86]" office:value-type="float" office:value="0.629675339395008" calcext:value-type="float">
            <text:p>0.6296753394</text:p>
          </table:table-cell>
          <table:table-cell office:value-type="float" office:value="1.36581" calcext:value-type="float">
            <text:p>1.36581</text:p>
          </table:table-cell>
          <table:table-cell table:formula="of:=1/[.J86]" office:value-type="float" office:value="0.732166260314392" calcext:value-type="float">
            <text:p>0.7321662603</text:p>
          </table:table-cell>
          <table:table-cell office:value-type="float" office:value="0.994399" calcext:value-type="float">
            <text:p>0.994399</text:p>
          </table:table-cell>
          <table:table-cell table:formula="of:=[.K86]*[.L86]" office:value-type="float" office:value="0.728065397090371" calcext:value-type="float">
            <text:p>0.7280653971</text:p>
          </table:table-cell>
          <table:table-cell table:formula="of:=[.K86]+[.L86]" office:value-type="float" office:value="1.72656526031439" calcext:value-type="float">
            <text:p>1.7265652603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68564" calcext:value-type="float">
            <text:p>0.68564</text:p>
          </table:table-cell>
          <table:table-cell office:value-type="float" office:value="0.581395" calcext:value-type="float">
            <text:p>0.581395</text:p>
          </table:table-cell>
          <table:table-cell office:value-type="float" office:value="0.455767" calcext:value-type="float">
            <text:p>0.455767</text:p>
          </table:table-cell>
          <table:table-cell office:value-type="float" office:value="0.283186" calcext:value-type="float">
            <text:p>0.283186</text:p>
          </table:table-cell>
          <table:table-cell table:formula="of:=AVERAGE([.C87:.F87])" office:value-type="float" office:value="0.501497" calcext:value-type="float">
            <text:p>0.501497</text:p>
          </table:table-cell>
          <table:table-cell office:value-type="float" office:value="1.67201" calcext:value-type="float">
            <text:p>1.67201</text:p>
          </table:table-cell>
          <table:table-cell table:formula="of:=1/[.H87]" office:value-type="float" office:value="0.598082547353186" calcext:value-type="float">
            <text:p>0.5980825474</text:p>
          </table:table-cell>
          <table:table-cell office:value-type="float" office:value="1.34849" calcext:value-type="float">
            <text:p>1.34849</text:p>
          </table:table-cell>
          <table:table-cell table:formula="of:=1/[.J87]" office:value-type="float" office:value="0.741570200743053" calcext:value-type="float">
            <text:p>0.7415702007</text:p>
          </table:table-cell>
          <table:table-cell office:value-type="float" office:value="1.01222" calcext:value-type="float">
            <text:p>1.01222</text:p>
          </table:table-cell>
          <table:table-cell table:formula="of:=[.K87]*[.L87]" office:value-type="float" office:value="0.750632188596133" calcext:value-type="float">
            <text:p>0.7506321886</text:p>
          </table:table-cell>
          <table:table-cell table:formula="of:=[.K87]+[.L87]" office:value-type="float" office:value="1.75379020074305" calcext:value-type="float">
            <text:p>1.7537902007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6586" calcext:value-type="float">
            <text:p>0.6586</text:p>
          </table:table-cell>
          <table:table-cell office:value-type="float" office:value="0.555366" calcext:value-type="float">
            <text:p>0.555366</text:p>
          </table:table-cell>
          <table:table-cell office:value-type="float" office:value="0.431991" calcext:value-type="float">
            <text:p>0.431991</text:p>
          </table:table-cell>
          <table:table-cell office:value-type="float" office:value="0.273992" calcext:value-type="float">
            <text:p>0.273992</text:p>
          </table:table-cell>
          <table:table-cell table:formula="of:=AVERAGE([.C88:.F88])" office:value-type="float" office:value="0.47998725" calcext:value-type="float">
            <text:p>0.47998725</text:p>
          </table:table-cell>
          <table:table-cell office:value-type="float" office:value="1.47184" calcext:value-type="float">
            <text:p>1.47184</text:p>
          </table:table-cell>
          <table:table-cell table:formula="of:=1/[.H88]" office:value-type="float" office:value="0.67942167626916" calcext:value-type="float">
            <text:p>0.6794216763</text:p>
          </table:table-cell>
          <table:table-cell office:value-type="float" office:value="1.27092" calcext:value-type="float">
            <text:p>1.27092</text:p>
          </table:table-cell>
          <table:table-cell table:formula="of:=1/[.J88]" office:value-type="float" office:value="0.786831586567211" calcext:value-type="float">
            <text:p>0.7868315866</text:p>
          </table:table-cell>
          <table:table-cell office:value-type="float" office:value="1.01121" calcext:value-type="float">
            <text:p>1.01121</text:p>
          </table:table-cell>
          <table:table-cell table:formula="of:=[.K88]*[.L88]" office:value-type="float" office:value="0.795651968652629" calcext:value-type="float">
            <text:p>0.7956519687</text:p>
          </table:table-cell>
          <table:table-cell table:formula="of:=[.K88]+[.L88]" office:value-type="float" office:value="1.79804158656721" calcext:value-type="float">
            <text:p>1.7980415866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680906" calcext:value-type="float">
            <text:p>0.680906</text:p>
          </table:table-cell>
          <table:table-cell office:value-type="float" office:value="0.566403" calcext:value-type="float">
            <text:p>0.566403</text:p>
          </table:table-cell>
          <table:table-cell office:value-type="float" office:value="0.436571" calcext:value-type="float">
            <text:p>0.436571</text:p>
          </table:table-cell>
          <table:table-cell office:value-type="float" office:value="0.265276" calcext:value-type="float">
            <text:p>0.265276</text:p>
          </table:table-cell>
          <table:table-cell table:formula="of:=AVERAGE([.C89:.F89])" office:value-type="float" office:value="0.487289" calcext:value-type="float">
            <text:p>0.487289</text:p>
          </table:table-cell>
          <table:table-cell office:value-type="float" office:value="1.41691" calcext:value-type="float">
            <text:p>1.41691</text:p>
          </table:table-cell>
          <table:table-cell table:formula="of:=1/[.H89]" office:value-type="float" office:value="0.705761128088587" calcext:value-type="float">
            <text:p>0.7057611281</text:p>
          </table:table-cell>
          <table:table-cell office:value-type="float" office:value="1.15425" calcext:value-type="float">
            <text:p>1.15425</text:p>
          </table:table-cell>
          <table:table-cell table:formula="of:=1/[.J89]" office:value-type="float" office:value="0.866363439462855" calcext:value-type="float">
            <text:p>0.8663634395</text:p>
          </table:table-cell>
          <table:table-cell office:value-type="float" office:value="1.01535" calcext:value-type="float">
            <text:p>1.01535</text:p>
          </table:table-cell>
          <table:table-cell table:formula="of:=[.K89]*[.L89]" office:value-type="float" office:value="0.879662118258609" calcext:value-type="float">
            <text:p>0.8796621183</text:p>
          </table:table-cell>
          <table:table-cell table:formula="of:=[.K89]+[.L89]" office:value-type="float" office:value="1.88171343946285" calcext:value-type="float">
            <text:p>1.8817134395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0.667901" calcext:value-type="float">
            <text:p>0.667901</text:p>
          </table:table-cell>
          <table:table-cell office:value-type="float" office:value="0.551293" calcext:value-type="float">
            <text:p>0.551293</text:p>
          </table:table-cell>
          <table:table-cell office:value-type="float" office:value="0.43428" calcext:value-type="float">
            <text:p>0.43428</text:p>
          </table:table-cell>
          <table:table-cell office:value-type="float" office:value="0.251739" calcext:value-type="float">
            <text:p>0.251739</text:p>
          </table:table-cell>
          <table:table-cell table:formula="of:=AVERAGE([.C90:.F90])" office:value-type="float" office:value="0.47630325" calcext:value-type="float">
            <text:p>0.47630325</text:p>
          </table:table-cell>
          <table:table-cell office:value-type="float" office:value="1.31716" calcext:value-type="float">
            <text:p>1.31716</text:p>
          </table:table-cell>
          <table:table-cell table:formula="of:=1/[.H90]" office:value-type="float" office:value="0.759209207689271" calcext:value-type="float">
            <text:p>0.7592092077</text:p>
          </table:table-cell>
          <table:table-cell office:value-type="float" office:value="1.04661" calcext:value-type="float">
            <text:p>1.04661</text:p>
          </table:table-cell>
          <table:table-cell table:formula="of:=1/[.J90]" office:value-type="float" office:value="0.955465741775829" calcext:value-type="float">
            <text:p>0.9554657418</text:p>
          </table:table-cell>
          <table:table-cell office:value-type="float" office:value="1.01416" calcext:value-type="float">
            <text:p>1.01416</text:p>
          </table:table-cell>
          <table:table-cell table:formula="of:=[.K90]*[.L90]" office:value-type="float" office:value="0.968995136679374" calcext:value-type="float">
            <text:p>0.9689951367</text:p>
          </table:table-cell>
          <table:table-cell table:formula="of:=[.K90]+[.L90]" office:value-type="float" office:value="1.96962574177583" calcext:value-type="float">
            <text:p>1.9696257418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660602" calcext:value-type="float">
            <text:p>0.660602</text:p>
          </table:table-cell>
          <table:table-cell office:value-type="float" office:value="0.536418" calcext:value-type="float">
            <text:p>0.536418</text:p>
          </table:table-cell>
          <table:table-cell office:value-type="float" office:value="0.404185" calcext:value-type="float">
            <text:p>0.404185</text:p>
          </table:table-cell>
          <table:table-cell office:value-type="float" office:value="0.248611" calcext:value-type="float">
            <text:p>0.248611</text:p>
          </table:table-cell>
          <table:table-cell table:formula="of:=AVERAGE([.C91:.F91])" office:value-type="float" office:value="0.462454" calcext:value-type="float">
            <text:p>0.462454</text:p>
          </table:table-cell>
          <table:table-cell office:value-type="float" office:value="1.43765" calcext:value-type="float">
            <text:p>1.43765</text:p>
          </table:table-cell>
          <table:table-cell table:formula="of:=1/[.H91]" office:value-type="float" office:value="0.69557959169478" calcext:value-type="float">
            <text:p>0.6955795917</text:p>
          </table:table-cell>
          <table:table-cell office:value-type="float" office:value="1.20868" calcext:value-type="float">
            <text:p>1.20868</text:p>
          </table:table-cell>
          <table:table-cell table:formula="of:=1/[.J91]" office:value-type="float" office:value="0.827348843366317" calcext:value-type="float">
            <text:p>0.8273488434</text:p>
          </table:table-cell>
          <table:table-cell office:value-type="float" office:value="0.984298" calcext:value-type="float">
            <text:p>0.984298</text:p>
          </table:table-cell>
          <table:table-cell table:formula="of:=[.K91]*[.L91]" office:value-type="float" office:value="0.814357811827779" calcext:value-type="float">
            <text:p>0.8143578118</text:p>
          </table:table-cell>
          <table:table-cell table:formula="of:=[.K91]+[.L91]" office:value-type="float" office:value="1.81164684336632" calcext:value-type="float">
            <text:p>1.8116468434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672359" calcext:value-type="float">
            <text:p>0.672359</text:p>
          </table:table-cell>
          <table:table-cell office:value-type="float" office:value="0.55229" calcext:value-type="float">
            <text:p>0.55229</text:p>
          </table:table-cell>
          <table:table-cell office:value-type="float" office:value="0.425721" calcext:value-type="float">
            <text:p>0.425721</text:p>
          </table:table-cell>
          <table:table-cell office:value-type="float" office:value="0.262108" calcext:value-type="float">
            <text:p>0.262108</text:p>
          </table:table-cell>
          <table:table-cell table:formula="of:=AVERAGE([.C92:.F92])" office:value-type="float" office:value="0.4781195" calcext:value-type="float">
            <text:p>0.4781195</text:p>
          </table:table-cell>
          <table:table-cell office:value-type="float" office:value="1.53518" calcext:value-type="float">
            <text:p>1.53518</text:p>
          </table:table-cell>
          <table:table-cell table:formula="of:=1/[.H92]" office:value-type="float" office:value="0.65138941361925" calcext:value-type="float">
            <text:p>0.6513894136</text:p>
          </table:table-cell>
          <table:table-cell office:value-type="float" office:value="1.30017" calcext:value-type="float">
            <text:p>1.30017</text:p>
          </table:table-cell>
          <table:table-cell table:formula="of:=1/[.J92]" office:value-type="float" office:value="0.769130190667374" calcext:value-type="float">
            <text:p>0.7691301907</text:p>
          </table:table-cell>
          <table:table-cell office:value-type="float" office:value="1.02769" calcext:value-type="float">
            <text:p>1.02769</text:p>
          </table:table-cell>
          <table:table-cell table:formula="of:=[.K92]*[.L92]" office:value-type="float" office:value="0.790427405646954" calcext:value-type="float">
            <text:p>0.7904274056</text:p>
          </table:table-cell>
          <table:table-cell table:formula="of:=[.K92]+[.L92]" office:value-type="float" office:value="1.79682019066737" calcext:value-type="float">
            <text:p>1.7968201907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0.666034" calcext:value-type="float">
            <text:p>0.666034</text:p>
          </table:table-cell>
          <table:table-cell office:value-type="float" office:value="0.54007" calcext:value-type="float">
            <text:p>0.54007</text:p>
          </table:table-cell>
          <table:table-cell office:value-type="float" office:value="0.412027" calcext:value-type="float">
            <text:p>0.412027</text:p>
          </table:table-cell>
          <table:table-cell office:value-type="float" office:value="0.223529" calcext:value-type="float">
            <text:p>0.223529</text:p>
          </table:table-cell>
          <table:table-cell table:formula="of:=AVERAGE([.C93:.F93])" office:value-type="float" office:value="0.460415" calcext:value-type="float">
            <text:p>0.460415</text:p>
          </table:table-cell>
          <table:table-cell office:value-type="float" office:value="1.68292" calcext:value-type="float">
            <text:p>1.68292</text:p>
          </table:table-cell>
          <table:table-cell table:formula="of:=1/[.H93]" office:value-type="float" office:value="0.594205309818648" calcext:value-type="float">
            <text:p>0.5942053098</text:p>
          </table:table-cell>
          <table:table-cell office:value-type="float" office:value="1.33107" calcext:value-type="float">
            <text:p>1.33107</text:p>
          </table:table-cell>
          <table:table-cell table:formula="of:=1/[.J93]" office:value-type="float" office:value="0.751275289804443" calcext:value-type="float">
            <text:p>0.7512752898</text:p>
          </table:table-cell>
          <table:table-cell office:value-type="float" office:value="0.992405" calcext:value-type="float">
            <text:p>0.992405</text:p>
          </table:table-cell>
          <table:table-cell table:formula="of:=[.K93]*[.L93]" office:value-type="float" office:value="0.745569353978378" calcext:value-type="float">
            <text:p>0.745569354</text:p>
          </table:table-cell>
          <table:table-cell table:formula="of:=[.K93]+[.L93]" office:value-type="float" office:value="1.74368028980444" calcext:value-type="float">
            <text:p>1.743680289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674564" calcext:value-type="float">
            <text:p>0.674564</text:p>
          </table:table-cell>
          <table:table-cell office:value-type="float" office:value="0.555366" calcext:value-type="float">
            <text:p>0.555366</text:p>
          </table:table-cell>
          <table:table-cell office:value-type="float" office:value="0.423204" calcext:value-type="float">
            <text:p>0.423204</text:p>
          </table:table-cell>
          <table:table-cell office:value-type="float" office:value="0.23348" calcext:value-type="float">
            <text:p>0.23348</text:p>
          </table:table-cell>
          <table:table-cell table:formula="of:=AVERAGE([.C94:.F94])" office:value-type="float" office:value="0.4716535" calcext:value-type="float">
            <text:p>0.4716535</text:p>
          </table:table-cell>
          <table:table-cell office:value-type="float" office:value="1.71381" calcext:value-type="float">
            <text:p>1.71381</text:p>
          </table:table-cell>
          <table:table-cell table:formula="of:=1/[.H94]" office:value-type="float" office:value="0.583495253266115" calcext:value-type="float">
            <text:p>0.5834952533</text:p>
          </table:table-cell>
          <table:table-cell office:value-type="float" office:value="1.61499" calcext:value-type="float">
            <text:p>1.61499</text:p>
          </table:table-cell>
          <table:table-cell table:formula="of:=1/[.J94]" office:value-type="float" office:value="0.619198880488424" calcext:value-type="float">
            <text:p>0.6191988805</text:p>
          </table:table-cell>
          <table:table-cell office:value-type="float" office:value="1.01851" calcext:value-type="float">
            <text:p>1.01851</text:p>
          </table:table-cell>
          <table:table-cell table:formula="of:=[.K94]*[.L94]" office:value-type="float" office:value="0.630660251766265" calcext:value-type="float">
            <text:p>0.6306602518</text:p>
          </table:table-cell>
          <table:table-cell table:formula="of:=[.K94]+[.L94]" office:value-type="float" office:value="1.63770888048842" calcext:value-type="float">
            <text:p>1.6377088805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5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5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5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5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5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5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5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5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5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5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5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0.706928" calcext:value-type="float">
            <text:p>0.706928</text:p>
          </table:table-cell>
          <table:table-cell office:value-type="float" office:value="0.601002" calcext:value-type="float">
            <text:p>0.601002</text:p>
          </table:table-cell>
          <table:table-cell office:value-type="float" office:value="0.469478" calcext:value-type="float">
            <text:p>0.469478</text:p>
          </table:table-cell>
          <table:table-cell office:value-type="float" office:value="0.273556" calcext:value-type="float">
            <text:p>0.273556</text:p>
          </table:table-cell>
          <table:table-cell table:formula="of:=AVERAGE([.C106:.F106])" office:value-type="float" office:value="0.512741" calcext:value-type="float">
            <text:p>0.512741</text:p>
          </table:table-cell>
          <table:table-cell office:value-type="float" office:value="1.24353" calcext:value-type="float">
            <text:p>1.24353</text:p>
          </table:table-cell>
          <table:table-cell table:formula="of:=1/[.H106]" office:value-type="float" office:value="0.804162344294066" calcext:value-type="float">
            <text:p>0.8041623443</text:p>
          </table:table-cell>
          <table:table-cell office:value-type="float" office:value="1.09753" calcext:value-type="float">
            <text:p>1.09753</text:p>
          </table:table-cell>
          <table:table-cell table:formula="of:=1/[.J106]" office:value-type="float" office:value="0.911136825417073" calcext:value-type="float">
            <text:p>0.9111368254</text:p>
          </table:table-cell>
          <table:table-cell office:value-type="float" office:value="1.0093" calcext:value-type="float">
            <text:p>1.0093</text:p>
          </table:table-cell>
          <table:table-cell table:formula="of:=[.K106]*[.L106]" office:value-type="float" office:value="0.919610397893452" calcext:value-type="float">
            <text:p>0.9196103979</text:p>
          </table:table-cell>
          <table:table-cell table:formula="of:=[.K106]+[.L106]" office:value-type="float" office:value="1.92043682541707" calcext:value-type="float">
            <text:p>1.9204368254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716656" calcext:value-type="float">
            <text:p>0.716656</text:p>
          </table:table-cell>
          <table:table-cell office:value-type="float" office:value="0.605983" calcext:value-type="float">
            <text:p>0.605983</text:p>
          </table:table-cell>
          <table:table-cell office:value-type="float" office:value="0.476731" calcext:value-type="float">
            <text:p>0.476731</text:p>
          </table:table-cell>
          <table:table-cell office:value-type="float" office:value="0.291859" calcext:value-type="float">
            <text:p>0.291859</text:p>
          </table:table-cell>
          <table:table-cell table:formula="of:=AVERAGE([.C107:.F107])" office:value-type="float" office:value="0.52280725" calcext:value-type="float">
            <text:p>0.52280725</text:p>
          </table:table-cell>
          <table:table-cell office:value-type="float" office:value="1.21284" calcext:value-type="float">
            <text:p>1.21284</text:p>
          </table:table-cell>
          <table:table-cell table:formula="of:=1/[.H107]" office:value-type="float" office:value="0.824511064938492" calcext:value-type="float">
            <text:p>0.8245110649</text:p>
          </table:table-cell>
          <table:table-cell office:value-type="float" office:value="1.20272" calcext:value-type="float">
            <text:p>1.20272</text:p>
          </table:table-cell>
          <table:table-cell table:formula="of:=1/[.J107]" office:value-type="float" office:value="0.831448716243182" calcext:value-type="float">
            <text:p>0.8314487162</text:p>
          </table:table-cell>
          <table:table-cell office:value-type="float" office:value="1.03128" calcext:value-type="float">
            <text:p>1.03128</text:p>
          </table:table-cell>
          <table:table-cell table:formula="of:=[.K107]*[.L107]" office:value-type="float" office:value="0.857456432087269" calcext:value-type="float">
            <text:p>0.8574564321</text:p>
          </table:table-cell>
          <table:table-cell table:formula="of:=[.K107]+[.L107]" office:value-type="float" office:value="1.86272871624318" calcext:value-type="float">
            <text:p>1.8627287162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701722" calcext:value-type="float">
            <text:p>0.701722</text:p>
          </table:table-cell>
          <table:table-cell office:value-type="float" office:value="0.609186" calcext:value-type="float">
            <text:p>0.609186</text:p>
          </table:table-cell>
          <table:table-cell office:value-type="float" office:value="0.461111" calcext:value-type="float">
            <text:p>0.461111</text:p>
          </table:table-cell>
          <table:table-cell office:value-type="float" office:value="0.285714" calcext:value-type="float">
            <text:p>0.285714</text:p>
          </table:table-cell>
          <table:table-cell table:formula="of:=AVERAGE([.C108:.F108])" office:value-type="float" office:value="0.51443325" calcext:value-type="float">
            <text:p>0.51443325</text:p>
          </table:table-cell>
          <table:table-cell office:value-type="float" office:value="1.23246" calcext:value-type="float">
            <text:p>1.23246</text:p>
          </table:table-cell>
          <table:table-cell table:formula="of:=1/[.H108]" office:value-type="float" office:value="0.811385359362576" calcext:value-type="float">
            <text:p>0.8113853594</text:p>
          </table:table-cell>
          <table:table-cell office:value-type="float" office:value="1.18654" calcext:value-type="float">
            <text:p>1.18654</text:p>
          </table:table-cell>
          <table:table-cell table:formula="of:=1/[.J108]" office:value-type="float" office:value="0.842786589579787" calcext:value-type="float">
            <text:p>0.8427865896</text:p>
          </table:table-cell>
          <table:table-cell office:value-type="float" office:value="1.02604" calcext:value-type="float">
            <text:p>1.02604</text:p>
          </table:table-cell>
          <table:table-cell table:formula="of:=[.K108]*[.L108]" office:value-type="float" office:value="0.864732752372444" calcext:value-type="float">
            <text:p>0.8647327524</text:p>
          </table:table-cell>
          <table:table-cell table:formula="of:=[.K108]+[.L108]" office:value-type="float" office:value="1.86882658957979" calcext:value-type="float">
            <text:p>1.8688265896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690608" calcext:value-type="float">
            <text:p>0.690608</text:p>
          </table:table-cell>
          <table:table-cell office:value-type="float" office:value="0.583127" calcext:value-type="float">
            <text:p>0.583127</text:p>
          </table:table-cell>
          <table:table-cell office:value-type="float" office:value="0.460963" calcext:value-type="float">
            <text:p>0.460963</text:p>
          </table:table-cell>
          <table:table-cell office:value-type="float" office:value="0.254438" calcext:value-type="float">
            <text:p>0.254438</text:p>
          </table:table-cell>
          <table:table-cell table:formula="of:=AVERAGE([.C109:.F109])" office:value-type="float" office:value="0.497284" calcext:value-type="float">
            <text:p>0.497284</text:p>
          </table:table-cell>
          <table:table-cell office:value-type="float" office:value="1.22537" calcext:value-type="float">
            <text:p>1.22537</text:p>
          </table:table-cell>
          <table:table-cell table:formula="of:=1/[.H109]" office:value-type="float" office:value="0.816080041130434" calcext:value-type="float">
            <text:p>0.8160800411</text:p>
          </table:table-cell>
          <table:table-cell office:value-type="float" office:value="1.16325" calcext:value-type="float">
            <text:p>1.16325</text:p>
          </table:table-cell>
          <table:table-cell table:formula="of:=1/[.J109]" office:value-type="float" office:value="0.859660434128519" calcext:value-type="float">
            <text:p>0.8596604341</text:p>
          </table:table-cell>
          <table:table-cell office:value-type="float" office:value="1.02404" calcext:value-type="float">
            <text:p>1.02404</text:p>
          </table:table-cell>
          <table:table-cell table:formula="of:=[.K109]*[.L109]" office:value-type="float" office:value="0.880326670964969" calcext:value-type="float">
            <text:p>0.880326671</text:p>
          </table:table-cell>
          <table:table-cell table:formula="of:=[.K109]+[.L109]" office:value-type="float" office:value="1.88370043412852" calcext:value-type="float">
            <text:p>1.8837004341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701668" calcext:value-type="float">
            <text:p>0.701668</text:p>
          </table:table-cell>
          <table:table-cell office:value-type="float" office:value="0.607317" calcext:value-type="float">
            <text:p>0.607317</text:p>
          </table:table-cell>
          <table:table-cell office:value-type="float" office:value="0.462736" calcext:value-type="float">
            <text:p>0.462736</text:p>
          </table:table-cell>
          <table:table-cell office:value-type="float" office:value="0.285503" calcext:value-type="float">
            <text:p>0.285503</text:p>
          </table:table-cell>
          <table:table-cell table:formula="of:=AVERAGE([.C110:.F110])" office:value-type="float" office:value="0.514306" calcext:value-type="float">
            <text:p>0.514306</text:p>
          </table:table-cell>
          <table:table-cell office:value-type="float" office:value="1.30367" calcext:value-type="float">
            <text:p>1.30367</text:p>
          </table:table-cell>
          <table:table-cell table:formula="of:=1/[.H110]" office:value-type="float" office:value="0.7670652849264" calcext:value-type="float">
            <text:p>0.7670652849</text:p>
          </table:table-cell>
          <table:table-cell office:value-type="float" office:value="1.22294" calcext:value-type="float">
            <text:p>1.22294</text:p>
          </table:table-cell>
          <table:table-cell table:formula="of:=1/[.J110]" office:value-type="float" office:value="0.817701604330548" calcext:value-type="float">
            <text:p>0.8177016043</text:p>
          </table:table-cell>
          <table:table-cell office:value-type="float" office:value="1.03023" calcext:value-type="float">
            <text:p>1.03023</text:p>
          </table:table-cell>
          <table:table-cell table:formula="of:=[.K110]*[.L110]" office:value-type="float" office:value="0.84242072382946" calcext:value-type="float">
            <text:p>0.8424207238</text:p>
          </table:table-cell>
          <table:table-cell table:formula="of:=[.K110]+[.L110]" office:value-type="float" office:value="1.84793160433055" calcext:value-type="float">
            <text:p>1.8479316043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713836" calcext:value-type="float">
            <text:p>0.713836</text:p>
          </table:table-cell>
          <table:table-cell office:value-type="float" office:value="0.60262" calcext:value-type="float">
            <text:p>0.60262</text:p>
          </table:table-cell>
          <table:table-cell office:value-type="float" office:value="0.482955" calcext:value-type="float">
            <text:p>0.482955</text:p>
          </table:table-cell>
          <table:table-cell office:value-type="float" office:value="0.295666" calcext:value-type="float">
            <text:p>0.295666</text:p>
          </table:table-cell>
          <table:table-cell table:formula="of:=AVERAGE([.C111:.F111])" office:value-type="float" office:value="0.52376925" calcext:value-type="float">
            <text:p>0.52376925</text:p>
          </table:table-cell>
          <table:table-cell office:value-type="float" office:value="1.19328" calcext:value-type="float">
            <text:p>1.19328</text:p>
          </table:table-cell>
          <table:table-cell table:formula="of:=1/[.H111]" office:value-type="float" office:value="0.838026280504156" calcext:value-type="float">
            <text:p>0.8380262805</text:p>
          </table:table-cell>
          <table:table-cell office:value-type="float" office:value="1.16891" calcext:value-type="float">
            <text:p>1.16891</text:p>
          </table:table-cell>
          <table:table-cell table:formula="of:=1/[.J111]" office:value-type="float" office:value="0.855497856977868" calcext:value-type="float">
            <text:p>0.855497857</text:p>
          </table:table-cell>
          <table:table-cell office:value-type="float" office:value="1.02911" calcext:value-type="float">
            <text:p>1.02911</text:p>
          </table:table-cell>
          <table:table-cell table:formula="of:=[.K111]*[.L111]" office:value-type="float" office:value="0.880401399594494" calcext:value-type="float">
            <text:p>0.8804013996</text:p>
          </table:table-cell>
          <table:table-cell table:formula="of:=[.K111]+[.L111]" office:value-type="float" office:value="1.88460785697787" calcext:value-type="float">
            <text:p>1.884607857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701107" calcext:value-type="float">
            <text:p>0.701107</text:p>
          </table:table-cell>
          <table:table-cell office:value-type="float" office:value="0.597015" calcext:value-type="float">
            <text:p>0.597015</text:p>
          </table:table-cell>
          <table:table-cell office:value-type="float" office:value="0.471739" calcext:value-type="float">
            <text:p>0.471739</text:p>
          </table:table-cell>
          <table:table-cell office:value-type="float" office:value="0.286344" calcext:value-type="float">
            <text:p>0.286344</text:p>
          </table:table-cell>
          <table:table-cell table:formula="of:=AVERAGE([.C112:.F112])" office:value-type="float" office:value="0.51405125" calcext:value-type="float">
            <text:p>0.51405125</text:p>
          </table:table-cell>
          <table:table-cell office:value-type="float" office:value="1.28332" calcext:value-type="float">
            <text:p>1.28332</text:p>
          </table:table-cell>
          <table:table-cell table:formula="of:=1/[.H112]" office:value-type="float" office:value="0.779228875105196" calcext:value-type="float">
            <text:p>0.7792288751</text:p>
          </table:table-cell>
          <table:table-cell office:value-type="float" office:value="1.24674" calcext:value-type="float">
            <text:p>1.24674</text:p>
          </table:table-cell>
          <table:table-cell table:formula="of:=1/[.J112]" office:value-type="float" office:value="0.802091855559299" calcext:value-type="float">
            <text:p>0.8020918556</text:p>
          </table:table-cell>
          <table:table-cell office:value-type="float" office:value="1.05443" calcext:value-type="float">
            <text:p>1.05443</text:p>
          </table:table-cell>
          <table:table-cell table:formula="of:=[.K112]*[.L112]" office:value-type="float" office:value="0.845749715257391" calcext:value-type="float">
            <text:p>0.8457497153</text:p>
          </table:table-cell>
          <table:table-cell table:formula="of:=[.K112]+[.L112]" office:value-type="float" office:value="1.8565218555593" calcext:value-type="float">
            <text:p>1.8565218556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704261" calcext:value-type="float">
            <text:p>0.704261</text:p>
          </table:table-cell>
          <table:table-cell office:value-type="float" office:value="0.598639" calcext:value-type="float">
            <text:p>0.598639</text:p>
          </table:table-cell>
          <table:table-cell office:value-type="float" office:value="0.472036" calcext:value-type="float">
            <text:p>0.472036</text:p>
          </table:table-cell>
          <table:table-cell office:value-type="float" office:value="0.278287" calcext:value-type="float">
            <text:p>0.278287</text:p>
          </table:table-cell>
          <table:table-cell table:formula="of:=AVERAGE([.C113:.F113])" office:value-type="float" office:value="0.51330575" calcext:value-type="float">
            <text:p>0.51330575</text:p>
          </table:table-cell>
          <table:table-cell office:value-type="float" office:value="1.26933" calcext:value-type="float">
            <text:p>1.26933</text:p>
          </table:table-cell>
          <table:table-cell table:formula="of:=1/[.H113]" office:value-type="float" office:value="0.787817194898096" calcext:value-type="float">
            <text:p>0.7878171949</text:p>
          </table:table-cell>
          <table:table-cell office:value-type="float" office:value="1.35168" calcext:value-type="float">
            <text:p>1.35168</text:p>
          </table:table-cell>
          <table:table-cell table:formula="of:=1/[.J113]" office:value-type="float" office:value="0.739820075757576" calcext:value-type="float">
            <text:p>0.7398200758</text:p>
          </table:table-cell>
          <table:table-cell office:value-type="float" office:value="1.02152" calcext:value-type="float">
            <text:p>1.02152</text:p>
          </table:table-cell>
          <table:table-cell table:formula="of:=[.K113]*[.L113]" office:value-type="float" office:value="0.755741003787879" calcext:value-type="float">
            <text:p>0.7557410038</text:p>
          </table:table-cell>
          <table:table-cell table:formula="of:=[.K113]+[.L113]" office:value-type="float" office:value="1.76134007575758" calcext:value-type="float">
            <text:p>1.7613400758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0.682911" calcext:value-type="float">
            <text:p>0.682911</text:p>
          </table:table-cell>
          <table:table-cell office:value-type="float" office:value="0.573799" calcext:value-type="float">
            <text:p>0.573799</text:p>
          </table:table-cell>
          <table:table-cell office:value-type="float" office:value="0.445455" calcext:value-type="float">
            <text:p>0.445455</text:p>
          </table:table-cell>
          <table:table-cell office:value-type="float" office:value="0.267267" calcext:value-type="float">
            <text:p>0.267267</text:p>
          </table:table-cell>
          <table:table-cell table:formula="of:=AVERAGE([.C114:.F114])" office:value-type="float" office:value="0.492358" calcext:value-type="float">
            <text:p>0.492358</text:p>
          </table:table-cell>
          <table:table-cell office:value-type="float" office:value="1.13551" calcext:value-type="float">
            <text:p>1.13551</text:p>
          </table:table-cell>
          <table:table-cell table:formula="of:=1/[.H114]" office:value-type="float" office:value="0.880661552958583" calcext:value-type="float">
            <text:p>0.880661553</text:p>
          </table:table-cell>
          <table:table-cell office:value-type="float" office:value="1.34855" calcext:value-type="float">
            <text:p>1.34855</text:p>
          </table:table-cell>
          <table:table-cell table:formula="of:=1/[.J114]" office:value-type="float" office:value="0.741537206629343" calcext:value-type="float">
            <text:p>0.7415372066</text:p>
          </table:table-cell>
          <table:table-cell office:value-type="float" office:value="1.04285" calcext:value-type="float">
            <text:p>1.04285</text:p>
          </table:table-cell>
          <table:table-cell table:formula="of:=[.K114]*[.L114]" office:value-type="float" office:value="0.77331207593341" calcext:value-type="float">
            <text:p>0.7733120759</text:p>
          </table:table-cell>
          <table:table-cell table:formula="of:=[.K114]+[.L114]" office:value-type="float" office:value="1.78438720662934" calcext:value-type="float">
            <text:p>1.7843872066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0.667674" calcext:value-type="float">
            <text:p>0.667674</text:p>
          </table:table-cell>
          <table:table-cell office:value-type="float" office:value="0.552117" calcext:value-type="float">
            <text:p>0.552117</text:p>
          </table:table-cell>
          <table:table-cell office:value-type="float" office:value="0.428868" calcext:value-type="float">
            <text:p>0.428868</text:p>
          </table:table-cell>
          <table:table-cell office:value-type="float" office:value="0.250681" calcext:value-type="float">
            <text:p>0.250681</text:p>
          </table:table-cell>
          <table:table-cell table:formula="of:=AVERAGE([.C115:.F115])" office:value-type="float" office:value="0.474835" calcext:value-type="float">
            <text:p>0.474835</text:p>
          </table:table-cell>
          <table:table-cell office:value-type="float" office:value="1.26157" calcext:value-type="float">
            <text:p>1.26157</text:p>
          </table:table-cell>
          <table:table-cell table:formula="of:=1/[.H115]" office:value-type="float" office:value="0.792663110251512" calcext:value-type="float">
            <text:p>0.7926631103</text:p>
          </table:table-cell>
          <table:table-cell office:value-type="float" office:value="1.39576" calcext:value-type="float">
            <text:p>1.39576</text:p>
          </table:table-cell>
          <table:table-cell table:formula="of:=1/[.J115]" office:value-type="float" office:value="0.71645555109761" calcext:value-type="float">
            <text:p>0.7164555511</text:p>
          </table:table-cell>
          <table:table-cell office:value-type="float" office:value="1.03899" calcext:value-type="float">
            <text:p>1.03899</text:p>
          </table:table-cell>
          <table:table-cell table:formula="of:=[.K115]*[.L115]" office:value-type="float" office:value="0.744390153034906" calcext:value-type="float">
            <text:p>0.744390153</text:p>
          </table:table-cell>
          <table:table-cell table:formula="of:=[.K115]+[.L115]" office:value-type="float" office:value="1.75544555109761" calcext:value-type="float">
            <text:p>1.7554455511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665217" calcext:value-type="float">
            <text:p>0.665217</text:p>
          </table:table-cell>
          <table:table-cell office:value-type="float" office:value="0.54322" calcext:value-type="float">
            <text:p>0.54322</text:p>
          </table:table-cell>
          <table:table-cell office:value-type="float" office:value="0.39574" calcext:value-type="float">
            <text:p>0.39574</text:p>
          </table:table-cell>
          <table:table-cell office:value-type="float" office:value="0.218841" calcext:value-type="float">
            <text:p>0.218841</text:p>
          </table:table-cell>
          <table:table-cell table:formula="of:=AVERAGE([.C116:.F116])" office:value-type="float" office:value="0.4557545" calcext:value-type="float">
            <text:p>0.4557545</text:p>
          </table:table-cell>
          <table:table-cell office:value-type="float" office:value="1.30424" calcext:value-type="float">
            <text:p>1.30424</text:p>
          </table:table-cell>
          <table:table-cell table:formula="of:=1/[.H116]" office:value-type="float" office:value="0.766730049684107" calcext:value-type="float">
            <text:p>0.7667300497</text:p>
          </table:table-cell>
          <table:table-cell office:value-type="float" office:value="1.4224" calcext:value-type="float">
            <text:p>1.4224</text:p>
          </table:table-cell>
          <table:table-cell table:formula="of:=1/[.J116]" office:value-type="float" office:value="0.703037120359955" calcext:value-type="float">
            <text:p>0.7030371204</text:p>
          </table:table-cell>
          <table:table-cell office:value-type="float" office:value="1.0486" calcext:value-type="float">
            <text:p>1.0486</text:p>
          </table:table-cell>
          <table:table-cell table:formula="of:=[.K116]*[.L116]" office:value-type="float" office:value="0.737204724409449" calcext:value-type="float">
            <text:p>0.7372047244</text:p>
          </table:table-cell>
          <table:table-cell table:formula="of:=[.K116]+[.L116]" office:value-type="float" office:value="1.75163712035996" calcext:value-type="float">
            <text:p>1.7516371204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688464" calcext:value-type="float">
            <text:p>0.688464</text:p>
          </table:table-cell>
          <table:table-cell office:value-type="float" office:value="0.572396" calcext:value-type="float">
            <text:p>0.572396</text:p>
          </table:table-cell>
          <table:table-cell office:value-type="float" office:value="0.431306" calcext:value-type="float">
            <text:p>0.431306</text:p>
          </table:table-cell>
          <table:table-cell office:value-type="float" office:value="0.268116" calcext:value-type="float">
            <text:p>0.268116</text:p>
          </table:table-cell>
          <table:table-cell table:formula="of:=AVERAGE([.C117:.F117])" office:value-type="float" office:value="0.4900705" calcext:value-type="float">
            <text:p>0.4900705</text:p>
          </table:table-cell>
          <table:table-cell office:value-type="float" office:value="1.35681" calcext:value-type="float">
            <text:p>1.35681</text:p>
          </table:table-cell>
          <table:table-cell table:formula="of:=1/[.H117]" office:value-type="float" office:value="0.73702286981965" calcext:value-type="float">
            <text:p>0.7370228698</text:p>
          </table:table-cell>
          <table:table-cell office:value-type="float" office:value="1.38762" calcext:value-type="float">
            <text:p>1.38762</text:p>
          </table:table-cell>
          <table:table-cell table:formula="of:=1/[.J117]" office:value-type="float" office:value="0.720658393508309" calcext:value-type="float">
            <text:p>0.7206583935</text:p>
          </table:table-cell>
          <table:table-cell office:value-type="float" office:value="1.02986" calcext:value-type="float">
            <text:p>1.02986</text:p>
          </table:table-cell>
          <table:table-cell table:formula="of:=[.K117]*[.L117]" office:value-type="float" office:value="0.742177253138467" calcext:value-type="float">
            <text:p>0.7421772531</text:p>
          </table:table-cell>
          <table:table-cell table:formula="of:=[.K117]+[.L117]" office:value-type="float" office:value="1.75051839350831" calcext:value-type="float">
            <text:p>1.7505183935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0.659601" calcext:value-type="float">
            <text:p>0.659601</text:p>
          </table:table-cell>
          <table:table-cell office:value-type="float" office:value="0.558252" calcext:value-type="float">
            <text:p>0.558252</text:p>
          </table:table-cell>
          <table:table-cell office:value-type="float" office:value="0.426471" calcext:value-type="float">
            <text:p>0.426471</text:p>
          </table:table-cell>
          <table:table-cell office:value-type="float" office:value="0.252055" calcext:value-type="float">
            <text:p>0.252055</text:p>
          </table:table-cell>
          <table:table-cell table:formula="of:=AVERAGE([.C118:.F118])" office:value-type="float" office:value="0.47409475" calcext:value-type="float">
            <text:p>0.47409475</text:p>
          </table:table-cell>
          <table:table-cell office:value-type="float" office:value="1.30173" calcext:value-type="float">
            <text:p>1.30173</text:p>
          </table:table-cell>
          <table:table-cell table:formula="of:=1/[.H118]" office:value-type="float" office:value="0.76820846104799" calcext:value-type="float">
            <text:p>0.768208461</text:p>
          </table:table-cell>
          <table:table-cell office:value-type="float" office:value="1.39095" calcext:value-type="float">
            <text:p>1.39095</text:p>
          </table:table-cell>
          <table:table-cell table:formula="of:=1/[.J118]" office:value-type="float" office:value="0.71893310327474" calcext:value-type="float">
            <text:p>0.7189331033</text:p>
          </table:table-cell>
          <table:table-cell office:value-type="float" office:value="1.02029" calcext:value-type="float">
            <text:p>1.02029</text:p>
          </table:table-cell>
          <table:table-cell table:formula="of:=[.K118]*[.L118]" office:value-type="float" office:value="0.733520255940185" calcext:value-type="float">
            <text:p>0.7335202559</text:p>
          </table:table-cell>
          <table:table-cell table:formula="of:=[.K118]+[.L118]" office:value-type="float" office:value="1.73922310327474" calcext:value-type="float">
            <text:p>1.7392231033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0.680651" calcext:value-type="float">
            <text:p>0.680651</text:p>
          </table:table-cell>
          <table:table-cell office:value-type="float" office:value="0.572864" calcext:value-type="float">
            <text:p>0.572864</text:p>
          </table:table-cell>
          <table:table-cell office:value-type="float" office:value="0.451023" calcext:value-type="float">
            <text:p>0.451023</text:p>
          </table:table-cell>
          <table:table-cell office:value-type="float" office:value="0.285714" calcext:value-type="float">
            <text:p>0.285714</text:p>
          </table:table-cell>
          <table:table-cell table:formula="of:=AVERAGE([.C119:.F119])" office:value-type="float" office:value="0.497563" calcext:value-type="float">
            <text:p>0.497563</text:p>
          </table:table-cell>
          <table:table-cell office:value-type="float" office:value="1.30905" calcext:value-type="float">
            <text:p>1.30905</text:p>
          </table:table-cell>
          <table:table-cell table:formula="of:=1/[.H119]" office:value-type="float" office:value="0.763912761162675" calcext:value-type="float">
            <text:p>0.7639127612</text:p>
          </table:table-cell>
          <table:table-cell office:value-type="float" office:value="1.40827" calcext:value-type="float">
            <text:p>1.40827</text:p>
          </table:table-cell>
          <table:table-cell table:formula="of:=1/[.J119]" office:value-type="float" office:value="0.710091104688732" calcext:value-type="float">
            <text:p>0.7100911047</text:p>
          </table:table-cell>
          <table:table-cell office:value-type="float" office:value="1.03458" calcext:value-type="float">
            <text:p>1.03458</text:p>
          </table:table-cell>
          <table:table-cell table:formula="of:=[.K119]*[.L119]" office:value-type="float" office:value="0.734646055088868" calcext:value-type="float">
            <text:p>0.7346460551</text:p>
          </table:table-cell>
          <table:table-cell table:formula="of:=[.K119]+[.L119]" office:value-type="float" office:value="1.74467110468873" calcext:value-type="float">
            <text:p>1.7446711047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0.666875" calcext:value-type="float">
            <text:p>0.666875</text:p>
          </table:table-cell>
          <table:table-cell office:value-type="float" office:value="0.558775" calcext:value-type="float">
            <text:p>0.558775</text:p>
          </table:table-cell>
          <table:table-cell office:value-type="float" office:value="0.421281" calcext:value-type="float">
            <text:p>0.421281</text:p>
          </table:table-cell>
          <table:table-cell office:value-type="float" office:value="0.234195" calcext:value-type="float">
            <text:p>0.234195</text:p>
          </table:table-cell>
          <table:table-cell table:formula="of:=AVERAGE([.C120:.F120])" office:value-type="float" office:value="0.4702815" calcext:value-type="float">
            <text:p>0.4702815</text:p>
          </table:table-cell>
          <table:table-cell office:value-type="float" office:value="1.36553" calcext:value-type="float">
            <text:p>1.36553</text:p>
          </table:table-cell>
          <table:table-cell table:formula="of:=1/[.H120]" office:value-type="float" office:value="0.732316389973124" calcext:value-type="float">
            <text:p>0.73231639</text:p>
          </table:table-cell>
          <table:table-cell office:value-type="float" office:value="1.40316" calcext:value-type="float">
            <text:p>1.40316</text:p>
          </table:table-cell>
          <table:table-cell table:formula="of:=1/[.J120]" office:value-type="float" office:value="0.712677100259414" calcext:value-type="float">
            <text:p>0.7126771003</text:p>
          </table:table-cell>
          <table:table-cell office:value-type="float" office:value="1.03254" calcext:value-type="float">
            <text:p>1.03254</text:p>
          </table:table-cell>
          <table:table-cell table:formula="of:=[.K120]*[.L120]" office:value-type="float" office:value="0.735867613101856" calcext:value-type="float">
            <text:p>0.7358676131</text:p>
          </table:table-cell>
          <table:table-cell table:formula="of:=[.K120]+[.L120]" office:value-type="float" office:value="1.74521710025941" calcext:value-type="float">
            <text:p>1.7452171003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0.659722" calcext:value-type="float">
            <text:p>0.659722</text:p>
          </table:table-cell>
          <table:table-cell office:value-type="float" office:value="0.556379" calcext:value-type="float">
            <text:p>0.556379</text:p>
          </table:table-cell>
          <table:table-cell office:value-type="float" office:value="0.416035" calcext:value-type="float">
            <text:p>0.416035</text:p>
          </table:table-cell>
          <table:table-cell office:value-type="float" office:value="0.263661" calcext:value-type="float">
            <text:p>0.263661</text:p>
          </table:table-cell>
          <table:table-cell table:formula="of:=AVERAGE([.C121:.F121])" office:value-type="float" office:value="0.47394925" calcext:value-type="float">
            <text:p>0.47394925</text:p>
          </table:table-cell>
          <table:table-cell office:value-type="float" office:value="1.21928" calcext:value-type="float">
            <text:p>1.21928</text:p>
          </table:table-cell>
          <table:table-cell table:formula="of:=1/[.H121]" office:value-type="float" office:value="0.820156157732432" calcext:value-type="float">
            <text:p>0.8201561577</text:p>
          </table:table-cell>
          <table:table-cell office:value-type="float" office:value="1.53852" calcext:value-type="float">
            <text:p>1.53852</text:p>
          </table:table-cell>
          <table:table-cell table:formula="of:=1/[.J121]" office:value-type="float" office:value="0.649975300938564" calcext:value-type="float">
            <text:p>0.6499753009</text:p>
          </table:table-cell>
          <table:table-cell office:value-type="float" office:value="1.04683" calcext:value-type="float">
            <text:p>1.04683</text:p>
          </table:table-cell>
          <table:table-cell table:formula="of:=[.K121]*[.L121]" office:value-type="float" office:value="0.680413644281517" calcext:value-type="float">
            <text:p>0.6804136443</text:p>
          </table:table-cell>
          <table:table-cell table:formula="of:=[.K121]+[.L121]" office:value-type="float" office:value="1.69680530093856" calcext:value-type="float">
            <text:p>1.6968053009</text:p>
          </table:table-cell>
          <table:table-cell table:number-columns-repeated="2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0.702804" calcext:value-type="float">
            <text:p>0.702804</text:p>
          </table:table-cell>
          <table:table-cell office:value-type="float" office:value="0.575245" calcext:value-type="float">
            <text:p>0.575245</text:p>
          </table:table-cell>
          <table:table-cell office:value-type="float" office:value="0.445349" calcext:value-type="float">
            <text:p>0.445349</text:p>
          </table:table-cell>
          <table:table-cell office:value-type="float" office:value="0.251177" calcext:value-type="float">
            <text:p>0.251177</text:p>
          </table:table-cell>
          <table:table-cell table:formula="of:=AVERAGE([.C126:.F126])" office:value-type="float" office:value="0.49364375" calcext:value-type="float">
            <text:p>0.49364375</text:p>
          </table:table-cell>
          <table:table-cell office:value-type="float" office:value="1.3159" calcext:value-type="float">
            <text:p>1.3159</text:p>
          </table:table-cell>
          <table:table-cell table:formula="of:=1/[.H126]" office:value-type="float" office:value="0.75993616536211" calcext:value-type="float">
            <text:p>0.7599361654</text:p>
          </table:table-cell>
          <table:table-cell office:value-type="float" office:value="1.40692" calcext:value-type="float">
            <text:p>1.40692</text:p>
          </table:table-cell>
          <table:table-cell table:formula="of:=1/[.J126]" office:value-type="float" office:value="0.710772467517698" calcext:value-type="float">
            <text:p>0.7107724675</text:p>
          </table:table-cell>
          <table:table-cell office:value-type="float" office:value="1.0379" calcext:value-type="float">
            <text:p>1.0379</text:p>
          </table:table-cell>
          <table:table-cell table:formula="of:=[.K126]*[.L126]" office:value-type="float" office:value="0.737710744036619" calcext:value-type="float">
            <text:p>0.737710744</text:p>
          </table:table-cell>
          <table:table-cell table:formula="of:=[.K126]+[.L126]" office:value-type="float" office:value="1.7486724675177" calcext:value-type="float">
            <text:p>1.7486724675</text:p>
          </table:table-cell>
          <table:table-cell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0.711401" calcext:value-type="float">
            <text:p>0.711401</text:p>
          </table:table-cell>
          <table:table-cell office:value-type="float" office:value="0.592965" calcext:value-type="float">
            <text:p>0.592965</text:p>
          </table:table-cell>
          <table:table-cell office:value-type="float" office:value="0.474595" calcext:value-type="float">
            <text:p>0.474595</text:p>
          </table:table-cell>
          <table:table-cell office:value-type="float" office:value="0.266968" calcext:value-type="float">
            <text:p>0.266968</text:p>
          </table:table-cell>
          <table:table-cell table:formula="of:=AVERAGE([.C127:.F127])" office:value-type="float" office:value="0.51148225" calcext:value-type="float">
            <text:p>0.51148225</text:p>
          </table:table-cell>
          <table:table-cell office:value-type="float" office:value="1.28026" calcext:value-type="float">
            <text:p>1.28026</text:p>
          </table:table-cell>
          <table:table-cell table:formula="of:=1/[.H127]" office:value-type="float" office:value="0.781091340821396" calcext:value-type="float">
            <text:p>0.7810913408</text:p>
          </table:table-cell>
          <table:table-cell office:value-type="float" office:value="1.25629" calcext:value-type="float">
            <text:p>1.25629</text:p>
          </table:table-cell>
          <table:table-cell table:formula="of:=1/[.J127]" office:value-type="float" office:value="0.795994555397241" calcext:value-type="float">
            <text:p>0.7959945554</text:p>
          </table:table-cell>
          <table:table-cell office:value-type="float" office:value="1.04153" calcext:value-type="float">
            <text:p>1.04153</text:p>
          </table:table-cell>
          <table:table-cell table:formula="of:=[.K127]*[.L127]" office:value-type="float" office:value="0.829052209282889" calcext:value-type="float">
            <text:p>0.8290522093</text:p>
          </table:table-cell>
          <table:table-cell table:formula="of:=[.K127]+[.L127]" office:value-type="float" office:value="1.83752455539724" calcext:value-type="float">
            <text:p>1.8375245554</text:p>
          </table:table-cell>
          <table:table-cell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0.69226" calcext:value-type="float">
            <text:p>0.69226</text:p>
          </table:table-cell>
          <table:table-cell office:value-type="float" office:value="0.589256" calcext:value-type="float">
            <text:p>0.589256</text:p>
          </table:table-cell>
          <table:table-cell office:value-type="float" office:value="0.454446" calcext:value-type="float">
            <text:p>0.454446</text:p>
          </table:table-cell>
          <table:table-cell office:value-type="float" office:value="0.264793" calcext:value-type="float">
            <text:p>0.264793</text:p>
          </table:table-cell>
          <table:table-cell table:formula="of:=AVERAGE([.C128:.F128])" office:value-type="float" office:value="0.50018875" calcext:value-type="float">
            <text:p>0.50018875</text:p>
          </table:table-cell>
          <table:table-cell office:value-type="float" office:value="1.41872" calcext:value-type="float">
            <text:p>1.41872</text:p>
          </table:table-cell>
          <table:table-cell table:formula="of:=1/[.H128]" office:value-type="float" office:value="0.704860719521822" calcext:value-type="float">
            <text:p>0.7048607195</text:p>
          </table:table-cell>
          <table:table-cell office:value-type="float" office:value="1.23074" calcext:value-type="float">
            <text:p>1.23074</text:p>
          </table:table-cell>
          <table:table-cell table:formula="of:=1/[.J128]" office:value-type="float" office:value="0.812519297333312" calcext:value-type="float">
            <text:p>0.8125192973</text:p>
          </table:table-cell>
          <table:table-cell office:value-type="float" office:value="1.05637" calcext:value-type="float">
            <text:p>1.05637</text:p>
          </table:table-cell>
          <table:table-cell table:formula="of:=[.K128]*[.L128]" office:value-type="float" office:value="0.858321010123991" calcext:value-type="float">
            <text:p>0.8583210101</text:p>
          </table:table-cell>
          <table:table-cell table:formula="of:=[.K128]+[.L128]" office:value-type="float" office:value="1.86888929733331" calcext:value-type="float">
            <text:p>1.8688892973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718533" calcext:value-type="float">
            <text:p>0.718533</text:p>
          </table:table-cell>
          <table:table-cell office:value-type="float" office:value="0.613715" calcext:value-type="float">
            <text:p>0.613715</text:p>
          </table:table-cell>
          <table:table-cell office:value-type="float" office:value="0.489679" calcext:value-type="float">
            <text:p>0.489679</text:p>
          </table:table-cell>
          <table:table-cell office:value-type="float" office:value="0.300314" calcext:value-type="float">
            <text:p>0.300314</text:p>
          </table:table-cell>
          <table:table-cell table:formula="of:=AVERAGE([.C129:.F129])" office:value-type="float" office:value="0.53056025" calcext:value-type="float">
            <text:p>0.53056025</text:p>
          </table:table-cell>
          <table:table-cell office:value-type="float" office:value="1.43195" calcext:value-type="float">
            <text:p>1.43195</text:p>
          </table:table-cell>
          <table:table-cell table:formula="of:=1/[.H129]" office:value-type="float" office:value="0.698348406019763" calcext:value-type="float">
            <text:p>0.698348406</text:p>
          </table:table-cell>
          <table:table-cell office:value-type="float" office:value="1.22918" calcext:value-type="float">
            <text:p>1.22918</text:p>
          </table:table-cell>
          <table:table-cell table:formula="of:=1/[.J129]" office:value-type="float" office:value="0.813550497079354" calcext:value-type="float">
            <text:p>0.8135504971</text:p>
          </table:table-cell>
          <table:table-cell office:value-type="float" office:value="1.04098" calcext:value-type="float">
            <text:p>1.04098</text:p>
          </table:table-cell>
          <table:table-cell table:formula="of:=[.K129]*[.L129]" office:value-type="float" office:value="0.846889796449666" calcext:value-type="float">
            <text:p>0.8468897964</text:p>
          </table:table-cell>
          <table:table-cell table:formula="of:=[.K129]+[.L129]" office:value-type="float" office:value="1.85453049707935" calcext:value-type="float">
            <text:p>1.8545304971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709202" calcext:value-type="float">
            <text:p>0.709202</text:p>
          </table:table-cell>
          <table:table-cell office:value-type="float" office:value="0.596596" calcext:value-type="float">
            <text:p>0.596596</text:p>
          </table:table-cell>
          <table:table-cell office:value-type="float" office:value="0.479693" calcext:value-type="float">
            <text:p>0.479693</text:p>
          </table:table-cell>
          <table:table-cell office:value-type="float" office:value="0.290419" calcext:value-type="float">
            <text:p>0.290419</text:p>
          </table:table-cell>
          <table:table-cell table:formula="of:=AVERAGE([.C130:.F130])" office:value-type="float" office:value="0.5189775" calcext:value-type="float">
            <text:p>0.5189775</text:p>
          </table:table-cell>
          <table:table-cell office:value-type="float" office:value="1.23923" calcext:value-type="float">
            <text:p>1.23923</text:p>
          </table:table-cell>
          <table:table-cell table:formula="of:=1/[.H130]" office:value-type="float" office:value="0.806952704501989" calcext:value-type="float">
            <text:p>0.8069527045</text:p>
          </table:table-cell>
          <table:table-cell office:value-type="float" office:value="1.30281" calcext:value-type="float">
            <text:p>1.30281</text:p>
          </table:table-cell>
          <table:table-cell table:formula="of:=1/[.J130]" office:value-type="float" office:value="0.767571633622708" calcext:value-type="float">
            <text:p>0.7675716336</text:p>
          </table:table-cell>
          <table:table-cell office:value-type="float" office:value="1.06654" calcext:value-type="float">
            <text:p>1.06654</text:p>
          </table:table-cell>
          <table:table-cell table:formula="of:=[.K130]*[.L130]" office:value-type="float" office:value="0.818645850123963" calcext:value-type="float">
            <text:p>0.8186458501</text:p>
          </table:table-cell>
          <table:table-cell table:formula="of:=[.K130]+[.L130]" office:value-type="float" office:value="1.83411163362271" calcext:value-type="float">
            <text:p>1.8341116336</text:p>
          </table:table-cell>
          <table:table-cell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716042" calcext:value-type="float">
            <text:p>0.716042</text:p>
          </table:table-cell>
          <table:table-cell office:value-type="float" office:value="0.612741" calcext:value-type="float">
            <text:p>0.612741</text:p>
          </table:table-cell>
          <table:table-cell office:value-type="float" office:value="0.498915" calcext:value-type="float">
            <text:p>0.498915</text:p>
          </table:table-cell>
          <table:table-cell office:value-type="float" office:value="0.318584" calcext:value-type="float">
            <text:p>0.318584</text:p>
          </table:table-cell>
          <table:table-cell table:formula="of:=AVERAGE([.C131:.F131])" office:value-type="float" office:value="0.5365705" calcext:value-type="float">
            <text:p>0.5365705</text:p>
          </table:table-cell>
          <table:table-cell office:value-type="float" office:value="1.29434" calcext:value-type="float">
            <text:p>1.29434</text:p>
          </table:table-cell>
          <table:table-cell table:formula="of:=1/[.H131]" office:value-type="float" office:value="0.772594526940371" calcext:value-type="float">
            <text:p>0.7725945269</text:p>
          </table:table-cell>
          <table:table-cell office:value-type="float" office:value="1.35959" calcext:value-type="float">
            <text:p>1.35959</text:p>
          </table:table-cell>
          <table:table-cell table:formula="of:=1/[.J131]" office:value-type="float" office:value="0.735515854044234" calcext:value-type="float">
            <text:p>0.735515854</text:p>
          </table:table-cell>
          <table:table-cell office:value-type="float" office:value="1.04215" calcext:value-type="float">
            <text:p>1.04215</text:p>
          </table:table-cell>
          <table:table-cell table:formula="of:=[.K131]*[.L131]" office:value-type="float" office:value="0.766517847292198" calcext:value-type="float">
            <text:p>0.7665178473</text:p>
          </table:table-cell>
          <table:table-cell table:formula="of:=[.K131]+[.L131]" office:value-type="float" office:value="1.77766585404423" calcext:value-type="float">
            <text:p>1.777665854</text:p>
          </table:table-cell>
          <table:table-cell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688697" calcext:value-type="float">
            <text:p>0.688697</text:p>
          </table:table-cell>
          <table:table-cell office:value-type="float" office:value="0.58209" calcext:value-type="float">
            <text:p>0.58209</text:p>
          </table:table-cell>
          <table:table-cell office:value-type="float" office:value="0.452769" calcext:value-type="float">
            <text:p>0.452769</text:p>
          </table:table-cell>
          <table:table-cell office:value-type="float" office:value="0.27897" calcext:value-type="float">
            <text:p>0.27897</text:p>
          </table:table-cell>
          <table:table-cell table:formula="of:=AVERAGE([.C132:.F132])" office:value-type="float" office:value="0.5006315" calcext:value-type="float">
            <text:p>0.5006315</text:p>
          </table:table-cell>
          <table:table-cell office:value-type="float" office:value="1.24176" calcext:value-type="float">
            <text:p>1.24176</text:p>
          </table:table-cell>
          <table:table-cell table:formula="of:=1/[.H132]" office:value-type="float" office:value="0.805308594253318" calcext:value-type="float">
            <text:p>0.8053085943</text:p>
          </table:table-cell>
          <table:table-cell office:value-type="float" office:value="1.32333" calcext:value-type="float">
            <text:p>1.32333</text:p>
          </table:table-cell>
          <table:table-cell table:formula="of:=1/[.J132]" office:value-type="float" office:value="0.755669409746624" calcext:value-type="float">
            <text:p>0.7556694097</text:p>
          </table:table-cell>
          <table:table-cell office:value-type="float" office:value="1.03854" calcext:value-type="float">
            <text:p>1.03854</text:p>
          </table:table-cell>
          <table:table-cell table:formula="of:=[.K132]*[.L132]" office:value-type="float" office:value="0.784792908798259" calcext:value-type="float">
            <text:p>0.7847929088</text:p>
          </table:table-cell>
          <table:table-cell table:formula="of:=[.K132]+[.L132]" office:value-type="float" office:value="1.79420940974662" calcext:value-type="float">
            <text:p>1.7942094097</text:p>
          </table:table-cell>
          <table:table-cell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704686" calcext:value-type="float">
            <text:p>0.704686</text:p>
          </table:table-cell>
          <table:table-cell office:value-type="float" office:value="0.596121" calcext:value-type="float">
            <text:p>0.596121</text:p>
          </table:table-cell>
          <table:table-cell office:value-type="float" office:value="0.477074" calcext:value-type="float">
            <text:p>0.477074</text:p>
          </table:table-cell>
          <table:table-cell office:value-type="float" office:value="0.296623" calcext:value-type="float">
            <text:p>0.296623</text:p>
          </table:table-cell>
          <table:table-cell table:formula="of:=AVERAGE([.C133:.F133])" office:value-type="float" office:value="0.518626" calcext:value-type="float">
            <text:p>0.518626</text:p>
          </table:table-cell>
          <table:table-cell office:value-type="float" office:value="1.30634" calcext:value-type="float">
            <text:p>1.30634</text:p>
          </table:table-cell>
          <table:table-cell table:formula="of:=1/[.H133]" office:value-type="float" office:value="0.765497496823185" calcext:value-type="float">
            <text:p>0.7654974968</text:p>
          </table:table-cell>
          <table:table-cell office:value-type="float" office:value="1.3303" calcext:value-type="float">
            <text:p>1.3303</text:p>
          </table:table-cell>
          <table:table-cell table:formula="of:=1/[.J133]" office:value-type="float" office:value="0.751710140569796" calcext:value-type="float">
            <text:p>0.7517101406</text:p>
          </table:table-cell>
          <table:table-cell office:value-type="float" office:value="1.05001" calcext:value-type="float">
            <text:p>1.05001</text:p>
          </table:table-cell>
          <table:table-cell table:formula="of:=[.K133]*[.L133]" office:value-type="float" office:value="0.789303164699692" calcext:value-type="float">
            <text:p>0.7893031647</text:p>
          </table:table-cell>
          <table:table-cell table:formula="of:=[.K133]+[.L133]" office:value-type="float" office:value="1.8017201405698" calcext:value-type="float">
            <text:p>1.8017201406</text:p>
          </table:table-cell>
          <table:table-cell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702516" calcext:value-type="float">
            <text:p>0.702516</text:p>
          </table:table-cell>
          <table:table-cell office:value-type="float" office:value="0.600844" calcext:value-type="float">
            <text:p>0.600844</text:p>
          </table:table-cell>
          <table:table-cell office:value-type="float" office:value="0.471508" calcext:value-type="float">
            <text:p>0.471508</text:p>
          </table:table-cell>
          <table:table-cell office:value-type="float" office:value="0.283333" calcext:value-type="float">
            <text:p>0.283333</text:p>
          </table:table-cell>
          <table:table-cell table:formula="of:=AVERAGE([.C134:.F134])" office:value-type="float" office:value="0.51455025" calcext:value-type="float">
            <text:p>0.51455025</text:p>
          </table:table-cell>
          <table:table-cell office:value-type="float" office:value="1.17527" calcext:value-type="float">
            <text:p>1.17527</text:p>
          </table:table-cell>
          <table:table-cell table:formula="of:=1/[.H134]" office:value-type="float" office:value="0.850868311111489" calcext:value-type="float">
            <text:p>0.8508683111</text:p>
          </table:table-cell>
          <table:table-cell office:value-type="float" office:value="1.32399" calcext:value-type="float">
            <text:p>1.32399</text:p>
          </table:table-cell>
          <table:table-cell table:formula="of:=1/[.J134]" office:value-type="float" office:value="0.755292713691191" calcext:value-type="float">
            <text:p>0.7552927137</text:p>
          </table:table-cell>
          <table:table-cell office:value-type="float" office:value="1.04576" calcext:value-type="float">
            <text:p>1.04576</text:p>
          </table:table-cell>
          <table:table-cell table:formula="of:=[.K134]*[.L134]" office:value-type="float" office:value="0.7898549082697" calcext:value-type="float">
            <text:p>0.7898549083</text:p>
          </table:table-cell>
          <table:table-cell table:formula="of:=[.K134]+[.L134]" office:value-type="float" office:value="1.80105271369119" calcext:value-type="float">
            <text:p>1.8010527137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710952" calcext:value-type="float">
            <text:p>0.710952</text:p>
          </table:table-cell>
          <table:table-cell office:value-type="float" office:value="0.601485" calcext:value-type="float">
            <text:p>0.601485</text:p>
          </table:table-cell>
          <table:table-cell office:value-type="float" office:value="0.473282" calcext:value-type="float">
            <text:p>0.473282</text:p>
          </table:table-cell>
          <table:table-cell office:value-type="float" office:value="0.278027" calcext:value-type="float">
            <text:p>0.278027</text:p>
          </table:table-cell>
          <table:table-cell table:formula="of:=AVERAGE([.C135:.F135])" office:value-type="float" office:value="0.5159365" calcext:value-type="float">
            <text:p>0.5159365</text:p>
          </table:table-cell>
          <table:table-cell office:value-type="float" office:value="1.17019" calcext:value-type="float">
            <text:p>1.17019</text:p>
          </table:table-cell>
          <table:table-cell table:formula="of:=1/[.H135]" office:value-type="float" office:value="0.854562079662277" calcext:value-type="float">
            <text:p>0.8545620797</text:p>
          </table:table-cell>
          <table:table-cell office:value-type="float" office:value="1.27986" calcext:value-type="float">
            <text:p>1.27986</text:p>
          </table:table-cell>
          <table:table-cell table:formula="of:=1/[.J135]" office:value-type="float" office:value="0.781335458565781" calcext:value-type="float">
            <text:p>0.7813354586</text:p>
          </table:table-cell>
          <table:table-cell office:value-type="float" office:value="1.04055" calcext:value-type="float">
            <text:p>1.04055</text:p>
          </table:table-cell>
          <table:table-cell table:formula="of:=[.K135]*[.L135]" office:value-type="float" office:value="0.813018611410623" calcext:value-type="float">
            <text:p>0.8130186114</text:p>
          </table:table-cell>
          <table:table-cell table:formula="of:=[.K135]+[.L135]" office:value-type="float" office:value="1.82188545856578" calcext:value-type="float">
            <text:p>1.821885458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4" table:formula="of:=CORREL([.B83:.B135];[.C83:.C135])" office:value-type="float" office:value="0.455374395355728" calcext:value-type="float">
            <text:p>0.4553743954</text:p>
          </table:table-cell>
          <table:table-cell table:formula="of:=CORREL([.B82:.B135];[.D82:.D135])" office:value-type="float" office:value="0.430805537031979" calcext:value-type="float">
            <text:p>0.430805537</text:p>
          </table:table-cell>
          <table:table-cell table:formula="of:=CORREL([.B82:.B135];[.E82:.E135])" office:value-type="float" office:value="0.4019431625335" calcext:value-type="float">
            <text:p>0.4019431625</text:p>
          </table:table-cell>
          <table:table-cell table:formula="of:=CORREL([.B83:.B135];[.F83:.F135])" office:value-type="float" office:value="0.217589099566234" calcext:value-type="float">
            <text:p>0.2175890996</text:p>
          </table:table-cell>
          <table:table-cell table:formula="of:=CORREL([.B83:.B135];[.G83:.G135])" office:value-type="float" office:value="0.394349329057791" calcext:value-type="float">
            <text:p>0.3943493291</text:p>
          </table:table-cell>
          <table:table-cell table:formula="of:=CORREL([.B83:.B135];[.H83:.H135])" office:value-type="float" office:value="-0.522689650004761" calcext:value-type="float">
            <text:p>-0.52268965</text:p>
          </table:table-cell>
          <table:table-cell table:style-name="ce5" table:formula="of:=CORREL([.B83:.B135];[.I83:.I135])" office:value-type="float" office:value="0.555822615718366" calcext:value-type="float">
            <text:p>0.5558226157</text:p>
          </table:table-cell>
          <table:table-cell table:formula="of:=CORREL([.B83:.B135];[.J83:.J135])" office:value-type="float" office:value="-0.134218264557977" calcext:value-type="float">
            <text:p>-0.1342182646</text:p>
          </table:table-cell>
          <table:table-cell table:style-name="ce6" table:formula="of:=CORREL([.B83:.B135];[.K83:.K135])" office:value-type="float" office:value="0.124170113835255" calcext:value-type="float">
            <text:p>0.1241701138</text:p>
          </table:table-cell>
          <table:table-cell table:style-name="ce4" table:formula="of:=CORREL([.B83:.B135];[.L83:.L135])" office:value-type="float" office:value="0.593027065822104" calcext:value-type="float">
            <text:p>0.5930270658</text:p>
          </table:table-cell>
          <table:table-cell table:style-name="ce6" table:formula="of:=CORREL([.B83:.B135];[.M83:.M135])" office:value-type="float" office:value="0.245289845346995" calcext:value-type="float">
            <text:p>0.2452898453</text:p>
          </table:table-cell>
          <table:table-cell table:style-name="ce4" table:formula="of:=CORREL([.B83:.B135];[.N83:.N135])" office:value-type="float" office:value="0.280857800252818" calcext:value-type="float">
            <text:p>0.280857800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8"/>
          <table:table-cell table:formula="of:=AVERAGE([.J83:.J135])" office:value-type="float" office:value="1.31428552631579" calcext:value-type="float">
            <text:p>1.314285526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bgrS</text:p>
          </table:table-cell>
          <table:table-cell table:style-name="ce1" office:value-type="string" calcext:value-type="string">
            <text:p>1/aA*rSbgS</text:p>
          </table:table-cell>
          <table:table-cell table:style-name="ce1" office:value-type="string" calcext:value-type="string">
            <text:p>1/aA+rS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0.430037" calcext:value-type="float">
            <text:p>0.430037</text:p>
          </table:table-cell>
          <table:table-cell office:value-type="float" office:value="0.389" calcext:value-type="float">
            <text:p>0.389</text:p>
          </table:table-cell>
          <table:table-cell office:value-type="float" office:value="0.296083" calcext:value-type="float">
            <text:p>0.296083</text:p>
          </table:table-cell>
          <table:table-cell office:value-type="float" office:value="0.208549" calcext:value-type="float">
            <text:p>0.208549</text:p>
          </table:table-cell>
          <table:table-cell table:formula="of:=AVERAGE([.C139:.F139])" office:value-type="float" office:value="0.33091725" calcext:value-type="float">
            <text:p>0.33091725</text:p>
          </table:table-cell>
          <table:table-cell office:value-type="float" office:value="1.48242" calcext:value-type="float">
            <text:p>1.48242</text:p>
          </table:table-cell>
          <table:table-cell table:formula="of:=1/[.H139]" office:value-type="float" office:value="0.674572658221017" calcext:value-type="float">
            <text:p>0.6745726582</text:p>
          </table:table-cell>
          <table:table-cell office:value-type="float" office:value="1.54516" calcext:value-type="float">
            <text:p>1.54516</text:p>
          </table:table-cell>
          <table:table-cell table:formula="of:=1/[.J139]" office:value-type="float" office:value="0.647182168836884" calcext:value-type="float">
            <text:p>0.6471821688</text:p>
          </table:table-cell>
          <table:table-cell office:value-type="float" office:value="0.962408" calcext:value-type="float">
            <text:p>0.962408</text:p>
          </table:table-cell>
          <table:table-cell table:formula="of:=[.K139]*[.L139]" office:value-type="float" office:value="0.622853296745968" calcext:value-type="float">
            <text:p>0.6228532967</text:p>
          </table:table-cell>
          <table:table-cell table:formula="of:=[.K139]+[.L139]" office:value-type="float" office:value="1.60959016883688" calcext:value-type="float">
            <text:p>1.609590168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0.411556" calcext:value-type="float">
            <text:p>0.411556</text:p>
          </table:table-cell>
          <table:table-cell office:value-type="float" office:value="0.364683" calcext:value-type="float">
            <text:p>0.364683</text:p>
          </table:table-cell>
          <table:table-cell office:value-type="float" office:value="0.270925" calcext:value-type="float">
            <text:p>0.270925</text:p>
          </table:table-cell>
          <table:table-cell office:value-type="float" office:value="0.195626" calcext:value-type="float">
            <text:p>0.195626</text:p>
          </table:table-cell>
          <table:table-cell table:formula="of:=AVERAGE([.C140:.F140])" office:value-type="float" office:value="0.3106975" calcext:value-type="float">
            <text:p>0.3106975</text:p>
          </table:table-cell>
          <table:table-cell office:value-type="float" office:value="1.27932" calcext:value-type="float">
            <text:p>1.27932</text:p>
          </table:table-cell>
          <table:table-cell table:formula="of:=1/[.H140]" office:value-type="float" office:value="0.781665259669199" calcext:value-type="float">
            <text:p>0.7816652597</text:p>
          </table:table-cell>
          <table:table-cell office:value-type="float" office:value="1.59064" calcext:value-type="float">
            <text:p>1.59064</text:p>
          </table:table-cell>
          <table:table-cell table:formula="of:=1/[.J140]" office:value-type="float" office:value="0.62867776492481" calcext:value-type="float">
            <text:p>0.6286777649</text:p>
          </table:table-cell>
          <table:table-cell office:value-type="float" office:value="0.962781" calcext:value-type="float">
            <text:p>0.962781</text:p>
          </table:table-cell>
          <table:table-cell table:formula="of:=[.K140]*[.L140]" office:value-type="float" office:value="0.605279007192074" calcext:value-type="float">
            <text:p>0.6052790072</text:p>
          </table:table-cell>
          <table:table-cell table:formula="of:=[.K140]+[.L140]" office:value-type="float" office:value="1.59145876492481" calcext:value-type="float">
            <text:p>1.5914587649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0.403082" calcext:value-type="float">
            <text:p>0.403082</text:p>
          </table:table-cell>
          <table:table-cell office:value-type="float" office:value="0.362771" calcext:value-type="float">
            <text:p>0.362771</text:p>
          </table:table-cell>
          <table:table-cell office:value-type="float" office:value="0.274877" calcext:value-type="float">
            <text:p>0.274877</text:p>
          </table:table-cell>
          <table:table-cell office:value-type="float" office:value="0.184035" calcext:value-type="float">
            <text:p>0.184035</text:p>
          </table:table-cell>
          <table:table-cell table:formula="of:=AVERAGE([.C141:.F141])" office:value-type="float" office:value="0.30619125" calcext:value-type="float">
            <text:p>0.30619125</text:p>
          </table:table-cell>
          <table:table-cell office:value-type="float" office:value="1.17176" calcext:value-type="float">
            <text:p>1.17176</text:p>
          </table:table-cell>
          <table:table-cell table:formula="of:=1/[.H141]" office:value-type="float" office:value="0.853417081996313" calcext:value-type="float">
            <text:p>0.853417082</text:p>
          </table:table-cell>
          <table:table-cell office:value-type="float" office:value="1.43128" calcext:value-type="float">
            <text:p>1.43128</text:p>
          </table:table-cell>
          <table:table-cell table:formula="of:=1/[.J141]" office:value-type="float" office:value="0.698675311609189" calcext:value-type="float">
            <text:p>0.6986753116</text:p>
          </table:table-cell>
          <table:table-cell office:value-type="float" office:value="0.891706" calcext:value-type="float">
            <text:p>0.891706</text:p>
          </table:table-cell>
          <table:table-cell table:formula="of:=[.K141]*[.L141]" office:value-type="float" office:value="0.623012967413783" calcext:value-type="float">
            <text:p>0.6230129674</text:p>
          </table:table-cell>
          <table:table-cell table:formula="of:=[.K141]+[.L141]" office:value-type="float" office:value="1.59038131160919" calcext:value-type="float">
            <text:p>1.5903813116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0.449558" calcext:value-type="float">
            <text:p>0.449558</text:p>
          </table:table-cell>
          <table:table-cell office:value-type="float" office:value="0.413208" calcext:value-type="float">
            <text:p>0.413208</text:p>
          </table:table-cell>
          <table:table-cell office:value-type="float" office:value="0.318729" calcext:value-type="float">
            <text:p>0.318729</text:p>
          </table:table-cell>
          <table:table-cell office:value-type="float" office:value="0.215637" calcext:value-type="float">
            <text:p>0.215637</text:p>
          </table:table-cell>
          <table:table-cell table:formula="of:=AVERAGE([.C142:.F142])" office:value-type="float" office:value="0.349283" calcext:value-type="float">
            <text:p>0.349283</text:p>
          </table:table-cell>
          <table:table-cell office:value-type="float" office:value="1.50523" calcext:value-type="float">
            <text:p>1.50523</text:p>
          </table:table-cell>
          <table:table-cell table:formula="of:=1/[.H142]" office:value-type="float" office:value="0.664350298625459" calcext:value-type="float">
            <text:p>0.6643502986</text:p>
          </table:table-cell>
          <table:table-cell office:value-type="float" office:value="1.53434" calcext:value-type="float">
            <text:p>1.53434</text:p>
          </table:table-cell>
          <table:table-cell table:formula="of:=1/[.J142]" office:value-type="float" office:value="0.651746027607962" calcext:value-type="float">
            <text:p>0.6517460276</text:p>
          </table:table-cell>
          <table:table-cell office:value-type="float" office:value="0.987265" calcext:value-type="float">
            <text:p>0.987265</text:p>
          </table:table-cell>
          <table:table-cell table:formula="of:=[.K142]*[.L142]" office:value-type="float" office:value="0.643446041946374" calcext:value-type="float">
            <text:p>0.6434460419</text:p>
          </table:table-cell>
          <table:table-cell table:formula="of:=[.K142]+[.L142]" office:value-type="float" office:value="1.63901102760796" calcext:value-type="float">
            <text:p>1.6390110276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0.408488" calcext:value-type="float">
            <text:p>0.408488</text:p>
          </table:table-cell>
          <table:table-cell office:value-type="float" office:value="0.37242" calcext:value-type="float">
            <text:p>0.37242</text:p>
          </table:table-cell>
          <table:table-cell office:value-type="float" office:value="0.288298" calcext:value-type="float">
            <text:p>0.288298</text:p>
          </table:table-cell>
          <table:table-cell office:value-type="float" office:value="0.213866" calcext:value-type="float">
            <text:p>0.213866</text:p>
          </table:table-cell>
          <table:table-cell table:formula="of:=AVERAGE([.C143:.F143])" office:value-type="float" office:value="0.320768" calcext:value-type="float">
            <text:p>0.320768</text:p>
          </table:table-cell>
          <table:table-cell office:value-type="float" office:value="1.1522" calcext:value-type="float">
            <text:p>1.1522</text:p>
          </table:table-cell>
          <table:table-cell table:formula="of:=1/[.H143]" office:value-type="float" office:value="0.867904877625412" calcext:value-type="float">
            <text:p>0.8679048776</text:p>
          </table:table-cell>
          <table:table-cell office:value-type="float" office:value="1.29531" calcext:value-type="float">
            <text:p>1.29531</text:p>
          </table:table-cell>
          <table:table-cell table:formula="of:=1/[.J143]" office:value-type="float" office:value="0.772015965290162" calcext:value-type="float">
            <text:p>0.7720159653</text:p>
          </table:table-cell>
          <table:table-cell office:value-type="float" office:value="0.930742" calcext:value-type="float">
            <text:p>0.930742</text:p>
          </table:table-cell>
          <table:table-cell table:formula="of:=[.K143]*[.L143]" office:value-type="float" office:value="0.718547683566096" calcext:value-type="float">
            <text:p>0.7185476836</text:p>
          </table:table-cell>
          <table:table-cell table:formula="of:=[.K143]+[.L143]" office:value-type="float" office:value="1.70275796529016" calcext:value-type="float">
            <text:p>1.7027579653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0.421389" calcext:value-type="float">
            <text:p>0.421389</text:p>
          </table:table-cell>
          <table:table-cell office:value-type="float" office:value="0.383041" calcext:value-type="float">
            <text:p>0.383041</text:p>
          </table:table-cell>
          <table:table-cell office:value-type="float" office:value="0.294314" calcext:value-type="float">
            <text:p>0.294314</text:p>
          </table:table-cell>
          <table:table-cell office:value-type="float" office:value="0.201765" calcext:value-type="float">
            <text:p>0.201765</text:p>
          </table:table-cell>
          <table:table-cell table:formula="of:=AVERAGE([.C144:.F144])" office:value-type="float" office:value="0.32512725" calcext:value-type="float">
            <text:p>0.32512725</text:p>
          </table:table-cell>
          <table:table-cell office:value-type="float" office:value="1.11312" calcext:value-type="float">
            <text:p>1.11312</text:p>
          </table:table-cell>
          <table:table-cell table:formula="of:=1/[.H144]" office:value-type="float" office:value="0.898375736668104" calcext:value-type="float">
            <text:p>0.8983757367</text:p>
          </table:table-cell>
          <table:table-cell office:value-type="float" office:value="1.13482" calcext:value-type="float">
            <text:p>1.13482</text:p>
          </table:table-cell>
          <table:table-cell table:formula="of:=1/[.J144]" office:value-type="float" office:value="0.881197018029291" calcext:value-type="float">
            <text:p>0.881197018</text:p>
          </table:table-cell>
          <table:table-cell office:value-type="float" office:value="1.04919" calcext:value-type="float">
            <text:p>1.04919</text:p>
          </table:table-cell>
          <table:table-cell table:formula="of:=[.K144]*[.L144]" office:value-type="float" office:value="0.924543099346152" calcext:value-type="float">
            <text:p>0.9245430993</text:p>
          </table:table-cell>
          <table:table-cell table:formula="of:=[.K144]+[.L144]" office:value-type="float" office:value="1.93038701802929" calcext:value-type="float">
            <text:p>1.930387018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0.416826" calcext:value-type="float">
            <text:p>0.416826</text:p>
          </table:table-cell>
          <table:table-cell office:value-type="float" office:value="0.380081" calcext:value-type="float">
            <text:p>0.380081</text:p>
          </table:table-cell>
          <table:table-cell office:value-type="float" office:value="0.292343" calcext:value-type="float">
            <text:p>0.292343</text:p>
          </table:table-cell>
          <table:table-cell office:value-type="float" office:value="0.210867" calcext:value-type="float">
            <text:p>0.210867</text:p>
          </table:table-cell>
          <table:table-cell table:formula="of:=AVERAGE([.C145:.F145])" office:value-type="float" office:value="0.32502925" calcext:value-type="float">
            <text:p>0.32502925</text:p>
          </table:table-cell>
          <table:table-cell office:value-type="float" office:value="1.29446" calcext:value-type="float">
            <text:p>1.29446</text:p>
          </table:table-cell>
          <table:table-cell table:formula="of:=1/[.H145]" office:value-type="float" office:value="0.772522905304142" calcext:value-type="float">
            <text:p>0.7725229053</text:p>
          </table:table-cell>
          <table:table-cell office:value-type="float" office:value="1.03442" calcext:value-type="float">
            <text:p>1.03442</text:p>
          </table:table-cell>
          <table:table-cell table:formula="of:=1/[.J145]" office:value-type="float" office:value="0.96672531466909" calcext:value-type="float">
            <text:p>0.9667253147</text:p>
          </table:table-cell>
          <table:table-cell office:value-type="float" office:value="1.00577" calcext:value-type="float">
            <text:p>1.00577</text:p>
          </table:table-cell>
          <table:table-cell table:formula="of:=[.K145]*[.L145]" office:value-type="float" office:value="0.972303319734731" calcext:value-type="float">
            <text:p>0.9723033197</text:p>
          </table:table-cell>
          <table:table-cell table:formula="of:=[.K145]+[.L145]" office:value-type="float" office:value="1.97249531466909" calcext:value-type="float">
            <text:p>1.9724953147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0.423564" calcext:value-type="float">
            <text:p>0.423564</text:p>
          </table:table-cell>
          <table:table-cell office:value-type="float" office:value="0.390947" calcext:value-type="float">
            <text:p>0.390947</text:p>
          </table:table-cell>
          <table:table-cell office:value-type="float" office:value="0.309218" calcext:value-type="float">
            <text:p>0.309218</text:p>
          </table:table-cell>
          <table:table-cell office:value-type="float" office:value="0.220026" calcext:value-type="float">
            <text:p>0.220026</text:p>
          </table:table-cell>
          <table:table-cell table:formula="of:=AVERAGE([.C146:.F146])" office:value-type="float" office:value="0.33593875" calcext:value-type="float">
            <text:p>0.33593875</text:p>
          </table:table-cell>
          <table:table-cell office:value-type="float" office:value="1.28128" calcext:value-type="float">
            <text:p>1.28128</text:p>
          </table:table-cell>
          <table:table-cell table:formula="of:=1/[.H146]" office:value-type="float" office:value="0.78046953046953" calcext:value-type="float">
            <text:p>0.7804695305</text:p>
          </table:table-cell>
          <table:table-cell office:value-type="float" office:value="1.42456" calcext:value-type="float">
            <text:p>1.42456</text:p>
          </table:table-cell>
          <table:table-cell table:formula="of:=1/[.J146]" office:value-type="float" office:value="0.701971134946931" calcext:value-type="float">
            <text:p>0.7019711349</text:p>
          </table:table-cell>
          <table:table-cell office:value-type="float" office:value="1.01267" calcext:value-type="float">
            <text:p>1.01267</text:p>
          </table:table-cell>
          <table:table-cell table:formula="of:=[.K146]*[.L146]" office:value-type="float" office:value="0.710865109226709" calcext:value-type="float">
            <text:p>0.7108651092</text:p>
          </table:table-cell>
          <table:table-cell table:formula="of:=[.K146]+[.L146]" office:value-type="float" office:value="1.71464113494693" calcext:value-type="float">
            <text:p>1.7146411349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426752" calcext:value-type="float">
            <text:p>0.426752</text:p>
          </table:table-cell>
          <table:table-cell office:value-type="float" office:value="0.385965" calcext:value-type="float">
            <text:p>0.385965</text:p>
          </table:table-cell>
          <table:table-cell office:value-type="float" office:value="0.311475" calcext:value-type="float">
            <text:p>0.311475</text:p>
          </table:table-cell>
          <table:table-cell office:value-type="float" office:value="0.235437" calcext:value-type="float">
            <text:p>0.235437</text:p>
          </table:table-cell>
          <table:table-cell table:formula="of:=AVERAGE([.C147:.F147])" office:value-type="float" office:value="0.33990725" calcext:value-type="float">
            <text:p>0.33990725</text:p>
          </table:table-cell>
          <table:table-cell office:value-type="float" office:value="1.13083" calcext:value-type="float">
            <text:p>1.13083</text:p>
          </table:table-cell>
          <table:table-cell table:formula="of:=1/[.H147]" office:value-type="float" office:value="0.884306217557016" calcext:value-type="float">
            <text:p>0.8843062176</text:p>
          </table:table-cell>
          <table:table-cell office:value-type="float" office:value="1.38539" calcext:value-type="float">
            <text:p>1.38539</text:p>
          </table:table-cell>
          <table:table-cell table:formula="of:=1/[.J147]" office:value-type="float" office:value="0.721818404925689" calcext:value-type="float">
            <text:p>0.7218184049</text:p>
          </table:table-cell>
          <table:table-cell office:value-type="float" office:value="0.97696" calcext:value-type="float">
            <text:p>0.97696</text:p>
          </table:table-cell>
          <table:table-cell table:formula="of:=[.K147]*[.L147]" office:value-type="float" office:value="0.705187708876201" calcext:value-type="float">
            <text:p>0.7051877089</text:p>
          </table:table-cell>
          <table:table-cell table:formula="of:=[.K147]+[.L147]" office:value-type="float" office:value="1.69877840492569" calcext:value-type="float">
            <text:p>1.6987784049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0.448148" calcext:value-type="float">
            <text:p>0.448148</text:p>
          </table:table-cell>
          <table:table-cell office:value-type="float" office:value="0.413963" calcext:value-type="float">
            <text:p>0.413963</text:p>
          </table:table-cell>
          <table:table-cell office:value-type="float" office:value="0.32041" calcext:value-type="float">
            <text:p>0.32041</text:p>
          </table:table-cell>
          <table:table-cell office:value-type="float" office:value="0.215789" calcext:value-type="float">
            <text:p>0.215789</text:p>
          </table:table-cell>
          <table:table-cell table:formula="of:=AVERAGE([.C148:.F148])" office:value-type="float" office:value="0.3495775" calcext:value-type="float">
            <text:p>0.3495775</text:p>
          </table:table-cell>
          <table:table-cell office:value-type="float" office:value="1.64916" calcext:value-type="float">
            <text:p>1.64916</text:p>
          </table:table-cell>
          <table:table-cell table:formula="of:=1/[.H148]" office:value-type="float" office:value="0.606369303160397" calcext:value-type="float">
            <text:p>0.6063693032</text:p>
          </table:table-cell>
          <table:table-cell office:value-type="float" office:value="1.43557" calcext:value-type="float">
            <text:p>1.43557</text:p>
          </table:table-cell>
          <table:table-cell table:formula="of:=1/[.J148]" office:value-type="float" office:value="0.696587418238052" calcext:value-type="float">
            <text:p>0.6965874182</text:p>
          </table:table-cell>
          <table:table-cell office:value-type="float" office:value="1.012" calcext:value-type="float">
            <text:p>1.012</text:p>
          </table:table-cell>
          <table:table-cell table:formula="of:=[.K148]*[.L148]" office:value-type="float" office:value="0.704946467256908" calcext:value-type="float">
            <text:p>0.7049464673</text:p>
          </table:table-cell>
          <table:table-cell table:formula="of:=[.K148]+[.L148]" office:value-type="float" office:value="1.70858741823805" calcext:value-type="float">
            <text:p>1.7085874182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0.413124" calcext:value-type="float">
            <text:p>0.413124</text:p>
          </table:table-cell>
          <table:table-cell office:value-type="float" office:value="0.373149" calcext:value-type="float">
            <text:p>0.373149</text:p>
          </table:table-cell>
          <table:table-cell office:value-type="float" office:value="0.282486" calcext:value-type="float">
            <text:p>0.282486</text:p>
          </table:table-cell>
          <table:table-cell office:value-type="float" office:value="0.202261" calcext:value-type="float">
            <text:p>0.202261</text:p>
          </table:table-cell>
          <table:table-cell table:formula="of:=AVERAGE([.C149:.F149])" office:value-type="float" office:value="0.317755" calcext:value-type="float">
            <text:p>0.317755</text:p>
          </table:table-cell>
          <table:table-cell office:value-type="float" office:value="1.25129" calcext:value-type="float">
            <text:p>1.25129</text:p>
          </table:table-cell>
          <table:table-cell table:formula="of:=1/[.H149]" office:value-type="float" office:value="0.799175251140823" calcext:value-type="float">
            <text:p>0.7991752511</text:p>
          </table:table-cell>
          <table:table-cell office:value-type="float" office:value="1.38998" calcext:value-type="float">
            <text:p>1.38998</text:p>
          </table:table-cell>
          <table:table-cell table:formula="of:=1/[.J149]" office:value-type="float" office:value="0.719434812011684" calcext:value-type="float">
            <text:p>0.719434812</text:p>
          </table:table-cell>
          <table:table-cell office:value-type="float" office:value="0.992605" calcext:value-type="float">
            <text:p>0.992605</text:p>
          </table:table-cell>
          <table:table-cell table:formula="of:=[.K149]*[.L149]" office:value-type="float" office:value="0.714114591576857" calcext:value-type="float">
            <text:p>0.7141145916</text:p>
          </table:table-cell>
          <table:table-cell table:formula="of:=[.K149]+[.L149]" office:value-type="float" office:value="1.71203981201168" calcext:value-type="float">
            <text:p>1.712039812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43272" calcext:value-type="float">
            <text:p>0.43272</text:p>
          </table:table-cell>
          <table:table-cell office:value-type="float" office:value="0.394628" calcext:value-type="float">
            <text:p>0.394628</text:p>
          </table:table-cell>
          <table:table-cell office:value-type="float" office:value="0.320973" calcext:value-type="float">
            <text:p>0.320973</text:p>
          </table:table-cell>
          <table:table-cell office:value-type="float" office:value="0.226913" calcext:value-type="float">
            <text:p>0.226913</text:p>
          </table:table-cell>
          <table:table-cell table:formula="of:=AVERAGE([.C150:.F150])" office:value-type="float" office:value="0.3438085" calcext:value-type="float">
            <text:p>0.3438085</text:p>
          </table:table-cell>
          <table:table-cell office:value-type="float" office:value="1.41219" calcext:value-type="float">
            <text:p>1.41219</text:p>
          </table:table-cell>
          <table:table-cell table:formula="of:=1/[.H150]" office:value-type="float" office:value="0.708120012179664" calcext:value-type="float">
            <text:p>0.7081200122</text:p>
          </table:table-cell>
          <table:table-cell office:value-type="float" office:value="1.71249" calcext:value-type="float">
            <text:p>1.71249</text:p>
          </table:table-cell>
          <table:table-cell table:formula="of:=1/[.J150]" office:value-type="float" office:value="0.583945015737318" calcext:value-type="float">
            <text:p>0.5839450157</text:p>
          </table:table-cell>
          <table:table-cell office:value-type="float" office:value="0.959257" calcext:value-type="float">
            <text:p>0.959257</text:p>
          </table:table-cell>
          <table:table-cell table:formula="of:=[.K150]*[.L150]" office:value-type="float" office:value="0.560153343961133" calcext:value-type="float">
            <text:p>0.560153344</text:p>
          </table:table-cell>
          <table:table-cell table:formula="of:=[.K150]+[.L150]" office:value-type="float" office:value="1.54320201573732" calcext:value-type="float">
            <text:p>1.5432020157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0.427656" calcext:value-type="float">
            <text:p>0.427656</text:p>
          </table:table-cell>
          <table:table-cell office:value-type="float" office:value="0.389052" calcext:value-type="float">
            <text:p>0.389052</text:p>
          </table:table-cell>
          <table:table-cell office:value-type="float" office:value="0.312431" calcext:value-type="float">
            <text:p>0.312431</text:p>
          </table:table-cell>
          <table:table-cell office:value-type="float" office:value="0.216792" calcext:value-type="float">
            <text:p>0.216792</text:p>
          </table:table-cell>
          <table:table-cell table:formula="of:=AVERAGE([.C151:.F151])" office:value-type="float" office:value="0.33648275" calcext:value-type="float">
            <text:p>0.33648275</text:p>
          </table:table-cell>
          <table:table-cell office:value-type="float" office:value="1.20982" calcext:value-type="float">
            <text:p>1.20982</text:p>
          </table:table-cell>
          <table:table-cell table:formula="of:=1/[.H151]" office:value-type="float" office:value="0.826569241705378" calcext:value-type="float">
            <text:p>0.8265692417</text:p>
          </table:table-cell>
          <table:table-cell office:value-type="float" office:value="1.6397" calcext:value-type="float">
            <text:p>1.6397</text:p>
          </table:table-cell>
          <table:table-cell table:formula="of:=1/[.J151]" office:value-type="float" office:value="0.609867658718058" calcext:value-type="float">
            <text:p>0.6098676587</text:p>
          </table:table-cell>
          <table:table-cell office:value-type="float" office:value="1.01277" calcext:value-type="float">
            <text:p>1.01277</text:p>
          </table:table-cell>
          <table:table-cell table:formula="of:=[.K151]*[.L151]" office:value-type="float" office:value="0.617655668719888" calcext:value-type="float">
            <text:p>0.6176556687</text:p>
          </table:table-cell>
          <table:table-cell table:formula="of:=[.K151]+[.L151]" office:value-type="float" office:value="1.62263765871806" calcext:value-type="float">
            <text:p>1.6226376587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4" table:formula="of:=CORREL([.B138:.B151];[.C138:.C151])" office:value-type="float" office:value="-0.683465715392398" calcext:value-type="float">
            <text:p>-0.6834657154</text:p>
          </table:table-cell>
          <table:table-cell table:formula="of:=CORREL([.B138:.B151];[.D138:.D151])" office:value-type="float" office:value="-0.64249667361561" calcext:value-type="float">
            <text:p>-0.6424966736</text:p>
          </table:table-cell>
          <table:table-cell table:formula="of:=CORREL([.B138:.B151];[.E138:.E151])" office:value-type="float" office:value="-0.393121322547567" calcext:value-type="float">
            <text:p>-0.3931213225</text:p>
          </table:table-cell>
          <table:table-cell table:formula="of:=CORREL([.B138:.B151];[.F138:.F151])" office:value-type="float" office:value="-0.200758941229314" calcext:value-type="float">
            <text:p>-0.2007589412</text:p>
          </table:table-cell>
          <table:table-cell table:formula="of:=CORREL([.B138:.B151];[.G138:.G151])" office:value-type="float" office:value="-0.524361391665082" calcext:value-type="float">
            <text:p>-0.5243613917</text:p>
          </table:table-cell>
          <table:table-cell table:formula="of:=CORREL([.B138:.B151];[.H138:.H151])" office:value-type="float" office:value="-0.757728069115412" calcext:value-type="float">
            <text:p>-0.7577280691</text:p>
          </table:table-cell>
          <table:table-cell table:style-name="ce4" table:formula="of:=CORREL([.B138:.B151];[.I138:.I151])" office:value-type="float" office:value="0.777300413739251" calcext:value-type="float">
            <text:p>0.7773004137</text:p>
          </table:table-cell>
          <table:table-cell table:formula="of:=CORREL([.B138:.B151];[.J138:.J151])" office:value-type="float" office:value="-0.403541623076653" calcext:value-type="float">
            <text:p>-0.4035416231</text:p>
          </table:table-cell>
          <table:table-cell table:style-name="ce5" table:formula="of:=CORREL([.B138:.B151];[.K138:.K151])" office:value-type="float" office:value="0.412409974967633" calcext:value-type="float">
            <text:p>0.412409975</text:p>
          </table:table-cell>
          <table:table-cell table:formula="of:=CORREL([.B138:.B151];[.L138:.L151])" office:value-type="float" office:value="-0.0927251634466608" calcext:value-type="float">
            <text:p>-0.0927251634</text:p>
          </table:table-cell>
          <table:table-cell table:style-name="ce5" table:formula="of:=CORREL([.B138:.B151];[.M138:.M151])" office:value-type="float" office:value="0.350954254764473" calcext:value-type="float">
            <text:p>0.3509542548</text:p>
          </table:table-cell>
          <table:table-cell table:formula="of:=CORREL([.B138:.B151];[.N138:.N151])" office:value-type="float" office:value="0.319919553621109" calcext:value-type="float">
            <text:p>0.31991955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8"/>
          <table:table-cell table:formula="of:=AVERAGE([.J139:.J151])" office:value-type="float" office:value="1.42720461538462" calcext:value-type="float">
            <text:p>1.427204615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bgrS</text:p>
          </table:table-cell>
          <table:table-cell table:style-name="ce1" office:value-type="string" calcext:value-type="string">
            <text:p>1/aA*rSbgS</text:p>
          </table:table-cell>
          <table:table-cell table:style-name="ce1" office:value-type="string" calcext:value-type="string">
            <text:p>1/aA+rS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0.657343" calcext:value-type="float">
            <text:p>0.657343</text:p>
          </table:table-cell>
          <table:table-cell office:value-type="float" office:value="0.407855" calcext:value-type="float">
            <text:p>0.407855</text:p>
          </table:table-cell>
          <table:table-cell office:value-type="float" office:value="0.212851" calcext:value-type="float">
            <text:p>0.212851</text:p>
          </table:table-cell>
          <table:table-cell office:value-type="float" office:value="0.0754717" calcext:value-type="float">
            <text:p>0.0754717</text:p>
          </table:table-cell>
          <table:table-cell table:formula="of:=AVERAGE([.C155:.F155])" office:value-type="float" office:value="0.338380175" calcext:value-type="float">
            <text:p>0.338380175</text:p>
          </table:table-cell>
          <table:table-cell office:value-type="float" office:value="1.15845" calcext:value-type="float">
            <text:p>1.15845</text:p>
          </table:table-cell>
          <table:table-cell table:formula="of:=1/[.H155]" office:value-type="float" office:value="0.863222409253744" calcext:value-type="float">
            <text:p>0.8632224093</text:p>
          </table:table-cell>
          <table:table-cell office:value-type="float" office:value="1.22862" calcext:value-type="float">
            <text:p>1.22862</text:p>
          </table:table-cell>
          <table:table-cell table:formula="of:=1/[.J155]" office:value-type="float" office:value="0.813921310087741" calcext:value-type="float">
            <text:p>0.8139213101</text:p>
          </table:table-cell>
          <table:table-cell office:value-type="float" office:value="0.995723" calcext:value-type="float">
            <text:p>0.995723</text:p>
          </table:table-cell>
          <table:table-cell table:formula="of:=[.K155]*[.L155]" office:value-type="float" office:value="0.810440168644495" calcext:value-type="float">
            <text:p>0.8104401686</text:p>
          </table:table-cell>
          <table:table-cell table:formula="of:=[.K155]+[.L155]" office:value-type="float" office:value="1.80964431008774" calcext:value-type="float">
            <text:p>1.8096443101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0.700176" calcext:value-type="float">
            <text:p>0.700176</text:p>
          </table:table-cell>
          <table:table-cell office:value-type="float" office:value="0.413793" calcext:value-type="float">
            <text:p>0.413793</text:p>
          </table:table-cell>
          <table:table-cell office:value-type="float" office:value="0.257642" calcext:value-type="float">
            <text:p>0.257642</text:p>
          </table:table-cell>
          <table:table-cell office:value-type="float" office:value="0.141414" calcext:value-type="float">
            <text:p>0.141414</text:p>
          </table:table-cell>
          <table:table-cell table:formula="of:=AVERAGE([.C156:.F156])" office:value-type="float" office:value="0.37825625" calcext:value-type="float">
            <text:p>0.37825625</text:p>
          </table:table-cell>
          <table:table-cell office:value-type="float" office:value="1.1317" calcext:value-type="float">
            <text:p>1.1317</text:p>
          </table:table-cell>
          <table:table-cell table:formula="of:=1/[.H156]" office:value-type="float" office:value="0.883626402756914" calcext:value-type="float">
            <text:p>0.8836264028</text:p>
          </table:table-cell>
          <table:table-cell office:value-type="float" office:value="1.27381" calcext:value-type="float">
            <text:p>1.27381</text:p>
          </table:table-cell>
          <table:table-cell table:formula="of:=1/[.J156]" office:value-type="float" office:value="0.78504643549666" calcext:value-type="float">
            <text:p>0.7850464355</text:p>
          </table:table-cell>
          <table:table-cell office:value-type="float" office:value="1.02091" calcext:value-type="float">
            <text:p>1.02091</text:p>
          </table:table-cell>
          <table:table-cell table:formula="of:=[.K156]*[.L156]" office:value-type="float" office:value="0.801461756462895" calcext:value-type="float">
            <text:p>0.8014617565</text:p>
          </table:table-cell>
          <table:table-cell table:formula="of:=[.K156]+[.L156]" office:value-type="float" office:value="1.80595643549666" calcext:value-type="float">
            <text:p>1.805956435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639194" calcext:value-type="float">
            <text:p>0.639194</text:p>
          </table:table-cell>
          <table:table-cell office:value-type="float" office:value="0.351974" calcext:value-type="float">
            <text:p>0.351974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0837209" calcext:value-type="float">
            <text:p>0.0837209</text:p>
          </table:table-cell>
          <table:table-cell table:formula="of:=AVERAGE([.C157:.F157])" office:value-type="float" office:value="0.316047225" calcext:value-type="float">
            <text:p>0.316047225</text:p>
          </table:table-cell>
          <table:table-cell office:value-type="float" office:value="1.24312" calcext:value-type="float">
            <text:p>1.24312</text:p>
          </table:table-cell>
          <table:table-cell table:formula="of:=1/[.H157]" office:value-type="float" office:value="0.804427569341656" calcext:value-type="float">
            <text:p>0.8044275693</text:p>
          </table:table-cell>
          <table:table-cell office:value-type="float" office:value="1.63222" calcext:value-type="float">
            <text:p>1.63222</text:p>
          </table:table-cell>
          <table:table-cell table:formula="of:=1/[.J157]" office:value-type="float" office:value="0.612662508730441" calcext:value-type="float">
            <text:p>0.6126625087</text:p>
          </table:table-cell>
          <table:table-cell office:value-type="float" office:value="1.05272" calcext:value-type="float">
            <text:p>1.05272</text:p>
          </table:table-cell>
          <table:table-cell table:formula="of:=[.K157]*[.L157]" office:value-type="float" office:value="0.64496207619071" calcext:value-type="float">
            <text:p>0.6449620762</text:p>
          </table:table-cell>
          <table:table-cell table:formula="of:=[.K157]+[.L157]" office:value-type="float" office:value="1.66538250873044" calcext:value-type="float">
            <text:p>1.6653825087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0.66041" calcext:value-type="float">
            <text:p>0.66041</text:p>
          </table:table-cell>
          <table:table-cell office:value-type="float" office:value="0.383901" calcext:value-type="float">
            <text:p>0.383901</text:p>
          </table:table-cell>
          <table:table-cell office:value-type="float" office:value="0.213439" calcext:value-type="float">
            <text:p>0.213439</text:p>
          </table:table-cell>
          <table:table-cell office:value-type="float" office:value="0.131004" calcext:value-type="float">
            <text:p>0.131004</text:p>
          </table:table-cell>
          <table:table-cell table:formula="of:=AVERAGE([.C158:.F158])" office:value-type="float" office:value="0.3471885" calcext:value-type="float">
            <text:p>0.3471885</text:p>
          </table:table-cell>
          <table:table-cell office:value-type="float" office:value="1.22646" calcext:value-type="float">
            <text:p>1.22646</text:p>
          </table:table-cell>
          <table:table-cell table:formula="of:=1/[.H158]" office:value-type="float" office:value="0.815354760856449" calcext:value-type="float">
            <text:p>0.8153547609</text:p>
          </table:table-cell>
          <table:table-cell office:value-type="float" office:value="1.67466" calcext:value-type="float">
            <text:p>1.67466</text:p>
          </table:table-cell>
          <table:table-cell table:formula="of:=1/[.J158]" office:value-type="float" office:value="0.597136135096079" calcext:value-type="float">
            <text:p>0.5971361351</text:p>
          </table:table-cell>
          <table:table-cell office:value-type="float" office:value="1.03432" calcext:value-type="float">
            <text:p>1.03432</text:p>
          </table:table-cell>
          <table:table-cell table:formula="of:=[.K158]*[.L158]" office:value-type="float" office:value="0.617629847252577" calcext:value-type="float">
            <text:p>0.6176298473</text:p>
          </table:table-cell>
          <table:table-cell table:formula="of:=[.K158]+[.L158]" office:value-type="float" office:value="1.63145613509608" calcext:value-type="float">
            <text:p>1.6314561351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0.663793" calcext:value-type="float">
            <text:p>0.663793</text:p>
          </table:table-cell>
          <table:table-cell office:value-type="float" office:value="0.392523" calcext:value-type="float">
            <text:p>0.392523</text:p>
          </table:table-cell>
          <table:table-cell office:value-type="float" office:value="0.216867" calcext:value-type="float">
            <text:p>0.216867</text:p>
          </table:table-cell>
          <table:table-cell office:value-type="float" office:value="0.117647" calcext:value-type="float">
            <text:p>0.117647</text:p>
          </table:table-cell>
          <table:table-cell table:formula="of:=AVERAGE([.C159:.F159])" office:value-type="float" office:value="0.3477075" calcext:value-type="float">
            <text:p>0.3477075</text:p>
          </table:table-cell>
          <table:table-cell office:value-type="float" office:value="1.36399" calcext:value-type="float">
            <text:p>1.36399</text:p>
          </table:table-cell>
          <table:table-cell table:formula="of:=1/[.H159]" office:value-type="float" office:value="0.733143204862206" calcext:value-type="float">
            <text:p>0.7331432049</text:p>
          </table:table-cell>
          <table:table-cell office:value-type="float" office:value="1.20311" calcext:value-type="float">
            <text:p>1.20311</text:p>
          </table:table-cell>
          <table:table-cell table:formula="of:=1/[.J159]" office:value-type="float" office:value="0.831179193922418" calcext:value-type="float">
            <text:p>0.8311791939</text:p>
          </table:table-cell>
          <table:table-cell office:value-type="float" office:value="0.998234" calcext:value-type="float">
            <text:p>0.998234</text:p>
          </table:table-cell>
          <table:table-cell table:formula="of:=[.K159]*[.L159]" office:value-type="float" office:value="0.829711331465951" calcext:value-type="float">
            <text:p>0.8297113315</text:p>
          </table:table-cell>
          <table:table-cell table:formula="of:=[.K159]+[.L159]" office:value-type="float" office:value="1.82941319392242" calcext:value-type="float">
            <text:p>1.8294131939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0.653333" calcext:value-type="float">
            <text:p>0.653333</text:p>
          </table:table-cell>
          <table:table-cell office:value-type="float" office:value="0.35" calcext:value-type="float">
            <text:p>0.35</text:p>
          </table:table-cell>
          <table:table-cell office:value-type="float" office:value="0.153488" calcext:value-type="float">
            <text:p>0.153488</text:p>
          </table:table-cell>
          <table:table-cell office:value-type="float" office:value="0.0808081" calcext:value-type="float">
            <text:p>0.0808081</text:p>
          </table:table-cell>
          <table:table-cell table:formula="of:=AVERAGE([.C160:.F160])" office:value-type="float" office:value="0.309407275" calcext:value-type="float">
            <text:p>0.309407275</text:p>
          </table:table-cell>
          <table:table-cell office:value-type="float" office:value="1.13124" calcext:value-type="float">
            <text:p>1.13124</text:p>
          </table:table-cell>
          <table:table-cell table:formula="of:=1/[.H160]" office:value-type="float" office:value="0.883985714790849" calcext:value-type="float">
            <text:p>0.8839857148</text:p>
          </table:table-cell>
          <table:table-cell office:value-type="float" office:value="1.23963" calcext:value-type="float">
            <text:p>1.23963</text:p>
          </table:table-cell>
          <table:table-cell table:formula="of:=1/[.J160]" office:value-type="float" office:value="0.806692319482426" calcext:value-type="float">
            <text:p>0.8066923195</text:p>
          </table:table-cell>
          <table:table-cell office:value-type="float" office:value="0.999981" calcext:value-type="float">
            <text:p>0.999981</text:p>
          </table:table-cell>
          <table:table-cell table:formula="of:=[.K160]*[.L160]" office:value-type="float" office:value="0.806676992328356" calcext:value-type="float">
            <text:p>0.8066769923</text:p>
          </table:table-cell>
          <table:table-cell table:formula="of:=[.K160]+[.L160]" office:value-type="float" office:value="1.80667331948243" calcext:value-type="float">
            <text:p>1.8066733195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0.699825" calcext:value-type="float">
            <text:p>0.699825</text:p>
          </table:table-cell>
          <table:table-cell office:value-type="float" office:value="0.396491" calcext:value-type="float">
            <text:p>0.396491</text:p>
          </table:table-cell>
          <table:table-cell office:value-type="float" office:value="0.196262" calcext:value-type="float">
            <text:p>0.196262</text:p>
          </table:table-cell>
          <table:table-cell office:value-type="float" office:value="0.0851064" calcext:value-type="float">
            <text:p>0.0851064</text:p>
          </table:table-cell>
          <table:table-cell table:formula="of:=AVERAGE([.C161:.F161])" office:value-type="float" office:value="0.3444211" calcext:value-type="float">
            <text:p>0.3444211</text:p>
          </table:table-cell>
          <table:table-cell office:value-type="float" office:value="1.18719" calcext:value-type="float">
            <text:p>1.18719</text:p>
          </table:table-cell>
          <table:table-cell table:formula="of:=1/[.H161]" office:value-type="float" office:value="0.842325154356085" calcext:value-type="float">
            <text:p>0.8423251544</text:p>
          </table:table-cell>
          <table:table-cell office:value-type="float" office:value="1.4596" calcext:value-type="float">
            <text:p>1.4596</text:p>
          </table:table-cell>
          <table:table-cell table:formula="of:=1/[.J161]" office:value-type="float" office:value="0.685119210742669" calcext:value-type="float">
            <text:p>0.6851192107</text:p>
          </table:table-cell>
          <table:table-cell office:value-type="float" office:value="1.03638" calcext:value-type="float">
            <text:p>1.03638</text:p>
          </table:table-cell>
          <table:table-cell table:formula="of:=[.K161]*[.L161]" office:value-type="float" office:value="0.710043847629488" calcext:value-type="float">
            <text:p>0.7100438476</text:p>
          </table:table-cell>
          <table:table-cell table:formula="of:=[.K161]+[.L161]" office:value-type="float" office:value="1.72149921074267" calcext:value-type="float">
            <text:p>1.7214992107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63516" calcext:value-type="float">
            <text:p>0.663516</text:p>
          </table:table-cell>
          <table:table-cell office:value-type="float" office:value="0.377622" calcext:value-type="float">
            <text:p>0.377622</text:p>
          </table:table-cell>
          <table:table-cell office:value-type="float" office:value="0.261411" calcext:value-type="float">
            <text:p>0.261411</text:p>
          </table:table-cell>
          <table:table-cell office:value-type="float" office:value="0.183486" calcext:value-type="float">
            <text:p>0.183486</text:p>
          </table:table-cell>
          <table:table-cell table:formula="of:=AVERAGE([.C162:.F162])" office:value-type="float" office:value="0.37150875" calcext:value-type="float">
            <text:p>0.37150875</text:p>
          </table:table-cell>
          <table:table-cell office:value-type="float" office:value="1.20579" calcext:value-type="float">
            <text:p>1.20579</text:p>
          </table:table-cell>
          <table:table-cell table:formula="of:=1/[.H162]" office:value-type="float" office:value="0.829331807362808" calcext:value-type="float">
            <text:p>0.8293318074</text:p>
          </table:table-cell>
          <table:table-cell office:value-type="float" office:value="1.6453" calcext:value-type="float">
            <text:p>1.6453</text:p>
          </table:table-cell>
          <table:table-cell table:formula="of:=1/[.J162]" office:value-type="float" office:value="0.60779189205616" calcext:value-type="float">
            <text:p>0.6077918921</text:p>
          </table:table-cell>
          <table:table-cell office:value-type="float" office:value="1.01431" calcext:value-type="float">
            <text:p>1.01431</text:p>
          </table:table-cell>
          <table:table-cell table:formula="of:=[.K162]*[.L162]" office:value-type="float" office:value="0.616489394031484" calcext:value-type="float">
            <text:p>0.616489394</text:p>
          </table:table-cell>
          <table:table-cell table:formula="of:=[.K162]+[.L162]" office:value-type="float" office:value="1.62210189205616" calcext:value-type="float">
            <text:p>1.6221018921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0.637218" calcext:value-type="float">
            <text:p>0.637218</text:p>
          </table:table-cell>
          <table:table-cell office:value-type="float" office:value="0.367213" calcext:value-type="float">
            <text:p>0.367213</text:p>
          </table:table-cell>
          <table:table-cell office:value-type="float" office:value="0.218623" calcext:value-type="float">
            <text:p>0.218623</text:p>
          </table:table-cell>
          <table:table-cell office:value-type="float" office:value="0.106481" calcext:value-type="float">
            <text:p>0.106481</text:p>
          </table:table-cell>
          <table:table-cell table:formula="of:=AVERAGE([.C163:.F163])" office:value-type="float" office:value="0.33238375" calcext:value-type="float">
            <text:p>0.33238375</text:p>
          </table:table-cell>
          <table:table-cell office:value-type="float" office:value="1.16365" calcext:value-type="float">
            <text:p>1.16365</text:p>
          </table:table-cell>
          <table:table-cell table:formula="of:=1/[.H163]" office:value-type="float" office:value="0.859364929317234" calcext:value-type="float">
            <text:p>0.8593649293</text:p>
          </table:table-cell>
          <table:table-cell office:value-type="float" office:value="1.65414" calcext:value-type="float">
            <text:p>1.65414</text:p>
          </table:table-cell>
          <table:table-cell table:formula="of:=1/[.J163]" office:value-type="float" office:value="0.604543750831248" calcext:value-type="float">
            <text:p>0.6045437508</text:p>
          </table:table-cell>
          <table:table-cell office:value-type="float" office:value="1.06061" calcext:value-type="float">
            <text:p>1.06061</text:p>
          </table:table-cell>
          <table:table-cell table:formula="of:=[.K163]*[.L163]" office:value-type="float" office:value="0.64118514756913" calcext:value-type="float">
            <text:p>0.6411851476</text:p>
          </table:table-cell>
          <table:table-cell table:formula="of:=[.K163]+[.L163]" office:value-type="float" office:value="1.66515375083125" calcext:value-type="float">
            <text:p>1.6651537508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0.596091" calcext:value-type="float">
            <text:p>0.596091</text:p>
          </table:table-cell>
          <table:table-cell office:value-type="float" office:value="0.301408" calcext:value-type="float">
            <text:p>0.301408</text:p>
          </table:table-cell>
          <table:table-cell office:value-type="float" office:value="0.197411" calcext:value-type="float">
            <text:p>0.197411</text:p>
          </table:table-cell>
          <table:table-cell office:value-type="float" office:value="0.0981818" calcext:value-type="float">
            <text:p>0.0981818</text:p>
          </table:table-cell>
          <table:table-cell table:formula="of:=AVERAGE([.C164:.F164])" office:value-type="float" office:value="0.29827295" calcext:value-type="float">
            <text:p>0.29827295</text:p>
          </table:table-cell>
          <table:table-cell office:value-type="float" office:value="1.67279" calcext:value-type="float">
            <text:p>1.67279</text:p>
          </table:table-cell>
          <table:table-cell table:formula="of:=1/[.H164]" office:value-type="float" office:value="0.597803669318922" calcext:value-type="float">
            <text:p>0.5978036693</text:p>
          </table:table-cell>
          <table:table-cell office:value-type="float" office:value="2.21718" calcext:value-type="float">
            <text:p>2.21718</text:p>
          </table:table-cell>
          <table:table-cell table:formula="of:=1/[.J164]" office:value-type="float" office:value="0.451023372031139" calcext:value-type="float">
            <text:p>0.451023372</text:p>
          </table:table-cell>
          <table:table-cell office:value-type="float" office:value="1.02394" calcext:value-type="float">
            <text:p>1.02394</text:p>
          </table:table-cell>
          <table:table-cell table:formula="of:=[.K164]*[.L164]" office:value-type="float" office:value="0.461820871557564" calcext:value-type="float">
            <text:p>0.4618208716</text:p>
          </table:table-cell>
          <table:table-cell table:formula="of:=[.K164]+[.L164]" office:value-type="float" office:value="1.47496337203114" calcext:value-type="float">
            <text:p>1.474963372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0.544096" calcext:value-type="float">
            <text:p>0.544096</text:p>
          </table:table-cell>
          <table:table-cell office:value-type="float" office:value="0.27896" calcext:value-type="float">
            <text:p>0.27896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0840841" calcext:value-type="float">
            <text:p>0.0840841</text:p>
          </table:table-cell>
          <table:table-cell table:formula="of:=AVERAGE([.C165:.F165])" office:value-type="float" office:value="0.268451775" calcext:value-type="float">
            <text:p>0.268451775</text:p>
          </table:table-cell>
          <table:table-cell office:value-type="float" office:value="1.16187" calcext:value-type="float">
            <text:p>1.16187</text:p>
          </table:table-cell>
          <table:table-cell table:formula="of:=1/[.H165]" office:value-type="float" office:value="0.860681487601883" calcext:value-type="float">
            <text:p>0.8606814876</text:p>
          </table:table-cell>
          <table:table-cell office:value-type="float" office:value="1.50574" calcext:value-type="float">
            <text:p>1.50574</text:p>
          </table:table-cell>
          <table:table-cell table:formula="of:=1/[.J165]" office:value-type="float" office:value="0.664125280592931" calcext:value-type="float">
            <text:p>0.6641252806</text:p>
          </table:table-cell>
          <table:table-cell office:value-type="float" office:value="1.00441" calcext:value-type="float">
            <text:p>1.00441</text:p>
          </table:table-cell>
          <table:table-cell table:formula="of:=[.K165]*[.L165]" office:value-type="float" office:value="0.667054073080346" calcext:value-type="float">
            <text:p>0.6670540731</text:p>
          </table:table-cell>
          <table:table-cell table:formula="of:=[.K165]+[.L165]" office:value-type="float" office:value="1.66853528059293" calcext:value-type="float">
            <text:p>1.6685352806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0.555385" calcext:value-type="float">
            <text:p>0.555385</text:p>
          </table:table-cell>
          <table:table-cell office:value-type="float" office:value="0.279302" calcext:value-type="float">
            <text:p>0.279302</text:p>
          </table:table-cell>
          <table:table-cell office:value-type="float" office:value="0.17192" calcext:value-type="float">
            <text:p>0.17192</text:p>
          </table:table-cell>
          <table:table-cell office:value-type="float" office:value="0.0883281" calcext:value-type="float">
            <text:p>0.0883281</text:p>
          </table:table-cell>
          <table:table-cell table:formula="of:=AVERAGE([.C166:.F166])" office:value-type="float" office:value="0.273733775" calcext:value-type="float">
            <text:p>0.273733775</text:p>
          </table:table-cell>
          <table:table-cell office:value-type="float" office:value="1.1678" calcext:value-type="float">
            <text:p>1.1678</text:p>
          </table:table-cell>
          <table:table-cell table:formula="of:=1/[.H166]" office:value-type="float" office:value="0.856311012159616" calcext:value-type="float">
            <text:p>0.8563110122</text:p>
          </table:table-cell>
          <table:table-cell office:value-type="float" office:value="1.43164" calcext:value-type="float">
            <text:p>1.43164</text:p>
          </table:table-cell>
          <table:table-cell table:formula="of:=1/[.J166]" office:value-type="float" office:value="0.698499622810204" calcext:value-type="float">
            <text:p>0.6984996228</text:p>
          </table:table-cell>
          <table:table-cell office:value-type="float" office:value="0.926001" calcext:value-type="float">
            <text:p>0.926001</text:p>
          </table:table-cell>
          <table:table-cell table:formula="of:=[.K166]*[.L166]" office:value-type="float" office:value="0.646811349221871" calcext:value-type="float">
            <text:p>0.6468113492</text:p>
          </table:table-cell>
          <table:table-cell table:formula="of:=[.K166]+[.L166]" office:value-type="float" office:value="1.6245006228102" calcext:value-type="float">
            <text:p>1.6245006228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0.581105" calcext:value-type="float">
            <text:p>0.581105</text:p>
          </table:table-cell>
          <table:table-cell office:value-type="float" office:value="0.31686" calcext:value-type="float">
            <text:p>0.31686</text:p>
          </table:table-cell>
          <table:table-cell office:value-type="float" office:value="0.211409" calcext:value-type="float">
            <text:p>0.211409</text:p>
          </table:table-cell>
          <table:table-cell office:value-type="float" office:value="0.123134" calcext:value-type="float">
            <text:p>0.123134</text:p>
          </table:table-cell>
          <table:table-cell table:formula="of:=AVERAGE([.C167:.F167])" office:value-type="float" office:value="0.308127" calcext:value-type="float">
            <text:p>0.308127</text:p>
          </table:table-cell>
          <table:table-cell office:value-type="float" office:value="1.31138" calcext:value-type="float">
            <text:p>1.31138</text:p>
          </table:table-cell>
          <table:table-cell table:formula="of:=1/[.H167]" office:value-type="float" office:value="0.762555475910872" calcext:value-type="float">
            <text:p>0.7625554759</text:p>
          </table:table-cell>
          <table:table-cell office:value-type="float" office:value="1.37166" calcext:value-type="float">
            <text:p>1.37166</text:p>
          </table:table-cell>
          <table:table-cell table:formula="of:=1/[.J167]" office:value-type="float" office:value="0.729043640552323" calcext:value-type="float">
            <text:p>0.7290436406</text:p>
          </table:table-cell>
          <table:table-cell office:value-type="float" office:value="1.06207" calcext:value-type="float">
            <text:p>1.06207</text:p>
          </table:table-cell>
          <table:table-cell table:formula="of:=[.K167]*[.L167]" office:value-type="float" office:value="0.774295379321406" calcext:value-type="float">
            <text:p>0.7742953793</text:p>
          </table:table-cell>
          <table:table-cell table:formula="of:=[.K167]+[.L167]" office:value-type="float" office:value="1.79111364055232" calcext:value-type="float">
            <text:p>1.7911136406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0.597381" calcext:value-type="float">
            <text:p>0.597381</text:p>
          </table:table-cell>
          <table:table-cell office:value-type="float" office:value="0.280702" calcext:value-type="float">
            <text:p>0.280702</text:p>
          </table:table-cell>
          <table:table-cell office:value-type="float" office:value="0.12766" calcext:value-type="float">
            <text:p>0.12766</text:p>
          </table:table-cell>
          <table:table-cell office:value-type="float" office:value="0.0646388" calcext:value-type="float">
            <text:p>0.0646388</text:p>
          </table:table-cell>
          <table:table-cell table:formula="of:=AVERAGE([.C168:.F168])" office:value-type="float" office:value="0.26759545" calcext:value-type="float">
            <text:p>0.26759545</text:p>
          </table:table-cell>
          <table:table-cell office:value-type="float" office:value="1.36105" calcext:value-type="float">
            <text:p>1.36105</text:p>
          </table:table-cell>
          <table:table-cell table:formula="of:=1/[.H168]" office:value-type="float" office:value="0.734726865287829" calcext:value-type="float">
            <text:p>0.7347268653</text:p>
          </table:table-cell>
          <table:table-cell office:value-type="float" office:value="2.58975" calcext:value-type="float">
            <text:p>2.58975</text:p>
          </table:table-cell>
          <table:table-cell table:formula="of:=1/[.J168]" office:value-type="float" office:value="0.386137658075104" calcext:value-type="float">
            <text:p>0.3861376581</text:p>
          </table:table-cell>
          <table:table-cell office:value-type="float" office:value="1.0472" calcext:value-type="float">
            <text:p>1.0472</text:p>
          </table:table-cell>
          <table:table-cell table:formula="of:=[.K168]*[.L168]" office:value-type="float" office:value="0.404363355536249" calcext:value-type="float">
            <text:p>0.4043633555</text:p>
          </table:table-cell>
          <table:table-cell table:formula="of:=[.K168]+[.L168]" office:value-type="float" office:value="1.4333376580751" calcext:value-type="float">
            <text:p>1.433337658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55:.B168];[.C155:.C168])" office:value-type="float" office:value="0.366347518211254" calcext:value-type="float">
            <text:p>0.3663475182</text:p>
          </table:table-cell>
          <table:table-cell table:formula="of:=CORREL([.B155:.B168];[.D155:.D168])" office:value-type="float" office:value="0.463276672480384" calcext:value-type="float">
            <text:p>0.4632766725</text:p>
          </table:table-cell>
          <table:table-cell table:formula="of:=CORREL([.B155:.B168];[.E155:.E168])" office:value-type="float" office:value="0.259001259550257" calcext:value-type="float">
            <text:p>0.2590012596</text:p>
          </table:table-cell>
          <table:table-cell table:formula="of:=CORREL([.B155:.B168];[.F155:.F168])" office:value-type="float" office:value="0.0462034640422899" calcext:value-type="float">
            <text:p>0.046203464</text:p>
          </table:table-cell>
          <table:table-cell table:formula="of:=CORREL([.B155:.B168];[.G155:.G168])" office:value-type="float" office:value="0.361458514705945" calcext:value-type="float">
            <text:p>0.3614585147</text:p>
          </table:table-cell>
          <table:table-cell table:formula="of:=CORREL([.B155:.B168];[.H155:.H168])" office:value-type="float" office:value="-0.395221290151578" calcext:value-type="float">
            <text:p>-0.3952212902</text:p>
          </table:table-cell>
          <table:table-cell table:formula="of:=CORREL([.B155:.B168];[.I155:.I168])" office:value-type="float" office:value="0.406594615060076" calcext:value-type="float">
            <text:p>0.4065946151</text:p>
          </table:table-cell>
          <table:table-cell table:formula="of:=CORREL([.B155:.B168];[.J155:.J168])" office:value-type="float" office:value="-0.652311424375908" calcext:value-type="float">
            <text:p>-0.6523114244</text:p>
          </table:table-cell>
          <table:table-cell table:style-name="ce5" table:formula="of:=CORREL([.B155:.B168];[.K155:.K168])" office:value-type="float" office:value="0.768231504547503" calcext:value-type="float">
            <text:p>0.7682315045</text:p>
          </table:table-cell>
          <table:table-cell table:formula="of:=CORREL([.B155:.B168];[.L155:.L168])" office:value-type="float" office:value="-0.481993923959094" calcext:value-type="float">
            <text:p>-0.481993924</text:p>
          </table:table-cell>
          <table:table-cell table:style-name="ce5" table:formula="of:=CORREL([.B155:.B168];[.M155:.M168])" office:value-type="float" office:value="0.715671008188575" calcext:value-type="float">
            <text:p>0.7156710082</text:p>
          </table:table-cell>
          <table:table-cell table:formula="of:=CORREL([.B155:.B168];[.N155:.N168])" office:value-type="float" office:value="0.686692506807671" calcext:value-type="float">
            <text:p>0.6866925068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AVERAGE([.J155:.J168])" office:value-type="float" office:value="1.58050428571429" calcext:value-type="float">
            <text:p>1.580504285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00/00/0000</text:date>, <text:time style:data-style-name="N2" text:time-value="17:16:00.8140144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4:35:43.732854730</meta:creation-date>
    <dc:date>2017-02-24T18:30:46.071504529</dc:date>
    <meta:editing-duration>PT5H39M41S</meta:editing-duration>
    <meta:editing-cycles>48</meta:editing-cycles>
    <meta:generator>LibreOffice/4.2.8.2$Linux_X86_64 LibreOffice_project/420m0$Build-2</meta:generator>
    <meta:document-statistic meta:table-count="2" meta:cell-count="3764"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line" chart:style-name="ch1">
        <chart:plot-area chart:style-name="ch2" table:cell-range-address="allAtten.B53:allAtten.B74 allAtten.I53:allAtten.I74 allAtten.K53:allAtten.K74" svg:x="0.32cm" svg:y="0.18cm" svg:width="15.379cm" svg:height="8.642cm">
          <chartooo:coordinate-region svg:x="1.047cm" svg:y="0.379cm" svg:width="14.465cm" svg:height="7.79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allAtten.B53:allAtten.B74" chart:class="chart:line">
            <chart:data-point chart:repeated="22"/>
          </chart:series>
          <chart:series chart:attached-axis="primary-y" chart:style-name="ch7" chart:values-cell-range-address="allAtten.I53:allAtten.I74" chart:class="chart:line">
            <chart:data-point chart:repeated="22"/>
          </chart:series>
          <chart:series chart:attached-axis="primary-y" chart:style-name="ch8" chart:values-cell-range-address="allAtten.K53:allAtten.K74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1">
                <text:p>0.751</text:p>
                <draw:g>
                  <svg:desc>allAtten.B53:allAtten.B74</svg:desc>
                </draw:g>
              </table:table-cell>
              <table:table-cell office:value-type="float" office:value="0.803587213320262">
                <text:p>0.803587213320262</text:p>
                <draw:g>
                  <svg:desc>allAtten.I53:allAtten.I74</svg:desc>
                </draw:g>
              </table:table-cell>
              <table:table-cell office:value-type="float" office:value="0.706194740261575">
                <text:p>0.706194740261575</text:p>
                <draw:g>
                  <svg:desc>allAtten.K53:allAtten.K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5">
                <text:p>0.745</text:p>
              </table:table-cell>
              <table:table-cell office:value-type="float" office:value="0.792820220086893">
                <text:p>0.792820220086893</text:p>
              </table:table-cell>
              <table:table-cell office:value-type="float" office:value="0.487988171166731">
                <text:p>0.487988171166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2">
                <text:p>0.662</text:p>
              </table:table-cell>
              <table:table-cell office:value-type="float" office:value="0.688743181442504">
                <text:p>0.688743181442504</text:p>
              </table:table-cell>
              <table:table-cell office:value-type="float" office:value="0.399394517910847">
                <text:p>0.399394517910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4">
                <text:p>0.634</text:p>
              </table:table-cell>
              <table:table-cell office:value-type="float" office:value="0.753835136255701">
                <text:p>0.753835136255701</text:p>
              </table:table-cell>
              <table:table-cell office:value-type="float" office:value="0.338081119183737">
                <text:p>0.3380811191837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4">
                <text:p>0.824</text:p>
              </table:table-cell>
              <table:table-cell office:value-type="float" office:value="0.788401043842982">
                <text:p>0.788401043842982</text:p>
              </table:table-cell>
              <table:table-cell office:value-type="float" office:value="0.35138392559094">
                <text:p>0.35138392559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7">
                <text:p>0.887</text:p>
              </table:table-cell>
              <table:table-cell office:value-type="float" office:value="0.827287242403435">
                <text:p>0.827287242403435</text:p>
              </table:table-cell>
              <table:table-cell office:value-type="float" office:value="0.46422022607525">
                <text:p>0.46422022607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0.883010004503351">
                <text:p>0.883010004503351</text:p>
              </table:table-cell>
              <table:table-cell office:value-type="float" office:value="0.529131325103577">
                <text:p>0.5291313251035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4">
                <text:p>0.754</text:p>
              </table:table-cell>
              <table:table-cell office:value-type="float" office:value="0.83619031691613">
                <text:p>0.83619031691613</text:p>
              </table:table-cell>
              <table:table-cell office:value-type="float" office:value="0.439332565965785">
                <text:p>0.4393325659657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4">
                <text:p>0.674</text:p>
              </table:table-cell>
              <table:table-cell office:value-type="float" office:value="0.777278592193014">
                <text:p>0.777278592193014</text:p>
              </table:table-cell>
              <table:table-cell office:value-type="float" office:value="0.420519678218342">
                <text:p>0.4205196782183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9">
                <text:p>0.689</text:p>
              </table:table-cell>
              <table:table-cell office:value-type="float" office:value="0.811411694065335">
                <text:p>0.811411694065335</text:p>
              </table:table-cell>
              <table:table-cell office:value-type="float" office:value="0.424133177817835">
                <text:p>0.4241331778178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">
                <text:p>0.712</text:p>
              </table:table-cell>
              <table:table-cell office:value-type="float" office:value="0.63720242646684">
                <text:p>0.63720242646684</text:p>
              </table:table-cell>
              <table:table-cell office:value-type="float" office:value="0.286846098462792">
                <text:p>0.2868460984627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9">
                <text:p>0.719</text:p>
              </table:table-cell>
              <table:table-cell office:value-type="float" office:value="0.559512552664119">
                <text:p>0.559512552664119</text:p>
              </table:table-cell>
              <table:table-cell office:value-type="float" office:value="0.233785240202645">
                <text:p>0.2337852402026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5">
                <text:p>0.655</text:p>
              </table:table-cell>
              <table:table-cell office:value-type="float" office:value="0.475590326492759">
                <text:p>0.475590326492759</text:p>
              </table:table-cell>
              <table:table-cell office:value-type="float" office:value="0.2414123588643">
                <text:p>0.24141235886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5">
                <text:p>0.545</text:p>
              </table:table-cell>
              <table:table-cell office:value-type="float" office:value="0.55722413226272">
                <text:p>0.55722413226272</text:p>
              </table:table-cell>
              <table:table-cell office:value-type="float" office:value="0.274578179272093">
                <text:p>0.2745781792720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4">
                <text:p>0.674</text:p>
              </table:table-cell>
              <table:table-cell office:value-type="float" office:value="0.573312311881898">
                <text:p>0.573312311881898</text:p>
              </table:table-cell>
              <table:table-cell office:value-type="float" office:value="0.312517579113825">
                <text:p>0.312517579113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5">
                <text:p>0.715</text:p>
              </table:table-cell>
              <table:table-cell office:value-type="float" office:value="0.760225026607876">
                <text:p>0.760225026607876</text:p>
              </table:table-cell>
              <table:table-cell office:value-type="float" office:value="0.383344450322393">
                <text:p>0.3833444503223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4">
                <text:p>0.754</text:p>
              </table:table-cell>
              <table:table-cell office:value-type="float" office:value="0.797015972200083">
                <text:p>0.797015972200083</text:p>
              </table:table-cell>
              <table:table-cell office:value-type="float" office:value="0.489490636044132">
                <text:p>0.4894906360441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9">
                <text:p>0.759</text:p>
              </table:table-cell>
              <table:table-cell office:value-type="float" office:value="0.839863270259602">
                <text:p>0.839863270259602</text:p>
              </table:table-cell>
              <table:table-cell office:value-type="float" office:value="0.58843951724422">
                <text:p>0.588439517244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9">
                <text:p>0.779</text:p>
              </table:table-cell>
              <table:table-cell office:value-type="float" office:value="0.816386510029308">
                <text:p>0.816386510029308</text:p>
              </table:table-cell>
              <table:table-cell office:value-type="float" office:value="0.655879632969757">
                <text:p>0.6558796329697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24">
                <text:p>0.724</text:p>
              </table:table-cell>
              <table:table-cell office:value-type="float" office:value="0.815913578433772">
                <text:p>0.815913578433772</text:p>
              </table:table-cell>
              <table:table-cell office:value-type="float" office:value="0.603092659156153">
                <text:p>0.6030926591561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3">
                <text:p>0.773</text:p>
              </table:table-cell>
              <table:table-cell office:value-type="float" office:value="0.870989095216528">
                <text:p>0.870989095216528</text:p>
              </table:table-cell>
              <table:table-cell office:value-type="float" office:value="0.679453990773015">
                <text:p>0.679453990773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5">
                <text:p>0.805</text:p>
              </table:table-cell>
              <table:table-cell office:value-type="float" office:value="0.841368401568311">
                <text:p>0.841368401568311</text:p>
              </table:table-cell>
              <table:table-cell office:value-type="float" office:value="0.620320457548369">
                <text:p>0.6203204575483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aArS.B58:aArS.B79 aArS.M58:aArS.M79" svg:x="0.32cm" svg:y="0.18cm" svg:width="15.36cm" svg:height="8.64cm">
          <chartooo:coordinate-region svg:x="1.047cm" svg:y="0.379cm" svg:width="13.905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aArS.B58:aArS.B79" chart:class="chart:line">
            <chart:data-point chart:repeated="22"/>
          </chart:series>
          <chart:series chart:attached-axis="secondary-y" chart:style-name="ch7" chart:values-cell-range-address="aArS.M58:aArS.M79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1">
                <text:p>0.751</text:p>
                <draw:g>
                  <svg:desc>aArS.B58:aArS.B79</svg:desc>
                </draw:g>
              </table:table-cell>
              <table:table-cell office:value-type="float" office:value="0.676353777471918">
                <text:p>0.676353777471918</text:p>
                <draw:g>
                  <svg:desc>aArS.M58:aArS.M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5">
                <text:p>0.745</text:p>
              </table:table-cell>
              <table:table-cell office:value-type="float" office:value="0.502491013151593">
                <text:p>0.5024910131515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2">
                <text:p>0.662</text:p>
              </table:table-cell>
              <table:table-cell office:value-type="float" office:value="0.414242678857292">
                <text:p>0.414242678857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4">
                <text:p>0.634</text:p>
              </table:table-cell>
              <table:table-cell office:value-type="float" office:value="0.331172728886434">
                <text:p>0.331172728886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4">
                <text:p>0.824</text:p>
              </table:table-cell>
              <table:table-cell office:value-type="float" office:value="0.350720080816691">
                <text:p>0.3507200808166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7">
                <text:p>0.887</text:p>
              </table:table-cell>
              <table:table-cell office:value-type="float" office:value="0.478399031290871">
                <text:p>0.4783990312908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0.542031541230066">
                <text:p>0.5420315412300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4">
                <text:p>0.754</text:p>
              </table:table-cell>
              <table:table-cell office:value-type="float" office:value="0.423734314517937">
                <text:p>0.4237343145179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4">
                <text:p>0.674</text:p>
              </table:table-cell>
              <table:table-cell office:value-type="float" office:value="0.399778584328443">
                <text:p>0.3997785843284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9">
                <text:p>0.689</text:p>
              </table:table-cell>
              <table:table-cell office:value-type="float" office:value="0.432928178124648">
                <text:p>0.4329281781246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">
                <text:p>0.712</text:p>
              </table:table-cell>
              <table:table-cell office:value-type="float" office:value="0.305400088118304">
                <text:p>0.3054000881183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9">
                <text:p>0.719</text:p>
              </table:table-cell>
              <table:table-cell office:value-type="float" office:value="0.245311671868755">
                <text:p>0.2453116718687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5">
                <text:p>0.655</text:p>
              </table:table-cell>
              <table:table-cell office:value-type="float" office:value="0.253105494402828">
                <text:p>0.2531054944028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5">
                <text:p>0.545</text:p>
              </table:table-cell>
              <table:table-cell office:value-type="float" office:value="0.269141466791794">
                <text:p>0.2691414667917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4">
                <text:p>0.674</text:p>
              </table:table-cell>
              <table:table-cell office:value-type="float" office:value="0.310442236308612">
                <text:p>0.31044223630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5">
                <text:p>0.715</text:p>
              </table:table-cell>
              <table:table-cell office:value-type="float" office:value="0.403711778699983">
                <text:p>0.4037117786999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4">
                <text:p>0.754</text:p>
              </table:table-cell>
              <table:table-cell office:value-type="float" office:value="0.486984674785848">
                <text:p>0.4869846747858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9">
                <text:p>0.759</text:p>
              </table:table-cell>
              <table:table-cell office:value-type="float" office:value="0.629642365521634">
                <text:p>0.6296423655216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9">
                <text:p>0.779</text:p>
              </table:table-cell>
              <table:table-cell office:value-type="float" office:value="0.67728652033015">
                <text:p>0.677286520330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24">
                <text:p>0.724</text:p>
              </table:table-cell>
              <table:table-cell office:value-type="float" office:value="0.595723035300905">
                <text:p>0.5957230353009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3">
                <text:p>0.773</text:p>
              </table:table-cell>
              <table:table-cell office:value-type="float" office:value="0.696517942880233">
                <text:p>0.6965179428802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5">
                <text:p>0.805</text:p>
              </table:table-cell>
              <table:table-cell office:value-type="float" office:value="0.619423622153904">
                <text:p>0.61942362215390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321cm" svg:height="5.806cm" xlink:href=".." xlink:type="simple" chart:class="chart:line" chart:style-name="ch1">
        <chart:plot-area chart:style-name="ch2" table:cell-range-address="aArS.B3:aArS.B14 aArS.M3:aArS.M14" svg:x="0.206cm" svg:y="0.116cm" svg:width="9.909cm" svg:height="5.574cm">
          <chartooo:coordinate-region svg:x="0.933cm" svg:y="0.315cm" svg:width="8.995cm" svg:height="4.72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ArS.B3:aArS.B14" chart:class="chart:line">
            <chart:data-point chart:repeated="12"/>
          </chart:series>
          <chart:series chart:style-name="ch6" chart:values-cell-range-address="aArS.M3:aArS.M14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9">
                <text:p>0.329</text:p>
                <draw:g>
                  <svg:desc>aArS.B3:aArS.B14</svg:desc>
                </draw:g>
              </table:table-cell>
              <table:table-cell office:value-type="float" office:value="0.454059842873342">
                <text:p>0.454059842873342</text:p>
                <draw:g>
                  <svg:desc>aArS.M3:aArS.M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0.441599803603265">
                <text:p>0.4415998036032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">
                <text:p>0.278</text:p>
              </table:table-cell>
              <table:table-cell office:value-type="float" office:value="0.744152864736004">
                <text:p>0.744152864736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2">
                <text:p>0.382</text:p>
              </table:table-cell>
              <table:table-cell office:value-type="float" office:value="0.646312549134608">
                <text:p>0.6463125491346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">
                <text:p>0.28</text:p>
              </table:table-cell>
              <table:table-cell office:value-type="float" office:value="0.399275277312878">
                <text:p>0.3992752773128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0.432590536724739">
                <text:p>0.4325905367247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">
                <text:p>0.324</text:p>
              </table:table-cell>
              <table:table-cell office:value-type="float" office:value="0.421648698905448">
                <text:p>0.4216486989054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">
                <text:p>0.315</text:p>
              </table:table-cell>
              <table:table-cell office:value-type="float" office:value="0.459322688275839">
                <text:p>0.4593226882758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7">
                <text:p>0.297</text:p>
              </table:table-cell>
              <table:table-cell office:value-type="float" office:value="0.285134757994527">
                <text:p>0.2851347579945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9">
                <text:p>0.329</text:p>
              </table:table-cell>
              <table:table-cell office:value-type="float" office:value="0.359002942225081">
                <text:p>0.3590029422250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4">
                <text:p>0.304</text:p>
              </table:table-cell>
              <table:table-cell office:value-type="float" office:value="0.643596928795408">
                <text:p>0.6435969287954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">
                <text:p>0.334</text:p>
              </table:table-cell>
              <table:table-cell office:value-type="float" office:value="0.428711841133332">
                <text:p>0.42871184113333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483cm" svg:height="5.334cm" xlink:href=".." xlink:type="simple" chart:class="chart:line" chart:style-name="ch1">
        <chart:plot-area chart:style-name="ch2" table:cell-range-address="aArS.B20:aArS.B30 aArS.M20:aArS.M30" svg:x="0.189cm" svg:y="0.106cm" svg:width="9.105cm" svg:height="5.122cm">
          <chartooo:coordinate-region svg:x="0.916cm" svg:y="0.305cm" svg:width="8.191cm" svg:height="4.27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ArS.B20:aArS.B30" chart:class="chart:line">
            <chart:data-point chart:repeated="11"/>
          </chart:series>
          <chart:series chart:style-name="ch6" chart:values-cell-range-address="aArS.M20:aArS.M30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1">
                <text:p>0.591</text:p>
                <draw:g>
                  <svg:desc>aArS.B20:aArS.B30</svg:desc>
                </draw:g>
              </table:table-cell>
              <table:table-cell office:value-type="float" office:value="0.688704225555131">
                <text:p>0.688704225555131</text:p>
                <draw:g>
                  <svg:desc>aArS.M20:aArS.M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9">
                <text:p>0.639</text:p>
              </table:table-cell>
              <table:table-cell office:value-type="float" office:value="0.638767948743671">
                <text:p>0.6387679487436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9">
                <text:p>0.499</text:p>
              </table:table-cell>
              <table:table-cell office:value-type="float" office:value="0.573406329772147">
                <text:p>0.573406329772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8">
                <text:p>0.448</text:p>
              </table:table-cell>
              <table:table-cell office:value-type="float" office:value="0.297210752153695">
                <text:p>0.2972107521536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2">
                <text:p>0.442</text:p>
              </table:table-cell>
              <table:table-cell office:value-type="float" office:value="0.299521988811746">
                <text:p>0.29952198881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1">
                <text:p>0.471</text:p>
              </table:table-cell>
              <table:table-cell office:value-type="float" office:value="0.330783550459905">
                <text:p>0.3307835504599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1">
                <text:p>0.391</text:p>
              </table:table-cell>
              <table:table-cell office:value-type="float" office:value="0.353318211487074">
                <text:p>0.3533182114870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6">
                <text:p>0.356</text:p>
              </table:table-cell>
              <table:table-cell office:value-type="float" office:value="0.356428597232759">
                <text:p>0.3564285972327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8">
                <text:p>0.498</text:p>
              </table:table-cell>
              <table:table-cell office:value-type="float" office:value="0.320568572179278">
                <text:p>0.3205685721792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0.585359130389556">
                <text:p>0.585359130389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4">
                <text:p>0.454</text:p>
              </table:table-cell>
              <table:table-cell office:value-type="float" office:value="0.429513728950801">
                <text:p>0.42951372895080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line" chart:style-name="ch1">
        <chart:plot-area chart:style-name="ch2" table:cell-range-address="allAtten.B53:allAtten.B74 allAtten.I53:allAtten.I74 allAtten.K53:allAtten.K74" svg:x="0.32cm" svg:y="0.18cm" svg:width="15.379cm" svg:height="8.642cm">
          <chartooo:coordinate-region svg:x="1.047cm" svg:y="0.379cm" svg:width="14.465cm" svg:height="7.79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allAtten.B53:allAtten.B74" chart:class="chart:line">
            <chart:data-point chart:repeated="22"/>
          </chart:series>
          <chart:series chart:attached-axis="primary-y" chart:style-name="ch7" chart:values-cell-range-address="allAtten.I53:allAtten.I74" chart:class="chart:line">
            <chart:data-point chart:repeated="22"/>
          </chart:series>
          <chart:series chart:attached-axis="primary-y" chart:style-name="ch8" chart:values-cell-range-address="allAtten.K53:allAtten.K74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1">
                <text:p>0.751</text:p>
                <draw:g>
                  <svg:desc>allAtten.B53:allAtten.B74</svg:desc>
                </draw:g>
              </table:table-cell>
              <table:table-cell office:value-type="float" office:value="0.803587213320262">
                <text:p>0.803587213320262</text:p>
                <draw:g>
                  <svg:desc>allAtten.I53:allAtten.I74</svg:desc>
                </draw:g>
              </table:table-cell>
              <table:table-cell office:value-type="float" office:value="0.706194740261575">
                <text:p>0.706194740261575</text:p>
                <draw:g>
                  <svg:desc>allAtten.K53:allAtten.K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5">
                <text:p>0.745</text:p>
              </table:table-cell>
              <table:table-cell office:value-type="float" office:value="0.792820220086893">
                <text:p>0.792820220086893</text:p>
              </table:table-cell>
              <table:table-cell office:value-type="float" office:value="0.487988171166731">
                <text:p>0.487988171166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2">
                <text:p>0.662</text:p>
              </table:table-cell>
              <table:table-cell office:value-type="float" office:value="0.688743181442504">
                <text:p>0.688743181442504</text:p>
              </table:table-cell>
              <table:table-cell office:value-type="float" office:value="0.399394517910847">
                <text:p>0.399394517910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4">
                <text:p>0.634</text:p>
              </table:table-cell>
              <table:table-cell office:value-type="float" office:value="0.753835136255701">
                <text:p>0.753835136255701</text:p>
              </table:table-cell>
              <table:table-cell office:value-type="float" office:value="0.338081119183737">
                <text:p>0.3380811191837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4">
                <text:p>0.824</text:p>
              </table:table-cell>
              <table:table-cell office:value-type="float" office:value="0.788401043842982">
                <text:p>0.788401043842982</text:p>
              </table:table-cell>
              <table:table-cell office:value-type="float" office:value="0.35138392559094">
                <text:p>0.35138392559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7">
                <text:p>0.887</text:p>
              </table:table-cell>
              <table:table-cell office:value-type="float" office:value="0.827287242403435">
                <text:p>0.827287242403435</text:p>
              </table:table-cell>
              <table:table-cell office:value-type="float" office:value="0.46422022607525">
                <text:p>0.46422022607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0.883010004503351">
                <text:p>0.883010004503351</text:p>
              </table:table-cell>
              <table:table-cell office:value-type="float" office:value="0.529131325103577">
                <text:p>0.5291313251035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4">
                <text:p>0.754</text:p>
              </table:table-cell>
              <table:table-cell office:value-type="float" office:value="0.83619031691613">
                <text:p>0.83619031691613</text:p>
              </table:table-cell>
              <table:table-cell office:value-type="float" office:value="0.439332565965785">
                <text:p>0.4393325659657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4">
                <text:p>0.674</text:p>
              </table:table-cell>
              <table:table-cell office:value-type="float" office:value="0.777278592193014">
                <text:p>0.777278592193014</text:p>
              </table:table-cell>
              <table:table-cell office:value-type="float" office:value="0.420519678218342">
                <text:p>0.4205196782183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9">
                <text:p>0.689</text:p>
              </table:table-cell>
              <table:table-cell office:value-type="float" office:value="0.811411694065335">
                <text:p>0.811411694065335</text:p>
              </table:table-cell>
              <table:table-cell office:value-type="float" office:value="0.424133177817835">
                <text:p>0.4241331778178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">
                <text:p>0.712</text:p>
              </table:table-cell>
              <table:table-cell office:value-type="float" office:value="0.63720242646684">
                <text:p>0.63720242646684</text:p>
              </table:table-cell>
              <table:table-cell office:value-type="float" office:value="0.286846098462792">
                <text:p>0.2868460984627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9">
                <text:p>0.719</text:p>
              </table:table-cell>
              <table:table-cell office:value-type="float" office:value="0.559512552664119">
                <text:p>0.559512552664119</text:p>
              </table:table-cell>
              <table:table-cell office:value-type="float" office:value="0.233785240202645">
                <text:p>0.2337852402026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5">
                <text:p>0.655</text:p>
              </table:table-cell>
              <table:table-cell office:value-type="float" office:value="0.475590326492759">
                <text:p>0.475590326492759</text:p>
              </table:table-cell>
              <table:table-cell office:value-type="float" office:value="0.2414123588643">
                <text:p>0.24141235886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5">
                <text:p>0.545</text:p>
              </table:table-cell>
              <table:table-cell office:value-type="float" office:value="0.55722413226272">
                <text:p>0.55722413226272</text:p>
              </table:table-cell>
              <table:table-cell office:value-type="float" office:value="0.274578179272093">
                <text:p>0.2745781792720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4">
                <text:p>0.674</text:p>
              </table:table-cell>
              <table:table-cell office:value-type="float" office:value="0.573312311881898">
                <text:p>0.573312311881898</text:p>
              </table:table-cell>
              <table:table-cell office:value-type="float" office:value="0.312517579113825">
                <text:p>0.312517579113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5">
                <text:p>0.715</text:p>
              </table:table-cell>
              <table:table-cell office:value-type="float" office:value="0.760225026607876">
                <text:p>0.760225026607876</text:p>
              </table:table-cell>
              <table:table-cell office:value-type="float" office:value="0.383344450322393">
                <text:p>0.3833444503223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4">
                <text:p>0.754</text:p>
              </table:table-cell>
              <table:table-cell office:value-type="float" office:value="0.797015972200083">
                <text:p>0.797015972200083</text:p>
              </table:table-cell>
              <table:table-cell office:value-type="float" office:value="0.489490636044132">
                <text:p>0.4894906360441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9">
                <text:p>0.759</text:p>
              </table:table-cell>
              <table:table-cell office:value-type="float" office:value="0.839863270259602">
                <text:p>0.839863270259602</text:p>
              </table:table-cell>
              <table:table-cell office:value-type="float" office:value="0.58843951724422">
                <text:p>0.588439517244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9">
                <text:p>0.779</text:p>
              </table:table-cell>
              <table:table-cell office:value-type="float" office:value="0.816386510029308">
                <text:p>0.816386510029308</text:p>
              </table:table-cell>
              <table:table-cell office:value-type="float" office:value="0.655879632969757">
                <text:p>0.6558796329697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24">
                <text:p>0.724</text:p>
              </table:table-cell>
              <table:table-cell office:value-type="float" office:value="0.815913578433772">
                <text:p>0.815913578433772</text:p>
              </table:table-cell>
              <table:table-cell office:value-type="float" office:value="0.603092659156153">
                <text:p>0.6030926591561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3">
                <text:p>0.773</text:p>
              </table:table-cell>
              <table:table-cell office:value-type="float" office:value="0.870989095216528">
                <text:p>0.870989095216528</text:p>
              </table:table-cell>
              <table:table-cell office:value-type="float" office:value="0.679453990773015">
                <text:p>0.679453990773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5">
                <text:p>0.805</text:p>
              </table:table-cell>
              <table:table-cell office:value-type="float" office:value="0.841368401568311">
                <text:p>0.841368401568311</text:p>
              </table:table-cell>
              <table:table-cell office:value-type="float" office:value="0.620320457548369">
                <text:p>0.62032045754836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05cm" svg:height="4.064cm" xlink:href=".." xlink:type="simple" chart:class="chart:line" chart:style-name="ch1">
        <chart:plot-area chart:style-name="ch2" table:cell-range-address="allAtten.B32:allAtten.B39 allAtten.I32:allAtten.I39 allAtten.K32:allAtten.K39" svg:x="0.158cm" svg:y="0.081cm" svg:width="7.589cm" svg:height="3.902cm">
          <chartooo:coordinate-region svg:x="0.885cm" svg:y="0.281cm" svg:width="6.768cm" svg:height="3.05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32:allAtten.B39" chart:class="chart:line">
            <chart:data-point chart:repeated="8"/>
          </chart:series>
          <chart:series chart:style-name="ch6" chart:values-cell-range-address="allAtten.I32:allAtten.I39" chart:class="chart:line">
            <chart:data-point chart:repeated="8"/>
          </chart:series>
          <chart:series chart:style-name="ch7" chart:values-cell-range-address="allAtten.K32:allAtten.K39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3">
                <text:p>0.233</text:p>
                <draw:g>
                  <svg:desc>allAtten.B32:allAtten.B39</svg:desc>
                </draw:g>
              </table:table-cell>
              <table:table-cell office:value-type="float" office:value="0.531468234143645">
                <text:p>0.531468234143645</text:p>
                <draw:g>
                  <svg:desc>allAtten.I32:allAtten.I39</svg:desc>
                </draw:g>
              </table:table-cell>
              <table:table-cell office:value-type="float" office:value="0.359403246848932">
                <text:p>0.359403246848932</text:p>
                <draw:g>
                  <svg:desc>allAtten.K32:allAtten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">
                <text:p>0.311</text:p>
              </table:table-cell>
              <table:table-cell office:value-type="float" office:value="0.470953917159206">
                <text:p>0.470953917159206</text:p>
              </table:table-cell>
              <table:table-cell office:value-type="float" office:value="0.37826919148743">
                <text:p>0.378269191487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4">
                <text:p>0.214</text:p>
              </table:table-cell>
              <table:table-cell office:value-type="float" office:value="0.53134680474599">
                <text:p>0.53134680474599</text:p>
              </table:table-cell>
              <table:table-cell office:value-type="float" office:value="0.348235490768277">
                <text:p>0.3482354907682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">
                <text:p>0.265</text:p>
              </table:table-cell>
              <table:table-cell office:value-type="float" office:value="0.491207387759112">
                <text:p>0.491207387759112</text:p>
              </table:table-cell>
              <table:table-cell office:value-type="float" office:value="0.382817614204065">
                <text:p>0.382817614204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">
                <text:p>0.258</text:p>
              </table:table-cell>
              <table:table-cell office:value-type="float" office:value="0.503375130248315">
                <text:p>0.503375130248315</text:p>
              </table:table-cell>
              <table:table-cell office:value-type="float" office:value="0.396575176773385">
                <text:p>0.396575176773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">
                <text:p>0.275</text:p>
              </table:table-cell>
              <table:table-cell office:value-type="float" office:value="0.538427576106738">
                <text:p>0.538427576106738</text:p>
              </table:table-cell>
              <table:table-cell office:value-type="float" office:value="0.369884041353036">
                <text:p>0.3698840413530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9">
                <text:p>0.249</text:p>
              </table:table-cell>
              <table:table-cell office:value-type="float" office:value="0.483867846013897">
                <text:p>0.483867846013897</text:p>
              </table:table-cell>
              <table:table-cell office:value-type="float" office:value="0.368397397640783">
                <text:p>0.368397397640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">
                <text:p>0.24</text:p>
              </table:table-cell>
              <table:table-cell office:value-type="float" office:value="0.50091165921978">
                <text:p>0.50091165921978</text:p>
              </table:table-cell>
              <table:table-cell office:value-type="float" office:value="0.369531397235166">
                <text:p>0.36953139723516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89cm" svg:height="5.392cm" xlink:href=".." xlink:type="simple" chart:class="chart:line" chart:style-name="ch1">
        <chart:plot-area chart:style-name="ch2" table:cell-range-address="allAtten.B18:allAtten.B28 allAtten.I18:allAtten.I28 allAtten.K18:allAtten.K28" svg:x="0.225cm" svg:y="0.107cm" svg:width="10.839cm" svg:height="5.178cm">
          <chartooo:coordinate-region svg:x="0.952cm" svg:y="0.306cm" svg:width="9.925cm" svg:height="4.33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18:allAtten.B28" chart:class="chart:line">
            <chart:data-point chart:repeated="11"/>
          </chart:series>
          <chart:series chart:style-name="ch6" chart:values-cell-range-address="allAtten.I18:allAtten.I28" chart:class="chart:line">
            <chart:data-point chart:repeated="11"/>
          </chart:series>
          <chart:series chart:style-name="ch7" chart:values-cell-range-address="allAtten.K18:allAtten.K28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1">
                <text:p>0.591</text:p>
                <draw:g>
                  <svg:desc>allAtten.B18:allAtten.B28</svg:desc>
                </draw:g>
              </table:table-cell>
              <table:table-cell office:value-type="float" office:value="0.725884308558902">
                <text:p>0.725884308558902</text:p>
                <draw:g>
                  <svg:desc>allAtten.I18:allAtten.I28</svg:desc>
                </draw:g>
              </table:table-cell>
              <table:table-cell office:value-type="float" office:value="0.720715526374585">
                <text:p>0.720715526374585</text:p>
                <draw:g>
                  <svg:desc>allAtten.K18:allAtten.K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9">
                <text:p>0.639</text:p>
              </table:table-cell>
              <table:table-cell office:value-type="float" office:value="0.585339584760099">
                <text:p>0.585339584760099</text:p>
              </table:table-cell>
              <table:table-cell office:value-type="float" office:value="0.668793429773346">
                <text:p>0.668793429773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9">
                <text:p>0.499</text:p>
              </table:table-cell>
              <table:table-cell office:value-type="float" office:value="0.582106059724082">
                <text:p>0.582106059724082</text:p>
              </table:table-cell>
              <table:table-cell office:value-type="float" office:value="0.590904793419684">
                <text:p>0.590904793419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8">
                <text:p>0.448</text:p>
              </table:table-cell>
              <table:table-cell office:value-type="float" office:value="0.610318036728939">
                <text:p>0.610318036728939</text:p>
              </table:table-cell>
              <table:table-cell office:value-type="float" office:value="0.299436161707505">
                <text:p>0.2994361617075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2">
                <text:p>0.442</text:p>
              </table:table-cell>
              <table:table-cell office:value-type="float" office:value="0.359518245550962">
                <text:p>0.359518245550962</text:p>
              </table:table-cell>
              <table:table-cell office:value-type="float" office:value="0.297085884558367">
                <text:p>0.2970858845583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1">
                <text:p>0.471</text:p>
              </table:table-cell>
              <table:table-cell office:value-type="float" office:value="0.360344777883479">
                <text:p>0.360344777883479</text:p>
              </table:table-cell>
              <table:table-cell office:value-type="float" office:value="0.332421390651646">
                <text:p>0.332421390651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1">
                <text:p>0.391</text:p>
              </table:table-cell>
              <table:table-cell office:value-type="float" office:value="0.349939110594756">
                <text:p>0.349939110594756</text:p>
              </table:table-cell>
              <table:table-cell office:value-type="float" office:value="0.360616365491899">
                <text:p>0.3606163654918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6">
                <text:p>0.356</text:p>
              </table:table-cell>
              <table:table-cell office:value-type="float" office:value="0.412201154163232">
                <text:p>0.412201154163232</text:p>
              </table:table-cell>
              <table:table-cell office:value-type="float" office:value="0.361258625049673">
                <text:p>0.3612586250496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8">
                <text:p>0.498</text:p>
              </table:table-cell>
              <table:table-cell office:value-type="float" office:value="0.345966890968534">
                <text:p>0.345966890968534</text:p>
              </table:table-cell>
              <table:table-cell office:value-type="float" office:value="0.324379381149017">
                <text:p>0.324379381149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0.616180910715386">
                <text:p>0.616180910715386</text:p>
              </table:table-cell>
              <table:table-cell office:value-type="float" office:value="0.650127424975295">
                <text:p>0.6501274249752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4">
                <text:p>0.454</text:p>
              </table:table-cell>
              <table:table-cell office:value-type="float" office:value="0.528988573846805">
                <text:p>0.528988573846805</text:p>
              </table:table-cell>
              <table:table-cell office:value-type="float" office:value="0.48486494087072">
                <text:p>0.4848649408707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43cm" svg:height="5.762cm" xlink:href=".." xlink:type="simple" chart:class="chart:line" chart:style-name="ch1">
        <chart:plot-area chart:style-name="ch2" table:cell-range-address="allAtten.B3:allAtten.B14 allAtten.I3:allAtten.I14 allAtten.K3:allAtten.K14" svg:x="0.204cm" svg:y="0.115cm" svg:width="9.835cm" svg:height="5.532cm">
          <chartooo:coordinate-region svg:x="0.931cm" svg:y="0.314cm" svg:width="8.921cm" svg:height="4.68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3:allAtten.B14" chart:class="chart:line">
            <chart:data-point chart:repeated="12"/>
          </chart:series>
          <chart:series chart:style-name="ch6" chart:values-cell-range-address="allAtten.I3:allAtten.I14" chart:class="chart:line">
            <chart:data-point chart:repeated="12"/>
          </chart:series>
          <chart:series chart:style-name="ch7" chart:values-cell-range-address="allAtten.K3:allAtten.K14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9">
                <text:p>0.329</text:p>
                <draw:g>
                  <svg:desc>allAtten.B3:allAtten.B14</svg:desc>
                </draw:g>
              </table:table-cell>
              <table:table-cell office:value-type="float" office:value="0.50478536526269">
                <text:p>0.50478536526269</text:p>
                <draw:g>
                  <svg:desc>allAtten.I3:allAtten.I14</svg:desc>
                </draw:g>
              </table:table-cell>
              <table:table-cell office:value-type="float" office:value="0.455863313943947">
                <text:p>0.455863313943947</text:p>
                <draw:g>
                  <svg:desc>allAtten.K3:allAtten.K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0.509686593713526">
                <text:p>0.509686593713526</text:p>
              </table:table-cell>
              <table:table-cell office:value-type="float" office:value="0.449105157972739">
                <text:p>0.4491051579727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">
                <text:p>0.278</text:p>
              </table:table-cell>
              <table:table-cell office:value-type="float" office:value="0.633103727714749">
                <text:p>0.633103727714749</text:p>
              </table:table-cell>
              <table:table-cell office:value-type="float" office:value="0.740916365360678">
                <text:p>0.740916365360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2">
                <text:p>0.382</text:p>
              </table:table-cell>
              <table:table-cell office:value-type="float" office:value="0.609711484525522">
                <text:p>0.609711484525522</text:p>
              </table:table-cell>
              <table:table-cell office:value-type="float" office:value="0.660026797087962">
                <text:p>0.660026797087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">
                <text:p>0.28</text:p>
              </table:table-cell>
              <table:table-cell office:value-type="float" office:value="0.519961314878173">
                <text:p>0.519961314878173</text:p>
              </table:table-cell>
              <table:table-cell office:value-type="float" office:value="0.428491239496609">
                <text:p>0.4284912394966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0.563297770467424">
                <text:p>0.563297770467424</text:p>
              </table:table-cell>
              <table:table-cell office:value-type="float" office:value="0.456154435645732">
                <text:p>0.4561544356457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">
                <text:p>0.324</text:p>
              </table:table-cell>
              <table:table-cell office:value-type="float" office:value="0.53331911149036">
                <text:p>0.53331911149036</text:p>
              </table:table-cell>
              <table:table-cell office:value-type="float" office:value="0.448861239036564">
                <text:p>0.4488612390365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">
                <text:p>0.315</text:p>
              </table:table-cell>
              <table:table-cell office:value-type="float" office:value="0.513499912705015">
                <text:p>0.513499912705015</text:p>
              </table:table-cell>
              <table:table-cell office:value-type="float" office:value="0.483234189785396">
                <text:p>0.4832341897853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7">
                <text:p>0.297</text:p>
              </table:table-cell>
              <table:table-cell office:value-type="float" office:value="0.42396235214313">
                <text:p>0.42396235214313</text:p>
              </table:table-cell>
              <table:table-cell office:value-type="float" office:value="0.291508644688858">
                <text:p>0.2915086446888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9">
                <text:p>0.329</text:p>
              </table:table-cell>
              <table:table-cell office:value-type="float" office:value="0.501376277882788">
                <text:p>0.501376277882788</text:p>
              </table:table-cell>
              <table:table-cell office:value-type="float" office:value="0.379852617184532">
                <text:p>0.3798526171845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4">
                <text:p>0.304</text:p>
              </table:table-cell>
              <table:table-cell office:value-type="float" office:value="0.578703703703704">
                <text:p>0.578703703703704</text:p>
              </table:table-cell>
              <table:table-cell office:value-type="float" office:value="0.655944166032587">
                <text:p>0.6559441660325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">
                <text:p>0.334</text:p>
              </table:table-cell>
              <table:table-cell office:value-type="float" office:value="0.539907243935492">
                <text:p>0.539907243935492</text:p>
              </table:table-cell>
              <table:table-cell office:value-type="float" office:value="0.457408415400027">
                <text:p>0.45740841540002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.364cm" svg:height="3.58cm" xlink:href=".." xlink:type="simple" chart:class="chart:line" chart:style-name="ch1">
        <chart:plot-area chart:style-name="ch2" table:cell-range-address="aArS.B48:aArS.B54 aArS.M48:aArS.M54" svg:x="0.127cm" svg:y="0.071cm" svg:width="6.11cm" svg:height="3.438cm">
          <chartooo:coordinate-region svg:x="0.854cm" svg:y="0.27cm" svg:width="5.289cm" svg:height="2.59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ArS.B48:aArS.B54" chart:class="chart:line">
            <chart:data-point chart:repeated="7"/>
          </chart:series>
          <chart:series chart:style-name="ch6" chart:values-cell-range-address="aArS.M48:aArS.M54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8">
                <text:p>0.468</text:p>
                <draw:g>
                  <svg:desc>aArS.B48:aArS.B54</svg:desc>
                </draw:g>
              </table:table-cell>
              <table:table-cell office:value-type="float" office:value="0.629537574886329">
                <text:p>0.629537574886329</text:p>
                <draw:g>
                  <svg:desc>aArS.M48:aArS.M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5">
                <text:p>0.325</text:p>
              </table:table-cell>
              <table:table-cell office:value-type="float" office:value="0.653336322199806">
                <text:p>0.6533363221998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5">
                <text:p>0.465</text:p>
              </table:table-cell>
              <table:table-cell office:value-type="float" office:value="0.703716203658963">
                <text:p>0.7037162036589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0.682744886822672">
                <text:p>0.6827448868226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5">
                <text:p>0.745</text:p>
              </table:table-cell>
              <table:table-cell office:value-type="float" office:value="0.667462939616572">
                <text:p>0.6674629396165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1">
                <text:p>0.361</text:p>
              </table:table-cell>
              <table:table-cell office:value-type="float" office:value="0.522622922636103">
                <text:p>0.5226229226361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">
                <text:p>0.73</text:p>
              </table:table-cell>
              <table:table-cell office:value-type="float" office:value="0.771039547851843">
                <text:p>0.77103954785184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03cm" svg:height="3.559cm" xlink:href=".." xlink:type="simple" chart:class="chart:line" chart:style-name="ch1">
        <chart:plot-area chart:style-name="ch2" table:cell-range-address="allAtten.B43:allAtten.B49 allAtten.I43:allAtten.I49 allAtten.K43:allAtten.K49" svg:x="0.158cm" svg:y="0.071cm" svg:width="7.587cm" svg:height="3.417cm">
          <chartooo:coordinate-region svg:x="0.885cm" svg:y="0.27cm" svg:width="6.766cm" svg:height="2.57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43:allAtten.B49" chart:class="chart:line">
            <chart:data-point chart:repeated="7"/>
          </chart:series>
          <chart:series chart:style-name="ch6" chart:values-cell-range-address="allAtten.I43:allAtten.I49" chart:class="chart:line">
            <chart:data-point chart:repeated="7"/>
          </chart:series>
          <chart:series chart:style-name="ch7" chart:values-cell-range-address="allAtten.K43:allAtten.K49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8">
                <text:p>0.468</text:p>
                <draw:g>
                  <svg:desc>allAtten.B43:allAtten.B49</svg:desc>
                </draw:g>
              </table:table-cell>
              <table:table-cell office:value-type="float" office:value="0.627541543250163">
                <text:p>0.627541543250163</text:p>
                <draw:g>
                  <svg:desc>allAtten.I43:allAtten.I49</svg:desc>
                </draw:g>
              </table:table-cell>
              <table:table-cell office:value-type="float" office:value="0.650478426882972">
                <text:p>0.650478426882972</text:p>
                <draw:g>
                  <svg:desc>allAtten.K43:allAtten.K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5">
                <text:p>0.325</text:p>
              </table:table-cell>
              <table:table-cell office:value-type="float" office:value="0.626589972054087">
                <text:p>0.626589972054087</text:p>
              </table:table-cell>
              <table:table-cell office:value-type="float" office:value="0.67928783463417">
                <text:p>0.67928783463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5">
                <text:p>0.465</text:p>
              </table:table-cell>
              <table:table-cell office:value-type="float" office:value="0.636464313445945">
                <text:p>0.636464313445945</text:p>
              </table:table-cell>
              <table:table-cell office:value-type="float" office:value="0.74338940967447">
                <text:p>0.743389409674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0.555777866702236">
                <text:p>0.555777866702236</text:p>
              </table:table-cell>
              <table:table-cell office:value-type="float" office:value="0.708687086303913">
                <text:p>0.7086870863039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5">
                <text:p>0.745</text:p>
              </table:table-cell>
              <table:table-cell office:value-type="float" office:value="0.66791789953179">
                <text:p>0.66791789953179</text:p>
              </table:table-cell>
              <table:table-cell office:value-type="float" office:value="0.72454317552783">
                <text:p>0.724543175527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1">
                <text:p>0.361</text:p>
              </table:table-cell>
              <table:table-cell office:value-type="float" office:value="0.562341138628337">
                <text:p>0.562341138628337</text:p>
              </table:table-cell>
              <table:table-cell office:value-type="float" office:value="0.573065902578797">
                <text:p>0.573065902578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">
                <text:p>0.73</text:p>
              </table:table-cell>
              <table:table-cell office:value-type="float" office:value="0.693245707075959">
                <text:p>0.693245707075959</text:p>
              </table:table-cell>
              <table:table-cell office:value-type="float" office:value="0.755595182325117">
                <text:p>0.75559518232511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257cm" svg:height="11.612cm" xlink:href=".." xlink:type="simple" chart:class="chart:line" chart:style-name="ch1">
        <chart:plot-area chart:style-name="ch2" table:cell-range-address="aArS.B83:aArS.B135 aArS.M83:aArS.M135" svg:x="0.425cm" svg:y="0.232cm" svg:width="20.407cm" svg:height="11.148cm">
          <chartooo:coordinate-region svg:x="1.152cm" svg:y="0.432cm" svg:width="19.493cm" svg:height="10.30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ArS.B83:aArS.B135" chart:class="chart:line">
            <chart:data-point chart:repeated="53"/>
          </chart:series>
          <chart:series chart:style-name="ch6" chart:values-cell-range-address="aArS.M83:aArS.M135" chart:class="chart:line">
            <chart:data-point chart:repeated="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36">
                <text:p>0.636</text:p>
                <draw:g>
                  <svg:desc>aArS.B83:aArS.B135</svg:desc>
                </draw:g>
              </table:table-cell>
              <table:table-cell office:value-type="float" office:value="0.647051001152497">
                <text:p>0.647051001152497</text:p>
                <draw:g>
                  <svg:desc>aArS.M83:aArS.M1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2">
                <text:p>0.662</text:p>
              </table:table-cell>
              <table:table-cell office:value-type="float" office:value="0.716608406393595">
                <text:p>0.7166084063935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3">
                <text:p>0.683</text:p>
              </table:table-cell>
              <table:table-cell office:value-type="float" office:value="0.749320485055199">
                <text:p>0.7493204850551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2">
                <text:p>0.642</text:p>
              </table:table-cell>
              <table:table-cell office:value-type="float" office:value="0.728065397090371">
                <text:p>0.7280653970903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5">
                <text:p>0.685</text:p>
              </table:table-cell>
              <table:table-cell office:value-type="float" office:value="0.750632188596133">
                <text:p>0.750632188596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9">
                <text:p>0.649</text:p>
              </table:table-cell>
              <table:table-cell office:value-type="float" office:value="0.795651968652629">
                <text:p>0.795651968652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7">
                <text:p>0.467</text:p>
              </table:table-cell>
              <table:table-cell office:value-type="float" office:value="0.879662118258609">
                <text:p>0.8796621182586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2">
                <text:p>0.772</text:p>
              </table:table-cell>
              <table:table-cell office:value-type="float" office:value="0.968995136679374">
                <text:p>0.9689951366793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42">
                <text:p>0.542</text:p>
              </table:table-cell>
              <table:table-cell office:value-type="float" office:value="0.814357811827779">
                <text:p>0.8143578118277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4">
                <text:p>0.754</text:p>
              </table:table-cell>
              <table:table-cell office:value-type="float" office:value="0.790427405646954">
                <text:p>0.7904274056469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24">
                <text:p>0.724</text:p>
              </table:table-cell>
              <table:table-cell office:value-type="float" office:value="0.745569353978378">
                <text:p>0.7455693539783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6">
                <text:p>0.766</text:p>
              </table:table-cell>
              <table:table-cell office:value-type="float" office:value="0.630660251766265">
                <text:p>0.6306602517662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52">
                <text:p>0.852</text:p>
              </table:table-cell>
              <table:table-cell office:value-type="float" office:value="0.919610397893452">
                <text:p>0.9196103978934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51">
                <text:p>0.851</text:p>
              </table:table-cell>
              <table:table-cell office:value-type="float" office:value="0.857456432087269">
                <text:p>0.8574564320872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98">
                <text:p>0.798</text:p>
              </table:table-cell>
              <table:table-cell office:value-type="float" office:value="0.864732752372444">
                <text:p>0.8647327523724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91">
                <text:p>0.791</text:p>
              </table:table-cell>
              <table:table-cell office:value-type="float" office:value="0.880326670964969">
                <text:p>0.8803266709649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06">
                <text:p>0.806</text:p>
              </table:table-cell>
              <table:table-cell office:value-type="float" office:value="0.84242072382946">
                <text:p>0.842420723829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4">
                <text:p>0.84</text:p>
              </table:table-cell>
              <table:table-cell office:value-type="float" office:value="0.880401399594494">
                <text:p>0.8804013995944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6">
                <text:p>0.826</text:p>
              </table:table-cell>
              <table:table-cell office:value-type="float" office:value="0.845749715257391">
                <text:p>0.8457497152573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48">
                <text:p>0.748</text:p>
              </table:table-cell>
              <table:table-cell office:value-type="float" office:value="0.755741003787879">
                <text:p>0.7557410037878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7">
                <text:p>0.777</text:p>
              </table:table-cell>
              <table:table-cell office:value-type="float" office:value="0.77331207593341">
                <text:p>0.773312075933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43">
                <text:p>0.743</text:p>
              </table:table-cell>
              <table:table-cell office:value-type="float" office:value="0.744390153034906">
                <text:p>0.7443901530349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79">
                <text:p>0.779</text:p>
              </table:table-cell>
              <table:table-cell office:value-type="float" office:value="0.737204724409449">
                <text:p>0.7372047244094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93">
                <text:p>0.793</text:p>
              </table:table-cell>
              <table:table-cell office:value-type="float" office:value="0.742177253138467">
                <text:p>0.7421772531384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53">
                <text:p>0.753</text:p>
              </table:table-cell>
              <table:table-cell office:value-type="float" office:value="0.733520255940185">
                <text:p>0.7335202559401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92">
                <text:p>0.692</text:p>
              </table:table-cell>
              <table:table-cell office:value-type="float" office:value="0.734646055088868">
                <text:p>0.7346460550888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69">
                <text:p>0.769</text:p>
              </table:table-cell>
              <table:table-cell office:value-type="float" office:value="0.735867613101856">
                <text:p>0.7358676131018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59">
                <text:p>0.759</text:p>
              </table:table-cell>
              <table:table-cell office:value-type="float" office:value="0.680413644281517">
                <text:p>0.6804136442815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11">
                <text:p>0.711</text:p>
              </table:table-cell>
              <table:table-cell office:value-type="float" office:value="0.737710744036619">
                <text:p>0.7377107440366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89">
                <text:p>0.789</text:p>
              </table:table-cell>
              <table:table-cell office:value-type="float" office:value="0.829052209282889">
                <text:p>0.8290522092828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48">
                <text:p>0.748</text:p>
              </table:table-cell>
              <table:table-cell office:value-type="float" office:value="0.858321010123991">
                <text:p>0.8583210101239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98">
                <text:p>0.798</text:p>
              </table:table-cell>
              <table:table-cell office:value-type="float" office:value="0.846889796449666">
                <text:p>0.8468897964496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48">
                <text:p>0.848</text:p>
              </table:table-cell>
              <table:table-cell office:value-type="float" office:value="0.818645850123963">
                <text:p>0.8186458501239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84">
                <text:p>0.784</text:p>
              </table:table-cell>
              <table:table-cell office:value-type="float" office:value="0.766517847292198">
                <text:p>0.7665178472921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9">
                <text:p>0.79</text:p>
              </table:table-cell>
              <table:table-cell office:value-type="float" office:value="0.784792908798259">
                <text:p>0.7847929087982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58">
                <text:p>0.858</text:p>
              </table:table-cell>
              <table:table-cell office:value-type="float" office:value="0.789303164699692">
                <text:p>0.7893031646996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5">
                <text:p>0.85</text:p>
              </table:table-cell>
              <table:table-cell office:value-type="float" office:value="0.7898549082697">
                <text:p>0.78985490826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83">
                <text:p>0.883</text:p>
              </table:table-cell>
              <table:table-cell office:value-type="float" office:value="0.813018611410623">
                <text:p>0.81301861141062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03cm" svg:height="3.559cm" xlink:href=".." xlink:type="simple" chart:class="chart:line" chart:style-name="ch1">
        <chart:plot-area chart:style-name="ch2" table:cell-range-address="allAtten.B43:allAtten.B49 allAtten.I43:allAtten.I49 allAtten.K43:allAtten.K49" svg:x="0.158cm" svg:y="0.071cm" svg:width="7.587cm" svg:height="3.417cm">
          <chartooo:coordinate-region svg:x="0.885cm" svg:y="0.27cm" svg:width="6.766cm" svg:height="2.57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43:allAtten.B49" chart:class="chart:line">
            <chart:data-point chart:repeated="7"/>
          </chart:series>
          <chart:series chart:style-name="ch6" chart:values-cell-range-address="allAtten.I43:allAtten.I49" chart:class="chart:line">
            <chart:data-point chart:repeated="7"/>
          </chart:series>
          <chart:series chart:style-name="ch7" chart:values-cell-range-address="allAtten.K43:allAtten.K49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8">
                <text:p>0.468</text:p>
                <draw:g>
                  <svg:desc>allAtten.B43:allAtten.B49</svg:desc>
                </draw:g>
              </table:table-cell>
              <table:table-cell office:value-type="float" office:value="0.627541543250163">
                <text:p>0.627541543250163</text:p>
                <draw:g>
                  <svg:desc>allAtten.I43:allAtten.I49</svg:desc>
                </draw:g>
              </table:table-cell>
              <table:table-cell office:value-type="float" office:value="0.650478426882972">
                <text:p>0.650478426882972</text:p>
                <draw:g>
                  <svg:desc>allAtten.K43:allAtten.K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5">
                <text:p>0.325</text:p>
              </table:table-cell>
              <table:table-cell office:value-type="float" office:value="0.626589972054087">
                <text:p>0.626589972054087</text:p>
              </table:table-cell>
              <table:table-cell office:value-type="float" office:value="0.67928783463417">
                <text:p>0.67928783463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5">
                <text:p>0.465</text:p>
              </table:table-cell>
              <table:table-cell office:value-type="float" office:value="0.636464313445945">
                <text:p>0.636464313445945</text:p>
              </table:table-cell>
              <table:table-cell office:value-type="float" office:value="0.74338940967447">
                <text:p>0.743389409674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0.555777866702236">
                <text:p>0.555777866702236</text:p>
              </table:table-cell>
              <table:table-cell office:value-type="float" office:value="0.708687086303913">
                <text:p>0.7086870863039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5">
                <text:p>0.745</text:p>
              </table:table-cell>
              <table:table-cell office:value-type="float" office:value="0.66791789953179">
                <text:p>0.66791789953179</text:p>
              </table:table-cell>
              <table:table-cell office:value-type="float" office:value="0.72454317552783">
                <text:p>0.724543175527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1">
                <text:p>0.361</text:p>
              </table:table-cell>
              <table:table-cell office:value-type="float" office:value="0.562341138628337">
                <text:p>0.562341138628337</text:p>
              </table:table-cell>
              <table:table-cell office:value-type="float" office:value="0.573065902578797">
                <text:p>0.573065902578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">
                <text:p>0.73</text:p>
              </table:table-cell>
              <table:table-cell office:value-type="float" office:value="0.693245707075959">
                <text:p>0.693245707075959</text:p>
              </table:table-cell>
              <table:table-cell office:value-type="float" office:value="0.755595182325117">
                <text:p>0.7555951823251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353cm" svg:height="11.257cm" xlink:href=".." xlink:type="simple" chart:class="chart:line" chart:style-name="ch1">
        <chart:plot-area chart:style-name="ch2" table:cell-range-address="allAtten.B78:allAtten.B130 allAtten.I78:allAtten.I130 allAtten.K78:allAtten.K130" svg:x="0.427cm" svg:y="0.225cm" svg:width="20.499cm" svg:height="10.807cm">
          <chartooo:coordinate-region svg:x="1.154cm" svg:y="0.424cm" svg:width="19.585cm" svg:height="9.96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78:allAtten.B130" chart:class="chart:line">
            <chart:data-point chart:repeated="53"/>
          </chart:series>
          <chart:series chart:style-name="ch6" chart:values-cell-range-address="allAtten.I78:allAtten.I130" chart:class="chart:line">
            <chart:data-point chart:repeated="53"/>
          </chart:series>
          <chart:series chart:style-name="ch7" chart:values-cell-range-address="allAtten.K78:allAtten.K130" chart:class="chart:line">
            <chart:data-point chart:repeated="5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36">
                <text:p>0.636</text:p>
                <draw:g>
                  <svg:desc>allAtten.B78:allAtten.B130</svg:desc>
                </draw:g>
              </table:table-cell>
              <table:table-cell office:value-type="float" office:value="0.744895602881256">
                <text:p>0.744895602881256</text:p>
                <draw:g>
                  <svg:desc>allAtten.I78:allAtten.I130</svg:desc>
                </draw:g>
              </table:table-cell>
              <table:table-cell office:value-type="float" office:value="0.633240035968034">
                <text:p>0.633240035968034</text:p>
                <draw:g>
                  <svg:desc>allAtten.K78:allAtten.K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2">
                <text:p>0.662</text:p>
              </table:table-cell>
              <table:table-cell office:value-type="float" office:value="0.633296179957442">
                <text:p>0.633296179957442</text:p>
              </table:table-cell>
              <table:table-cell office:value-type="float" office:value="0.704761367800863">
                <text:p>0.7047613678008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3">
                <text:p>0.683</text:p>
              </table:table-cell>
              <table:table-cell office:value-type="float" office:value="0.648285608707772">
                <text:p>0.648285608707772</text:p>
              </table:table-cell>
              <table:table-cell office:value-type="float" office:value="0.754597384565465">
                <text:p>0.754597384565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2">
                <text:p>0.642</text:p>
              </table:table-cell>
              <table:table-cell office:value-type="float" office:value="0.629675339395008">
                <text:p>0.629675339395008</text:p>
              </table:table-cell>
              <table:table-cell office:value-type="float" office:value="0.732166260314392">
                <text:p>0.7321662603143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5">
                <text:p>0.685</text:p>
              </table:table-cell>
              <table:table-cell office:value-type="float" office:value="0.598082547353186">
                <text:p>0.598082547353186</text:p>
              </table:table-cell>
              <table:table-cell office:value-type="float" office:value="0.741570200743053">
                <text:p>0.7415702007430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9">
                <text:p>0.649</text:p>
              </table:table-cell>
              <table:table-cell office:value-type="float" office:value="0.67942167626916">
                <text:p>0.67942167626916</text:p>
              </table:table-cell>
              <table:table-cell office:value-type="float" office:value="0.786831586567211">
                <text:p>0.786831586567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7">
                <text:p>0.467</text:p>
              </table:table-cell>
              <table:table-cell office:value-type="float" office:value="0.705761128088587">
                <text:p>0.705761128088587</text:p>
              </table:table-cell>
              <table:table-cell office:value-type="float" office:value="0.866363439462855">
                <text:p>0.8663634394628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2">
                <text:p>0.772</text:p>
              </table:table-cell>
              <table:table-cell office:value-type="float" office:value="0.759209207689271">
                <text:p>0.759209207689271</text:p>
              </table:table-cell>
              <table:table-cell office:value-type="float" office:value="0.955465741775829">
                <text:p>0.9554657417758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42">
                <text:p>0.542</text:p>
              </table:table-cell>
              <table:table-cell office:value-type="float" office:value="0.69557959169478">
                <text:p>0.69557959169478</text:p>
              </table:table-cell>
              <table:table-cell office:value-type="float" office:value="0.827348843366317">
                <text:p>0.8273488433663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4">
                <text:p>0.754</text:p>
              </table:table-cell>
              <table:table-cell office:value-type="float" office:value="0.65138941361925">
                <text:p>0.65138941361925</text:p>
              </table:table-cell>
              <table:table-cell office:value-type="float" office:value="0.769130190667374">
                <text:p>0.7691301906673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24">
                <text:p>0.724</text:p>
              </table:table-cell>
              <table:table-cell office:value-type="float" office:value="0.594205309818648">
                <text:p>0.594205309818648</text:p>
              </table:table-cell>
              <table:table-cell office:value-type="float" office:value="0.751275289804443">
                <text:p>0.7512752898044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6">
                <text:p>0.766</text:p>
              </table:table-cell>
              <table:table-cell office:value-type="float" office:value="0.583495253266115">
                <text:p>0.583495253266115</text:p>
              </table:table-cell>
              <table:table-cell office:value-type="float" office:value="0.619198880488424">
                <text:p>0.6191988804884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9317686055155">
                <text:p>0.6093176860551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7787491835167">
                <text:p>0.7177874918351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4615169325497">
                <text:p>0.8746151693254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8891503180942">
                <text:p>1.188915031809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2693063670338">
                <text:p>1.226930636703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951234241715">
                <text:p>1.179512342417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3050571323803">
                <text:p>1.230505713238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8163721464347">
                <text:p>1.281637214643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2375114008067">
                <text:p>1.323751140080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6735162797653">
                <text:p>1.267351627976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5122901034636">
                <text:p>1.351229010346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52">
                <text:p>0.852</text:p>
              </table:table-cell>
              <table:table-cell office:value-type="float" office:value="0.804162344294066">
                <text:p>0.804162344294066</text:p>
              </table:table-cell>
              <table:table-cell office:value-type="float" office:value="0.911136825417073">
                <text:p>0.9111368254170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51">
                <text:p>0.851</text:p>
              </table:table-cell>
              <table:table-cell office:value-type="float" office:value="0.824511064938492">
                <text:p>0.824511064938492</text:p>
              </table:table-cell>
              <table:table-cell office:value-type="float" office:value="0.831448716243182">
                <text:p>0.8314487162431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98">
                <text:p>0.798</text:p>
              </table:table-cell>
              <table:table-cell office:value-type="float" office:value="0.811385359362576">
                <text:p>0.811385359362576</text:p>
              </table:table-cell>
              <table:table-cell office:value-type="float" office:value="0.842786589579787">
                <text:p>0.8427865895797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91">
                <text:p>0.791</text:p>
              </table:table-cell>
              <table:table-cell office:value-type="float" office:value="0.816080041130434">
                <text:p>0.816080041130434</text:p>
              </table:table-cell>
              <table:table-cell office:value-type="float" office:value="0.859660434128519">
                <text:p>0.8596604341285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06">
                <text:p>0.806</text:p>
              </table:table-cell>
              <table:table-cell office:value-type="float" office:value="0.7670652849264">
                <text:p>0.7670652849264</text:p>
              </table:table-cell>
              <table:table-cell office:value-type="float" office:value="0.817701604330548">
                <text:p>0.8177016043305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4">
                <text:p>0.84</text:p>
              </table:table-cell>
              <table:table-cell office:value-type="float" office:value="0.838026280504156">
                <text:p>0.838026280504156</text:p>
              </table:table-cell>
              <table:table-cell office:value-type="float" office:value="0.855497856977868">
                <text:p>0.8554978569778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6">
                <text:p>0.826</text:p>
              </table:table-cell>
              <table:table-cell office:value-type="float" office:value="0.779228875105196">
                <text:p>0.779228875105196</text:p>
              </table:table-cell>
              <table:table-cell office:value-type="float" office:value="0.802091855559299">
                <text:p>0.8020918555592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48">
                <text:p>0.748</text:p>
              </table:table-cell>
              <table:table-cell office:value-type="float" office:value="0.787817194898096">
                <text:p>0.787817194898096</text:p>
              </table:table-cell>
              <table:table-cell office:value-type="float" office:value="0.739820075757576">
                <text:p>0.7398200757575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7">
                <text:p>0.777</text:p>
              </table:table-cell>
              <table:table-cell office:value-type="float" office:value="0.880661552958583">
                <text:p>0.880661552958583</text:p>
              </table:table-cell>
              <table:table-cell office:value-type="float" office:value="0.741537206629343">
                <text:p>0.7415372066293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43">
                <text:p>0.743</text:p>
              </table:table-cell>
              <table:table-cell office:value-type="float" office:value="0.792663110251512">
                <text:p>0.792663110251512</text:p>
              </table:table-cell>
              <table:table-cell office:value-type="float" office:value="0.71645555109761">
                <text:p>0.716455551097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79">
                <text:p>0.779</text:p>
              </table:table-cell>
              <table:table-cell office:value-type="float" office:value="0.766730049684107">
                <text:p>0.766730049684107</text:p>
              </table:table-cell>
              <table:table-cell office:value-type="float" office:value="0.703037120359955">
                <text:p>0.7030371203599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93">
                <text:p>0.793</text:p>
              </table:table-cell>
              <table:table-cell office:value-type="float" office:value="0.73702286981965">
                <text:p>0.73702286981965</text:p>
              </table:table-cell>
              <table:table-cell office:value-type="float" office:value="0.720658393508309">
                <text:p>0.7206583935083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53">
                <text:p>0.753</text:p>
              </table:table-cell>
              <table:table-cell office:value-type="float" office:value="0.76820846104799">
                <text:p>0.76820846104799</text:p>
              </table:table-cell>
              <table:table-cell office:value-type="float" office:value="0.71893310327474">
                <text:p>0.718933103274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92">
                <text:p>0.692</text:p>
              </table:table-cell>
              <table:table-cell office:value-type="float" office:value="0.763912761162675">
                <text:p>0.763912761162675</text:p>
              </table:table-cell>
              <table:table-cell office:value-type="float" office:value="0.710091104688732">
                <text:p>0.7100911046887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69">
                <text:p>0.769</text:p>
              </table:table-cell>
              <table:table-cell office:value-type="float" office:value="0.732316389973124">
                <text:p>0.732316389973124</text:p>
              </table:table-cell>
              <table:table-cell office:value-type="float" office:value="0.712677100259414">
                <text:p>0.7126771002594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59">
                <text:p>0.759</text:p>
              </table:table-cell>
              <table:table-cell office:value-type="float" office:value="0.820156157732432">
                <text:p>0.820156157732432</text:p>
              </table:table-cell>
              <table:table-cell office:value-type="float" office:value="0.649975300938564">
                <text:p>0.6499753009385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5132424240681">
                <text:p>0.5751324242406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3014927480356">
                <text:p>0.5430149274803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4117927377304">
                <text:p>0.5541179273773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017531477257">
                <text:p>0.630175314772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11">
                <text:p>0.711</text:p>
              </table:table-cell>
              <table:table-cell office:value-type="float" office:value="0.75993616536211">
                <text:p>0.75993616536211</text:p>
              </table:table-cell>
              <table:table-cell office:value-type="float" office:value="0.710772467517698">
                <text:p>0.7107724675176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89">
                <text:p>0.789</text:p>
              </table:table-cell>
              <table:table-cell office:value-type="float" office:value="0.781091340821396">
                <text:p>0.781091340821396</text:p>
              </table:table-cell>
              <table:table-cell office:value-type="float" office:value="0.795994555397241">
                <text:p>0.7959945553972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48">
                <text:p>0.748</text:p>
              </table:table-cell>
              <table:table-cell office:value-type="float" office:value="0.704860719521822">
                <text:p>0.704860719521822</text:p>
              </table:table-cell>
              <table:table-cell office:value-type="float" office:value="0.812519297333312">
                <text:p>0.8125192973333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98">
                <text:p>0.798</text:p>
              </table:table-cell>
              <table:table-cell office:value-type="float" office:value="0.698348406019763">
                <text:p>0.698348406019763</text:p>
              </table:table-cell>
              <table:table-cell office:value-type="float" office:value="0.813550497079354">
                <text:p>0.8135504970793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48">
                <text:p>0.848</text:p>
              </table:table-cell>
              <table:table-cell office:value-type="float" office:value="0.806952704501989">
                <text:p>0.806952704501989</text:p>
              </table:table-cell>
              <table:table-cell office:value-type="float" office:value="0.767571633622708">
                <text:p>0.7675716336227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84">
                <text:p>0.784</text:p>
              </table:table-cell>
              <table:table-cell office:value-type="float" office:value="0.772594526940371">
                <text:p>0.772594526940371</text:p>
              </table:table-cell>
              <table:table-cell office:value-type="float" office:value="0.735515854044234">
                <text:p>0.7355158540442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9">
                <text:p>0.79</text:p>
              </table:table-cell>
              <table:table-cell office:value-type="float" office:value="0.805308594253318">
                <text:p>0.805308594253318</text:p>
              </table:table-cell>
              <table:table-cell office:value-type="float" office:value="0.755669409746624">
                <text:p>0.7556694097466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58">
                <text:p>0.858</text:p>
              </table:table-cell>
              <table:table-cell office:value-type="float" office:value="0.765497496823185">
                <text:p>0.765497496823185</text:p>
              </table:table-cell>
              <table:table-cell office:value-type="float" office:value="0.751710140569796">
                <text:p>0.7517101405697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5">
                <text:p>0.85</text:p>
              </table:table-cell>
              <table:table-cell office:value-type="float" office:value="0.850868311111489">
                <text:p>0.850868311111489</text:p>
              </table:table-cell>
              <table:table-cell office:value-type="float" office:value="0.755292713691191">
                <text:p>0.7552927136911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83">
                <text:p>0.883</text:p>
              </table:table-cell>
              <table:table-cell office:value-type="float" office:value="0.854562079662277">
                <text:p>0.854562079662277</text:p>
              </table:table-cell>
              <table:table-cell office:value-type="float" office:value="0.781335458565781">
                <text:p>0.78133545856578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aArS.B139:aArS.B151 aArS.M139:aArS.M151" svg:x="0.32cm" svg:y="0.18cm" svg:width="15.36cm" svg:height="8.64cm">
          <chartooo:coordinate-region svg:x="1.047cm" svg:y="0.38cm" svg:width="14.446cm" svg:height="7.79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ArS.B139:aArS.B151" chart:class="chart:line">
            <chart:data-point chart:repeated="13"/>
          </chart:series>
          <chart:series chart:style-name="ch6" chart:values-cell-range-address="aArS.M139:aArS.M151" chart:class="chart:line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7">
                <text:p>0.627</text:p>
                <draw:g>
                  <svg:desc>aArS.B139:aArS.B151</svg:desc>
                </draw:g>
              </table:table-cell>
              <table:table-cell office:value-type="float" office:value="0.622853296745968">
                <text:p>0.622853296745968</text:p>
                <draw:g>
                  <svg:desc>aArS.M139:aArS.M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12">
                <text:p>0.712</text:p>
              </table:table-cell>
              <table:table-cell office:value-type="float" office:value="0.605279007192074">
                <text:p>0.6052790071920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1">
                <text:p>0.81</text:p>
              </table:table-cell>
              <table:table-cell office:value-type="float" office:value="0.623012967413783">
                <text:p>0.6230129674137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6">
                <text:p>0.516</text:p>
              </table:table-cell>
              <table:table-cell office:value-type="float" office:value="0.643446041946374">
                <text:p>0.6434460419463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8">
                <text:p>0.758</text:p>
              </table:table-cell>
              <table:table-cell office:value-type="float" office:value="0.718547683566096">
                <text:p>0.718547683566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3">
                <text:p>0.833</text:p>
              </table:table-cell>
              <table:table-cell office:value-type="float" office:value="0.924543099346152">
                <text:p>0.9245430993461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7">
                <text:p>0.747</text:p>
              </table:table-cell>
              <table:table-cell office:value-type="float" office:value="0.972303319734731">
                <text:p>0.9723033197347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2">
                <text:p>0.702</text:p>
              </table:table-cell>
              <table:table-cell office:value-type="float" office:value="0.710865109226709">
                <text:p>0.7108651092267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9">
                <text:p>0.769</text:p>
              </table:table-cell>
              <table:table-cell office:value-type="float" office:value="0.705187708876201">
                <text:p>0.7051877088762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6">
                <text:p>0.666</text:p>
              </table:table-cell>
              <table:table-cell office:value-type="float" office:value="0.704946467256908">
                <text:p>0.7049464672569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07">
                <text:p>0.707</text:p>
              </table:table-cell>
              <table:table-cell office:value-type="float" office:value="0.714114591576857">
                <text:p>0.7141145915768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3">
                <text:p>0.743</text:p>
              </table:table-cell>
              <table:table-cell office:value-type="float" office:value="0.560153343961133">
                <text:p>0.5601533439611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31">
                <text:p>0.731</text:p>
              </table:table-cell>
              <table:table-cell office:value-type="float" office:value="0.617655668719888">
                <text:p>0.61765566871988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15cm" svg:height="6.252cm" xlink:href=".." xlink:type="simple" chart:class="chart:line" chart:style-name="ch1">
        <chart:plot-area chart:style-name="ch2" table:cell-range-address="allAtten.B134:allAtten.B146 allAtten.I134:allAtten.I146 allAtten.K134:allAtten.K146" svg:x="0.222cm" svg:y="0.125cm" svg:width="10.671cm" svg:height="6.002cm">
          <chartooo:coordinate-region svg:x="0.949cm" svg:y="0.325cm" svg:width="9.757cm" svg:height="5.15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134:allAtten.B146" chart:class="chart:line">
            <chart:data-point chart:repeated="13"/>
          </chart:series>
          <chart:series chart:style-name="ch6" chart:values-cell-range-address="allAtten.I134:allAtten.I146" chart:class="chart:line">
            <chart:data-point chart:repeated="13"/>
          </chart:series>
          <chart:series chart:style-name="ch7" chart:values-cell-range-address="allAtten.K134:allAtten.K146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7">
                <text:p>0.627</text:p>
                <draw:g>
                  <svg:desc>allAtten.B134:allAtten.B146</svg:desc>
                </draw:g>
              </table:table-cell>
              <table:table-cell office:value-type="float" office:value="0.674572658221017">
                <text:p>0.674572658221017</text:p>
                <draw:g>
                  <svg:desc>allAtten.I134:allAtten.I146</svg:desc>
                </draw:g>
              </table:table-cell>
              <table:table-cell office:value-type="float" office:value="0.647182168836884">
                <text:p>0.647182168836884</text:p>
                <draw:g>
                  <svg:desc>allAtten.K134:allAtten.K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12">
                <text:p>0.712</text:p>
              </table:table-cell>
              <table:table-cell office:value-type="float" office:value="0.781665259669199">
                <text:p>0.781665259669199</text:p>
              </table:table-cell>
              <table:table-cell office:value-type="float" office:value="0.62867776492481">
                <text:p>0.628677764924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1">
                <text:p>0.81</text:p>
              </table:table-cell>
              <table:table-cell office:value-type="float" office:value="0.853417081996313">
                <text:p>0.853417081996313</text:p>
              </table:table-cell>
              <table:table-cell office:value-type="float" office:value="0.698675311609189">
                <text:p>0.698675311609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6">
                <text:p>0.516</text:p>
              </table:table-cell>
              <table:table-cell office:value-type="float" office:value="0.664350298625459">
                <text:p>0.664350298625459</text:p>
              </table:table-cell>
              <table:table-cell office:value-type="float" office:value="0.651746027607962">
                <text:p>0.651746027607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8">
                <text:p>0.758</text:p>
              </table:table-cell>
              <table:table-cell office:value-type="float" office:value="0.867904877625412">
                <text:p>0.867904877625412</text:p>
              </table:table-cell>
              <table:table-cell office:value-type="float" office:value="0.772015965290162">
                <text:p>0.7720159652901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3">
                <text:p>0.833</text:p>
              </table:table-cell>
              <table:table-cell office:value-type="float" office:value="0.898375736668104">
                <text:p>0.898375736668104</text:p>
              </table:table-cell>
              <table:table-cell office:value-type="float" office:value="0.881197018029291">
                <text:p>0.881197018029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7">
                <text:p>0.747</text:p>
              </table:table-cell>
              <table:table-cell office:value-type="float" office:value="0.772522905304142">
                <text:p>0.772522905304142</text:p>
              </table:table-cell>
              <table:table-cell office:value-type="float" office:value="0.96672531466909">
                <text:p>0.96672531466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2">
                <text:p>0.702</text:p>
              </table:table-cell>
              <table:table-cell office:value-type="float" office:value="0.78046953046953">
                <text:p>0.78046953046953</text:p>
              </table:table-cell>
              <table:table-cell office:value-type="float" office:value="0.701971134946931">
                <text:p>0.7019711349469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9">
                <text:p>0.769</text:p>
              </table:table-cell>
              <table:table-cell office:value-type="float" office:value="0.884306217557016">
                <text:p>0.884306217557016</text:p>
              </table:table-cell>
              <table:table-cell office:value-type="float" office:value="0.721818404925689">
                <text:p>0.7218184049256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6">
                <text:p>0.666</text:p>
              </table:table-cell>
              <table:table-cell office:value-type="float" office:value="0.606369303160397">
                <text:p>0.606369303160397</text:p>
              </table:table-cell>
              <table:table-cell office:value-type="float" office:value="0.696587418238052">
                <text:p>0.6965874182380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07">
                <text:p>0.707</text:p>
              </table:table-cell>
              <table:table-cell office:value-type="float" office:value="0.799175251140823">
                <text:p>0.799175251140823</text:p>
              </table:table-cell>
              <table:table-cell office:value-type="float" office:value="0.719434812011684">
                <text:p>0.7194348120116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3">
                <text:p>0.743</text:p>
              </table:table-cell>
              <table:table-cell office:value-type="float" office:value="0.708120012179664">
                <text:p>0.708120012179664</text:p>
              </table:table-cell>
              <table:table-cell office:value-type="float" office:value="0.583945015737318">
                <text:p>0.583945015737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31">
                <text:p>0.731</text:p>
              </table:table-cell>
              <table:table-cell office:value-type="float" office:value="0.826569241705378">
                <text:p>0.826569241705378</text:p>
              </table:table-cell>
              <table:table-cell office:value-type="float" office:value="0.609867658718058">
                <text:p>0.609867658718058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934cm" svg:height="6.713cm" xlink:href=".." xlink:type="simple" chart:class="chart:line" chart:style-name="ch1">
        <chart:plot-area chart:style-name="ch2" table:cell-range-address="aArS.B155:aArS.B168 aArS.M155:aArS.M168" svg:x="0.238cm" svg:y="0.134cm" svg:width="11.458cm" svg:height="6.445cm">
          <chartooo:coordinate-region svg:x="0.965cm" svg:y="0.333cm" svg:width="10.544cm" svg:height="5.5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ArS.B155:aArS.B168" chart:class="chart:line">
            <chart:data-point chart:repeated="14"/>
          </chart:series>
          <chart:series chart:style-name="ch6" chart:values-cell-range-address="aArS.M155:aArS.M168" chart:class="chart:line"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">
                <text:p>0.84</text:p>
                <draw:g>
                  <svg:desc>aArS.B155:aArS.B168</svg:desc>
                </draw:g>
              </table:table-cell>
              <table:table-cell office:value-type="float" office:value="0.810440168644495">
                <text:p>0.810440168644495</text:p>
                <draw:g>
                  <svg:desc>aArS.M155:aArS.M1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8">
                <text:p>0.908</text:p>
              </table:table-cell>
              <table:table-cell office:value-type="float" office:value="0.801461756462895">
                <text:p>0.8014617564628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7">
                <text:p>0.667</text:p>
              </table:table-cell>
              <table:table-cell office:value-type="float" office:value="0.64496207619071">
                <text:p>0.644962076190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6">
                <text:p>0.626</text:p>
              </table:table-cell>
              <table:table-cell office:value-type="float" office:value="0.617629847252577">
                <text:p>0.617629847252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2">
                <text:p>0.892</text:p>
              </table:table-cell>
              <table:table-cell office:value-type="float" office:value="0.829711331465951">
                <text:p>0.8297113314659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">
                <text:p>0.76</text:p>
              </table:table-cell>
              <table:table-cell office:value-type="float" office:value="0.806676992328356">
                <text:p>0.8066769923283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4">
                <text:p>0.724</text:p>
              </table:table-cell>
              <table:table-cell office:value-type="float" office:value="0.710043847629488">
                <text:p>0.7100438476294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5">
                <text:p>0.695</text:p>
              </table:table-cell>
              <table:table-cell office:value-type="float" office:value="0.616489394031484">
                <text:p>0.6164893940314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6">
                <text:p>0.656</text:p>
              </table:table-cell>
              <table:table-cell office:value-type="float" office:value="0.64118514756913">
                <text:p>0.641185147569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1">
                <text:p>0.611</text:p>
              </table:table-cell>
              <table:table-cell office:value-type="float" office:value="0.461820871557564">
                <text:p>0.4618208715575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6">
                <text:p>0.746</text:p>
              </table:table-cell>
              <table:table-cell office:value-type="float" office:value="0.667054073080346">
                <text:p>0.6670540730803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5">
                <text:p>0.755</text:p>
              </table:table-cell>
              <table:table-cell office:value-type="float" office:value="0.646811349221871">
                <text:p>0.6468113492218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6">
                <text:p>0.656</text:p>
              </table:table-cell>
              <table:table-cell office:value-type="float" office:value="0.774295379321406">
                <text:p>0.7742953793214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4">
                <text:p>0.664</text:p>
              </table:table-cell>
              <table:table-cell office:value-type="float" office:value="0.404363355536249">
                <text:p>0.40436335553624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941cm" svg:height="6.717cm" xlink:href=".." xlink:type="simple" chart:class="chart:line" chart:style-name="ch1">
        <chart:plot-area chart:style-name="ch2" table:cell-range-address="allAtten.B150:allAtten.B163 allAtten.I150:allAtten.I163 allAtten.K150:allAtten.K163" svg:x="0.238cm" svg:y="0.134cm" svg:width="11.465cm" svg:height="6.449cm">
          <chartooo:coordinate-region svg:x="0.965cm" svg:y="0.333cm" svg:width="10.551cm" svg:height="5.60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150:allAtten.B163" chart:class="chart:line">
            <chart:data-point chart:repeated="14"/>
          </chart:series>
          <chart:series chart:style-name="ch6" chart:values-cell-range-address="allAtten.I150:allAtten.I163" chart:class="chart:line">
            <chart:data-point chart:repeated="14"/>
          </chart:series>
          <chart:series chart:style-name="ch7" chart:values-cell-range-address="allAtten.K150:allAtten.K163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">
                <text:p>0.84</text:p>
                <draw:g>
                  <svg:desc>allAtten.B150:allAtten.B163</svg:desc>
                </draw:g>
              </table:table-cell>
              <table:table-cell office:value-type="float" office:value="0.863222409253744">
                <text:p>0.863222409253744</text:p>
                <draw:g>
                  <svg:desc>allAtten.I150:allAtten.I163</svg:desc>
                </draw:g>
              </table:table-cell>
              <table:table-cell office:value-type="float" office:value="0.813921310087741">
                <text:p>0.813921310087741</text:p>
                <draw:g>
                  <svg:desc>allAtten.K150:allAtten.K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8">
                <text:p>0.908</text:p>
              </table:table-cell>
              <table:table-cell office:value-type="float" office:value="0.883626402756914">
                <text:p>0.883626402756914</text:p>
              </table:table-cell>
              <table:table-cell office:value-type="float" office:value="0.78504643549666">
                <text:p>0.78504643549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7">
                <text:p>0.667</text:p>
              </table:table-cell>
              <table:table-cell office:value-type="float" office:value="0.804427569341656">
                <text:p>0.804427569341656</text:p>
              </table:table-cell>
              <table:table-cell office:value-type="float" office:value="0.612662508730441">
                <text:p>0.6126625087304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6">
                <text:p>0.626</text:p>
              </table:table-cell>
              <table:table-cell office:value-type="float" office:value="0.815354760856449">
                <text:p>0.815354760856449</text:p>
              </table:table-cell>
              <table:table-cell office:value-type="float" office:value="0.597136135096079">
                <text:p>0.597136135096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2">
                <text:p>0.892</text:p>
              </table:table-cell>
              <table:table-cell office:value-type="float" office:value="0.733143204862206">
                <text:p>0.733143204862206</text:p>
              </table:table-cell>
              <table:table-cell office:value-type="float" office:value="0.831179193922418">
                <text:p>0.8311791939224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">
                <text:p>0.76</text:p>
              </table:table-cell>
              <table:table-cell office:value-type="float" office:value="0.883985714790849">
                <text:p>0.883985714790849</text:p>
              </table:table-cell>
              <table:table-cell office:value-type="float" office:value="0.806692319482426">
                <text:p>0.8066923194824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4">
                <text:p>0.724</text:p>
              </table:table-cell>
              <table:table-cell office:value-type="float" office:value="0.842325154356085">
                <text:p>0.842325154356085</text:p>
              </table:table-cell>
              <table:table-cell office:value-type="float" office:value="0.685119210742669">
                <text:p>0.6851192107426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5">
                <text:p>0.695</text:p>
              </table:table-cell>
              <table:table-cell office:value-type="float" office:value="0.829331807362808">
                <text:p>0.829331807362808</text:p>
              </table:table-cell>
              <table:table-cell office:value-type="float" office:value="0.60779189205616">
                <text:p>0.60779189205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6">
                <text:p>0.656</text:p>
              </table:table-cell>
              <table:table-cell office:value-type="float" office:value="0.859364929317234">
                <text:p>0.859364929317234</text:p>
              </table:table-cell>
              <table:table-cell office:value-type="float" office:value="0.604543750831248">
                <text:p>0.6045437508312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1">
                <text:p>0.611</text:p>
              </table:table-cell>
              <table:table-cell office:value-type="float" office:value="0.597803669318922">
                <text:p>0.597803669318922</text:p>
              </table:table-cell>
              <table:table-cell office:value-type="float" office:value="0.451023372031139">
                <text:p>0.4510233720311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6">
                <text:p>0.746</text:p>
              </table:table-cell>
              <table:table-cell office:value-type="float" office:value="0.860681487601883">
                <text:p>0.860681487601883</text:p>
              </table:table-cell>
              <table:table-cell office:value-type="float" office:value="0.664125280592931">
                <text:p>0.6641252805929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5">
                <text:p>0.755</text:p>
              </table:table-cell>
              <table:table-cell office:value-type="float" office:value="0.856311012159616">
                <text:p>0.856311012159616</text:p>
              </table:table-cell>
              <table:table-cell office:value-type="float" office:value="0.698499622810204">
                <text:p>0.6984996228102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6">
                <text:p>0.656</text:p>
              </table:table-cell>
              <table:table-cell office:value-type="float" office:value="0.762555475910872">
                <text:p>0.762555475910872</text:p>
              </table:table-cell>
              <table:table-cell office:value-type="float" office:value="0.729043640552323">
                <text:p>0.7290436405523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4">
                <text:p>0.664</text:p>
              </table:table-cell>
              <table:table-cell office:value-type="float" office:value="0.734726865287829">
                <text:p>0.734726865287829</text:p>
              </table:table-cell>
              <table:table-cell office:value-type="float" office:value="0.386137658075104">
                <text:p>0.386137658075104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95cm" svg:y="3.703cm" style:legend-expansion="high" chart:style-name="ch2"/>
        <chart:plot-area chart:style-name="ch3" table:cell-range-address="aArS.B58:aArS.B79 aArS.L58:aArS.M79" svg:x="0.32cm" svg:y="0.18cm" svg:width="12.455cm" svg:height="8.64cm">
          <chartooo:coordinate-region svg:x="1.047cm" svg:y="0.38cm" svg:width="11.542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ArS.B58:aArS.B79" chart:class="chart:line">
            <chart:data-point chart:repeated="22"/>
          </chart:series>
          <chart:series chart:style-name="ch7" chart:values-cell-range-address="aArS.L58:aArS.L79" chart:class="chart:line">
            <chart:data-point chart:repeated="22"/>
          </chart:series>
          <chart:series chart:style-name="ch8" chart:values-cell-range-address="aArS.M58:aArS.M79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1">
                <text:p>0.751</text:p>
                <draw:g>
                  <svg:desc>aArS.B58:aArS.B79</svg:desc>
                </draw:g>
              </table:table-cell>
              <table:table-cell office:value-type="float" office:value="0.957744003051334">
                <text:p>0.957744003051334</text:p>
                <draw:g>
                  <svg:desc>aArS.L58:aArS.L79</svg:desc>
                </draw:g>
              </table:table-cell>
              <table:table-cell office:value-type="float" office:value="0.676353777471918">
                <text:p>0.676353777471918</text:p>
                <draw:g>
                  <svg:desc>aArS.M58:aArS.M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5">
                <text:p>0.745</text:p>
              </table:table-cell>
              <table:table-cell office:value-type="float" office:value="1.02971965888064">
                <text:p>1.02971965888064</text:p>
              </table:table-cell>
              <table:table-cell office:value-type="float" office:value="0.502491013151593">
                <text:p>0.5024910131515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2">
                <text:p>0.662</text:p>
              </table:table-cell>
              <table:table-cell office:value-type="float" office:value="1.0371766768961">
                <text:p>1.0371766768961</text:p>
              </table:table-cell>
              <table:table-cell office:value-type="float" office:value="0.414242678857292">
                <text:p>0.414242678857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4">
                <text:p>0.634</text:p>
              </table:table-cell>
              <table:table-cell office:value-type="float" office:value="0.979565879591318">
                <text:p>0.979565879591318</text:p>
              </table:table-cell>
              <table:table-cell office:value-type="float" office:value="0.331172728886434">
                <text:p>0.331172728886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4">
                <text:p>0.824</text:p>
              </table:table-cell>
              <table:table-cell office:value-type="float" office:value="0.998110770795413">
                <text:p>0.998110770795413</text:p>
              </table:table-cell>
              <table:table-cell office:value-type="float" office:value="0.350720080816691">
                <text:p>0.3507200808166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7">
                <text:p>0.887</text:p>
              </table:table-cell>
              <table:table-cell office:value-type="float" office:value="1.03054327325523">
                <text:p>1.03054327325523</text:p>
              </table:table-cell>
              <table:table-cell office:value-type="float" office:value="0.478399031290871">
                <text:p>0.4783990312908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1.02437998945529">
                <text:p>1.02437998945529</text:p>
              </table:table-cell>
              <table:table-cell office:value-type="float" office:value="0.542031541230066">
                <text:p>0.5420315412300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4">
                <text:p>0.754</text:p>
              </table:table-cell>
              <table:table-cell office:value-type="float" office:value="0.964495572019439">
                <text:p>0.964495572019439</text:p>
              </table:table-cell>
              <table:table-cell office:value-type="float" office:value="0.423734314517937">
                <text:p>0.4237343145179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4">
                <text:p>0.674</text:p>
              </table:table-cell>
              <table:table-cell office:value-type="float" office:value="0.950677471318882">
                <text:p>0.950677471318882</text:p>
              </table:table-cell>
              <table:table-cell office:value-type="float" office:value="0.399778584328443">
                <text:p>0.3997785843284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9">
                <text:p>0.689</text:p>
              </table:table-cell>
              <table:table-cell office:value-type="float" office:value="1.02073641197339">
                <text:p>1.02073641197339</text:p>
              </table:table-cell>
              <table:table-cell office:value-type="float" office:value="0.432928178124648">
                <text:p>0.4329281781246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">
                <text:p>0.712</text:p>
              </table:table-cell>
              <table:table-cell office:value-type="float" office:value="1.06468273319715">
                <text:p>1.06468273319715</text:p>
              </table:table-cell>
              <table:table-cell office:value-type="float" office:value="0.305400088118304">
                <text:p>0.3054000881183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9">
                <text:p>0.719</text:p>
              </table:table-cell>
              <table:table-cell office:value-type="float" office:value="1.04930350460157">
                <text:p>1.04930350460157</text:p>
              </table:table-cell>
              <table:table-cell office:value-type="float" office:value="0.245311671868755">
                <text:p>0.2453116718687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5">
                <text:p>0.655</text:p>
              </table:table-cell>
              <table:table-cell office:value-type="float" office:value="1.04843635840989">
                <text:p>1.04843635840989</text:p>
              </table:table-cell>
              <table:table-cell office:value-type="float" office:value="0.253105494402828">
                <text:p>0.2531054944028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5">
                <text:p>0.545</text:p>
              </table:table-cell>
              <table:table-cell office:value-type="float" office:value="0.980199764982373">
                <text:p>0.980199764982373</text:p>
              </table:table-cell>
              <table:table-cell office:value-type="float" office:value="0.269141466791794">
                <text:p>0.2691414667917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4">
                <text:p>0.674</text:p>
              </table:table-cell>
              <table:table-cell office:value-type="float" office:value="0.993359276585024">
                <text:p>0.993359276585024</text:p>
              </table:table-cell>
              <table:table-cell office:value-type="float" office:value="0.310442236308612">
                <text:p>0.31044223630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5">
                <text:p>0.715</text:p>
              </table:table-cell>
              <table:table-cell office:value-type="float" office:value="1.05313062015235">
                <text:p>1.05313062015235</text:p>
              </table:table-cell>
              <table:table-cell office:value-type="float" office:value="0.403711778699983">
                <text:p>0.4037117786999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4">
                <text:p>0.754</text:p>
              </table:table-cell>
              <table:table-cell office:value-type="float" office:value="0.994880471507001">
                <text:p>0.994880471507001</text:p>
              </table:table-cell>
              <table:table-cell office:value-type="float" office:value="0.486984674785848">
                <text:p>0.4869846747858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9">
                <text:p>0.759</text:p>
              </table:table-cell>
              <table:table-cell office:value-type="float" office:value="1.07002053239112">
                <text:p>1.07002053239112</text:p>
              </table:table-cell>
              <table:table-cell office:value-type="float" office:value="0.629642365521634">
                <text:p>0.6296423655216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9">
                <text:p>0.779</text:p>
              </table:table-cell>
              <table:table-cell office:value-type="float" office:value="1.03263843895177">
                <text:p>1.03263843895177</text:p>
              </table:table-cell>
              <table:table-cell office:value-type="float" office:value="0.67728652033015">
                <text:p>0.677286520330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24">
                <text:p>0.724</text:p>
              </table:table-cell>
              <table:table-cell office:value-type="float" office:value="0.987780279293137">
                <text:p>0.987780279293137</text:p>
              </table:table-cell>
              <table:table-cell office:value-type="float" office:value="0.595723035300905">
                <text:p>0.5957230353009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3">
                <text:p>0.773</text:p>
              </table:table-cell>
              <table:table-cell office:value-type="float" office:value="1.02511421279284">
                <text:p>1.02511421279284</text:p>
              </table:table-cell>
              <table:table-cell office:value-type="float" office:value="0.696517942880233">
                <text:p>0.6965179428802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5">
                <text:p>0.805</text:p>
              </table:table-cell>
              <table:table-cell office:value-type="float" office:value="0.998554238565644">
                <text:p>0.998554238565644</text:p>
              </table:table-cell>
              <table:table-cell office:value-type="float" office:value="0.619423622153904">
                <text:p>0.619423622153904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05cm" svg:height="4.064cm" xlink:href=".." xlink:type="simple" chart:class="chart:line" chart:style-name="ch1">
        <chart:plot-area chart:style-name="ch2" table:cell-range-address="allAtten.B32:allAtten.B39 allAtten.I32:allAtten.I39 allAtten.K32:allAtten.K39" svg:x="0.158cm" svg:y="0.081cm" svg:width="7.589cm" svg:height="3.902cm">
          <chartooo:coordinate-region svg:x="0.885cm" svg:y="0.281cm" svg:width="6.768cm" svg:height="3.05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32:allAtten.B39" chart:class="chart:line">
            <chart:data-point chart:repeated="8"/>
          </chart:series>
          <chart:series chart:style-name="ch6" chart:values-cell-range-address="allAtten.I32:allAtten.I39" chart:class="chart:line">
            <chart:data-point chart:repeated="8"/>
          </chart:series>
          <chart:series chart:style-name="ch7" chart:values-cell-range-address="allAtten.K32:allAtten.K39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3">
                <text:p>0.233</text:p>
                <draw:g>
                  <svg:desc>allAtten.B32:allAtten.B39</svg:desc>
                </draw:g>
              </table:table-cell>
              <table:table-cell office:value-type="float" office:value="0.531468234143645">
                <text:p>0.531468234143645</text:p>
                <draw:g>
                  <svg:desc>allAtten.I32:allAtten.I39</svg:desc>
                </draw:g>
              </table:table-cell>
              <table:table-cell office:value-type="float" office:value="0.359403246848932">
                <text:p>0.359403246848932</text:p>
                <draw:g>
                  <svg:desc>allAtten.K32:allAtten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">
                <text:p>0.311</text:p>
              </table:table-cell>
              <table:table-cell office:value-type="float" office:value="0.470953917159206">
                <text:p>0.470953917159206</text:p>
              </table:table-cell>
              <table:table-cell office:value-type="float" office:value="0.37826919148743">
                <text:p>0.378269191487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4">
                <text:p>0.214</text:p>
              </table:table-cell>
              <table:table-cell office:value-type="float" office:value="0.53134680474599">
                <text:p>0.53134680474599</text:p>
              </table:table-cell>
              <table:table-cell office:value-type="float" office:value="0.348235490768277">
                <text:p>0.3482354907682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">
                <text:p>0.265</text:p>
              </table:table-cell>
              <table:table-cell office:value-type="float" office:value="0.491207387759112">
                <text:p>0.491207387759112</text:p>
              </table:table-cell>
              <table:table-cell office:value-type="float" office:value="0.382817614204065">
                <text:p>0.382817614204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">
                <text:p>0.258</text:p>
              </table:table-cell>
              <table:table-cell office:value-type="float" office:value="0.503375130248315">
                <text:p>0.503375130248315</text:p>
              </table:table-cell>
              <table:table-cell office:value-type="float" office:value="0.396575176773385">
                <text:p>0.396575176773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">
                <text:p>0.275</text:p>
              </table:table-cell>
              <table:table-cell office:value-type="float" office:value="0.538427576106738">
                <text:p>0.538427576106738</text:p>
              </table:table-cell>
              <table:table-cell office:value-type="float" office:value="0.369884041353036">
                <text:p>0.3698840413530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9">
                <text:p>0.249</text:p>
              </table:table-cell>
              <table:table-cell office:value-type="float" office:value="0.483867846013897">
                <text:p>0.483867846013897</text:p>
              </table:table-cell>
              <table:table-cell office:value-type="float" office:value="0.368397397640783">
                <text:p>0.368397397640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">
                <text:p>0.24</text:p>
              </table:table-cell>
              <table:table-cell office:value-type="float" office:value="0.50091165921978">
                <text:p>0.50091165921978</text:p>
              </table:table-cell>
              <table:table-cell office:value-type="float" office:value="0.369531397235166">
                <text:p>0.3695313972351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89cm" svg:height="5.392cm" xlink:href=".." xlink:type="simple" chart:class="chart:line" chart:style-name="ch1">
        <chart:plot-area chart:style-name="ch2" table:cell-range-address="allAtten.B18:allAtten.B28 allAtten.I18:allAtten.I28 allAtten.K18:allAtten.K28" svg:x="0.225cm" svg:y="0.107cm" svg:width="10.839cm" svg:height="5.178cm">
          <chartooo:coordinate-region svg:x="0.952cm" svg:y="0.306cm" svg:width="9.925cm" svg:height="4.33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18:allAtten.B28" chart:class="chart:line">
            <chart:data-point chart:repeated="11"/>
          </chart:series>
          <chart:series chart:style-name="ch6" chart:values-cell-range-address="allAtten.I18:allAtten.I28" chart:class="chart:line">
            <chart:data-point chart:repeated="11"/>
          </chart:series>
          <chart:series chart:style-name="ch7" chart:values-cell-range-address="allAtten.K18:allAtten.K28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1">
                <text:p>0.591</text:p>
                <draw:g>
                  <svg:desc>allAtten.B18:allAtten.B28</svg:desc>
                </draw:g>
              </table:table-cell>
              <table:table-cell office:value-type="float" office:value="0.725884308558902">
                <text:p>0.725884308558902</text:p>
                <draw:g>
                  <svg:desc>allAtten.I18:allAtten.I28</svg:desc>
                </draw:g>
              </table:table-cell>
              <table:table-cell office:value-type="float" office:value="0.720715526374585">
                <text:p>0.720715526374585</text:p>
                <draw:g>
                  <svg:desc>allAtten.K18:allAtten.K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9">
                <text:p>0.639</text:p>
              </table:table-cell>
              <table:table-cell office:value-type="float" office:value="0.585339584760099">
                <text:p>0.585339584760099</text:p>
              </table:table-cell>
              <table:table-cell office:value-type="float" office:value="0.668793429773346">
                <text:p>0.668793429773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9">
                <text:p>0.499</text:p>
              </table:table-cell>
              <table:table-cell office:value-type="float" office:value="0.582106059724082">
                <text:p>0.582106059724082</text:p>
              </table:table-cell>
              <table:table-cell office:value-type="float" office:value="0.590904793419684">
                <text:p>0.590904793419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8">
                <text:p>0.448</text:p>
              </table:table-cell>
              <table:table-cell office:value-type="float" office:value="0.610318036728939">
                <text:p>0.610318036728939</text:p>
              </table:table-cell>
              <table:table-cell office:value-type="float" office:value="0.299436161707505">
                <text:p>0.2994361617075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2">
                <text:p>0.442</text:p>
              </table:table-cell>
              <table:table-cell office:value-type="float" office:value="0.359518245550962">
                <text:p>0.359518245550962</text:p>
              </table:table-cell>
              <table:table-cell office:value-type="float" office:value="0.297085884558367">
                <text:p>0.2970858845583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1">
                <text:p>0.471</text:p>
              </table:table-cell>
              <table:table-cell office:value-type="float" office:value="0.360344777883479">
                <text:p>0.360344777883479</text:p>
              </table:table-cell>
              <table:table-cell office:value-type="float" office:value="0.332421390651646">
                <text:p>0.332421390651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1">
                <text:p>0.391</text:p>
              </table:table-cell>
              <table:table-cell office:value-type="float" office:value="0.349939110594756">
                <text:p>0.349939110594756</text:p>
              </table:table-cell>
              <table:table-cell office:value-type="float" office:value="0.360616365491899">
                <text:p>0.3606163654918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6">
                <text:p>0.356</text:p>
              </table:table-cell>
              <table:table-cell office:value-type="float" office:value="0.412201154163232">
                <text:p>0.412201154163232</text:p>
              </table:table-cell>
              <table:table-cell office:value-type="float" office:value="0.361258625049673">
                <text:p>0.3612586250496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8">
                <text:p>0.498</text:p>
              </table:table-cell>
              <table:table-cell office:value-type="float" office:value="0.345966890968534">
                <text:p>0.345966890968534</text:p>
              </table:table-cell>
              <table:table-cell office:value-type="float" office:value="0.324379381149017">
                <text:p>0.324379381149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0.616180910715386">
                <text:p>0.616180910715386</text:p>
              </table:table-cell>
              <table:table-cell office:value-type="float" office:value="0.650127424975295">
                <text:p>0.6501274249752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4">
                <text:p>0.454</text:p>
              </table:table-cell>
              <table:table-cell office:value-type="float" office:value="0.528988573846805">
                <text:p>0.528988573846805</text:p>
              </table:table-cell>
              <table:table-cell office:value-type="float" office:value="0.48486494087072">
                <text:p>0.484864940870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43cm" svg:height="5.762cm" xlink:href=".." xlink:type="simple" chart:class="chart:line" chart:style-name="ch1">
        <chart:plot-area chart:style-name="ch2" table:cell-range-address="allAtten.B3:allAtten.B14 allAtten.I3:allAtten.I14 allAtten.K3:allAtten.K14" svg:x="0.204cm" svg:y="0.115cm" svg:width="9.835cm" svg:height="5.532cm">
          <chartooo:coordinate-region svg:x="0.931cm" svg:y="0.314cm" svg:width="8.921cm" svg:height="4.68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3:allAtten.B14" chart:class="chart:line">
            <chart:data-point chart:repeated="12"/>
          </chart:series>
          <chart:series chart:style-name="ch6" chart:values-cell-range-address="allAtten.I3:allAtten.I14" chart:class="chart:line">
            <chart:data-point chart:repeated="12"/>
          </chart:series>
          <chart:series chart:style-name="ch7" chart:values-cell-range-address="allAtten.K3:allAtten.K14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9">
                <text:p>0.329</text:p>
                <draw:g>
                  <svg:desc>allAtten.B3:allAtten.B14</svg:desc>
                </draw:g>
              </table:table-cell>
              <table:table-cell office:value-type="float" office:value="0.50478536526269">
                <text:p>0.50478536526269</text:p>
                <draw:g>
                  <svg:desc>allAtten.I3:allAtten.I14</svg:desc>
                </draw:g>
              </table:table-cell>
              <table:table-cell office:value-type="float" office:value="0.455863313943947">
                <text:p>0.455863313943947</text:p>
                <draw:g>
                  <svg:desc>allAtten.K3:allAtten.K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0.509686593713526">
                <text:p>0.509686593713526</text:p>
              </table:table-cell>
              <table:table-cell office:value-type="float" office:value="0.449105157972739">
                <text:p>0.4491051579727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">
                <text:p>0.278</text:p>
              </table:table-cell>
              <table:table-cell office:value-type="float" office:value="0.633103727714749">
                <text:p>0.633103727714749</text:p>
              </table:table-cell>
              <table:table-cell office:value-type="float" office:value="0.740916365360678">
                <text:p>0.740916365360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2">
                <text:p>0.382</text:p>
              </table:table-cell>
              <table:table-cell office:value-type="float" office:value="0.609711484525522">
                <text:p>0.609711484525522</text:p>
              </table:table-cell>
              <table:table-cell office:value-type="float" office:value="0.660026797087962">
                <text:p>0.660026797087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">
                <text:p>0.28</text:p>
              </table:table-cell>
              <table:table-cell office:value-type="float" office:value="0.519961314878173">
                <text:p>0.519961314878173</text:p>
              </table:table-cell>
              <table:table-cell office:value-type="float" office:value="0.428491239496609">
                <text:p>0.4284912394966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0.563297770467424">
                <text:p>0.563297770467424</text:p>
              </table:table-cell>
              <table:table-cell office:value-type="float" office:value="0.456154435645732">
                <text:p>0.4561544356457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">
                <text:p>0.324</text:p>
              </table:table-cell>
              <table:table-cell office:value-type="float" office:value="0.53331911149036">
                <text:p>0.53331911149036</text:p>
              </table:table-cell>
              <table:table-cell office:value-type="float" office:value="0.448861239036564">
                <text:p>0.4488612390365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">
                <text:p>0.315</text:p>
              </table:table-cell>
              <table:table-cell office:value-type="float" office:value="0.513499912705015">
                <text:p>0.513499912705015</text:p>
              </table:table-cell>
              <table:table-cell office:value-type="float" office:value="0.483234189785396">
                <text:p>0.4832341897853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7">
                <text:p>0.297</text:p>
              </table:table-cell>
              <table:table-cell office:value-type="float" office:value="0.42396235214313">
                <text:p>0.42396235214313</text:p>
              </table:table-cell>
              <table:table-cell office:value-type="float" office:value="0.291508644688858">
                <text:p>0.2915086446888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9">
                <text:p>0.329</text:p>
              </table:table-cell>
              <table:table-cell office:value-type="float" office:value="0.501376277882788">
                <text:p>0.501376277882788</text:p>
              </table:table-cell>
              <table:table-cell office:value-type="float" office:value="0.379852617184532">
                <text:p>0.3798526171845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4">
                <text:p>0.304</text:p>
              </table:table-cell>
              <table:table-cell office:value-type="float" office:value="0.578703703703704">
                <text:p>0.578703703703704</text:p>
              </table:table-cell>
              <table:table-cell office:value-type="float" office:value="0.655944166032587">
                <text:p>0.6559441660325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">
                <text:p>0.334</text:p>
              </table:table-cell>
              <table:table-cell office:value-type="float" office:value="0.539907243935492">
                <text:p>0.539907243935492</text:p>
              </table:table-cell>
              <table:table-cell office:value-type="float" office:value="0.457408415400027">
                <text:p>0.4574084154000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159cm" svg:height="10.615cm" xlink:href=".." xlink:type="simple" chart:class="chart:line" chart:style-name="ch1">
        <chart:plot-area chart:style-name="ch2" table:cell-range-address="allAtten.B78:allAtten.B130 allAtten.I78:allAtten.I130 allAtten.K78:allAtten.K130" svg:x="0.383cm" svg:y="0.212cm" svg:width="18.393cm" svg:height="10.191cm">
          <chartooo:coordinate-region svg:x="1.11cm" svg:y="0.411cm" svg:width="17.479cm" svg:height="8.94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78:allAtten.B130" chart:class="chart:line">
            <chart:data-point chart:repeated="53"/>
          </chart:series>
          <chart:series chart:style-name="ch6" chart:values-cell-range-address="allAtten.I78:allAtten.I130" chart:class="chart:line">
            <chart:data-point chart:repeated="53"/>
          </chart:series>
          <chart:series chart:style-name="ch7" chart:values-cell-range-address="allAtten.K78:allAtten.K130" chart:class="chart:line">
            <chart:data-point chart:repeated="5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36">
                <text:p>0.636</text:p>
                <draw:g>
                  <svg:desc>allAtten.B78:allAtten.B130</svg:desc>
                </draw:g>
              </table:table-cell>
              <table:table-cell office:value-type="float" office:value="0.744895602881256">
                <text:p>0.744895602881256</text:p>
                <draw:g>
                  <svg:desc>allAtten.I78:allAtten.I130</svg:desc>
                </draw:g>
              </table:table-cell>
              <table:table-cell office:value-type="float" office:value="0.633240035968034">
                <text:p>0.633240035968034</text:p>
                <draw:g>
                  <svg:desc>allAtten.K78:allAtten.K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2">
                <text:p>0.662</text:p>
              </table:table-cell>
              <table:table-cell office:value-type="float" office:value="0.633296179957442">
                <text:p>0.633296179957442</text:p>
              </table:table-cell>
              <table:table-cell office:value-type="float" office:value="0.704761367800863">
                <text:p>0.7047613678008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3">
                <text:p>0.683</text:p>
              </table:table-cell>
              <table:table-cell office:value-type="float" office:value="0.648285608707772">
                <text:p>0.648285608707772</text:p>
              </table:table-cell>
              <table:table-cell office:value-type="float" office:value="0.754597384565465">
                <text:p>0.754597384565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2">
                <text:p>0.642</text:p>
              </table:table-cell>
              <table:table-cell office:value-type="float" office:value="0.629675339395008">
                <text:p>0.629675339395008</text:p>
              </table:table-cell>
              <table:table-cell office:value-type="float" office:value="0.732166260314392">
                <text:p>0.7321662603143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5">
                <text:p>0.685</text:p>
              </table:table-cell>
              <table:table-cell office:value-type="float" office:value="0.598082547353186">
                <text:p>0.598082547353186</text:p>
              </table:table-cell>
              <table:table-cell office:value-type="float" office:value="0.741570200743053">
                <text:p>0.7415702007430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9">
                <text:p>0.649</text:p>
              </table:table-cell>
              <table:table-cell office:value-type="float" office:value="0.67942167626916">
                <text:p>0.67942167626916</text:p>
              </table:table-cell>
              <table:table-cell office:value-type="float" office:value="0.786831586567211">
                <text:p>0.786831586567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7">
                <text:p>0.467</text:p>
              </table:table-cell>
              <table:table-cell office:value-type="float" office:value="0.705761128088587">
                <text:p>0.705761128088587</text:p>
              </table:table-cell>
              <table:table-cell office:value-type="float" office:value="0.866363439462855">
                <text:p>0.8663634394628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2">
                <text:p>0.772</text:p>
              </table:table-cell>
              <table:table-cell office:value-type="float" office:value="0.759209207689271">
                <text:p>0.759209207689271</text:p>
              </table:table-cell>
              <table:table-cell office:value-type="float" office:value="0.955465741775829">
                <text:p>0.9554657417758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42">
                <text:p>0.542</text:p>
              </table:table-cell>
              <table:table-cell office:value-type="float" office:value="0.69557959169478">
                <text:p>0.69557959169478</text:p>
              </table:table-cell>
              <table:table-cell office:value-type="float" office:value="0.827348843366317">
                <text:p>0.8273488433663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4">
                <text:p>0.754</text:p>
              </table:table-cell>
              <table:table-cell office:value-type="float" office:value="0.65138941361925">
                <text:p>0.65138941361925</text:p>
              </table:table-cell>
              <table:table-cell office:value-type="float" office:value="0.769130190667374">
                <text:p>0.7691301906673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24">
                <text:p>0.724</text:p>
              </table:table-cell>
              <table:table-cell office:value-type="float" office:value="0.594205309818648">
                <text:p>0.594205309818648</text:p>
              </table:table-cell>
              <table:table-cell office:value-type="float" office:value="0.751275289804443">
                <text:p>0.7512752898044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6">
                <text:p>0.766</text:p>
              </table:table-cell>
              <table:table-cell office:value-type="float" office:value="0.583495253266115">
                <text:p>0.583495253266115</text:p>
              </table:table-cell>
              <table:table-cell office:value-type="float" office:value="0.619198880488424">
                <text:p>0.6191988804884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9317686055155">
                <text:p>0.6093176860551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7787491835167">
                <text:p>0.7177874918351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4615169325497">
                <text:p>0.8746151693254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8891503180942">
                <text:p>1.188915031809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2693063670338">
                <text:p>1.226930636703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951234241715">
                <text:p>1.179512342417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3050571323803">
                <text:p>1.230505713238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8163721464347">
                <text:p>1.281637214643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2375114008067">
                <text:p>1.323751140080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6735162797653">
                <text:p>1.267351627976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5122901034636">
                <text:p>1.351229010346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52">
                <text:p>0.852</text:p>
              </table:table-cell>
              <table:table-cell office:value-type="float" office:value="0.804162344294066">
                <text:p>0.804162344294066</text:p>
              </table:table-cell>
              <table:table-cell office:value-type="float" office:value="0.911136825417073">
                <text:p>0.9111368254170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51">
                <text:p>0.851</text:p>
              </table:table-cell>
              <table:table-cell office:value-type="float" office:value="0.824511064938492">
                <text:p>0.824511064938492</text:p>
              </table:table-cell>
              <table:table-cell office:value-type="float" office:value="0.831448716243182">
                <text:p>0.8314487162431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98">
                <text:p>0.798</text:p>
              </table:table-cell>
              <table:table-cell office:value-type="float" office:value="0.811385359362576">
                <text:p>0.811385359362576</text:p>
              </table:table-cell>
              <table:table-cell office:value-type="float" office:value="0.842786589579787">
                <text:p>0.8427865895797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91">
                <text:p>0.791</text:p>
              </table:table-cell>
              <table:table-cell office:value-type="float" office:value="0.816080041130434">
                <text:p>0.816080041130434</text:p>
              </table:table-cell>
              <table:table-cell office:value-type="float" office:value="0.859660434128519">
                <text:p>0.8596604341285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06">
                <text:p>0.806</text:p>
              </table:table-cell>
              <table:table-cell office:value-type="float" office:value="0.7670652849264">
                <text:p>0.7670652849264</text:p>
              </table:table-cell>
              <table:table-cell office:value-type="float" office:value="0.817701604330548">
                <text:p>0.8177016043305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4">
                <text:p>0.84</text:p>
              </table:table-cell>
              <table:table-cell office:value-type="float" office:value="0.838026280504156">
                <text:p>0.838026280504156</text:p>
              </table:table-cell>
              <table:table-cell office:value-type="float" office:value="0.855497856977868">
                <text:p>0.8554978569778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6">
                <text:p>0.826</text:p>
              </table:table-cell>
              <table:table-cell office:value-type="float" office:value="0.779228875105196">
                <text:p>0.779228875105196</text:p>
              </table:table-cell>
              <table:table-cell office:value-type="float" office:value="0.802091855559299">
                <text:p>0.8020918555592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48">
                <text:p>0.748</text:p>
              </table:table-cell>
              <table:table-cell office:value-type="float" office:value="0.787817194898096">
                <text:p>0.787817194898096</text:p>
              </table:table-cell>
              <table:table-cell office:value-type="float" office:value="0.739820075757576">
                <text:p>0.7398200757575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7">
                <text:p>0.777</text:p>
              </table:table-cell>
              <table:table-cell office:value-type="float" office:value="0.880661552958583">
                <text:p>0.880661552958583</text:p>
              </table:table-cell>
              <table:table-cell office:value-type="float" office:value="0.741537206629343">
                <text:p>0.7415372066293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43">
                <text:p>0.743</text:p>
              </table:table-cell>
              <table:table-cell office:value-type="float" office:value="0.792663110251512">
                <text:p>0.792663110251512</text:p>
              </table:table-cell>
              <table:table-cell office:value-type="float" office:value="0.71645555109761">
                <text:p>0.716455551097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79">
                <text:p>0.779</text:p>
              </table:table-cell>
              <table:table-cell office:value-type="float" office:value="0.766730049684107">
                <text:p>0.766730049684107</text:p>
              </table:table-cell>
              <table:table-cell office:value-type="float" office:value="0.703037120359955">
                <text:p>0.7030371203599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93">
                <text:p>0.793</text:p>
              </table:table-cell>
              <table:table-cell office:value-type="float" office:value="0.73702286981965">
                <text:p>0.73702286981965</text:p>
              </table:table-cell>
              <table:table-cell office:value-type="float" office:value="0.720658393508309">
                <text:p>0.7206583935083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53">
                <text:p>0.753</text:p>
              </table:table-cell>
              <table:table-cell office:value-type="float" office:value="0.76820846104799">
                <text:p>0.76820846104799</text:p>
              </table:table-cell>
              <table:table-cell office:value-type="float" office:value="0.71893310327474">
                <text:p>0.718933103274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92">
                <text:p>0.692</text:p>
              </table:table-cell>
              <table:table-cell office:value-type="float" office:value="0.763912761162675">
                <text:p>0.763912761162675</text:p>
              </table:table-cell>
              <table:table-cell office:value-type="float" office:value="0.710091104688732">
                <text:p>0.7100911046887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69">
                <text:p>0.769</text:p>
              </table:table-cell>
              <table:table-cell office:value-type="float" office:value="0.732316389973124">
                <text:p>0.732316389973124</text:p>
              </table:table-cell>
              <table:table-cell office:value-type="float" office:value="0.712677100259414">
                <text:p>0.7126771002594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59">
                <text:p>0.759</text:p>
              </table:table-cell>
              <table:table-cell office:value-type="float" office:value="0.820156157732432">
                <text:p>0.820156157732432</text:p>
              </table:table-cell>
              <table:table-cell office:value-type="float" office:value="0.649975300938564">
                <text:p>0.6499753009385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5132424240681">
                <text:p>0.5751324242406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3014927480356">
                <text:p>0.5430149274803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4117927377304">
                <text:p>0.5541179273773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017531477257">
                <text:p>0.630175314772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11">
                <text:p>0.711</text:p>
              </table:table-cell>
              <table:table-cell office:value-type="float" office:value="0.75993616536211">
                <text:p>0.75993616536211</text:p>
              </table:table-cell>
              <table:table-cell office:value-type="float" office:value="0.710772467517698">
                <text:p>0.7107724675176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89">
                <text:p>0.789</text:p>
              </table:table-cell>
              <table:table-cell office:value-type="float" office:value="0.781091340821396">
                <text:p>0.781091340821396</text:p>
              </table:table-cell>
              <table:table-cell office:value-type="float" office:value="0.795994555397241">
                <text:p>0.7959945553972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48">
                <text:p>0.748</text:p>
              </table:table-cell>
              <table:table-cell office:value-type="float" office:value="0.704860719521822">
                <text:p>0.704860719521822</text:p>
              </table:table-cell>
              <table:table-cell office:value-type="float" office:value="0.812519297333312">
                <text:p>0.8125192973333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98">
                <text:p>0.798</text:p>
              </table:table-cell>
              <table:table-cell office:value-type="float" office:value="0.698348406019763">
                <text:p>0.698348406019763</text:p>
              </table:table-cell>
              <table:table-cell office:value-type="float" office:value="0.813550497079354">
                <text:p>0.8135504970793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48">
                <text:p>0.848</text:p>
              </table:table-cell>
              <table:table-cell office:value-type="float" office:value="0.806952704501989">
                <text:p>0.806952704501989</text:p>
              </table:table-cell>
              <table:table-cell office:value-type="float" office:value="0.767571633622708">
                <text:p>0.7675716336227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84">
                <text:p>0.784</text:p>
              </table:table-cell>
              <table:table-cell office:value-type="float" office:value="0.772594526940371">
                <text:p>0.772594526940371</text:p>
              </table:table-cell>
              <table:table-cell office:value-type="float" office:value="0.735515854044234">
                <text:p>0.7355158540442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9">
                <text:p>0.79</text:p>
              </table:table-cell>
              <table:table-cell office:value-type="float" office:value="0.805308594253318">
                <text:p>0.805308594253318</text:p>
              </table:table-cell>
              <table:table-cell office:value-type="float" office:value="0.755669409746624">
                <text:p>0.7556694097466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58">
                <text:p>0.858</text:p>
              </table:table-cell>
              <table:table-cell office:value-type="float" office:value="0.765497496823185">
                <text:p>0.765497496823185</text:p>
              </table:table-cell>
              <table:table-cell office:value-type="float" office:value="0.751710140569796">
                <text:p>0.7517101405697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5">
                <text:p>0.85</text:p>
              </table:table-cell>
              <table:table-cell office:value-type="float" office:value="0.850868311111489">
                <text:p>0.850868311111489</text:p>
              </table:table-cell>
              <table:table-cell office:value-type="float" office:value="0.755292713691191">
                <text:p>0.7552927136911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83">
                <text:p>0.883</text:p>
              </table:table-cell>
              <table:table-cell office:value-type="float" office:value="0.854562079662277">
                <text:p>0.854562079662277</text:p>
              </table:table-cell>
              <table:table-cell office:value-type="float" office:value="0.781335458565781">
                <text:p>0.78133545856578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15cm" svg:height="6.252cm" xlink:href=".." xlink:type="simple" chart:class="chart:line" chart:style-name="ch1">
        <chart:plot-area chart:style-name="ch2" table:cell-range-address="allAtten.B134:allAtten.B146 allAtten.I134:allAtten.I146 allAtten.K134:allAtten.K146" svg:x="0.222cm" svg:y="0.125cm" svg:width="10.671cm" svg:height="6.002cm">
          <chartooo:coordinate-region svg:x="0.949cm" svg:y="0.325cm" svg:width="9.757cm" svg:height="5.15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134:allAtten.B146" chart:class="chart:line">
            <chart:data-point chart:repeated="13"/>
          </chart:series>
          <chart:series chart:style-name="ch6" chart:values-cell-range-address="allAtten.I134:allAtten.I146" chart:class="chart:line">
            <chart:data-point chart:repeated="13"/>
          </chart:series>
          <chart:series chart:style-name="ch7" chart:values-cell-range-address="allAtten.K134:allAtten.K146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7">
                <text:p>0.627</text:p>
                <draw:g>
                  <svg:desc>allAtten.B134:allAtten.B146</svg:desc>
                </draw:g>
              </table:table-cell>
              <table:table-cell office:value-type="float" office:value="0.674572658221017">
                <text:p>0.674572658221017</text:p>
                <draw:g>
                  <svg:desc>allAtten.I134:allAtten.I146</svg:desc>
                </draw:g>
              </table:table-cell>
              <table:table-cell office:value-type="float" office:value="0.647182168836884">
                <text:p>0.647182168836884</text:p>
                <draw:g>
                  <svg:desc>allAtten.K134:allAtten.K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12">
                <text:p>0.712</text:p>
              </table:table-cell>
              <table:table-cell office:value-type="float" office:value="0.781665259669199">
                <text:p>0.781665259669199</text:p>
              </table:table-cell>
              <table:table-cell office:value-type="float" office:value="0.62867776492481">
                <text:p>0.628677764924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1">
                <text:p>0.81</text:p>
              </table:table-cell>
              <table:table-cell office:value-type="float" office:value="0.853417081996313">
                <text:p>0.853417081996313</text:p>
              </table:table-cell>
              <table:table-cell office:value-type="float" office:value="0.698675311609189">
                <text:p>0.698675311609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6">
                <text:p>0.516</text:p>
              </table:table-cell>
              <table:table-cell office:value-type="float" office:value="0.664350298625459">
                <text:p>0.664350298625459</text:p>
              </table:table-cell>
              <table:table-cell office:value-type="float" office:value="0.651746027607962">
                <text:p>0.651746027607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8">
                <text:p>0.758</text:p>
              </table:table-cell>
              <table:table-cell office:value-type="float" office:value="0.867904877625412">
                <text:p>0.867904877625412</text:p>
              </table:table-cell>
              <table:table-cell office:value-type="float" office:value="0.772015965290162">
                <text:p>0.7720159652901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3">
                <text:p>0.833</text:p>
              </table:table-cell>
              <table:table-cell office:value-type="float" office:value="0.898375736668104">
                <text:p>0.898375736668104</text:p>
              </table:table-cell>
              <table:table-cell office:value-type="float" office:value="0.881197018029291">
                <text:p>0.881197018029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7">
                <text:p>0.747</text:p>
              </table:table-cell>
              <table:table-cell office:value-type="float" office:value="0.772522905304142">
                <text:p>0.772522905304142</text:p>
              </table:table-cell>
              <table:table-cell office:value-type="float" office:value="0.96672531466909">
                <text:p>0.96672531466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2">
                <text:p>0.702</text:p>
              </table:table-cell>
              <table:table-cell office:value-type="float" office:value="0.78046953046953">
                <text:p>0.78046953046953</text:p>
              </table:table-cell>
              <table:table-cell office:value-type="float" office:value="0.701971134946931">
                <text:p>0.7019711349469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9">
                <text:p>0.769</text:p>
              </table:table-cell>
              <table:table-cell office:value-type="float" office:value="0.884306217557016">
                <text:p>0.884306217557016</text:p>
              </table:table-cell>
              <table:table-cell office:value-type="float" office:value="0.721818404925689">
                <text:p>0.7218184049256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6">
                <text:p>0.666</text:p>
              </table:table-cell>
              <table:table-cell office:value-type="float" office:value="0.606369303160397">
                <text:p>0.606369303160397</text:p>
              </table:table-cell>
              <table:table-cell office:value-type="float" office:value="0.696587418238052">
                <text:p>0.6965874182380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07">
                <text:p>0.707</text:p>
              </table:table-cell>
              <table:table-cell office:value-type="float" office:value="0.799175251140823">
                <text:p>0.799175251140823</text:p>
              </table:table-cell>
              <table:table-cell office:value-type="float" office:value="0.719434812011684">
                <text:p>0.7194348120116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3">
                <text:p>0.743</text:p>
              </table:table-cell>
              <table:table-cell office:value-type="float" office:value="0.708120012179664">
                <text:p>0.708120012179664</text:p>
              </table:table-cell>
              <table:table-cell office:value-type="float" office:value="0.583945015737318">
                <text:p>0.583945015737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31">
                <text:p>0.731</text:p>
              </table:table-cell>
              <table:table-cell office:value-type="float" office:value="0.826569241705378">
                <text:p>0.826569241705378</text:p>
              </table:table-cell>
              <table:table-cell office:value-type="float" office:value="0.609867658718058">
                <text:p>0.60986765871805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941cm" svg:height="6.717cm" xlink:href=".." xlink:type="simple" chart:class="chart:line" chart:style-name="ch1">
        <chart:plot-area chart:style-name="ch2" table:cell-range-address="allAtten.B150:allAtten.B163 allAtten.I150:allAtten.I163 allAtten.K150:allAtten.K163" svg:x="0.238cm" svg:y="0.134cm" svg:width="11.465cm" svg:height="6.449cm">
          <chartooo:coordinate-region svg:x="0.965cm" svg:y="0.333cm" svg:width="10.551cm" svg:height="5.60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150:allAtten.B163" chart:class="chart:line">
            <chart:data-point chart:repeated="14"/>
          </chart:series>
          <chart:series chart:style-name="ch6" chart:values-cell-range-address="allAtten.I150:allAtten.I163" chart:class="chart:line">
            <chart:data-point chart:repeated="14"/>
          </chart:series>
          <chart:series chart:style-name="ch7" chart:values-cell-range-address="allAtten.K150:allAtten.K163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">
                <text:p>0.84</text:p>
                <draw:g>
                  <svg:desc>allAtten.B150:allAtten.B163</svg:desc>
                </draw:g>
              </table:table-cell>
              <table:table-cell office:value-type="float" office:value="0.863222409253744">
                <text:p>0.863222409253744</text:p>
                <draw:g>
                  <svg:desc>allAtten.I150:allAtten.I163</svg:desc>
                </draw:g>
              </table:table-cell>
              <table:table-cell office:value-type="float" office:value="0.813921310087741">
                <text:p>0.813921310087741</text:p>
                <draw:g>
                  <svg:desc>allAtten.K150:allAtten.K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8">
                <text:p>0.908</text:p>
              </table:table-cell>
              <table:table-cell office:value-type="float" office:value="0.883626402756914">
                <text:p>0.883626402756914</text:p>
              </table:table-cell>
              <table:table-cell office:value-type="float" office:value="0.78504643549666">
                <text:p>0.78504643549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7">
                <text:p>0.667</text:p>
              </table:table-cell>
              <table:table-cell office:value-type="float" office:value="0.804427569341656">
                <text:p>0.804427569341656</text:p>
              </table:table-cell>
              <table:table-cell office:value-type="float" office:value="0.612662508730441">
                <text:p>0.6126625087304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6">
                <text:p>0.626</text:p>
              </table:table-cell>
              <table:table-cell office:value-type="float" office:value="0.815354760856449">
                <text:p>0.815354760856449</text:p>
              </table:table-cell>
              <table:table-cell office:value-type="float" office:value="0.597136135096079">
                <text:p>0.597136135096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2">
                <text:p>0.892</text:p>
              </table:table-cell>
              <table:table-cell office:value-type="float" office:value="0.733143204862206">
                <text:p>0.733143204862206</text:p>
              </table:table-cell>
              <table:table-cell office:value-type="float" office:value="0.831179193922418">
                <text:p>0.8311791939224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">
                <text:p>0.76</text:p>
              </table:table-cell>
              <table:table-cell office:value-type="float" office:value="0.883985714790849">
                <text:p>0.883985714790849</text:p>
              </table:table-cell>
              <table:table-cell office:value-type="float" office:value="0.806692319482426">
                <text:p>0.8066923194824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4">
                <text:p>0.724</text:p>
              </table:table-cell>
              <table:table-cell office:value-type="float" office:value="0.842325154356085">
                <text:p>0.842325154356085</text:p>
              </table:table-cell>
              <table:table-cell office:value-type="float" office:value="0.685119210742669">
                <text:p>0.6851192107426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5">
                <text:p>0.695</text:p>
              </table:table-cell>
              <table:table-cell office:value-type="float" office:value="0.829331807362808">
                <text:p>0.829331807362808</text:p>
              </table:table-cell>
              <table:table-cell office:value-type="float" office:value="0.60779189205616">
                <text:p>0.60779189205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6">
                <text:p>0.656</text:p>
              </table:table-cell>
              <table:table-cell office:value-type="float" office:value="0.859364929317234">
                <text:p>0.859364929317234</text:p>
              </table:table-cell>
              <table:table-cell office:value-type="float" office:value="0.604543750831248">
                <text:p>0.6045437508312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1">
                <text:p>0.611</text:p>
              </table:table-cell>
              <table:table-cell office:value-type="float" office:value="0.597803669318922">
                <text:p>0.597803669318922</text:p>
              </table:table-cell>
              <table:table-cell office:value-type="float" office:value="0.451023372031139">
                <text:p>0.4510233720311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6">
                <text:p>0.746</text:p>
              </table:table-cell>
              <table:table-cell office:value-type="float" office:value="0.860681487601883">
                <text:p>0.860681487601883</text:p>
              </table:table-cell>
              <table:table-cell office:value-type="float" office:value="0.664125280592931">
                <text:p>0.6641252805929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5">
                <text:p>0.755</text:p>
              </table:table-cell>
              <table:table-cell office:value-type="float" office:value="0.856311012159616">
                <text:p>0.856311012159616</text:p>
              </table:table-cell>
              <table:table-cell office:value-type="float" office:value="0.698499622810204">
                <text:p>0.6984996228102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6">
                <text:p>0.656</text:p>
              </table:table-cell>
              <table:table-cell office:value-type="float" office:value="0.762555475910872">
                <text:p>0.762555475910872</text:p>
              </table:table-cell>
              <table:table-cell office:value-type="float" office:value="0.729043640552323">
                <text:p>0.7290436405523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4">
                <text:p>0.664</text:p>
              </table:table-cell>
              <table:table-cell office:value-type="float" office:value="0.734726865287829">
                <text:p>0.734726865287829</text:p>
              </table:table-cell>
              <table:table-cell office:value-type="float" office:value="0.386137658075104">
                <text:p>0.38613765807510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064cm" svg:height="3.974cm" xlink:href=".." xlink:type="simple" chart:class="chart:line" chart:style-name="ch1">
        <chart:plot-area chart:style-name="ch2" table:cell-range-address="aArS.B36:aArS.B43 aArS.M36:aArS.M43" svg:x="0.141cm" svg:y="0.079cm" svg:width="6.782cm" svg:height="3.816cm">
          <chartooo:coordinate-region svg:x="0.868cm" svg:y="0.278cm" svg:width="5.961cm" svg:height="2.9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ArS.B36:aArS.B43" chart:class="chart:line">
            <chart:data-point chart:repeated="8"/>
          </chart:series>
          <chart:series chart:style-name="ch6" chart:values-cell-range-address="aArS.M36:aArS.M43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3">
                <text:p>0.233</text:p>
                <draw:g>
                  <svg:desc>aArS.B36:aArS.B43</svg:desc>
                </draw:g>
              </table:table-cell>
              <table:table-cell office:value-type="float" office:value="0.320301354351153">
                <text:p>0.320301354351153</text:p>
                <draw:g>
                  <svg:desc>aArS.M36:aArS.M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">
                <text:p>0.311</text:p>
              </table:table-cell>
              <table:table-cell office:value-type="float" office:value="0.370229583017117">
                <text:p>0.3702295830171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4">
                <text:p>0.214</text:p>
              </table:table-cell>
              <table:table-cell office:value-type="float" office:value="0.297861496671082">
                <text:p>0.297861496671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">
                <text:p>0.265</text:p>
              </table:table-cell>
              <table:table-cell office:value-type="float" office:value="0.383075489848371">
                <text:p>0.3830754898483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">
                <text:p>0.258</text:p>
              </table:table-cell>
              <table:table-cell office:value-type="float" office:value="0.35885106197005">
                <text:p>0.35885106197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">
                <text:p>0.275</text:p>
              </table:table-cell>
              <table:table-cell office:value-type="float" office:value="0.314378053821278">
                <text:p>0.3143780538212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9">
                <text:p>0.249</text:p>
              </table:table-cell>
              <table:table-cell office:value-type="float" office:value="0.335626653968439">
                <text:p>0.3356266539684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">
                <text:p>0.24</text:p>
              </table:table-cell>
              <table:table-cell office:value-type="float" office:value="0.318334509865547">
                <text:p>0.31833450986554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